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8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LOM2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nsect_I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elative_distance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0.6797" calcext:value-type="float">
            <text:p>0.6797</text:p>
          </table:table-cell>
          <table:table-cell office:value-type="float" office:value="3597.233" calcext:value-type="float">
            <text:p>3597.233</text:p>
          </table:table-cell>
          <table:table-cell office:value-type="float" office:value="0.6797" calcext:value-type="float">
            <text:p>0.679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0.7768" calcext:value-type="float">
            <text:p>0.7768</text:p>
          </table:table-cell>
          <table:table-cell office:value-type="float" office:value="3929.165" calcext:value-type="float">
            <text:p>3929.165</text:p>
          </table:table-cell>
          <table:table-cell office:value-type="float" office:value="0.7768" calcext:value-type="float">
            <text:p>0.776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0.8739" calcext:value-type="float">
            <text:p>0.8739</text:p>
          </table:table-cell>
          <table:table-cell office:value-type="float" office:value="3981.109" calcext:value-type="float">
            <text:p>3981.109</text:p>
          </table:table-cell>
          <table:table-cell office:value-type="float" office:value="0.8739" calcext:value-type="float">
            <text:p>0.873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0.971" calcext:value-type="float">
            <text:p>0.971</text:p>
          </table:table-cell>
          <table:table-cell office:value-type="float" office:value="4269.374" calcext:value-type="float">
            <text:p>4269.374</text:p>
          </table:table-cell>
          <table:table-cell office:value-type="float" office:value="0.971" calcext:value-type="float">
            <text:p>0.97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0681" calcext:value-type="float">
            <text:p>1.0681</text:p>
          </table:table-cell>
          <table:table-cell office:value-type="float" office:value="4317.272" calcext:value-type="float">
            <text:p>4317.272</text:p>
          </table:table-cell>
          <table:table-cell office:value-type="float" office:value="1.0681" calcext:value-type="float">
            <text:p>1.068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1652" calcext:value-type="float">
            <text:p>1.1652</text:p>
          </table:table-cell>
          <table:table-cell office:value-type="float" office:value="4352.462" calcext:value-type="float">
            <text:p>4352.462</text:p>
          </table:table-cell>
          <table:table-cell office:value-type="float" office:value="1.1652" calcext:value-type="float">
            <text:p>1.165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2623" calcext:value-type="float">
            <text:p>1.2623</text:p>
          </table:table-cell>
          <table:table-cell office:value-type="float" office:value="4458.099" calcext:value-type="float">
            <text:p>4458.099</text:p>
          </table:table-cell>
          <table:table-cell office:value-type="float" office:value="1.2623" calcext:value-type="float">
            <text:p>1.262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3594" calcext:value-type="float">
            <text:p>1.3594</text:p>
          </table:table-cell>
          <table:table-cell office:value-type="float" office:value="4526.292" calcext:value-type="float">
            <text:p>4526.292</text:p>
          </table:table-cell>
          <table:table-cell office:value-type="float" office:value="1.3594" calcext:value-type="float">
            <text:p>1.359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4565" calcext:value-type="float">
            <text:p>1.4565</text:p>
          </table:table-cell>
          <table:table-cell office:value-type="float" office:value="4627.76" calcext:value-type="float">
            <text:p>4627.76</text:p>
          </table:table-cell>
          <table:table-cell office:value-type="float" office:value="1.4565" calcext:value-type="float">
            <text:p>1.456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5536" calcext:value-type="float">
            <text:p>1.5536</text:p>
          </table:table-cell>
          <table:table-cell office:value-type="float" office:value="4500.585" calcext:value-type="float">
            <text:p>4500.585</text:p>
          </table:table-cell>
          <table:table-cell office:value-type="float" office:value="1.5536" calcext:value-type="float">
            <text:p>1.553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6507" calcext:value-type="float">
            <text:p>1.6507</text:p>
          </table:table-cell>
          <table:table-cell office:value-type="float" office:value="4636.101" calcext:value-type="float">
            <text:p>4636.101</text:p>
          </table:table-cell>
          <table:table-cell office:value-type="float" office:value="1.6507" calcext:value-type="float">
            <text:p>1.650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7478" calcext:value-type="float">
            <text:p>1.7478</text:p>
          </table:table-cell>
          <table:table-cell office:value-type="float" office:value="4525.371" calcext:value-type="float">
            <text:p>4525.371</text:p>
          </table:table-cell>
          <table:table-cell office:value-type="float" office:value="1.7478" calcext:value-type="float">
            <text:p>1.74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8449" calcext:value-type="float">
            <text:p>1.8449</text:p>
          </table:table-cell>
          <table:table-cell office:value-type="float" office:value="4481.592" calcext:value-type="float">
            <text:p>4481.592</text:p>
          </table:table-cell>
          <table:table-cell office:value-type="float" office:value="1.8449" calcext:value-type="float">
            <text:p>1.844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.942" calcext:value-type="float">
            <text:p>1.942</text:p>
          </table:table-cell>
          <table:table-cell office:value-type="float" office:value="4554.742" calcext:value-type="float">
            <text:p>4554.742</text:p>
          </table:table-cell>
          <table:table-cell office:value-type="float" office:value="1.942" calcext:value-type="float">
            <text:p>1.94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0391" calcext:value-type="float">
            <text:p>2.0391</text:p>
          </table:table-cell>
          <table:table-cell office:value-type="float" office:value="4524.6" calcext:value-type="float">
            <text:p>4524.6</text:p>
          </table:table-cell>
          <table:table-cell office:value-type="float" office:value="2.0391" calcext:value-type="float">
            <text:p>2.039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1362" calcext:value-type="float">
            <text:p>2.1362</text:p>
          </table:table-cell>
          <table:table-cell office:value-type="float" office:value="4491.268" calcext:value-type="float">
            <text:p>4491.268</text:p>
          </table:table-cell>
          <table:table-cell office:value-type="float" office:value="2.1362" calcext:value-type="float">
            <text:p>2.136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2333" calcext:value-type="float">
            <text:p>2.2333</text:p>
          </table:table-cell>
          <table:table-cell office:value-type="float" office:value="4782.081" calcext:value-type="float">
            <text:p>4782.081</text:p>
          </table:table-cell>
          <table:table-cell office:value-type="float" office:value="2.2333" calcext:value-type="float">
            <text:p>2.233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3304" calcext:value-type="float">
            <text:p>2.3304</text:p>
          </table:table-cell>
          <table:table-cell office:value-type="float" office:value="4518.585" calcext:value-type="float">
            <text:p>4518.585</text:p>
          </table:table-cell>
          <table:table-cell office:value-type="float" office:value="2.3304" calcext:value-type="float">
            <text:p>2.330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4275" calcext:value-type="float">
            <text:p>2.4275</text:p>
          </table:table-cell>
          <table:table-cell office:value-type="float" office:value="4522.969" calcext:value-type="float">
            <text:p>4522.969</text:p>
          </table:table-cell>
          <table:table-cell office:value-type="float" office:value="2.4275" calcext:value-type="float">
            <text:p>2.427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5246" calcext:value-type="float">
            <text:p>2.5246</text:p>
          </table:table-cell>
          <table:table-cell office:value-type="float" office:value="4442.918" calcext:value-type="float">
            <text:p>4442.918</text:p>
          </table:table-cell>
          <table:table-cell office:value-type="float" office:value="2.5246" calcext:value-type="float">
            <text:p>2.524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6217" calcext:value-type="float">
            <text:p>2.6217</text:p>
          </table:table-cell>
          <table:table-cell office:value-type="float" office:value="4071.945" calcext:value-type="float">
            <text:p>4071.945</text:p>
          </table:table-cell>
          <table:table-cell office:value-type="float" office:value="2.6217" calcext:value-type="float">
            <text:p>2.621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7188" calcext:value-type="float">
            <text:p>2.7188</text:p>
          </table:table-cell>
          <table:table-cell office:value-type="float" office:value="4095.069" calcext:value-type="float">
            <text:p>4095.069</text:p>
          </table:table-cell>
          <table:table-cell office:value-type="float" office:value="2.7188" calcext:value-type="float">
            <text:p>2.718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8159" calcext:value-type="float">
            <text:p>2.8159</text:p>
          </table:table-cell>
          <table:table-cell office:value-type="float" office:value="4369.84" calcext:value-type="float">
            <text:p>4369.84</text:p>
          </table:table-cell>
          <table:table-cell office:value-type="float" office:value="2.8159" calcext:value-type="float">
            <text:p>2.815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.913" calcext:value-type="float">
            <text:p>2.913</text:p>
          </table:table-cell>
          <table:table-cell office:value-type="float" office:value="4214.014" calcext:value-type="float">
            <text:p>4214.014</text:p>
          </table:table-cell>
          <table:table-cell office:value-type="float" office:value="2.913" calcext:value-type="float">
            <text:p>2.91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0101" calcext:value-type="float">
            <text:p>3.0101</text:p>
          </table:table-cell>
          <table:table-cell office:value-type="float" office:value="4025.77" calcext:value-type="float">
            <text:p>4025.77</text:p>
          </table:table-cell>
          <table:table-cell office:value-type="float" office:value="3.0101" calcext:value-type="float">
            <text:p>3.01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1072" calcext:value-type="float">
            <text:p>3.1072</text:p>
          </table:table-cell>
          <table:table-cell office:value-type="float" office:value="4049.003" calcext:value-type="float">
            <text:p>4049.003</text:p>
          </table:table-cell>
          <table:table-cell office:value-type="float" office:value="3.1072" calcext:value-type="float">
            <text:p>3.107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2043" calcext:value-type="float">
            <text:p>3.2043</text:p>
          </table:table-cell>
          <table:table-cell office:value-type="float" office:value="4322.584" calcext:value-type="float">
            <text:p>4322.584</text:p>
          </table:table-cell>
          <table:table-cell office:value-type="float" office:value="3.2043" calcext:value-type="float">
            <text:p>3.204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3014" calcext:value-type="float">
            <text:p>3.3014</text:p>
          </table:table-cell>
          <table:table-cell office:value-type="float" office:value="4214.124" calcext:value-type="float">
            <text:p>4214.124</text:p>
          </table:table-cell>
          <table:table-cell office:value-type="float" office:value="3.3014" calcext:value-type="float">
            <text:p>3.301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3985" calcext:value-type="float">
            <text:p>3.3985</text:p>
          </table:table-cell>
          <table:table-cell office:value-type="float" office:value="4096.554" calcext:value-type="float">
            <text:p>4096.554</text:p>
          </table:table-cell>
          <table:table-cell office:value-type="float" office:value="3.3985" calcext:value-type="float">
            <text:p>3.398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4956" calcext:value-type="float">
            <text:p>3.4956</text:p>
          </table:table-cell>
          <table:table-cell office:value-type="float" office:value="4130.817" calcext:value-type="float">
            <text:p>4130.817</text:p>
          </table:table-cell>
          <table:table-cell office:value-type="float" office:value="3.4956" calcext:value-type="float">
            <text:p>3.495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5927" calcext:value-type="float">
            <text:p>3.5927</text:p>
          </table:table-cell>
          <table:table-cell office:value-type="float" office:value="4113.219" calcext:value-type="float">
            <text:p>4113.219</text:p>
          </table:table-cell>
          <table:table-cell office:value-type="float" office:value="3.5927" calcext:value-type="float">
            <text:p>3.592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6898" calcext:value-type="float">
            <text:p>3.6898</text:p>
          </table:table-cell>
          <table:table-cell office:value-type="float" office:value="4192.325" calcext:value-type="float">
            <text:p>4192.325</text:p>
          </table:table-cell>
          <table:table-cell office:value-type="float" office:value="3.6898" calcext:value-type="float">
            <text:p>3.689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7869" calcext:value-type="float">
            <text:p>3.7869</text:p>
          </table:table-cell>
          <table:table-cell office:value-type="float" office:value="4315.744" calcext:value-type="float">
            <text:p>4315.744</text:p>
          </table:table-cell>
          <table:table-cell office:value-type="float" office:value="3.7869" calcext:value-type="float">
            <text:p>3.786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884" calcext:value-type="float">
            <text:p>3.884</text:p>
          </table:table-cell>
          <table:table-cell office:value-type="float" office:value="4166.78" calcext:value-type="float">
            <text:p>4166.78</text:p>
          </table:table-cell>
          <table:table-cell office:value-type="float" office:value="3.884" calcext:value-type="float">
            <text:p>3.88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.9811" calcext:value-type="float">
            <text:p>3.9811</text:p>
          </table:table-cell>
          <table:table-cell office:value-type="float" office:value="4238.514" calcext:value-type="float">
            <text:p>4238.514</text:p>
          </table:table-cell>
          <table:table-cell office:value-type="float" office:value="3.9811" calcext:value-type="float">
            <text:p>3.981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0782" calcext:value-type="float">
            <text:p>4.0782</text:p>
          </table:table-cell>
          <table:table-cell office:value-type="float" office:value="4257.122" calcext:value-type="float">
            <text:p>4257.122</text:p>
          </table:table-cell>
          <table:table-cell office:value-type="float" office:value="4.0782" calcext:value-type="float">
            <text:p>4.078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1753" calcext:value-type="float">
            <text:p>4.1753</text:p>
          </table:table-cell>
          <table:table-cell office:value-type="float" office:value="4176.523" calcext:value-type="float">
            <text:p>4176.523</text:p>
          </table:table-cell>
          <table:table-cell office:value-type="float" office:value="4.1753" calcext:value-type="float">
            <text:p>4.175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127.02" calcext:value-type="float">
            <text:p>4127.02</text:p>
          </table:table-cell>
          <table:table-cell office:value-type="float" office:value="4.2724" calcext:value-type="float">
            <text:p>4.272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3695" calcext:value-type="float">
            <text:p>4.3695</text:p>
          </table:table-cell>
          <table:table-cell office:value-type="float" office:value="4131.589" calcext:value-type="float">
            <text:p>4131.589</text:p>
          </table:table-cell>
          <table:table-cell office:value-type="float" office:value="4.3695" calcext:value-type="float">
            <text:p>4.369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4666" calcext:value-type="float">
            <text:p>4.4666</text:p>
          </table:table-cell>
          <table:table-cell office:value-type="float" office:value="4098.528" calcext:value-type="float">
            <text:p>4098.528</text:p>
          </table:table-cell>
          <table:table-cell office:value-type="float" office:value="4.4666" calcext:value-type="float">
            <text:p>4.466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5637" calcext:value-type="float">
            <text:p>4.5637</text:p>
          </table:table-cell>
          <table:table-cell office:value-type="float" office:value="4293.347" calcext:value-type="float">
            <text:p>4293.347</text:p>
          </table:table-cell>
          <table:table-cell office:value-type="float" office:value="4.5637" calcext:value-type="float">
            <text:p>4.563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6608" calcext:value-type="float">
            <text:p>4.6608</text:p>
          </table:table-cell>
          <table:table-cell office:value-type="float" office:value="4234.505" calcext:value-type="float">
            <text:p>4234.505</text:p>
          </table:table-cell>
          <table:table-cell office:value-type="float" office:value="4.6608" calcext:value-type="float">
            <text:p>4.660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7579" calcext:value-type="float">
            <text:p>4.7579</text:p>
          </table:table-cell>
          <table:table-cell office:value-type="float" office:value="4138.915" calcext:value-type="float">
            <text:p>4138.915</text:p>
          </table:table-cell>
          <table:table-cell office:value-type="float" office:value="4.7579" calcext:value-type="float">
            <text:p>4.757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855" calcext:value-type="float">
            <text:p>4.855</text:p>
          </table:table-cell>
          <table:table-cell office:value-type="float" office:value="4150.708" calcext:value-type="float">
            <text:p>4150.708</text:p>
          </table:table-cell>
          <table:table-cell office:value-type="float" office:value="4.855" calcext:value-type="float">
            <text:p>4.85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4.9521" calcext:value-type="float">
            <text:p>4.9521</text:p>
          </table:table-cell>
          <table:table-cell office:value-type="float" office:value="4039.007" calcext:value-type="float">
            <text:p>4039.007</text:p>
          </table:table-cell>
          <table:table-cell office:value-type="float" office:value="4.9521" calcext:value-type="float">
            <text:p>4.952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0492" calcext:value-type="float">
            <text:p>5.0492</text:p>
          </table:table-cell>
          <table:table-cell office:value-type="float" office:value="3978.347" calcext:value-type="float">
            <text:p>3978.347</text:p>
          </table:table-cell>
          <table:table-cell office:value-type="float" office:value="5.0492" calcext:value-type="float">
            <text:p>5.049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1463" calcext:value-type="float">
            <text:p>5.1463</text:p>
          </table:table-cell>
          <table:table-cell office:value-type="float" office:value="4043.135" calcext:value-type="float">
            <text:p>4043.135</text:p>
          </table:table-cell>
          <table:table-cell office:value-type="float" office:value="5.1463" calcext:value-type="float">
            <text:p>5.146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2434" calcext:value-type="float">
            <text:p>5.2434</text:p>
          </table:table-cell>
          <table:table-cell office:value-type="float" office:value="3885.1" calcext:value-type="float">
            <text:p>3885.1</text:p>
          </table:table-cell>
          <table:table-cell office:value-type="float" office:value="5.2434" calcext:value-type="float">
            <text:p>5.243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3405" calcext:value-type="float">
            <text:p>5.3405</text:p>
          </table:table-cell>
          <table:table-cell office:value-type="float" office:value="4064.625" calcext:value-type="float">
            <text:p>4064.625</text:p>
          </table:table-cell>
          <table:table-cell office:value-type="float" office:value="5.3405" calcext:value-type="float">
            <text:p>5.340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4376" calcext:value-type="float">
            <text:p>5.4376</text:p>
          </table:table-cell>
          <table:table-cell office:value-type="float" office:value="4113.497" calcext:value-type="float">
            <text:p>4113.497</text:p>
          </table:table-cell>
          <table:table-cell office:value-type="float" office:value="5.4376" calcext:value-type="float">
            <text:p>5.43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5347" calcext:value-type="float">
            <text:p>5.5347</text:p>
          </table:table-cell>
          <table:table-cell office:value-type="float" office:value="4060.413" calcext:value-type="float">
            <text:p>4060.413</text:p>
          </table:table-cell>
          <table:table-cell office:value-type="float" office:value="5.5347" calcext:value-type="float">
            <text:p>5.534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6318" calcext:value-type="float">
            <text:p>5.6318</text:p>
          </table:table-cell>
          <table:table-cell office:value-type="float" office:value="4076.975" calcext:value-type="float">
            <text:p>4076.975</text:p>
          </table:table-cell>
          <table:table-cell office:value-type="float" office:value="5.6318" calcext:value-type="float">
            <text:p>5.631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7289" calcext:value-type="float">
            <text:p>5.7289</text:p>
          </table:table-cell>
          <table:table-cell office:value-type="float" office:value="3981.033" calcext:value-type="float">
            <text:p>3981.033</text:p>
          </table:table-cell>
          <table:table-cell office:value-type="float" office:value="5.7289" calcext:value-type="float">
            <text:p>5.728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826" calcext:value-type="float">
            <text:p>5.826</text:p>
          </table:table-cell>
          <table:table-cell office:value-type="float" office:value="3880.676" calcext:value-type="float">
            <text:p>3880.676</text:p>
          </table:table-cell>
          <table:table-cell office:value-type="float" office:value="5.826" calcext:value-type="float">
            <text:p>5.82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5.9231" calcext:value-type="float">
            <text:p>5.9231</text:p>
          </table:table-cell>
          <table:table-cell office:value-type="float" office:value="3951.487" calcext:value-type="float">
            <text:p>3951.487</text:p>
          </table:table-cell>
          <table:table-cell office:value-type="float" office:value="5.9231" calcext:value-type="float">
            <text:p>5.923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0202" calcext:value-type="float">
            <text:p>6.0202</text:p>
          </table:table-cell>
          <table:table-cell office:value-type="float" office:value="3808.786" calcext:value-type="float">
            <text:p>3808.786</text:p>
          </table:table-cell>
          <table:table-cell office:value-type="float" office:value="6.0202" calcext:value-type="float">
            <text:p>6.020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1173" calcext:value-type="float">
            <text:p>6.1173</text:p>
          </table:table-cell>
          <table:table-cell office:value-type="float" office:value="3863.24" calcext:value-type="float">
            <text:p>3863.24</text:p>
          </table:table-cell>
          <table:table-cell office:value-type="float" office:value="6.1173" calcext:value-type="float">
            <text:p>6.117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2144" calcext:value-type="float">
            <text:p>6.2144</text:p>
          </table:table-cell>
          <table:table-cell office:value-type="float" office:value="4104.976" calcext:value-type="float">
            <text:p>4104.976</text:p>
          </table:table-cell>
          <table:table-cell office:value-type="float" office:value="6.2144" calcext:value-type="float">
            <text:p>6.214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3115" calcext:value-type="float">
            <text:p>6.3115</text:p>
          </table:table-cell>
          <table:table-cell office:value-type="float" office:value="3983.639" calcext:value-type="float">
            <text:p>3983.639</text:p>
          </table:table-cell>
          <table:table-cell office:value-type="float" office:value="6.3115" calcext:value-type="float">
            <text:p>6.311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4086" calcext:value-type="float">
            <text:p>6.4086</text:p>
          </table:table-cell>
          <table:table-cell office:value-type="float" office:value="3878.77" calcext:value-type="float">
            <text:p>3878.77</text:p>
          </table:table-cell>
          <table:table-cell office:value-type="float" office:value="6.4086" calcext:value-type="float">
            <text:p>6.408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5057" calcext:value-type="float">
            <text:p>6.5057</text:p>
          </table:table-cell>
          <table:table-cell office:value-type="float" office:value="3946.219" calcext:value-type="float">
            <text:p>3946.219</text:p>
          </table:table-cell>
          <table:table-cell office:value-type="float" office:value="6.5057" calcext:value-type="float">
            <text:p>6.505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6028" calcext:value-type="float">
            <text:p>6.6028</text:p>
          </table:table-cell>
          <table:table-cell office:value-type="float" office:value="3690.654" calcext:value-type="float">
            <text:p>3690.654</text:p>
          </table:table-cell>
          <table:table-cell office:value-type="float" office:value="6.6028" calcext:value-type="float">
            <text:p>6.602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6999" calcext:value-type="float">
            <text:p>6.6999</text:p>
          </table:table-cell>
          <table:table-cell office:value-type="float" office:value="3649.812" calcext:value-type="float">
            <text:p>3649.812</text:p>
          </table:table-cell>
          <table:table-cell office:value-type="float" office:value="6.6999" calcext:value-type="float">
            <text:p>6.699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797" calcext:value-type="float">
            <text:p>6.797</text:p>
          </table:table-cell>
          <table:table-cell office:value-type="float" office:value="3660.702" calcext:value-type="float">
            <text:p>3660.702</text:p>
          </table:table-cell>
          <table:table-cell office:value-type="float" office:value="6.797" calcext:value-type="float">
            <text:p>6.79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8941" calcext:value-type="float">
            <text:p>6.8941</text:p>
          </table:table-cell>
          <table:table-cell office:value-type="float" office:value="3622.376" calcext:value-type="float">
            <text:p>3622.376</text:p>
          </table:table-cell>
          <table:table-cell office:value-type="float" office:value="6.8941" calcext:value-type="float">
            <text:p>6.894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6.9912" calcext:value-type="float">
            <text:p>6.9912</text:p>
          </table:table-cell>
          <table:table-cell office:value-type="float" office:value="3609.694" calcext:value-type="float">
            <text:p>3609.694</text:p>
          </table:table-cell>
          <table:table-cell office:value-type="float" office:value="6.9912" calcext:value-type="float">
            <text:p>6.991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0883" calcext:value-type="float">
            <text:p>7.0883</text:p>
          </table:table-cell>
          <table:table-cell office:value-type="float" office:value="3477.232" calcext:value-type="float">
            <text:p>3477.232</text:p>
          </table:table-cell>
          <table:table-cell office:value-type="float" office:value="7.0883" calcext:value-type="float">
            <text:p>7.088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1854" calcext:value-type="float">
            <text:p>7.1854</text:p>
          </table:table-cell>
          <table:table-cell office:value-type="float" office:value="3439.517" calcext:value-type="float">
            <text:p>3439.517</text:p>
          </table:table-cell>
          <table:table-cell office:value-type="float" office:value="7.1854" calcext:value-type="float">
            <text:p>7.185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2825" calcext:value-type="float">
            <text:p>7.2825</text:p>
          </table:table-cell>
          <table:table-cell office:value-type="float" office:value="3403.385" calcext:value-type="float">
            <text:p>3403.385</text:p>
          </table:table-cell>
          <table:table-cell office:value-type="float" office:value="7.2825" calcext:value-type="float">
            <text:p>7.282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3796" calcext:value-type="float">
            <text:p>7.3796</text:p>
          </table:table-cell>
          <table:table-cell office:value-type="float" office:value="3513.589" calcext:value-type="float">
            <text:p>3513.589</text:p>
          </table:table-cell>
          <table:table-cell office:value-type="float" office:value="7.3796" calcext:value-type="float">
            <text:p>7.379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4767" calcext:value-type="float">
            <text:p>7.4767</text:p>
          </table:table-cell>
          <table:table-cell office:value-type="float" office:value="3537.154" calcext:value-type="float">
            <text:p>3537.154</text:p>
          </table:table-cell>
          <table:table-cell office:value-type="float" office:value="7.4767" calcext:value-type="float">
            <text:p>7.476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5738" calcext:value-type="float">
            <text:p>7.5738</text:p>
          </table:table-cell>
          <table:table-cell office:value-type="float" office:value="3582.212" calcext:value-type="float">
            <text:p>3582.212</text:p>
          </table:table-cell>
          <table:table-cell office:value-type="float" office:value="7.5738" calcext:value-type="float">
            <text:p>7.573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6709" calcext:value-type="float">
            <text:p>7.6709</text:p>
          </table:table-cell>
          <table:table-cell office:value-type="float" office:value="3681.091" calcext:value-type="float">
            <text:p>3681.091</text:p>
          </table:table-cell>
          <table:table-cell office:value-type="float" office:value="7.6709" calcext:value-type="float">
            <text:p>7.670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768" calcext:value-type="float">
            <text:p>7.768</text:p>
          </table:table-cell>
          <table:table-cell office:value-type="float" office:value="3689.357" calcext:value-type="float">
            <text:p>3689.357</text:p>
          </table:table-cell>
          <table:table-cell office:value-type="float" office:value="7.768" calcext:value-type="float">
            <text:p>7.76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8651" calcext:value-type="float">
            <text:p>7.8651</text:p>
          </table:table-cell>
          <table:table-cell office:value-type="float" office:value="3893.759" calcext:value-type="float">
            <text:p>3893.759</text:p>
          </table:table-cell>
          <table:table-cell office:value-type="float" office:value="7.8651" calcext:value-type="float">
            <text:p>7.865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7.9622" calcext:value-type="float">
            <text:p>7.9622</text:p>
          </table:table-cell>
          <table:table-cell office:value-type="float" office:value="3890.123" calcext:value-type="float">
            <text:p>3890.123</text:p>
          </table:table-cell>
          <table:table-cell office:value-type="float" office:value="7.9622" calcext:value-type="float">
            <text:p>7.962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0593" calcext:value-type="float">
            <text:p>8.0593</text:p>
          </table:table-cell>
          <table:table-cell office:value-type="float" office:value="4138.457" calcext:value-type="float">
            <text:p>4138.457</text:p>
          </table:table-cell>
          <table:table-cell office:value-type="float" office:value="8.0593" calcext:value-type="float">
            <text:p>8.059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1564" calcext:value-type="float">
            <text:p>8.1564</text:p>
          </table:table-cell>
          <table:table-cell office:value-type="float" office:value="4371.401" calcext:value-type="float">
            <text:p>4371.401</text:p>
          </table:table-cell>
          <table:table-cell office:value-type="float" office:value="8.1564" calcext:value-type="float">
            <text:p>8.156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2535" calcext:value-type="float">
            <text:p>8.2535</text:p>
          </table:table-cell>
          <table:table-cell office:value-type="float" office:value="4160.728" calcext:value-type="float">
            <text:p>4160.728</text:p>
          </table:table-cell>
          <table:table-cell office:value-type="float" office:value="8.2535" calcext:value-type="float">
            <text:p>8.253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3506" calcext:value-type="float">
            <text:p>8.3506</text:p>
          </table:table-cell>
          <table:table-cell office:value-type="float" office:value="4121.648" calcext:value-type="float">
            <text:p>4121.648</text:p>
          </table:table-cell>
          <table:table-cell office:value-type="float" office:value="8.3506" calcext:value-type="float">
            <text:p>8.350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4477" calcext:value-type="float">
            <text:p>8.4477</text:p>
          </table:table-cell>
          <table:table-cell office:value-type="float" office:value="4174.858" calcext:value-type="float">
            <text:p>4174.858</text:p>
          </table:table-cell>
          <table:table-cell office:value-type="float" office:value="8.4477" calcext:value-type="float">
            <text:p>8.447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5448" calcext:value-type="float">
            <text:p>8.5448</text:p>
          </table:table-cell>
          <table:table-cell office:value-type="float" office:value="3975.402" calcext:value-type="float">
            <text:p>3975.402</text:p>
          </table:table-cell>
          <table:table-cell office:value-type="float" office:value="8.5448" calcext:value-type="float">
            <text:p>8.544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6419" calcext:value-type="float">
            <text:p>8.6419</text:p>
          </table:table-cell>
          <table:table-cell office:value-type="float" office:value="4040.428" calcext:value-type="float">
            <text:p>4040.428</text:p>
          </table:table-cell>
          <table:table-cell office:value-type="float" office:value="8.6419" calcext:value-type="float">
            <text:p>8.64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739" calcext:value-type="float">
            <text:p>8.739</text:p>
          </table:table-cell>
          <table:table-cell office:value-type="float" office:value="3879.289" calcext:value-type="float">
            <text:p>3879.289</text:p>
          </table:table-cell>
          <table:table-cell office:value-type="float" office:value="8.739" calcext:value-type="float">
            <text:p>8.73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8361" calcext:value-type="float">
            <text:p>8.8361</text:p>
          </table:table-cell>
          <table:table-cell office:value-type="float" office:value="3893.967" calcext:value-type="float">
            <text:p>3893.967</text:p>
          </table:table-cell>
          <table:table-cell office:value-type="float" office:value="8.8361" calcext:value-type="float">
            <text:p>8.836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8.9332" calcext:value-type="float">
            <text:p>8.9332</text:p>
          </table:table-cell>
          <table:table-cell office:value-type="float" office:value="4175.788" calcext:value-type="float">
            <text:p>4175.788</text:p>
          </table:table-cell>
          <table:table-cell office:value-type="float" office:value="8.9332" calcext:value-type="float">
            <text:p>8.933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0303" calcext:value-type="float">
            <text:p>9.0303</text:p>
          </table:table-cell>
          <table:table-cell office:value-type="float" office:value="4124.487" calcext:value-type="float">
            <text:p>4124.487</text:p>
          </table:table-cell>
          <table:table-cell office:value-type="float" office:value="9.0303" calcext:value-type="float">
            <text:p>9.030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1274" calcext:value-type="float">
            <text:p>9.1274</text:p>
          </table:table-cell>
          <table:table-cell office:value-type="float" office:value="4003.996" calcext:value-type="float">
            <text:p>4003.996</text:p>
          </table:table-cell>
          <table:table-cell office:value-type="float" office:value="9.1274" calcext:value-type="float">
            <text:p>9.127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2245" calcext:value-type="float">
            <text:p>9.2245</text:p>
          </table:table-cell>
          <table:table-cell office:value-type="float" office:value="4023.708" calcext:value-type="float">
            <text:p>4023.708</text:p>
          </table:table-cell>
          <table:table-cell office:value-type="float" office:value="9.2245" calcext:value-type="float">
            <text:p>9.224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3216" calcext:value-type="float">
            <text:p>9.3216</text:p>
          </table:table-cell>
          <table:table-cell office:value-type="float" office:value="4017.312" calcext:value-type="float">
            <text:p>4017.312</text:p>
          </table:table-cell>
          <table:table-cell office:value-type="float" office:value="9.3216" calcext:value-type="float">
            <text:p>9.321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4187" calcext:value-type="float">
            <text:p>9.4187</text:p>
          </table:table-cell>
          <table:table-cell office:value-type="float" office:value="4233.375" calcext:value-type="float">
            <text:p>4233.375</text:p>
          </table:table-cell>
          <table:table-cell office:value-type="float" office:value="9.4187" calcext:value-type="float">
            <text:p>9.418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5158" calcext:value-type="float">
            <text:p>9.5158</text:p>
          </table:table-cell>
          <table:table-cell office:value-type="float" office:value="4078.383" calcext:value-type="float">
            <text:p>4078.383</text:p>
          </table:table-cell>
          <table:table-cell office:value-type="float" office:value="9.5158" calcext:value-type="float">
            <text:p>9.515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6129" calcext:value-type="float">
            <text:p>9.6129</text:p>
          </table:table-cell>
          <table:table-cell office:value-type="float" office:value="4177.784" calcext:value-type="float">
            <text:p>4177.784</text:p>
          </table:table-cell>
          <table:table-cell office:value-type="float" office:value="9.6129" calcext:value-type="float">
            <text:p>9.612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71" calcext:value-type="float">
            <text:p>9.71</text:p>
          </table:table-cell>
          <table:table-cell office:value-type="float" office:value="4280.99" calcext:value-type="float">
            <text:p>4280.99</text:p>
          </table:table-cell>
          <table:table-cell office:value-type="float" office:value="9.71" calcext:value-type="float">
            <text:p>9.7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8071" calcext:value-type="float">
            <text:p>9.8071</text:p>
          </table:table-cell>
          <table:table-cell office:value-type="float" office:value="4215.224" calcext:value-type="float">
            <text:p>4215.224</text:p>
          </table:table-cell>
          <table:table-cell office:value-type="float" office:value="9.8071" calcext:value-type="float">
            <text:p>9.807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9.9042" calcext:value-type="float">
            <text:p>9.9042</text:p>
          </table:table-cell>
          <table:table-cell office:value-type="float" office:value="4080.79" calcext:value-type="float">
            <text:p>4080.79</text:p>
          </table:table-cell>
          <table:table-cell office:value-type="float" office:value="9.9042" calcext:value-type="float">
            <text:p>9.904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0013" calcext:value-type="float">
            <text:p>10.0013</text:p>
          </table:table-cell>
          <table:table-cell office:value-type="float" office:value="4309.519" calcext:value-type="float">
            <text:p>4309.519</text:p>
          </table:table-cell>
          <table:table-cell office:value-type="float" office:value="10.0013" calcext:value-type="float">
            <text:p>10.001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4439.707" calcext:value-type="float">
            <text:p>4439.707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1955" calcext:value-type="float">
            <text:p>10.1955</text:p>
          </table:table-cell>
          <table:table-cell office:value-type="float" office:value="4034.462" calcext:value-type="float">
            <text:p>4034.462</text:p>
          </table:table-cell>
          <table:table-cell office:value-type="float" office:value="10.1955" calcext:value-type="float">
            <text:p>10.195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2926" calcext:value-type="float">
            <text:p>10.2926</text:p>
          </table:table-cell>
          <table:table-cell office:value-type="float" office:value="4036.676" calcext:value-type="float">
            <text:p>4036.676</text:p>
          </table:table-cell>
          <table:table-cell office:value-type="float" office:value="10.2926" calcext:value-type="float">
            <text:p>10.292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3897" calcext:value-type="float">
            <text:p>10.3897</text:p>
          </table:table-cell>
          <table:table-cell office:value-type="float" office:value="4070.478" calcext:value-type="float">
            <text:p>4070.478</text:p>
          </table:table-cell>
          <table:table-cell office:value-type="float" office:value="10.3897" calcext:value-type="float">
            <text:p>10.389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4868" calcext:value-type="float">
            <text:p>10.4868</text:p>
          </table:table-cell>
          <table:table-cell office:value-type="float" office:value="4125.542" calcext:value-type="float">
            <text:p>4125.542</text:p>
          </table:table-cell>
          <table:table-cell office:value-type="float" office:value="10.4868" calcext:value-type="float">
            <text:p>10.486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5839" calcext:value-type="float">
            <text:p>10.5839</text:p>
          </table:table-cell>
          <table:table-cell office:value-type="float" office:value="4451.671" calcext:value-type="float">
            <text:p>4451.671</text:p>
          </table:table-cell>
          <table:table-cell office:value-type="float" office:value="10.5839" calcext:value-type="float">
            <text:p>10.583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681" calcext:value-type="float">
            <text:p>10.681</text:p>
          </table:table-cell>
          <table:table-cell office:value-type="float" office:value="4685.368" calcext:value-type="float">
            <text:p>4685.368</text:p>
          </table:table-cell>
          <table:table-cell office:value-type="float" office:value="10.681" calcext:value-type="float">
            <text:p>10.68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7781" calcext:value-type="float">
            <text:p>10.7781</text:p>
          </table:table-cell>
          <table:table-cell office:value-type="float" office:value="4590.881" calcext:value-type="float">
            <text:p>4590.881</text:p>
          </table:table-cell>
          <table:table-cell office:value-type="float" office:value="10.7781" calcext:value-type="float">
            <text:p>10.778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8752" calcext:value-type="float">
            <text:p>10.8752</text:p>
          </table:table-cell>
          <table:table-cell office:value-type="float" office:value="4705.086" calcext:value-type="float">
            <text:p>4705.086</text:p>
          </table:table-cell>
          <table:table-cell office:value-type="float" office:value="10.8752" calcext:value-type="float">
            <text:p>10.875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0.9723" calcext:value-type="float">
            <text:p>10.9723</text:p>
          </table:table-cell>
          <table:table-cell office:value-type="float" office:value="4684.161" calcext:value-type="float">
            <text:p>4684.161</text:p>
          </table:table-cell>
          <table:table-cell office:value-type="float" office:value="10.9723" calcext:value-type="float">
            <text:p>10.972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0694" calcext:value-type="float">
            <text:p>11.0694</text:p>
          </table:table-cell>
          <table:table-cell office:value-type="float" office:value="4410.486" calcext:value-type="float">
            <text:p>4410.486</text:p>
          </table:table-cell>
          <table:table-cell table:formula="of:=[.B109]-[.$B$109]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1665" calcext:value-type="float">
            <text:p>11.1665</text:p>
          </table:table-cell>
          <table:table-cell office:value-type="float" office:value="4547.599" calcext:value-type="float">
            <text:p>4547.599</text:p>
          </table:table-cell>
          <table:table-cell table:formula="of:=[.B110]-[.$B$109]" office:value-type="float" office:value="0.0970999999999993" calcext:value-type="float">
            <text:p>0.09709999999999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2636" calcext:value-type="float">
            <text:p>11.2636</text:p>
          </table:table-cell>
          <table:table-cell office:value-type="float" office:value="4521.675" calcext:value-type="float">
            <text:p>4521.675</text:p>
          </table:table-cell>
          <table:table-cell table:formula="of:=[.B111]-[.$B$109]" office:value-type="float" office:value="0.1942" calcext:value-type="float">
            <text:p>0.194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3607" calcext:value-type="float">
            <text:p>11.3607</text:p>
          </table:table-cell>
          <table:table-cell office:value-type="float" office:value="4467.9" calcext:value-type="float">
            <text:p>4467.9</text:p>
          </table:table-cell>
          <table:table-cell table:formula="of:=[.B112]-[.$B$109]" office:value-type="float" office:value="0.2913" calcext:value-type="float">
            <text:p>0.291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4578" calcext:value-type="float">
            <text:p>11.4578</text:p>
          </table:table-cell>
          <table:table-cell office:value-type="float" office:value="4392.985" calcext:value-type="float">
            <text:p>4392.985</text:p>
          </table:table-cell>
          <table:table-cell table:formula="of:=[.B113]-[.$B$109]" office:value-type="float" office:value="0.388400000000001" calcext:value-type="float">
            <text:p>0.3884000000000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5549" calcext:value-type="float">
            <text:p>11.5549</text:p>
          </table:table-cell>
          <table:table-cell office:value-type="float" office:value="4463.947" calcext:value-type="float">
            <text:p>4463.947</text:p>
          </table:table-cell>
          <table:table-cell table:formula="of:=[.B114]-[.$B$109]" office:value-type="float" office:value="0.4855" calcext:value-type="float">
            <text:p>0.485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652" calcext:value-type="float">
            <text:p>11.652</text:p>
          </table:table-cell>
          <table:table-cell office:value-type="float" office:value="4733.269" calcext:value-type="float">
            <text:p>4733.269</text:p>
          </table:table-cell>
          <table:table-cell table:formula="of:=[.B115]-[.$B$109]" office:value-type="float" office:value="0.582599999999999" calcext:value-type="float">
            <text:p>0.58259999999999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7491" calcext:value-type="float">
            <text:p>11.7491</text:p>
          </table:table-cell>
          <table:table-cell office:value-type="float" office:value="4768.778" calcext:value-type="float">
            <text:p>4768.778</text:p>
          </table:table-cell>
          <table:table-cell table:formula="of:=[.B116]-[.$B$109]" office:value-type="float" office:value="0.6797" calcext:value-type="float">
            <text:p>0.679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8462" calcext:value-type="float">
            <text:p>11.8462</text:p>
          </table:table-cell>
          <table:table-cell office:value-type="float" office:value="4865.062" calcext:value-type="float">
            <text:p>4865.062</text:p>
          </table:table-cell>
          <table:table-cell table:formula="of:=[.B117]-[.$B$109]" office:value-type="float" office:value="0.7768" calcext:value-type="float">
            <text:p>0.776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1.9433" calcext:value-type="float">
            <text:p>11.9433</text:p>
          </table:table-cell>
          <table:table-cell office:value-type="float" office:value="5045.575" calcext:value-type="float">
            <text:p>5045.575</text:p>
          </table:table-cell>
          <table:table-cell table:formula="of:=[.B118]-[.$B$109]" office:value-type="float" office:value="0.873900000000001" calcext:value-type="float">
            <text:p>0.8739000000000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0404" calcext:value-type="float">
            <text:p>12.0404</text:p>
          </table:table-cell>
          <table:table-cell office:value-type="float" office:value="4973.588" calcext:value-type="float">
            <text:p>4973.588</text:p>
          </table:table-cell>
          <table:table-cell table:formula="of:=[.B119]-[.$B$109]" office:value-type="float" office:value="0.971" calcext:value-type="float">
            <text:p>0.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1375" calcext:value-type="float">
            <text:p>12.1375</text:p>
          </table:table-cell>
          <table:table-cell office:value-type="float" office:value="5170.787" calcext:value-type="float">
            <text:p>5170.787</text:p>
          </table:table-cell>
          <table:table-cell table:formula="of:=[.B120]-[.$B$109]" office:value-type="float" office:value="1.0681" calcext:value-type="float">
            <text:p>1.068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2346" calcext:value-type="float">
            <text:p>12.2346</text:p>
          </table:table-cell>
          <table:table-cell office:value-type="float" office:value="5127.381" calcext:value-type="float">
            <text:p>5127.381</text:p>
          </table:table-cell>
          <table:table-cell table:formula="of:=[.B121]-[.$B$109]" office:value-type="float" office:value="1.1652" calcext:value-type="float">
            <text:p>1.165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3317" calcext:value-type="float">
            <text:p>12.3317</text:p>
          </table:table-cell>
          <table:table-cell office:value-type="float" office:value="5118.089" calcext:value-type="float">
            <text:p>5118.089</text:p>
          </table:table-cell>
          <table:table-cell table:formula="of:=[.B122]-[.$B$109]" office:value-type="float" office:value="1.2623" calcext:value-type="float">
            <text:p>1.262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4288" calcext:value-type="float">
            <text:p>12.4288</text:p>
          </table:table-cell>
          <table:table-cell office:value-type="float" office:value="5047.027" calcext:value-type="float">
            <text:p>5047.027</text:p>
          </table:table-cell>
          <table:table-cell table:formula="of:=[.B123]-[.$B$109]" office:value-type="float" office:value="1.3594" calcext:value-type="float">
            <text:p>1.359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5259" calcext:value-type="float">
            <text:p>12.5259</text:p>
          </table:table-cell>
          <table:table-cell office:value-type="float" office:value="4679.132" calcext:value-type="float">
            <text:p>4679.132</text:p>
          </table:table-cell>
          <table:table-cell table:formula="of:=[.B124]-[.$B$109]" office:value-type="float" office:value="1.4565" calcext:value-type="float">
            <text:p>1.456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623" calcext:value-type="float">
            <text:p>12.623</text:p>
          </table:table-cell>
          <table:table-cell office:value-type="float" office:value="4582.101" calcext:value-type="float">
            <text:p>4582.101</text:p>
          </table:table-cell>
          <table:table-cell table:formula="of:=[.B125]-[.$B$109]" office:value-type="float" office:value="1.5536" calcext:value-type="float">
            <text:p>1.553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7201" calcext:value-type="float">
            <text:p>12.7201</text:p>
          </table:table-cell>
          <table:table-cell office:value-type="float" office:value="4417.813" calcext:value-type="float">
            <text:p>4417.813</text:p>
          </table:table-cell>
          <table:table-cell table:formula="of:=[.B126]-[.$B$109]" office:value-type="float" office:value="1.6507" calcext:value-type="float">
            <text:p>1.650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8172" calcext:value-type="float">
            <text:p>12.8172</text:p>
          </table:table-cell>
          <table:table-cell office:value-type="float" office:value="4383.751" calcext:value-type="float">
            <text:p>4383.751</text:p>
          </table:table-cell>
          <table:table-cell table:formula="of:=[.B127]-[.$B$109]" office:value-type="float" office:value="1.7478" calcext:value-type="float">
            <text:p>1.747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2.9143" calcext:value-type="float">
            <text:p>12.9143</text:p>
          </table:table-cell>
          <table:table-cell office:value-type="float" office:value="4096.441" calcext:value-type="float">
            <text:p>4096.441</text:p>
          </table:table-cell>
          <table:table-cell table:formula="of:=[.B128]-[.$B$109]" office:value-type="float" office:value="1.8449" calcext:value-type="float">
            <text:p>1.844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0114" calcext:value-type="float">
            <text:p>13.0114</text:p>
          </table:table-cell>
          <table:table-cell office:value-type="float" office:value="3902.176" calcext:value-type="float">
            <text:p>3902.176</text:p>
          </table:table-cell>
          <table:table-cell table:formula="of:=[.B129]-[.$B$109]" office:value-type="float" office:value="1.942" calcext:value-type="float">
            <text:p>1.94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1085" calcext:value-type="float">
            <text:p>13.1085</text:p>
          </table:table-cell>
          <table:table-cell office:value-type="float" office:value="3894.06" calcext:value-type="float">
            <text:p>3894.06</text:p>
          </table:table-cell>
          <table:table-cell table:formula="of:=[.B130]-[.$B$109]" office:value-type="float" office:value="2.0391" calcext:value-type="float">
            <text:p>2.039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2056" calcext:value-type="float">
            <text:p>13.2056</text:p>
          </table:table-cell>
          <table:table-cell office:value-type="float" office:value="4076.462" calcext:value-type="float">
            <text:p>4076.462</text:p>
          </table:table-cell>
          <table:table-cell table:formula="of:=[.B131]-[.$B$109]" office:value-type="float" office:value="2.1362" calcext:value-type="float">
            <text:p>2.136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3027" calcext:value-type="float">
            <text:p>13.3027</text:p>
          </table:table-cell>
          <table:table-cell office:value-type="float" office:value="4029.603" calcext:value-type="float">
            <text:p>4029.603</text:p>
          </table:table-cell>
          <table:table-cell table:formula="of:=[.B132]-[.$B$109]" office:value-type="float" office:value="2.2333" calcext:value-type="float">
            <text:p>2.233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3998" calcext:value-type="float">
            <text:p>13.3998</text:p>
          </table:table-cell>
          <table:table-cell office:value-type="float" office:value="4123.081" calcext:value-type="float">
            <text:p>4123.081</text:p>
          </table:table-cell>
          <table:table-cell table:formula="of:=[.B133]-[.$B$109]" office:value-type="float" office:value="2.3304" calcext:value-type="float">
            <text:p>2.330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4969" calcext:value-type="float">
            <text:p>13.4969</text:p>
          </table:table-cell>
          <table:table-cell office:value-type="float" office:value="3858.943" calcext:value-type="float">
            <text:p>3858.943</text:p>
          </table:table-cell>
          <table:table-cell table:formula="of:=[.B134]-[.$B$109]" office:value-type="float" office:value="2.4275" calcext:value-type="float">
            <text:p>2.42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594" calcext:value-type="float">
            <text:p>13.594</text:p>
          </table:table-cell>
          <table:table-cell office:value-type="float" office:value="4025.695" calcext:value-type="float">
            <text:p>4025.695</text:p>
          </table:table-cell>
          <table:table-cell table:formula="of:=[.B135]-[.$B$109]" office:value-type="float" office:value="2.5246" calcext:value-type="float">
            <text:p>2.524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6911" calcext:value-type="float">
            <text:p>13.6911</text:p>
          </table:table-cell>
          <table:table-cell office:value-type="float" office:value="3894.812" calcext:value-type="float">
            <text:p>3894.812</text:p>
          </table:table-cell>
          <table:table-cell table:formula="of:=[.B136]-[.$B$109]" office:value-type="float" office:value="2.6217" calcext:value-type="float">
            <text:p>2.62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7882" calcext:value-type="float">
            <text:p>13.7882</text:p>
          </table:table-cell>
          <table:table-cell office:value-type="float" office:value="3976.827" calcext:value-type="float">
            <text:p>3976.827</text:p>
          </table:table-cell>
          <table:table-cell table:formula="of:=[.B137]-[.$B$109]" office:value-type="float" office:value="2.7188" calcext:value-type="float">
            <text:p>2.718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8853" calcext:value-type="float">
            <text:p>13.8853</text:p>
          </table:table-cell>
          <table:table-cell office:value-type="float" office:value="4379.08" calcext:value-type="float">
            <text:p>4379.08</text:p>
          </table:table-cell>
          <table:table-cell table:formula="of:=[.B138]-[.$B$109]" office:value-type="float" office:value="2.8159" calcext:value-type="float">
            <text:p>2.815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3.9824" calcext:value-type="float">
            <text:p>13.9824</text:p>
          </table:table-cell>
          <table:table-cell office:value-type="float" office:value="4217.688" calcext:value-type="float">
            <text:p>4217.688</text:p>
          </table:table-cell>
          <table:table-cell table:formula="of:=[.B139]-[.$B$109]" office:value-type="float" office:value="2.913" calcext:value-type="float">
            <text:p>2.91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0795" calcext:value-type="float">
            <text:p>14.0795</text:p>
          </table:table-cell>
          <table:table-cell office:value-type="float" office:value="4300.181" calcext:value-type="float">
            <text:p>4300.181</text:p>
          </table:table-cell>
          <table:table-cell table:formula="of:=[.B140]-[.$B$109]" office:value-type="float" office:value="3.0101" calcext:value-type="float">
            <text:p>3.01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1766" calcext:value-type="float">
            <text:p>14.1766</text:p>
          </table:table-cell>
          <table:table-cell office:value-type="float" office:value="4255.183" calcext:value-type="float">
            <text:p>4255.183</text:p>
          </table:table-cell>
          <table:table-cell table:formula="of:=[.B141]-[.$B$109]" office:value-type="float" office:value="3.1072" calcext:value-type="float">
            <text:p>3.10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2737" calcext:value-type="float">
            <text:p>14.2737</text:p>
          </table:table-cell>
          <table:table-cell office:value-type="float" office:value="4225.962" calcext:value-type="float">
            <text:p>4225.962</text:p>
          </table:table-cell>
          <table:table-cell table:formula="of:=[.B142]-[.$B$109]" office:value-type="float" office:value="3.2043" calcext:value-type="float">
            <text:p>3.204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3708" calcext:value-type="float">
            <text:p>14.3708</text:p>
          </table:table-cell>
          <table:table-cell office:value-type="float" office:value="4381.125" calcext:value-type="float">
            <text:p>4381.125</text:p>
          </table:table-cell>
          <table:table-cell table:formula="of:=[.B143]-[.$B$109]" office:value-type="float" office:value="3.3014" calcext:value-type="float">
            <text:p>3.301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4679" calcext:value-type="float">
            <text:p>14.4679</text:p>
          </table:table-cell>
          <table:table-cell office:value-type="float" office:value="4152.972" calcext:value-type="float">
            <text:p>4152.972</text:p>
          </table:table-cell>
          <table:table-cell table:formula="of:=[.B144]-[.$B$109]" office:value-type="float" office:value="3.3985" calcext:value-type="float">
            <text:p>3.398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565" calcext:value-type="float">
            <text:p>14.565</text:p>
          </table:table-cell>
          <table:table-cell office:value-type="float" office:value="4363.887" calcext:value-type="float">
            <text:p>4363.887</text:p>
          </table:table-cell>
          <table:table-cell table:formula="of:=[.B145]-[.$B$109]" office:value-type="float" office:value="3.4956" calcext:value-type="float">
            <text:p>3.495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6621" calcext:value-type="float">
            <text:p>14.6621</text:p>
          </table:table-cell>
          <table:table-cell office:value-type="float" office:value="4284.009" calcext:value-type="float">
            <text:p>4284.009</text:p>
          </table:table-cell>
          <table:table-cell table:formula="of:=[.B146]-[.$B$109]" office:value-type="float" office:value="3.5927" calcext:value-type="float">
            <text:p>3.592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7592" calcext:value-type="float">
            <text:p>14.7592</text:p>
          </table:table-cell>
          <table:table-cell office:value-type="float" office:value="4235.188" calcext:value-type="float">
            <text:p>4235.188</text:p>
          </table:table-cell>
          <table:table-cell table:formula="of:=[.B147]-[.$B$109]" office:value-type="float" office:value="3.6898" calcext:value-type="float">
            <text:p>3.689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8563" calcext:value-type="float">
            <text:p>14.8563</text:p>
          </table:table-cell>
          <table:table-cell office:value-type="float" office:value="4547.359" calcext:value-type="float">
            <text:p>4547.359</text:p>
          </table:table-cell>
          <table:table-cell table:formula="of:=[.B148]-[.$B$109]" office:value-type="float" office:value="3.7869" calcext:value-type="float">
            <text:p>3.78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4.9534" calcext:value-type="float">
            <text:p>14.9534</text:p>
          </table:table-cell>
          <table:table-cell office:value-type="float" office:value="4496.137" calcext:value-type="float">
            <text:p>4496.137</text:p>
          </table:table-cell>
          <table:table-cell table:formula="of:=[.B149]-[.$B$109]" office:value-type="float" office:value="3.884" calcext:value-type="float">
            <text:p>3.88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0505" calcext:value-type="float">
            <text:p>15.0505</text:p>
          </table:table-cell>
          <table:table-cell office:value-type="float" office:value="4621.095" calcext:value-type="float">
            <text:p>4621.095</text:p>
          </table:table-cell>
          <table:table-cell table:formula="of:=[.B150]-[.$B$109]" office:value-type="float" office:value="3.9811" calcext:value-type="float">
            <text:p>3.98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1476" calcext:value-type="float">
            <text:p>15.1476</text:p>
          </table:table-cell>
          <table:table-cell office:value-type="float" office:value="4620.264" calcext:value-type="float">
            <text:p>4620.264</text:p>
          </table:table-cell>
          <table:table-cell table:formula="of:=[.B151]-[.$B$109]" office:value-type="float" office:value="4.0782" calcext:value-type="float">
            <text:p>4.078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2447" calcext:value-type="float">
            <text:p>15.2447</text:p>
          </table:table-cell>
          <table:table-cell office:value-type="float" office:value="4574.265" calcext:value-type="float">
            <text:p>4574.265</text:p>
          </table:table-cell>
          <table:table-cell table:formula="of:=[.B152]-[.$B$109]" office:value-type="float" office:value="4.1753" calcext:value-type="float">
            <text:p>4.175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3418" calcext:value-type="float">
            <text:p>15.3418</text:p>
          </table:table-cell>
          <table:table-cell office:value-type="float" office:value="4761.615" calcext:value-type="float">
            <text:p>4761.615</text:p>
          </table:table-cell>
          <table:table-cell table:formula="of:=[.B153]-[.$B$109]" office:value-type="float" office:value="4.2724" calcext:value-type="float">
            <text:p>4.272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4389" calcext:value-type="float">
            <text:p>15.4389</text:p>
          </table:table-cell>
          <table:table-cell office:value-type="float" office:value="4507.625" calcext:value-type="float">
            <text:p>4507.625</text:p>
          </table:table-cell>
          <table:table-cell table:formula="of:=[.B154]-[.$B$109]" office:value-type="float" office:value="4.3695" calcext:value-type="float">
            <text:p>4.369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536" calcext:value-type="float">
            <text:p>15.536</text:p>
          </table:table-cell>
          <table:table-cell office:value-type="float" office:value="4507.637" calcext:value-type="float">
            <text:p>4507.637</text:p>
          </table:table-cell>
          <table:table-cell table:formula="of:=[.B155]-[.$B$109]" office:value-type="float" office:value="4.4666" calcext:value-type="float">
            <text:p>4.466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6331" calcext:value-type="float">
            <text:p>15.6331</text:p>
          </table:table-cell>
          <table:table-cell office:value-type="float" office:value="4460.878" calcext:value-type="float">
            <text:p>4460.878</text:p>
          </table:table-cell>
          <table:table-cell table:formula="of:=[.B156]-[.$B$109]" office:value-type="float" office:value="4.5637" calcext:value-type="float">
            <text:p>4.563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7302" calcext:value-type="float">
            <text:p>15.7302</text:p>
          </table:table-cell>
          <table:table-cell office:value-type="float" office:value="4330.71" calcext:value-type="float">
            <text:p>4330.71</text:p>
          </table:table-cell>
          <table:table-cell table:formula="of:=[.B157]-[.$B$109]" office:value-type="float" office:value="4.6608" calcext:value-type="float">
            <text:p>4.660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8273" calcext:value-type="float">
            <text:p>15.8273</text:p>
          </table:table-cell>
          <table:table-cell office:value-type="float" office:value="4331.257" calcext:value-type="float">
            <text:p>4331.257</text:p>
          </table:table-cell>
          <table:table-cell table:formula="of:=[.B158]-[.$B$109]" office:value-type="float" office:value="4.7579" calcext:value-type="float">
            <text:p>4.757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5.9244" calcext:value-type="float">
            <text:p>15.9244</text:p>
          </table:table-cell>
          <table:table-cell office:value-type="float" office:value="4259.295" calcext:value-type="float">
            <text:p>4259.295</text:p>
          </table:table-cell>
          <table:table-cell table:formula="of:=[.B159]-[.$B$109]" office:value-type="float" office:value="4.855" calcext:value-type="float">
            <text:p>4.85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0215" calcext:value-type="float">
            <text:p>16.0215</text:p>
          </table:table-cell>
          <table:table-cell office:value-type="float" office:value="4177.879" calcext:value-type="float">
            <text:p>4177.879</text:p>
          </table:table-cell>
          <table:table-cell table:formula="of:=[.B160]-[.$B$109]" office:value-type="float" office:value="4.9521" calcext:value-type="float">
            <text:p>4.952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4141.672" calcext:value-type="float">
            <text:p>4141.672</text:p>
          </table:table-cell>
          <table:table-cell table:formula="of:=[.B161]-[.$B$109]" office:value-type="float" office:value="5.0492" calcext:value-type="float">
            <text:p>5.049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2157" calcext:value-type="float">
            <text:p>16.2157</text:p>
          </table:table-cell>
          <table:table-cell office:value-type="float" office:value="4034.713" calcext:value-type="float">
            <text:p>4034.713</text:p>
          </table:table-cell>
          <table:table-cell table:formula="of:=[.B162]-[.$B$109]" office:value-type="float" office:value="5.1463" calcext:value-type="float">
            <text:p>5.146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3128" calcext:value-type="float">
            <text:p>16.3128</text:p>
          </table:table-cell>
          <table:table-cell office:value-type="float" office:value="3748.101" calcext:value-type="float">
            <text:p>3748.101</text:p>
          </table:table-cell>
          <table:table-cell table:formula="of:=[.B163]-[.$B$109]" office:value-type="float" office:value="5.2434" calcext:value-type="float">
            <text:p>5.243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4099" calcext:value-type="float">
            <text:p>16.4099</text:p>
          </table:table-cell>
          <table:table-cell office:value-type="float" office:value="3887.493" calcext:value-type="float">
            <text:p>3887.493</text:p>
          </table:table-cell>
          <table:table-cell table:formula="of:=[.B164]-[.$B$109]" office:value-type="float" office:value="5.3405" calcext:value-type="float">
            <text:p>5.340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507" calcext:value-type="float">
            <text:p>16.507</text:p>
          </table:table-cell>
          <table:table-cell office:value-type="float" office:value="4147.752" calcext:value-type="float">
            <text:p>4147.752</text:p>
          </table:table-cell>
          <table:table-cell table:formula="of:=[.B165]-[.$B$109]" office:value-type="float" office:value="5.4376" calcext:value-type="float">
            <text:p>5.437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6041" calcext:value-type="float">
            <text:p>16.6041</text:p>
          </table:table-cell>
          <table:table-cell office:value-type="float" office:value="4205.472" calcext:value-type="float">
            <text:p>4205.472</text:p>
          </table:table-cell>
          <table:table-cell table:formula="of:=[.B166]-[.$B$109]" office:value-type="float" office:value="5.5347" calcext:value-type="float">
            <text:p>5.534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7012" calcext:value-type="float">
            <text:p>16.7012</text:p>
          </table:table-cell>
          <table:table-cell office:value-type="float" office:value="4230.33" calcext:value-type="float">
            <text:p>4230.33</text:p>
          </table:table-cell>
          <table:table-cell table:formula="of:=[.B167]-[.$B$109]" office:value-type="float" office:value="5.6318" calcext:value-type="float">
            <text:p>5.63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7983" calcext:value-type="float">
            <text:p>16.7983</text:p>
          </table:table-cell>
          <table:table-cell office:value-type="float" office:value="4023.348" calcext:value-type="float">
            <text:p>4023.348</text:p>
          </table:table-cell>
          <table:table-cell table:formula="of:=[.B168]-[.$B$109]" office:value-type="float" office:value="5.7289" calcext:value-type="float">
            <text:p>5.728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8954" calcext:value-type="float">
            <text:p>16.8954</text:p>
          </table:table-cell>
          <table:table-cell office:value-type="float" office:value="3990.882" calcext:value-type="float">
            <text:p>3990.882</text:p>
          </table:table-cell>
          <table:table-cell table:formula="of:=[.B169]-[.$B$109]" office:value-type="float" office:value="5.826" calcext:value-type="float">
            <text:p>5.82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6.9925" calcext:value-type="float">
            <text:p>16.9925</text:p>
          </table:table-cell>
          <table:table-cell office:value-type="float" office:value="4004.816" calcext:value-type="float">
            <text:p>4004.816</text:p>
          </table:table-cell>
          <table:table-cell table:formula="of:=[.B170]-[.$B$109]" office:value-type="float" office:value="5.9231" calcext:value-type="float">
            <text:p>5.923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0896" calcext:value-type="float">
            <text:p>17.0896</text:p>
          </table:table-cell>
          <table:table-cell office:value-type="float" office:value="3942.217" calcext:value-type="float">
            <text:p>3942.217</text:p>
          </table:table-cell>
          <table:table-cell table:formula="of:=[.B171]-[.$B$109]" office:value-type="float" office:value="6.0202" calcext:value-type="float">
            <text:p>6.020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1867" calcext:value-type="float">
            <text:p>17.1867</text:p>
          </table:table-cell>
          <table:table-cell office:value-type="float" office:value="3989.546" calcext:value-type="float">
            <text:p>3989.546</text:p>
          </table:table-cell>
          <table:table-cell table:formula="of:=[.B172]-[.$B$109]" office:value-type="float" office:value="6.1173" calcext:value-type="float">
            <text:p>6.11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2838" calcext:value-type="float">
            <text:p>17.2838</text:p>
          </table:table-cell>
          <table:table-cell office:value-type="float" office:value="4040.126" calcext:value-type="float">
            <text:p>4040.126</text:p>
          </table:table-cell>
          <table:table-cell table:formula="of:=[.B173]-[.$B$109]" office:value-type="float" office:value="6.2144" calcext:value-type="float">
            <text:p>6.214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3809" calcext:value-type="float">
            <text:p>17.3809</text:p>
          </table:table-cell>
          <table:table-cell office:value-type="float" office:value="4155.363" calcext:value-type="float">
            <text:p>4155.363</text:p>
          </table:table-cell>
          <table:table-cell table:formula="of:=[.B174]-[.$B$109]" office:value-type="float" office:value="6.3115" calcext:value-type="float">
            <text:p>6.31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478" calcext:value-type="float">
            <text:p>17.478</text:p>
          </table:table-cell>
          <table:table-cell office:value-type="float" office:value="4049.881" calcext:value-type="float">
            <text:p>4049.881</text:p>
          </table:table-cell>
          <table:table-cell table:formula="of:=[.B175]-[.$B$109]" office:value-type="float" office:value="6.4086" calcext:value-type="float">
            <text:p>6.408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5751" calcext:value-type="float">
            <text:p>17.5751</text:p>
          </table:table-cell>
          <table:table-cell office:value-type="float" office:value="4002.996" calcext:value-type="float">
            <text:p>4002.996</text:p>
          </table:table-cell>
          <table:table-cell table:formula="of:=[.B176]-[.$B$109]" office:value-type="float" office:value="6.5057" calcext:value-type="float">
            <text:p>6.505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6722" calcext:value-type="float">
            <text:p>17.6722</text:p>
          </table:table-cell>
          <table:table-cell office:value-type="float" office:value="4209.766" calcext:value-type="float">
            <text:p>4209.766</text:p>
          </table:table-cell>
          <table:table-cell table:formula="of:=[.B177]-[.$B$109]" office:value-type="float" office:value="6.6028" calcext:value-type="float">
            <text:p>6.602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7693" calcext:value-type="float">
            <text:p>17.7693</text:p>
          </table:table-cell>
          <table:table-cell office:value-type="float" office:value="4300.076" calcext:value-type="float">
            <text:p>4300.076</text:p>
          </table:table-cell>
          <table:table-cell table:formula="of:=[.B178]-[.$B$109]" office:value-type="float" office:value="6.6999" calcext:value-type="float">
            <text:p>6.699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8664" calcext:value-type="float">
            <text:p>17.8664</text:p>
          </table:table-cell>
          <table:table-cell office:value-type="float" office:value="4050.843" calcext:value-type="float">
            <text:p>4050.843</text:p>
          </table:table-cell>
          <table:table-cell table:formula="of:=[.B179]-[.$B$109]" office:value-type="float" office:value="6.797" calcext:value-type="float">
            <text:p>6.79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7.9635" calcext:value-type="float">
            <text:p>17.9635</text:p>
          </table:table-cell>
          <table:table-cell office:value-type="float" office:value="4124.488" calcext:value-type="float">
            <text:p>4124.488</text:p>
          </table:table-cell>
          <table:table-cell table:formula="of:=[.B180]-[.$B$109]" office:value-type="float" office:value="6.8941" calcext:value-type="float">
            <text:p>6.894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0606" calcext:value-type="float">
            <text:p>18.0606</text:p>
          </table:table-cell>
          <table:table-cell office:value-type="float" office:value="4229.36" calcext:value-type="float">
            <text:p>4229.36</text:p>
          </table:table-cell>
          <table:table-cell table:formula="of:=[.B181]-[.$B$109]" office:value-type="float" office:value="6.9912" calcext:value-type="float">
            <text:p>6.991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1577" calcext:value-type="float">
            <text:p>18.1577</text:p>
          </table:table-cell>
          <table:table-cell office:value-type="float" office:value="4159.468" calcext:value-type="float">
            <text:p>4159.468</text:p>
          </table:table-cell>
          <table:table-cell table:formula="of:=[.B182]-[.$B$109]" office:value-type="float" office:value="7.0883" calcext:value-type="float">
            <text:p>7.088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2548" calcext:value-type="float">
            <text:p>18.2548</text:p>
          </table:table-cell>
          <table:table-cell office:value-type="float" office:value="4122.084" calcext:value-type="float">
            <text:p>4122.084</text:p>
          </table:table-cell>
          <table:table-cell table:formula="of:=[.B183]-[.$B$109]" office:value-type="float" office:value="7.1854" calcext:value-type="float">
            <text:p>7.185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3519" calcext:value-type="float">
            <text:p>18.3519</text:p>
          </table:table-cell>
          <table:table-cell office:value-type="float" office:value="4319.091" calcext:value-type="float">
            <text:p>4319.091</text:p>
          </table:table-cell>
          <table:table-cell table:formula="of:=[.B184]-[.$B$109]" office:value-type="float" office:value="7.2825" calcext:value-type="float">
            <text:p>7.282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449" calcext:value-type="float">
            <text:p>18.449</text:p>
          </table:table-cell>
          <table:table-cell office:value-type="float" office:value="4133.657" calcext:value-type="float">
            <text:p>4133.657</text:p>
          </table:table-cell>
          <table:table-cell table:formula="of:=[.B185]-[.$B$109]" office:value-type="float" office:value="7.3796" calcext:value-type="float">
            <text:p>7.379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5461" calcext:value-type="float">
            <text:p>18.5461</text:p>
          </table:table-cell>
          <table:table-cell office:value-type="float" office:value="4021.275" calcext:value-type="float">
            <text:p>4021.275</text:p>
          </table:table-cell>
          <table:table-cell table:formula="of:=[.B186]-[.$B$109]" office:value-type="float" office:value="7.4767" calcext:value-type="float">
            <text:p>7.476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6432" calcext:value-type="float">
            <text:p>18.6432</text:p>
          </table:table-cell>
          <table:table-cell office:value-type="float" office:value="4288.416" calcext:value-type="float">
            <text:p>4288.416</text:p>
          </table:table-cell>
          <table:table-cell table:formula="of:=[.B187]-[.$B$109]" office:value-type="float" office:value="7.5738" calcext:value-type="float">
            <text:p>7.573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7403" calcext:value-type="float">
            <text:p>18.7403</text:p>
          </table:table-cell>
          <table:table-cell office:value-type="float" office:value="3996.606" calcext:value-type="float">
            <text:p>3996.606</text:p>
          </table:table-cell>
          <table:table-cell table:formula="of:=[.B188]-[.$B$109]" office:value-type="float" office:value="7.6709" calcext:value-type="float">
            <text:p>7.670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8374" calcext:value-type="float">
            <text:p>18.8374</text:p>
          </table:table-cell>
          <table:table-cell office:value-type="float" office:value="4154.76" calcext:value-type="float">
            <text:p>4154.76</text:p>
          </table:table-cell>
          <table:table-cell table:formula="of:=[.B189]-[.$B$109]" office:value-type="float" office:value="7.768" calcext:value-type="float">
            <text:p>7.76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8.9345" calcext:value-type="float">
            <text:p>18.9345</text:p>
          </table:table-cell>
          <table:table-cell office:value-type="float" office:value="4291.859" calcext:value-type="float">
            <text:p>4291.859</text:p>
          </table:table-cell>
          <table:table-cell table:formula="of:=[.B190]-[.$B$109]" office:value-type="float" office:value="7.8651" calcext:value-type="float">
            <text:p>7.865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0316" calcext:value-type="float">
            <text:p>19.0316</text:p>
          </table:table-cell>
          <table:table-cell office:value-type="float" office:value="4102.875" calcext:value-type="float">
            <text:p>4102.875</text:p>
          </table:table-cell>
          <table:table-cell table:formula="of:=[.B191]-[.$B$109]" office:value-type="float" office:value="7.9622" calcext:value-type="float">
            <text:p>7.962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1287" calcext:value-type="float">
            <text:p>19.1287</text:p>
          </table:table-cell>
          <table:table-cell office:value-type="float" office:value="4501.938" calcext:value-type="float">
            <text:p>4501.938</text:p>
          </table:table-cell>
          <table:table-cell table:formula="of:=[.B192]-[.$B$109]" office:value-type="float" office:value="8.0593" calcext:value-type="float">
            <text:p>8.059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2258" calcext:value-type="float">
            <text:p>19.2258</text:p>
          </table:table-cell>
          <table:table-cell office:value-type="float" office:value="4295.583" calcext:value-type="float">
            <text:p>4295.583</text:p>
          </table:table-cell>
          <table:table-cell table:formula="of:=[.B193]-[.$B$109]" office:value-type="float" office:value="8.1564" calcext:value-type="float">
            <text:p>8.156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3229" calcext:value-type="float">
            <text:p>19.3229</text:p>
          </table:table-cell>
          <table:table-cell office:value-type="float" office:value="4169.748" calcext:value-type="float">
            <text:p>4169.748</text:p>
          </table:table-cell>
          <table:table-cell table:formula="of:=[.B194]-[.$B$109]" office:value-type="float" office:value="8.2535" calcext:value-type="float">
            <text:p>8.253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42" calcext:value-type="float">
            <text:p>19.42</text:p>
          </table:table-cell>
          <table:table-cell office:value-type="float" office:value="4346.16" calcext:value-type="float">
            <text:p>4346.16</text:p>
          </table:table-cell>
          <table:table-cell table:formula="of:=[.B195]-[.$B$109]" office:value-type="float" office:value="8.3506" calcext:value-type="float">
            <text:p>8.350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5171" calcext:value-type="float">
            <text:p>19.5171</text:p>
          </table:table-cell>
          <table:table-cell office:value-type="float" office:value="4204.155" calcext:value-type="float">
            <text:p>4204.155</text:p>
          </table:table-cell>
          <table:table-cell table:formula="of:=[.B196]-[.$B$109]" office:value-type="float" office:value="8.4477" calcext:value-type="float">
            <text:p>8.447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6142" calcext:value-type="float">
            <text:p>19.6142</text:p>
          </table:table-cell>
          <table:table-cell office:value-type="float" office:value="4181.271" calcext:value-type="float">
            <text:p>4181.271</text:p>
          </table:table-cell>
          <table:table-cell table:formula="of:=[.B197]-[.$B$109]" office:value-type="float" office:value="8.5448" calcext:value-type="float">
            <text:p>8.544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7113" calcext:value-type="float">
            <text:p>19.7113</text:p>
          </table:table-cell>
          <table:table-cell office:value-type="float" office:value="4333.175" calcext:value-type="float">
            <text:p>4333.175</text:p>
          </table:table-cell>
          <table:table-cell table:formula="of:=[.B198]-[.$B$109]" office:value-type="float" office:value="8.6419" calcext:value-type="float">
            <text:p>8.641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8084" calcext:value-type="float">
            <text:p>19.8084</text:p>
          </table:table-cell>
          <table:table-cell office:value-type="float" office:value="4253.599" calcext:value-type="float">
            <text:p>4253.599</text:p>
          </table:table-cell>
          <table:table-cell table:formula="of:=[.B199]-[.$B$109]" office:value-type="float" office:value="8.739" calcext:value-type="float">
            <text:p>8.73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19.9055" calcext:value-type="float">
            <text:p>19.9055</text:p>
          </table:table-cell>
          <table:table-cell office:value-type="float" office:value="4216.981" calcext:value-type="float">
            <text:p>4216.981</text:p>
          </table:table-cell>
          <table:table-cell table:formula="of:=[.B200]-[.$B$109]" office:value-type="float" office:value="8.8361" calcext:value-type="float">
            <text:p>8.836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4430.125" calcext:value-type="float">
            <text:p>4430.125</text:p>
          </table:table-cell>
          <table:table-cell table:formula="of:=[.B201]-[.$B$109]" office:value-type="float" office:value="8.9332" calcext:value-type="float">
            <text:p>8.933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0997" calcext:value-type="float">
            <text:p>20.0997</text:p>
          </table:table-cell>
          <table:table-cell office:value-type="float" office:value="4532.166" calcext:value-type="float">
            <text:p>4532.166</text:p>
          </table:table-cell>
          <table:table-cell table:formula="of:=[.B202]-[.$B$109]" office:value-type="float" office:value="9.0303" calcext:value-type="float">
            <text:p>9.030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1968" calcext:value-type="float">
            <text:p>20.1968</text:p>
          </table:table-cell>
          <table:table-cell office:value-type="float" office:value="4668.186" calcext:value-type="float">
            <text:p>4668.186</text:p>
          </table:table-cell>
          <table:table-cell table:formula="of:=[.B203]-[.$B$109]" office:value-type="float" office:value="9.1274" calcext:value-type="float">
            <text:p>9.12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2939" calcext:value-type="float">
            <text:p>20.2939</text:p>
          </table:table-cell>
          <table:table-cell office:value-type="float" office:value="4558.148" calcext:value-type="float">
            <text:p>4558.148</text:p>
          </table:table-cell>
          <table:table-cell table:formula="of:=[.B204]-[.$B$109]" office:value-type="float" office:value="9.2245" calcext:value-type="float">
            <text:p>9.224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391" calcext:value-type="float">
            <text:p>20.391</text:p>
          </table:table-cell>
          <table:table-cell office:value-type="float" office:value="4870.453" calcext:value-type="float">
            <text:p>4870.453</text:p>
          </table:table-cell>
          <table:table-cell table:formula="of:=[.B205]-[.$B$109]" office:value-type="float" office:value="9.3216" calcext:value-type="float">
            <text:p>9.321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4881" calcext:value-type="float">
            <text:p>20.4881</text:p>
          </table:table-cell>
          <table:table-cell office:value-type="float" office:value="5017.707" calcext:value-type="float">
            <text:p>5017.707</text:p>
          </table:table-cell>
          <table:table-cell table:formula="of:=[.B206]-[.$B$109]" office:value-type="float" office:value="9.4187" calcext:value-type="float">
            <text:p>9.418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5852" calcext:value-type="float">
            <text:p>20.5852</text:p>
          </table:table-cell>
          <table:table-cell office:value-type="float" office:value="4885.023" calcext:value-type="float">
            <text:p>4885.023</text:p>
          </table:table-cell>
          <table:table-cell table:formula="of:=[.B207]-[.$B$109]" office:value-type="float" office:value="9.5158" calcext:value-type="float">
            <text:p>9.515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6823" calcext:value-type="float">
            <text:p>20.6823</text:p>
          </table:table-cell>
          <table:table-cell office:value-type="float" office:value="4837.672" calcext:value-type="float">
            <text:p>4837.672</text:p>
          </table:table-cell>
          <table:table-cell table:formula="of:=[.B208]-[.$B$109]" office:value-type="float" office:value="9.6129" calcext:value-type="float">
            <text:p>9.612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7794" calcext:value-type="float">
            <text:p>20.7794</text:p>
          </table:table-cell>
          <table:table-cell office:value-type="float" office:value="4667.658" calcext:value-type="float">
            <text:p>4667.658</text:p>
          </table:table-cell>
          <table:table-cell table:formula="of:=[.B209]-[.$B$109]" office:value-type="float" office:value="9.71" calcext:value-type="float">
            <text:p>9.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8765" calcext:value-type="float">
            <text:p>20.8765</text:p>
          </table:table-cell>
          <table:table-cell office:value-type="float" office:value="4685.74" calcext:value-type="float">
            <text:p>4685.74</text:p>
          </table:table-cell>
          <table:table-cell table:formula="of:=[.B210]-[.$B$109]" office:value-type="float" office:value="9.8071" calcext:value-type="float">
            <text:p>9.80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0.9736" calcext:value-type="float">
            <text:p>20.9736</text:p>
          </table:table-cell>
          <table:table-cell office:value-type="float" office:value="4515.381" calcext:value-type="float">
            <text:p>4515.381</text:p>
          </table:table-cell>
          <table:table-cell table:formula="of:=[.B211]-[.$B$109]" office:value-type="float" office:value="9.9042" calcext:value-type="float">
            <text:p>9.904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0707" calcext:value-type="float">
            <text:p>21.0707</text:p>
          </table:table-cell>
          <table:table-cell office:value-type="float" office:value="4682.921" calcext:value-type="float">
            <text:p>4682.921</text:p>
          </table:table-cell>
          <table:table-cell table:formula="of:=[.B212]-[.$B$109]" office:value-type="float" office:value="10.0013" calcext:value-type="float">
            <text:p>10.001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1678" calcext:value-type="float">
            <text:p>21.1678</text:p>
          </table:table-cell>
          <table:table-cell office:value-type="float" office:value="4700.788" calcext:value-type="float">
            <text:p>4700.788</text:p>
          </table:table-cell>
          <table:table-cell table:formula="of:=[.B213]-[.$B$109]" office:value-type="float" office:value="10.0984" calcext:value-type="float">
            <text:p>10.098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2649" calcext:value-type="float">
            <text:p>21.2649</text:p>
          </table:table-cell>
          <table:table-cell office:value-type="float" office:value="4622.168" calcext:value-type="float">
            <text:p>4622.168</text:p>
          </table:table-cell>
          <table:table-cell table:formula="of:=[.B214]-[.$B$109]" office:value-type="float" office:value="10.1955" calcext:value-type="float">
            <text:p>10.195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362" calcext:value-type="float">
            <text:p>21.362</text:p>
          </table:table-cell>
          <table:table-cell office:value-type="float" office:value="4722.319" calcext:value-type="float">
            <text:p>4722.319</text:p>
          </table:table-cell>
          <table:table-cell table:formula="of:=[.B215]-[.$B$109]" office:value-type="float" office:value="10.2926" calcext:value-type="float">
            <text:p>10.292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4591" calcext:value-type="float">
            <text:p>21.4591</text:p>
          </table:table-cell>
          <table:table-cell office:value-type="float" office:value="4552.299" calcext:value-type="float">
            <text:p>4552.299</text:p>
          </table:table-cell>
          <table:table-cell table:formula="of:=[.B216]-[.$B$109]" office:value-type="float" office:value="10.3897" calcext:value-type="float">
            <text:p>10.389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5562" calcext:value-type="float">
            <text:p>21.5562</text:p>
          </table:table-cell>
          <table:table-cell office:value-type="float" office:value="4403.143" calcext:value-type="float">
            <text:p>4403.143</text:p>
          </table:table-cell>
          <table:table-cell table:formula="of:=[.B217]-[.$B$109]" office:value-type="float" office:value="10.4868" calcext:value-type="float">
            <text:p>10.486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6533" calcext:value-type="float">
            <text:p>21.6533</text:p>
          </table:table-cell>
          <table:table-cell office:value-type="float" office:value="4599.412" calcext:value-type="float">
            <text:p>4599.412</text:p>
          </table:table-cell>
          <table:table-cell table:formula="of:=[.B218]-[.$B$109]" office:value-type="float" office:value="10.5839" calcext:value-type="float">
            <text:p>10.583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7504" calcext:value-type="float">
            <text:p>21.7504</text:p>
          </table:table-cell>
          <table:table-cell office:value-type="float" office:value="4472.625" calcext:value-type="float">
            <text:p>4472.625</text:p>
          </table:table-cell>
          <table:table-cell table:formula="of:=[.B219]-[.$B$109]" office:value-type="float" office:value="10.681" calcext:value-type="float">
            <text:p>10.68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8475" calcext:value-type="float">
            <text:p>21.8475</text:p>
          </table:table-cell>
          <table:table-cell office:value-type="float" office:value="4215.368" calcext:value-type="float">
            <text:p>4215.368</text:p>
          </table:table-cell>
          <table:table-cell table:formula="of:=[.B220]-[.$B$109]" office:value-type="float" office:value="10.7781" calcext:value-type="float">
            <text:p>10.778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1.9446" calcext:value-type="float">
            <text:p>21.9446</text:p>
          </table:table-cell>
          <table:table-cell office:value-type="float" office:value="4248.891" calcext:value-type="float">
            <text:p>4248.891</text:p>
          </table:table-cell>
          <table:table-cell table:formula="of:=[.B221]-[.$B$109]" office:value-type="float" office:value="10.8752" calcext:value-type="float">
            <text:p>10.875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0417" calcext:value-type="float">
            <text:p>22.0417</text:p>
          </table:table-cell>
          <table:table-cell office:value-type="float" office:value="4228.074" calcext:value-type="float">
            <text:p>4228.074</text:p>
          </table:table-cell>
          <table:table-cell table:formula="of:=[.B222]-[.$B$109]" office:value-type="float" office:value="10.9723" calcext:value-type="float">
            <text:p>10.972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1388" calcext:value-type="float">
            <text:p>22.1388</text:p>
          </table:table-cell>
          <table:table-cell office:value-type="float" office:value="4311.723" calcext:value-type="float">
            <text:p>4311.723</text:p>
          </table:table-cell>
          <table:table-cell table:formula="of:=[.B223]-[.$B$109]" office:value-type="float" office:value="11.0694" calcext:value-type="float">
            <text:p>11.069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2359" calcext:value-type="float">
            <text:p>22.2359</text:p>
          </table:table-cell>
          <table:table-cell office:value-type="float" office:value="4386.484" calcext:value-type="float">
            <text:p>4386.484</text:p>
          </table:table-cell>
          <table:table-cell table:formula="of:=[.B224]-[.$B$109]" office:value-type="float" office:value="11.1665" calcext:value-type="float">
            <text:p>11.166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333" calcext:value-type="float">
            <text:p>22.333</text:p>
          </table:table-cell>
          <table:table-cell office:value-type="float" office:value="4522.61" calcext:value-type="float">
            <text:p>4522.61</text:p>
          </table:table-cell>
          <table:table-cell table:formula="of:=[.B225]-[.$B$109]" office:value-type="float" office:value="11.2636" calcext:value-type="float">
            <text:p>11.263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4301" calcext:value-type="float">
            <text:p>22.4301</text:p>
          </table:table-cell>
          <table:table-cell office:value-type="float" office:value="4615.138" calcext:value-type="float">
            <text:p>4615.138</text:p>
          </table:table-cell>
          <table:table-cell table:formula="of:=[.B226]-[.$B$109]" office:value-type="float" office:value="11.3607" calcext:value-type="float">
            <text:p>11.360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5272" calcext:value-type="float">
            <text:p>22.5272</text:p>
          </table:table-cell>
          <table:table-cell office:value-type="float" office:value="4749.069" calcext:value-type="float">
            <text:p>4749.069</text:p>
          </table:table-cell>
          <table:table-cell table:formula="of:=[.B227]-[.$B$109]" office:value-type="float" office:value="11.4578" calcext:value-type="float">
            <text:p>11.457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6243" calcext:value-type="float">
            <text:p>22.6243</text:p>
          </table:table-cell>
          <table:table-cell office:value-type="float" office:value="4737.58" calcext:value-type="float">
            <text:p>4737.58</text:p>
          </table:table-cell>
          <table:table-cell table:formula="of:=[.B228]-[.$B$109]" office:value-type="float" office:value="11.5549" calcext:value-type="float">
            <text:p>11.554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7214" calcext:value-type="float">
            <text:p>22.7214</text:p>
          </table:table-cell>
          <table:table-cell office:value-type="float" office:value="4488.047" calcext:value-type="float">
            <text:p>4488.047</text:p>
          </table:table-cell>
          <table:table-cell table:formula="of:=[.B229]-[.$B$109]" office:value-type="float" office:value="11.652" calcext:value-type="float">
            <text:p>11.65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8185" calcext:value-type="float">
            <text:p>22.8185</text:p>
          </table:table-cell>
          <table:table-cell office:value-type="float" office:value="4469.251" calcext:value-type="float">
            <text:p>4469.251</text:p>
          </table:table-cell>
          <table:table-cell table:formula="of:=[.B230]-[.$B$109]" office:value-type="float" office:value="11.7491" calcext:value-type="float">
            <text:p>11.749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2.9156" calcext:value-type="float">
            <text:p>22.9156</text:p>
          </table:table-cell>
          <table:table-cell office:value-type="float" office:value="4418.05" calcext:value-type="float">
            <text:p>4418.05</text:p>
          </table:table-cell>
          <table:table-cell table:formula="of:=[.B231]-[.$B$109]" office:value-type="float" office:value="11.8462" calcext:value-type="float">
            <text:p>11.846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0127" calcext:value-type="float">
            <text:p>23.0127</text:p>
          </table:table-cell>
          <table:table-cell office:value-type="float" office:value="4482.712" calcext:value-type="float">
            <text:p>4482.712</text:p>
          </table:table-cell>
          <table:table-cell table:formula="of:=[.B232]-[.$B$109]" office:value-type="float" office:value="11.9433" calcext:value-type="float">
            <text:p>11.943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1098" calcext:value-type="float">
            <text:p>23.1098</text:p>
          </table:table-cell>
          <table:table-cell office:value-type="float" office:value="4534.268" calcext:value-type="float">
            <text:p>4534.268</text:p>
          </table:table-cell>
          <table:table-cell table:formula="of:=[.B233]-[.$B$109]" office:value-type="float" office:value="12.0404" calcext:value-type="float">
            <text:p>12.040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2069" calcext:value-type="float">
            <text:p>23.2069</text:p>
          </table:table-cell>
          <table:table-cell office:value-type="float" office:value="4472.368" calcext:value-type="float">
            <text:p>4472.368</text:p>
          </table:table-cell>
          <table:table-cell table:formula="of:=[.B234]-[.$B$109]" office:value-type="float" office:value="12.1375" calcext:value-type="float">
            <text:p>12.13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304" calcext:value-type="float">
            <text:p>23.304</text:p>
          </table:table-cell>
          <table:table-cell office:value-type="float" office:value="4345.911" calcext:value-type="float">
            <text:p>4345.911</text:p>
          </table:table-cell>
          <table:table-cell table:formula="of:=[.B235]-[.$B$109]" office:value-type="float" office:value="12.2346" calcext:value-type="float">
            <text:p>12.234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4011" calcext:value-type="float">
            <text:p>23.4011</text:p>
          </table:table-cell>
          <table:table-cell office:value-type="float" office:value="4241.476" calcext:value-type="float">
            <text:p>4241.476</text:p>
          </table:table-cell>
          <table:table-cell table:formula="of:=[.B236]-[.$B$109]" office:value-type="float" office:value="12.3317" calcext:value-type="float">
            <text:p>12.33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4982" calcext:value-type="float">
            <text:p>23.4982</text:p>
          </table:table-cell>
          <table:table-cell office:value-type="float" office:value="4390.421" calcext:value-type="float">
            <text:p>4390.421</text:p>
          </table:table-cell>
          <table:table-cell table:formula="of:=[.B237]-[.$B$109]" office:value-type="float" office:value="12.4288" calcext:value-type="float">
            <text:p>12.428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5953" calcext:value-type="float">
            <text:p>23.5953</text:p>
          </table:table-cell>
          <table:table-cell office:value-type="float" office:value="4533.167" calcext:value-type="float">
            <text:p>4533.167</text:p>
          </table:table-cell>
          <table:table-cell table:formula="of:=[.B238]-[.$B$109]" office:value-type="float" office:value="12.5259" calcext:value-type="float">
            <text:p>12.525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6924" calcext:value-type="float">
            <text:p>23.6924</text:p>
          </table:table-cell>
          <table:table-cell office:value-type="float" office:value="4428.18" calcext:value-type="float">
            <text:p>4428.18</text:p>
          </table:table-cell>
          <table:table-cell table:formula="of:=[.B239]-[.$B$109]" office:value-type="float" office:value="12.623" calcext:value-type="float">
            <text:p>12.62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7895" calcext:value-type="float">
            <text:p>23.7895</text:p>
          </table:table-cell>
          <table:table-cell office:value-type="float" office:value="4653.736" calcext:value-type="float">
            <text:p>4653.736</text:p>
          </table:table-cell>
          <table:table-cell table:formula="of:=[.B240]-[.$B$109]" office:value-type="float" office:value="12.7201" calcext:value-type="float">
            <text:p>12.72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8866" calcext:value-type="float">
            <text:p>23.8866</text:p>
          </table:table-cell>
          <table:table-cell office:value-type="float" office:value="4755.93" calcext:value-type="float">
            <text:p>4755.93</text:p>
          </table:table-cell>
          <table:table-cell table:formula="of:=[.B241]-[.$B$109]" office:value-type="float" office:value="12.8172" calcext:value-type="float">
            <text:p>12.81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3.9837" calcext:value-type="float">
            <text:p>23.9837</text:p>
          </table:table-cell>
          <table:table-cell office:value-type="float" office:value="4642.909" calcext:value-type="float">
            <text:p>4642.909</text:p>
          </table:table-cell>
          <table:table-cell table:formula="of:=[.B242]-[.$B$109]" office:value-type="float" office:value="12.9143" calcext:value-type="float">
            <text:p>12.914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0808" calcext:value-type="float">
            <text:p>24.0808</text:p>
          </table:table-cell>
          <table:table-cell office:value-type="float" office:value="4887.308" calcext:value-type="float">
            <text:p>4887.308</text:p>
          </table:table-cell>
          <table:table-cell table:formula="of:=[.B243]-[.$B$109]" office:value-type="float" office:value="13.0114" calcext:value-type="float">
            <text:p>13.011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1779" calcext:value-type="float">
            <text:p>24.1779</text:p>
          </table:table-cell>
          <table:table-cell office:value-type="float" office:value="4830.79" calcext:value-type="float">
            <text:p>4830.79</text:p>
          </table:table-cell>
          <table:table-cell table:formula="of:=[.B244]-[.$B$109]" office:value-type="float" office:value="13.1085" calcext:value-type="float">
            <text:p>13.108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275" calcext:value-type="float">
            <text:p>24.275</text:p>
          </table:table-cell>
          <table:table-cell office:value-type="float" office:value="4703.992" calcext:value-type="float">
            <text:p>4703.992</text:p>
          </table:table-cell>
          <table:table-cell table:formula="of:=[.B245]-[.$B$109]" office:value-type="float" office:value="13.2056" calcext:value-type="float">
            <text:p>13.205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3721" calcext:value-type="float">
            <text:p>24.3721</text:p>
          </table:table-cell>
          <table:table-cell office:value-type="float" office:value="4556.554" calcext:value-type="float">
            <text:p>4556.554</text:p>
          </table:table-cell>
          <table:table-cell table:formula="of:=[.B246]-[.$B$109]" office:value-type="float" office:value="13.3027" calcext:value-type="float">
            <text:p>13.302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4692" calcext:value-type="float">
            <text:p>24.4692</text:p>
          </table:table-cell>
          <table:table-cell office:value-type="float" office:value="4294.747" calcext:value-type="float">
            <text:p>4294.747</text:p>
          </table:table-cell>
          <table:table-cell table:formula="of:=[.B247]-[.$B$109]" office:value-type="float" office:value="13.3998" calcext:value-type="float">
            <text:p>13.399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5663" calcext:value-type="float">
            <text:p>24.5663</text:p>
          </table:table-cell>
          <table:table-cell office:value-type="float" office:value="4493.47" calcext:value-type="float">
            <text:p>4493.47</text:p>
          </table:table-cell>
          <table:table-cell table:formula="of:=[.B248]-[.$B$109]" office:value-type="float" office:value="13.4969" calcext:value-type="float">
            <text:p>13.4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6634" calcext:value-type="float">
            <text:p>24.6634</text:p>
          </table:table-cell>
          <table:table-cell office:value-type="float" office:value="4701.917" calcext:value-type="float">
            <text:p>4701.917</text:p>
          </table:table-cell>
          <table:table-cell table:formula="of:=[.B249]-[.$B$109]" office:value-type="float" office:value="13.594" calcext:value-type="float">
            <text:p>13.59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7605" calcext:value-type="float">
            <text:p>24.7605</text:p>
          </table:table-cell>
          <table:table-cell office:value-type="float" office:value="4744.772" calcext:value-type="float">
            <text:p>4744.772</text:p>
          </table:table-cell>
          <table:table-cell table:formula="of:=[.B250]-[.$B$109]" office:value-type="float" office:value="13.6911" calcext:value-type="float">
            <text:p>13.69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8576" calcext:value-type="float">
            <text:p>24.8576</text:p>
          </table:table-cell>
          <table:table-cell office:value-type="float" office:value="4722.205" calcext:value-type="float">
            <text:p>4722.205</text:p>
          </table:table-cell>
          <table:table-cell table:formula="of:=[.B251]-[.$B$109]" office:value-type="float" office:value="13.7882" calcext:value-type="float">
            <text:p>13.788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4.9547" calcext:value-type="float">
            <text:p>24.9547</text:p>
          </table:table-cell>
          <table:table-cell office:value-type="float" office:value="4536.7" calcext:value-type="float">
            <text:p>4536.7</text:p>
          </table:table-cell>
          <table:table-cell table:formula="of:=[.B252]-[.$B$109]" office:value-type="float" office:value="13.8853" calcext:value-type="float">
            <text:p>13.885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0518" calcext:value-type="float">
            <text:p>25.0518</text:p>
          </table:table-cell>
          <table:table-cell office:value-type="float" office:value="4483.903" calcext:value-type="float">
            <text:p>4483.903</text:p>
          </table:table-cell>
          <table:table-cell table:formula="of:=[.B253]-[.$B$109]" office:value-type="float" office:value="13.9824" calcext:value-type="float">
            <text:p>13.982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1489" calcext:value-type="float">
            <text:p>25.1489</text:p>
          </table:table-cell>
          <table:table-cell office:value-type="float" office:value="4549.594" calcext:value-type="float">
            <text:p>4549.594</text:p>
          </table:table-cell>
          <table:table-cell table:formula="of:=[.B254]-[.$B$109]" office:value-type="float" office:value="14.0795" calcext:value-type="float">
            <text:p>14.079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246" calcext:value-type="float">
            <text:p>25.246</text:p>
          </table:table-cell>
          <table:table-cell office:value-type="float" office:value="4399.368" calcext:value-type="float">
            <text:p>4399.368</text:p>
          </table:table-cell>
          <table:table-cell table:formula="of:=[.B255]-[.$B$109]" office:value-type="float" office:value="14.1766" calcext:value-type="float">
            <text:p>14.176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3431" calcext:value-type="float">
            <text:p>25.3431</text:p>
          </table:table-cell>
          <table:table-cell office:value-type="float" office:value="4330.333" calcext:value-type="float">
            <text:p>4330.333</text:p>
          </table:table-cell>
          <table:table-cell table:formula="of:=[.B256]-[.$B$109]" office:value-type="float" office:value="14.2737" calcext:value-type="float">
            <text:p>14.273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4402" calcext:value-type="float">
            <text:p>25.4402</text:p>
          </table:table-cell>
          <table:table-cell office:value-type="float" office:value="4448.912" calcext:value-type="float">
            <text:p>4448.912</text:p>
          </table:table-cell>
          <table:table-cell table:formula="of:=[.B257]-[.$B$109]" office:value-type="float" office:value="14.3708" calcext:value-type="float">
            <text:p>14.370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5373" calcext:value-type="float">
            <text:p>25.5373</text:p>
          </table:table-cell>
          <table:table-cell office:value-type="float" office:value="4254.346" calcext:value-type="float">
            <text:p>4254.346</text:p>
          </table:table-cell>
          <table:table-cell table:formula="of:=[.B258]-[.$B$109]" office:value-type="float" office:value="14.4679" calcext:value-type="float">
            <text:p>14.467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6344" calcext:value-type="float">
            <text:p>25.6344</text:p>
          </table:table-cell>
          <table:table-cell office:value-type="float" office:value="4207.759" calcext:value-type="float">
            <text:p>4207.759</text:p>
          </table:table-cell>
          <table:table-cell table:formula="of:=[.B259]-[.$B$109]" office:value-type="float" office:value="14.565" calcext:value-type="float">
            <text:p>14.56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7315" calcext:value-type="float">
            <text:p>25.7315</text:p>
          </table:table-cell>
          <table:table-cell office:value-type="float" office:value="4275.435" calcext:value-type="float">
            <text:p>4275.435</text:p>
          </table:table-cell>
          <table:table-cell table:formula="of:=[.B260]-[.$B$109]" office:value-type="float" office:value="14.6621" calcext:value-type="float">
            <text:p>14.662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8286" calcext:value-type="float">
            <text:p>25.8286</text:p>
          </table:table-cell>
          <table:table-cell office:value-type="float" office:value="3964.039" calcext:value-type="float">
            <text:p>3964.039</text:p>
          </table:table-cell>
          <table:table-cell table:formula="of:=[.B261]-[.$B$109]" office:value-type="float" office:value="14.7592" calcext:value-type="float">
            <text:p>14.759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5.9257" calcext:value-type="float">
            <text:p>25.9257</text:p>
          </table:table-cell>
          <table:table-cell office:value-type="float" office:value="3849.665" calcext:value-type="float">
            <text:p>3849.665</text:p>
          </table:table-cell>
          <table:table-cell table:formula="of:=[.B262]-[.$B$109]" office:value-type="float" office:value="14.8563" calcext:value-type="float">
            <text:p>14.856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0228" calcext:value-type="float">
            <text:p>26.0228</text:p>
          </table:table-cell>
          <table:table-cell office:value-type="float" office:value="3988.417" calcext:value-type="float">
            <text:p>3988.417</text:p>
          </table:table-cell>
          <table:table-cell table:formula="of:=[.B263]-[.$B$109]" office:value-type="float" office:value="14.9534" calcext:value-type="float">
            <text:p>14.953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1199" calcext:value-type="float">
            <text:p>26.1199</text:p>
          </table:table-cell>
          <table:table-cell office:value-type="float" office:value="3932.357" calcext:value-type="float">
            <text:p>3932.357</text:p>
          </table:table-cell>
          <table:table-cell table:formula="of:=[.B264]-[.$B$109]" office:value-type="float" office:value="15.0505" calcext:value-type="float">
            <text:p>15.050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217" calcext:value-type="float">
            <text:p>26.217</text:p>
          </table:table-cell>
          <table:table-cell office:value-type="float" office:value="4064.161" calcext:value-type="float">
            <text:p>4064.161</text:p>
          </table:table-cell>
          <table:table-cell table:formula="of:=[.B265]-[.$B$109]" office:value-type="float" office:value="15.1476" calcext:value-type="float">
            <text:p>15.147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3141" calcext:value-type="float">
            <text:p>26.3141</text:p>
          </table:table-cell>
          <table:table-cell office:value-type="float" office:value="4044.236" calcext:value-type="float">
            <text:p>4044.236</text:p>
          </table:table-cell>
          <table:table-cell table:formula="of:=[.B266]-[.$B$109]" office:value-type="float" office:value="15.2447" calcext:value-type="float">
            <text:p>15.244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4112" calcext:value-type="float">
            <text:p>26.4112</text:p>
          </table:table-cell>
          <table:table-cell office:value-type="float" office:value="4374.609" calcext:value-type="float">
            <text:p>4374.609</text:p>
          </table:table-cell>
          <table:table-cell table:formula="of:=[.B267]-[.$B$109]" office:value-type="float" office:value="15.3418" calcext:value-type="float">
            <text:p>15.34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5083" calcext:value-type="float">
            <text:p>26.5083</text:p>
          </table:table-cell>
          <table:table-cell office:value-type="float" office:value="4108.776" calcext:value-type="float">
            <text:p>4108.776</text:p>
          </table:table-cell>
          <table:table-cell table:formula="of:=[.B268]-[.$B$268]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6054" calcext:value-type="float">
            <text:p>26.6054</text:p>
          </table:table-cell>
          <table:table-cell office:value-type="float" office:value="3974.895" calcext:value-type="float">
            <text:p>3974.895</text:p>
          </table:table-cell>
          <table:table-cell table:formula="of:=[.B269]-[.$B$268]" office:value-type="float" office:value="0.0971000000000011" calcext:value-type="float">
            <text:p>0.09710000000000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7025" calcext:value-type="float">
            <text:p>26.7025</text:p>
          </table:table-cell>
          <table:table-cell office:value-type="float" office:value="4202.337" calcext:value-type="float">
            <text:p>4202.337</text:p>
          </table:table-cell>
          <table:table-cell table:formula="of:=[.B270]-[.$B$268]" office:value-type="float" office:value="0.194200000000002" calcext:value-type="float">
            <text:p>0.19420000000000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7996" calcext:value-type="float">
            <text:p>26.7996</text:p>
          </table:table-cell>
          <table:table-cell office:value-type="float" office:value="3727.875" calcext:value-type="float">
            <text:p>3727.875</text:p>
          </table:table-cell>
          <table:table-cell table:formula="of:=[.B271]-[.$B$268]" office:value-type="float" office:value="0.291300000000003" calcext:value-type="float">
            <text:p>0.29130000000000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8967" calcext:value-type="float">
            <text:p>26.8967</text:p>
          </table:table-cell>
          <table:table-cell office:value-type="float" office:value="4008.513" calcext:value-type="float">
            <text:p>4008.513</text:p>
          </table:table-cell>
          <table:table-cell table:formula="of:=[.B272]-[.$B$268]" office:value-type="float" office:value="0.388400000000001" calcext:value-type="float">
            <text:p>0.38840000000000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6.9938" calcext:value-type="float">
            <text:p>26.9938</text:p>
          </table:table-cell>
          <table:table-cell office:value-type="float" office:value="4019.093" calcext:value-type="float">
            <text:p>4019.093</text:p>
          </table:table-cell>
          <table:table-cell table:formula="of:=[.B273]-[.$B$268]" office:value-type="float" office:value="0.485500000000002" calcext:value-type="float">
            <text:p>0.48550000000000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0909" calcext:value-type="float">
            <text:p>27.0909</text:p>
          </table:table-cell>
          <table:table-cell office:value-type="float" office:value="3847.347" calcext:value-type="float">
            <text:p>3847.347</text:p>
          </table:table-cell>
          <table:table-cell table:formula="of:=[.B274]-[.$B$268]" office:value-type="float" office:value="0.582600000000003" calcext:value-type="float">
            <text:p>0.58260000000000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188" calcext:value-type="float">
            <text:p>27.188</text:p>
          </table:table-cell>
          <table:table-cell office:value-type="float" office:value="4295.948" calcext:value-type="float">
            <text:p>4295.948</text:p>
          </table:table-cell>
          <table:table-cell table:formula="of:=[.B275]-[.$B$268]" office:value-type="float" office:value="0.6797" calcext:value-type="float">
            <text:p>0.679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2851" calcext:value-type="float">
            <text:p>27.2851</text:p>
          </table:table-cell>
          <table:table-cell office:value-type="float" office:value="4274.812" calcext:value-type="float">
            <text:p>4274.812</text:p>
          </table:table-cell>
          <table:table-cell table:formula="of:=[.B276]-[.$B$268]" office:value-type="float" office:value="0.776800000000002" calcext:value-type="float">
            <text:p>0.77680000000000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3822" calcext:value-type="float">
            <text:p>27.3822</text:p>
          </table:table-cell>
          <table:table-cell office:value-type="float" office:value="4228.24" calcext:value-type="float">
            <text:p>4228.24</text:p>
          </table:table-cell>
          <table:table-cell table:formula="of:=[.B277]-[.$B$268]" office:value-type="float" office:value="0.873900000000003" calcext:value-type="float">
            <text:p>0.87390000000000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4793" calcext:value-type="float">
            <text:p>27.4793</text:p>
          </table:table-cell>
          <table:table-cell office:value-type="float" office:value="3985.903" calcext:value-type="float">
            <text:p>3985.903</text:p>
          </table:table-cell>
          <table:table-cell table:formula="of:=[.B278]-[.$B$268]" office:value-type="float" office:value="0.971" calcext:value-type="float">
            <text:p>0.97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5764" calcext:value-type="float">
            <text:p>27.5764</text:p>
          </table:table-cell>
          <table:table-cell office:value-type="float" office:value="4017.009" calcext:value-type="float">
            <text:p>4017.009</text:p>
          </table:table-cell>
          <table:table-cell table:formula="of:=[.B279]-[.$B$268]" office:value-type="float" office:value="1.0681" calcext:value-type="float">
            <text:p>1.068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6735" calcext:value-type="float">
            <text:p>27.6735</text:p>
          </table:table-cell>
          <table:table-cell office:value-type="float" office:value="3938.502" calcext:value-type="float">
            <text:p>3938.502</text:p>
          </table:table-cell>
          <table:table-cell table:formula="of:=[.B280]-[.$B$268]" office:value-type="float" office:value="1.1652" calcext:value-type="float">
            <text:p>1.165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7706" calcext:value-type="float">
            <text:p>27.7706</text:p>
          </table:table-cell>
          <table:table-cell office:value-type="float" office:value="3922.634" calcext:value-type="float">
            <text:p>3922.634</text:p>
          </table:table-cell>
          <table:table-cell table:formula="of:=[.B281]-[.$B$268]" office:value-type="float" office:value="1.2623" calcext:value-type="float">
            <text:p>1.262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8677" calcext:value-type="float">
            <text:p>27.8677</text:p>
          </table:table-cell>
          <table:table-cell office:value-type="float" office:value="3647.458" calcext:value-type="float">
            <text:p>3647.458</text:p>
          </table:table-cell>
          <table:table-cell table:formula="of:=[.B282]-[.$B$268]" office:value-type="float" office:value="1.3594" calcext:value-type="float">
            <text:p>1.359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7.9648" calcext:value-type="float">
            <text:p>27.9648</text:p>
          </table:table-cell>
          <table:table-cell office:value-type="float" office:value="3653.547" calcext:value-type="float">
            <text:p>3653.547</text:p>
          </table:table-cell>
          <table:table-cell table:formula="of:=[.B283]-[.$B$268]" office:value-type="float" office:value="1.4565" calcext:value-type="float">
            <text:p>1.45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0619" calcext:value-type="float">
            <text:p>28.0619</text:p>
          </table:table-cell>
          <table:table-cell office:value-type="float" office:value="3995.953" calcext:value-type="float">
            <text:p>3995.953</text:p>
          </table:table-cell>
          <table:table-cell table:formula="of:=[.B284]-[.$B$268]" office:value-type="float" office:value="1.5536" calcext:value-type="float">
            <text:p>1.553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159" calcext:value-type="float">
            <text:p>28.159</text:p>
          </table:table-cell>
          <table:table-cell office:value-type="float" office:value="3958.579" calcext:value-type="float">
            <text:p>3958.579</text:p>
          </table:table-cell>
          <table:table-cell table:formula="of:=[.B285]-[.$B$268]" office:value-type="float" office:value="1.6507" calcext:value-type="float">
            <text:p>1.650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2561" calcext:value-type="float">
            <text:p>28.2561</text:p>
          </table:table-cell>
          <table:table-cell office:value-type="float" office:value="4126.284" calcext:value-type="float">
            <text:p>4126.284</text:p>
          </table:table-cell>
          <table:table-cell table:formula="of:=[.B286]-[.$B$268]" office:value-type="float" office:value="1.7478" calcext:value-type="float">
            <text:p>1.747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3532" calcext:value-type="float">
            <text:p>28.3532</text:p>
          </table:table-cell>
          <table:table-cell office:value-type="float" office:value="4234.454" calcext:value-type="float">
            <text:p>4234.454</text:p>
          </table:table-cell>
          <table:table-cell table:formula="of:=[.B287]-[.$B$268]" office:value-type="float" office:value="1.8449" calcext:value-type="float">
            <text:p>1.844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4503" calcext:value-type="float">
            <text:p>28.4503</text:p>
          </table:table-cell>
          <table:table-cell office:value-type="float" office:value="4061.479" calcext:value-type="float">
            <text:p>4061.479</text:p>
          </table:table-cell>
          <table:table-cell table:formula="of:=[.B288]-[.$B$268]" office:value-type="float" office:value="1.942" calcext:value-type="float">
            <text:p>1.94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5474" calcext:value-type="float">
            <text:p>28.5474</text:p>
          </table:table-cell>
          <table:table-cell office:value-type="float" office:value="4113.591" calcext:value-type="float">
            <text:p>4113.591</text:p>
          </table:table-cell>
          <table:table-cell table:formula="of:=[.B289]-[.$B$268]" office:value-type="float" office:value="2.0391" calcext:value-type="float">
            <text:p>2.03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6445" calcext:value-type="float">
            <text:p>28.6445</text:p>
          </table:table-cell>
          <table:table-cell office:value-type="float" office:value="4188.838" calcext:value-type="float">
            <text:p>4188.838</text:p>
          </table:table-cell>
          <table:table-cell table:formula="of:=[.B290]-[.$B$268]" office:value-type="float" office:value="2.1362" calcext:value-type="float">
            <text:p>2.13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7416" calcext:value-type="float">
            <text:p>28.7416</text:p>
          </table:table-cell>
          <table:table-cell office:value-type="float" office:value="4287.528" calcext:value-type="float">
            <text:p>4287.528</text:p>
          </table:table-cell>
          <table:table-cell table:formula="of:=[.B291]-[.$B$268]" office:value-type="float" office:value="2.2333" calcext:value-type="float">
            <text:p>2.23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8387" calcext:value-type="float">
            <text:p>28.8387</text:p>
          </table:table-cell>
          <table:table-cell office:value-type="float" office:value="4328.885" calcext:value-type="float">
            <text:p>4328.885</text:p>
          </table:table-cell>
          <table:table-cell table:formula="of:=[.B292]-[.$B$268]" office:value-type="float" office:value="2.3304" calcext:value-type="float">
            <text:p>2.330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8.9358" calcext:value-type="float">
            <text:p>28.9358</text:p>
          </table:table-cell>
          <table:table-cell office:value-type="float" office:value="4287.437" calcext:value-type="float">
            <text:p>4287.437</text:p>
          </table:table-cell>
          <table:table-cell table:formula="of:=[.B293]-[.$B$268]" office:value-type="float" office:value="2.4275" calcext:value-type="float">
            <text:p>2.427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0329" calcext:value-type="float">
            <text:p>29.0329</text:p>
          </table:table-cell>
          <table:table-cell office:value-type="float" office:value="4290.396" calcext:value-type="float">
            <text:p>4290.396</text:p>
          </table:table-cell>
          <table:table-cell table:formula="of:=[.B294]-[.$B$268]" office:value-type="float" office:value="2.5246" calcext:value-type="float">
            <text:p>2.524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13" calcext:value-type="float">
            <text:p>29.13</text:p>
          </table:table-cell>
          <table:table-cell office:value-type="float" office:value="4124.359" calcext:value-type="float">
            <text:p>4124.359</text:p>
          </table:table-cell>
          <table:table-cell table:formula="of:=[.B295]-[.$B$268]" office:value-type="float" office:value="2.6217" calcext:value-type="float">
            <text:p>2.62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2271" calcext:value-type="float">
            <text:p>29.2271</text:p>
          </table:table-cell>
          <table:table-cell office:value-type="float" office:value="4086.06" calcext:value-type="float">
            <text:p>4086.06</text:p>
          </table:table-cell>
          <table:table-cell table:formula="of:=[.B296]-[.$B$268]" office:value-type="float" office:value="2.7188" calcext:value-type="float">
            <text:p>2.71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3242" calcext:value-type="float">
            <text:p>29.3242</text:p>
          </table:table-cell>
          <table:table-cell office:value-type="float" office:value="4249.201" calcext:value-type="float">
            <text:p>4249.201</text:p>
          </table:table-cell>
          <table:table-cell table:formula="of:=[.B297]-[.$B$268]" office:value-type="float" office:value="2.8159" calcext:value-type="float">
            <text:p>2.815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4213" calcext:value-type="float">
            <text:p>29.4213</text:p>
          </table:table-cell>
          <table:table-cell office:value-type="float" office:value="4370.149" calcext:value-type="float">
            <text:p>4370.149</text:p>
          </table:table-cell>
          <table:table-cell table:formula="of:=[.B298]-[.$B$268]" office:value-type="float" office:value="2.913" calcext:value-type="float">
            <text:p>2.9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5184" calcext:value-type="float">
            <text:p>29.5184</text:p>
          </table:table-cell>
          <table:table-cell office:value-type="float" office:value="4381.659" calcext:value-type="float">
            <text:p>4381.659</text:p>
          </table:table-cell>
          <table:table-cell table:formula="of:=[.B299]-[.$B$268]" office:value-type="float" office:value="3.0101" calcext:value-type="float">
            <text:p>3.010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6155" calcext:value-type="float">
            <text:p>29.6155</text:p>
          </table:table-cell>
          <table:table-cell office:value-type="float" office:value="4511.519" calcext:value-type="float">
            <text:p>4511.519</text:p>
          </table:table-cell>
          <table:table-cell table:formula="of:=[.B300]-[.$B$268]" office:value-type="float" office:value="3.1072" calcext:value-type="float">
            <text:p>3.107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7126" calcext:value-type="float">
            <text:p>29.7126</text:p>
          </table:table-cell>
          <table:table-cell office:value-type="float" office:value="4747.068" calcext:value-type="float">
            <text:p>4747.068</text:p>
          </table:table-cell>
          <table:table-cell table:formula="of:=[.B301]-[.$B$268]" office:value-type="float" office:value="3.2043" calcext:value-type="float">
            <text:p>3.20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8097" calcext:value-type="float">
            <text:p>29.8097</text:p>
          </table:table-cell>
          <table:table-cell office:value-type="float" office:value="4970.163" calcext:value-type="float">
            <text:p>4970.163</text:p>
          </table:table-cell>
          <table:table-cell table:formula="of:=[.B302]-[.$B$268]" office:value-type="float" office:value="3.3014" calcext:value-type="float">
            <text:p>3.30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29.9068" calcext:value-type="float">
            <text:p>29.9068</text:p>
          </table:table-cell>
          <table:table-cell office:value-type="float" office:value="4875.271" calcext:value-type="float">
            <text:p>4875.271</text:p>
          </table:table-cell>
          <table:table-cell table:formula="of:=[.B303]-[.$B$268]" office:value-type="float" office:value="3.3985" calcext:value-type="float">
            <text:p>3.398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0039" calcext:value-type="float">
            <text:p>30.0039</text:p>
          </table:table-cell>
          <table:table-cell office:value-type="float" office:value="4742.732" calcext:value-type="float">
            <text:p>4742.732</text:p>
          </table:table-cell>
          <table:table-cell table:formula="of:=[.B304]-[.$B$268]" office:value-type="float" office:value="3.4956" calcext:value-type="float">
            <text:p>3.495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101" calcext:value-type="float">
            <text:p>30.101</text:p>
          </table:table-cell>
          <table:table-cell office:value-type="float" office:value="4845.436" calcext:value-type="float">
            <text:p>4845.436</text:p>
          </table:table-cell>
          <table:table-cell table:formula="of:=[.B305]-[.$B$268]" office:value-type="float" office:value="3.5927" calcext:value-type="float">
            <text:p>3.59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1981" calcext:value-type="float">
            <text:p>30.1981</text:p>
          </table:table-cell>
          <table:table-cell office:value-type="float" office:value="4776.174" calcext:value-type="float">
            <text:p>4776.174</text:p>
          </table:table-cell>
          <table:table-cell table:formula="of:=[.B306]-[.$B$268]" office:value-type="float" office:value="3.6898" calcext:value-type="float">
            <text:p>3.689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2952" calcext:value-type="float">
            <text:p>30.2952</text:p>
          </table:table-cell>
          <table:table-cell office:value-type="float" office:value="4700.77" calcext:value-type="float">
            <text:p>4700.77</text:p>
          </table:table-cell>
          <table:table-cell table:formula="of:=[.B307]-[.$B$268]" office:value-type="float" office:value="3.7869" calcext:value-type="float">
            <text:p>3.786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3923" calcext:value-type="float">
            <text:p>30.3923</text:p>
          </table:table-cell>
          <table:table-cell office:value-type="float" office:value="4527.125" calcext:value-type="float">
            <text:p>4527.125</text:p>
          </table:table-cell>
          <table:table-cell table:formula="of:=[.B308]-[.$B$268]" office:value-type="float" office:value="3.884" calcext:value-type="float">
            <text:p>3.88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4894" calcext:value-type="float">
            <text:p>30.4894</text:p>
          </table:table-cell>
          <table:table-cell office:value-type="float" office:value="4582.906" calcext:value-type="float">
            <text:p>4582.906</text:p>
          </table:table-cell>
          <table:table-cell table:formula="of:=[.B309]-[.$B$268]" office:value-type="float" office:value="3.9811" calcext:value-type="float">
            <text:p>3.98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5865" calcext:value-type="float">
            <text:p>30.5865</text:p>
          </table:table-cell>
          <table:table-cell office:value-type="float" office:value="4505.124" calcext:value-type="float">
            <text:p>4505.124</text:p>
          </table:table-cell>
          <table:table-cell table:formula="of:=[.B310]-[.$B$268]" office:value-type="float" office:value="4.0782" calcext:value-type="float">
            <text:p>4.078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6836" calcext:value-type="float">
            <text:p>30.6836</text:p>
          </table:table-cell>
          <table:table-cell office:value-type="float" office:value="4179.628" calcext:value-type="float">
            <text:p>4179.628</text:p>
          </table:table-cell>
          <table:table-cell table:formula="of:=[.B311]-[.$B$268]" office:value-type="float" office:value="4.1753" calcext:value-type="float">
            <text:p>4.175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7807" calcext:value-type="float">
            <text:p>30.7807</text:p>
          </table:table-cell>
          <table:table-cell office:value-type="float" office:value="4397.082" calcext:value-type="float">
            <text:p>4397.082</text:p>
          </table:table-cell>
          <table:table-cell table:formula="of:=[.B312]-[.$B$268]" office:value-type="float" office:value="4.2724" calcext:value-type="float">
            <text:p>4.272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8778" calcext:value-type="float">
            <text:p>30.8778</text:p>
          </table:table-cell>
          <table:table-cell office:value-type="float" office:value="4462.373" calcext:value-type="float">
            <text:p>4462.373</text:p>
          </table:table-cell>
          <table:table-cell table:formula="of:=[.B313]-[.$B$268]" office:value-type="float" office:value="4.3695" calcext:value-type="float">
            <text:p>4.369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0.9749" calcext:value-type="float">
            <text:p>30.9749</text:p>
          </table:table-cell>
          <table:table-cell office:value-type="float" office:value="4247.17" calcext:value-type="float">
            <text:p>4247.17</text:p>
          </table:table-cell>
          <table:table-cell table:formula="of:=[.B314]-[.$B$268]" office:value-type="float" office:value="4.4666" calcext:value-type="float">
            <text:p>4.46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1</text:p>
          </table:table-cell>
          <table:table-cell office:value-type="float" office:value="31.072" calcext:value-type="float">
            <text:p>31.072</text:p>
          </table:table-cell>
          <table:table-cell office:value-type="float" office:value="4416.27" calcext:value-type="float">
            <text:p>4416.27</text:p>
          </table:table-cell>
          <table:table-cell table:formula="of:=[.B315]-[.$B$268]" office:value-type="float" office:value="4.5637" calcext:value-type="float">
            <text:p>4.56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072" calcext:value-type="float">
            <text:p>31.072</text:p>
          </table:table-cell>
          <table:table-cell office:value-type="float" office:value="4087.997" calcext:value-type="float">
            <text:p>4087.99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1691" calcext:value-type="float">
            <text:p>31.1691</text:p>
          </table:table-cell>
          <table:table-cell office:value-type="float" office:value="3704.278" calcext:value-type="float">
            <text:p>3704.278</text:p>
          </table:table-cell>
          <table:table-cell office:value-type="float" office:value="0.0971" calcext:value-type="float">
            <text:p>0.097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2662" calcext:value-type="float">
            <text:p>31.2662</text:p>
          </table:table-cell>
          <table:table-cell office:value-type="float" office:value="4054.796" calcext:value-type="float">
            <text:p>4054.796</text:p>
          </table:table-cell>
          <table:table-cell office:value-type="float" office:value="0.1942" calcext:value-type="float">
            <text:p>0.194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3633" calcext:value-type="float">
            <text:p>31.3633</text:p>
          </table:table-cell>
          <table:table-cell office:value-type="float" office:value="3924.377" calcext:value-type="float">
            <text:p>3924.377</text:p>
          </table:table-cell>
          <table:table-cell office:value-type="float" office:value="0.2913" calcext:value-type="float">
            <text:p>0.29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4604" calcext:value-type="float">
            <text:p>31.4604</text:p>
          </table:table-cell>
          <table:table-cell office:value-type="float" office:value="3927.536" calcext:value-type="float">
            <text:p>3927.536</text:p>
          </table:table-cell>
          <table:table-cell office:value-type="float" office:value="0.3884" calcext:value-type="float">
            <text:p>0.388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5575" calcext:value-type="float">
            <text:p>31.5575</text:p>
          </table:table-cell>
          <table:table-cell office:value-type="float" office:value="3965.358" calcext:value-type="float">
            <text:p>3965.358</text:p>
          </table:table-cell>
          <table:table-cell office:value-type="float" office:value="0.4855" calcext:value-type="float">
            <text:p>0.485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6546" calcext:value-type="float">
            <text:p>31.6546</text:p>
          </table:table-cell>
          <table:table-cell office:value-type="float" office:value="3829.215" calcext:value-type="float">
            <text:p>3829.215</text:p>
          </table:table-cell>
          <table:table-cell office:value-type="float" office:value="0.5826" calcext:value-type="float">
            <text:p>0.582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7517" calcext:value-type="float">
            <text:p>31.7517</text:p>
          </table:table-cell>
          <table:table-cell office:value-type="float" office:value="3970.725" calcext:value-type="float">
            <text:p>3970.725</text:p>
          </table:table-cell>
          <table:table-cell office:value-type="float" office:value="0.6797" calcext:value-type="float">
            <text:p>0.679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8488" calcext:value-type="float">
            <text:p>31.8488</text:p>
          </table:table-cell>
          <table:table-cell office:value-type="float" office:value="4042.39" calcext:value-type="float">
            <text:p>4042.39</text:p>
          </table:table-cell>
          <table:table-cell office:value-type="float" office:value="0.7768" calcext:value-type="float">
            <text:p>0.776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1.9459" calcext:value-type="float">
            <text:p>31.9459</text:p>
          </table:table-cell>
          <table:table-cell office:value-type="float" office:value="3914.024" calcext:value-type="float">
            <text:p>3914.024</text:p>
          </table:table-cell>
          <table:table-cell office:value-type="float" office:value="0.8739" calcext:value-type="float">
            <text:p>0.873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043" calcext:value-type="float">
            <text:p>32.043</text:p>
          </table:table-cell>
          <table:table-cell office:value-type="float" office:value="4235.574" calcext:value-type="float">
            <text:p>4235.574</text:p>
          </table:table-cell>
          <table:table-cell office:value-type="float" office:value="0.971" calcext:value-type="float">
            <text:p>0.97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4360.456" calcext:value-type="float">
            <text:p>4360.456</text:p>
          </table:table-cell>
          <table:table-cell office:value-type="float" office:value="1.0681" calcext:value-type="float">
            <text:p>1.068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2372" calcext:value-type="float">
            <text:p>32.2372</text:p>
          </table:table-cell>
          <table:table-cell office:value-type="float" office:value="4356.757" calcext:value-type="float">
            <text:p>4356.757</text:p>
          </table:table-cell>
          <table:table-cell office:value-type="float" office:value="1.1652" calcext:value-type="float">
            <text:p>1.165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3343" calcext:value-type="float">
            <text:p>32.3343</text:p>
          </table:table-cell>
          <table:table-cell office:value-type="float" office:value="4508.888" calcext:value-type="float">
            <text:p>4508.888</text:p>
          </table:table-cell>
          <table:table-cell office:value-type="float" office:value="1.2623" calcext:value-type="float">
            <text:p>1.262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4314" calcext:value-type="float">
            <text:p>32.4314</text:p>
          </table:table-cell>
          <table:table-cell office:value-type="float" office:value="4631.411" calcext:value-type="float">
            <text:p>4631.411</text:p>
          </table:table-cell>
          <table:table-cell office:value-type="float" office:value="1.3594" calcext:value-type="float">
            <text:p>1.359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4313.601" calcext:value-type="float">
            <text:p>4313.601</text:p>
          </table:table-cell>
          <table:table-cell office:value-type="float" office:value="1.4565" calcext:value-type="float">
            <text:p>1.456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6256" calcext:value-type="float">
            <text:p>32.6256</text:p>
          </table:table-cell>
          <table:table-cell office:value-type="float" office:value="4584.396" calcext:value-type="float">
            <text:p>4584.396</text:p>
          </table:table-cell>
          <table:table-cell office:value-type="float" office:value="1.5536" calcext:value-type="float">
            <text:p>1.553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7227" calcext:value-type="float">
            <text:p>32.7227</text:p>
          </table:table-cell>
          <table:table-cell office:value-type="float" office:value="4599.246" calcext:value-type="float">
            <text:p>4599.246</text:p>
          </table:table-cell>
          <table:table-cell office:value-type="float" office:value="1.6507" calcext:value-type="float">
            <text:p>1.650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8198" calcext:value-type="float">
            <text:p>32.8198</text:p>
          </table:table-cell>
          <table:table-cell office:value-type="float" office:value="4887.987" calcext:value-type="float">
            <text:p>4887.987</text:p>
          </table:table-cell>
          <table:table-cell office:value-type="float" office:value="1.7478" calcext:value-type="float">
            <text:p>1.747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2.9169" calcext:value-type="float">
            <text:p>32.9169</text:p>
          </table:table-cell>
          <table:table-cell office:value-type="float" office:value="4927.887" calcext:value-type="float">
            <text:p>4927.887</text:p>
          </table:table-cell>
          <table:table-cell office:value-type="float" office:value="1.8449" calcext:value-type="float">
            <text:p>1.844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014" calcext:value-type="float">
            <text:p>33.014</text:p>
          </table:table-cell>
          <table:table-cell office:value-type="float" office:value="4600.822" calcext:value-type="float">
            <text:p>4600.822</text:p>
          </table:table-cell>
          <table:table-cell office:value-type="float" office:value="1.942" calcext:value-type="float">
            <text:p>1.94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1111" calcext:value-type="float">
            <text:p>33.1111</text:p>
          </table:table-cell>
          <table:table-cell office:value-type="float" office:value="4289.184" calcext:value-type="float">
            <text:p>4289.184</text:p>
          </table:table-cell>
          <table:table-cell office:value-type="float" office:value="2.0391" calcext:value-type="float">
            <text:p>2.039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2082" calcext:value-type="float">
            <text:p>33.2082</text:p>
          </table:table-cell>
          <table:table-cell office:value-type="float" office:value="4096.309" calcext:value-type="float">
            <text:p>4096.309</text:p>
          </table:table-cell>
          <table:table-cell office:value-type="float" office:value="2.1362" calcext:value-type="float">
            <text:p>2.136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3053" calcext:value-type="float">
            <text:p>33.3053</text:p>
          </table:table-cell>
          <table:table-cell office:value-type="float" office:value="3856.494" calcext:value-type="float">
            <text:p>3856.494</text:p>
          </table:table-cell>
          <table:table-cell office:value-type="float" office:value="2.2333" calcext:value-type="float">
            <text:p>2.233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4024" calcext:value-type="float">
            <text:p>33.4024</text:p>
          </table:table-cell>
          <table:table-cell office:value-type="float" office:value="3626.01" calcext:value-type="float">
            <text:p>3626.01</text:p>
          </table:table-cell>
          <table:table-cell office:value-type="float" office:value="2.3304" calcext:value-type="float">
            <text:p>2.330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4995" calcext:value-type="float">
            <text:p>33.4995</text:p>
          </table:table-cell>
          <table:table-cell office:value-type="float" office:value="3706.804" calcext:value-type="float">
            <text:p>3706.804</text:p>
          </table:table-cell>
          <table:table-cell office:value-type="float" office:value="2.4275" calcext:value-type="float">
            <text:p>2.427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5966" calcext:value-type="float">
            <text:p>33.5966</text:p>
          </table:table-cell>
          <table:table-cell office:value-type="float" office:value="3730.111" calcext:value-type="float">
            <text:p>3730.111</text:p>
          </table:table-cell>
          <table:table-cell office:value-type="float" office:value="2.5246" calcext:value-type="float">
            <text:p>2.524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6937" calcext:value-type="float">
            <text:p>33.6937</text:p>
          </table:table-cell>
          <table:table-cell office:value-type="float" office:value="3598.74" calcext:value-type="float">
            <text:p>3598.74</text:p>
          </table:table-cell>
          <table:table-cell office:value-type="float" office:value="2.6217" calcext:value-type="float">
            <text:p>2.621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7908" calcext:value-type="float">
            <text:p>33.7908</text:p>
          </table:table-cell>
          <table:table-cell office:value-type="float" office:value="3776.025" calcext:value-type="float">
            <text:p>3776.025</text:p>
          </table:table-cell>
          <table:table-cell office:value-type="float" office:value="2.7188" calcext:value-type="float">
            <text:p>2.718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8879" calcext:value-type="float">
            <text:p>33.8879</text:p>
          </table:table-cell>
          <table:table-cell office:value-type="float" office:value="3642.709" calcext:value-type="float">
            <text:p>3642.709</text:p>
          </table:table-cell>
          <table:table-cell office:value-type="float" office:value="2.8159" calcext:value-type="float">
            <text:p>2.815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3.985" calcext:value-type="float">
            <text:p>33.985</text:p>
          </table:table-cell>
          <table:table-cell office:value-type="float" office:value="3543.577" calcext:value-type="float">
            <text:p>3543.577</text:p>
          </table:table-cell>
          <table:table-cell office:value-type="float" office:value="2.913" calcext:value-type="float">
            <text:p>2.9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0821" calcext:value-type="float">
            <text:p>34.0821</text:p>
          </table:table-cell>
          <table:table-cell office:value-type="float" office:value="3407.913" calcext:value-type="float">
            <text:p>3407.913</text:p>
          </table:table-cell>
          <table:table-cell office:value-type="float" office:value="3.0101" calcext:value-type="float">
            <text:p>3.010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1792" calcext:value-type="float">
            <text:p>34.1792</text:p>
          </table:table-cell>
          <table:table-cell office:value-type="float" office:value="3618.552" calcext:value-type="float">
            <text:p>3618.552</text:p>
          </table:table-cell>
          <table:table-cell office:value-type="float" office:value="3.1072" calcext:value-type="float">
            <text:p>3.107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2763" calcext:value-type="float">
            <text:p>34.2763</text:p>
          </table:table-cell>
          <table:table-cell office:value-type="float" office:value="3789.427" calcext:value-type="float">
            <text:p>3789.427</text:p>
          </table:table-cell>
          <table:table-cell office:value-type="float" office:value="3.2043" calcext:value-type="float">
            <text:p>3.204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3734" calcext:value-type="float">
            <text:p>34.3734</text:p>
          </table:table-cell>
          <table:table-cell office:value-type="float" office:value="3862.92" calcext:value-type="float">
            <text:p>3862.92</text:p>
          </table:table-cell>
          <table:table-cell office:value-type="float" office:value="3.3014" calcext:value-type="float">
            <text:p>3.30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4705" calcext:value-type="float">
            <text:p>34.4705</text:p>
          </table:table-cell>
          <table:table-cell office:value-type="float" office:value="3879.648" calcext:value-type="float">
            <text:p>3879.648</text:p>
          </table:table-cell>
          <table:table-cell office:value-type="float" office:value="3.3985" calcext:value-type="float">
            <text:p>3.398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5676" calcext:value-type="float">
            <text:p>34.5676</text:p>
          </table:table-cell>
          <table:table-cell office:value-type="float" office:value="3947.796" calcext:value-type="float">
            <text:p>3947.796</text:p>
          </table:table-cell>
          <table:table-cell office:value-type="float" office:value="3.4956" calcext:value-type="float">
            <text:p>3.495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6647" calcext:value-type="float">
            <text:p>34.6647</text:p>
          </table:table-cell>
          <table:table-cell office:value-type="float" office:value="3896.802" calcext:value-type="float">
            <text:p>3896.802</text:p>
          </table:table-cell>
          <table:table-cell office:value-type="float" office:value="3.5927" calcext:value-type="float">
            <text:p>3.592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7618" calcext:value-type="float">
            <text:p>34.7618</text:p>
          </table:table-cell>
          <table:table-cell office:value-type="float" office:value="3955.87" calcext:value-type="float">
            <text:p>3955.87</text:p>
          </table:table-cell>
          <table:table-cell office:value-type="float" office:value="3.6898" calcext:value-type="float">
            <text:p>3.689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8589" calcext:value-type="float">
            <text:p>34.8589</text:p>
          </table:table-cell>
          <table:table-cell office:value-type="float" office:value="3698.816" calcext:value-type="float">
            <text:p>3698.816</text:p>
          </table:table-cell>
          <table:table-cell office:value-type="float" office:value="3.7869" calcext:value-type="float">
            <text:p>3.786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4.956" calcext:value-type="float">
            <text:p>34.956</text:p>
          </table:table-cell>
          <table:table-cell office:value-type="float" office:value="3706.515" calcext:value-type="float">
            <text:p>3706.515</text:p>
          </table:table-cell>
          <table:table-cell office:value-type="float" office:value="3.884" calcext:value-type="float">
            <text:p>3.88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0531" calcext:value-type="float">
            <text:p>35.0531</text:p>
          </table:table-cell>
          <table:table-cell office:value-type="float" office:value="3748.604" calcext:value-type="float">
            <text:p>3748.604</text:p>
          </table:table-cell>
          <table:table-cell office:value-type="float" office:value="3.9811" calcext:value-type="float">
            <text:p>3.98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1502" calcext:value-type="float">
            <text:p>35.1502</text:p>
          </table:table-cell>
          <table:table-cell office:value-type="float" office:value="4034.266" calcext:value-type="float">
            <text:p>4034.266</text:p>
          </table:table-cell>
          <table:table-cell office:value-type="float" office:value="4.0782" calcext:value-type="float">
            <text:p>4.078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2473" calcext:value-type="float">
            <text:p>35.2473</text:p>
          </table:table-cell>
          <table:table-cell office:value-type="float" office:value="3883.671" calcext:value-type="float">
            <text:p>3883.671</text:p>
          </table:table-cell>
          <table:table-cell office:value-type="float" office:value="4.1753" calcext:value-type="float">
            <text:p>4.175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3444" calcext:value-type="float">
            <text:p>35.3444</text:p>
          </table:table-cell>
          <table:table-cell office:value-type="float" office:value="4030.188" calcext:value-type="float">
            <text:p>4030.188</text:p>
          </table:table-cell>
          <table:table-cell office:value-type="float" office:value="4.2724" calcext:value-type="float">
            <text:p>4.272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4415" calcext:value-type="float">
            <text:p>35.4415</text:p>
          </table:table-cell>
          <table:table-cell office:value-type="float" office:value="3931.517" calcext:value-type="float">
            <text:p>3931.517</text:p>
          </table:table-cell>
          <table:table-cell office:value-type="float" office:value="4.3695" calcext:value-type="float">
            <text:p>4.369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5386" calcext:value-type="float">
            <text:p>35.5386</text:p>
          </table:table-cell>
          <table:table-cell office:value-type="float" office:value="3937.645" calcext:value-type="float">
            <text:p>3937.645</text:p>
          </table:table-cell>
          <table:table-cell office:value-type="float" office:value="4.4666" calcext:value-type="float">
            <text:p>4.466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6357" calcext:value-type="float">
            <text:p>35.6357</text:p>
          </table:table-cell>
          <table:table-cell office:value-type="float" office:value="4016.269" calcext:value-type="float">
            <text:p>4016.269</text:p>
          </table:table-cell>
          <table:table-cell office:value-type="float" office:value="4.5637" calcext:value-type="float">
            <text:p>4.563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7328" calcext:value-type="float">
            <text:p>35.7328</text:p>
          </table:table-cell>
          <table:table-cell office:value-type="float" office:value="3921.359" calcext:value-type="float">
            <text:p>3921.359</text:p>
          </table:table-cell>
          <table:table-cell office:value-type="float" office:value="4.6608" calcext:value-type="float">
            <text:p>4.660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8299" calcext:value-type="float">
            <text:p>35.8299</text:p>
          </table:table-cell>
          <table:table-cell office:value-type="float" office:value="4076.819" calcext:value-type="float">
            <text:p>4076.819</text:p>
          </table:table-cell>
          <table:table-cell office:value-type="float" office:value="4.7579" calcext:value-type="float">
            <text:p>4.757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5.927" calcext:value-type="float">
            <text:p>35.927</text:p>
          </table:table-cell>
          <table:table-cell office:value-type="float" office:value="3941.314" calcext:value-type="float">
            <text:p>3941.314</text:p>
          </table:table-cell>
          <table:table-cell office:value-type="float" office:value="4.855" calcext:value-type="float">
            <text:p>4.85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0241" calcext:value-type="float">
            <text:p>36.0241</text:p>
          </table:table-cell>
          <table:table-cell office:value-type="float" office:value="3934.311" calcext:value-type="float">
            <text:p>3934.311</text:p>
          </table:table-cell>
          <table:table-cell office:value-type="float" office:value="4.9521" calcext:value-type="float">
            <text:p>4.952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1212" calcext:value-type="float">
            <text:p>36.1212</text:p>
          </table:table-cell>
          <table:table-cell office:value-type="float" office:value="3927.136" calcext:value-type="float">
            <text:p>3927.136</text:p>
          </table:table-cell>
          <table:table-cell office:value-type="float" office:value="5.0492" calcext:value-type="float">
            <text:p>5.049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2183" calcext:value-type="float">
            <text:p>36.2183</text:p>
          </table:table-cell>
          <table:table-cell office:value-type="float" office:value="3914.573" calcext:value-type="float">
            <text:p>3914.573</text:p>
          </table:table-cell>
          <table:table-cell office:value-type="float" office:value="5.1463" calcext:value-type="float">
            <text:p>5.146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3154" calcext:value-type="float">
            <text:p>36.3154</text:p>
          </table:table-cell>
          <table:table-cell office:value-type="float" office:value="3709.932" calcext:value-type="float">
            <text:p>3709.932</text:p>
          </table:table-cell>
          <table:table-cell office:value-type="float" office:value="5.2434" calcext:value-type="float">
            <text:p>5.243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4125" calcext:value-type="float">
            <text:p>36.4125</text:p>
          </table:table-cell>
          <table:table-cell office:value-type="float" office:value="3620.897" calcext:value-type="float">
            <text:p>3620.897</text:p>
          </table:table-cell>
          <table:table-cell office:value-type="float" office:value="5.3405" calcext:value-type="float">
            <text:p>5.340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5096" calcext:value-type="float">
            <text:p>36.5096</text:p>
          </table:table-cell>
          <table:table-cell office:value-type="float" office:value="3798.186" calcext:value-type="float">
            <text:p>3798.186</text:p>
          </table:table-cell>
          <table:table-cell office:value-type="float" office:value="5.4376" calcext:value-type="float">
            <text:p>5.437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6067" calcext:value-type="float">
            <text:p>36.6067</text:p>
          </table:table-cell>
          <table:table-cell office:value-type="float" office:value="3824.469" calcext:value-type="float">
            <text:p>3824.469</text:p>
          </table:table-cell>
          <table:table-cell office:value-type="float" office:value="5.5347" calcext:value-type="float">
            <text:p>5.534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7038" calcext:value-type="float">
            <text:p>36.7038</text:p>
          </table:table-cell>
          <table:table-cell office:value-type="float" office:value="3985.203" calcext:value-type="float">
            <text:p>3985.203</text:p>
          </table:table-cell>
          <table:table-cell office:value-type="float" office:value="5.6318" calcext:value-type="float">
            <text:p>5.631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8009" calcext:value-type="float">
            <text:p>36.8009</text:p>
          </table:table-cell>
          <table:table-cell office:value-type="float" office:value="3883.06" calcext:value-type="float">
            <text:p>3883.06</text:p>
          </table:table-cell>
          <table:table-cell office:value-type="float" office:value="5.7289" calcext:value-type="float">
            <text:p>5.728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898" calcext:value-type="float">
            <text:p>36.898</text:p>
          </table:table-cell>
          <table:table-cell office:value-type="float" office:value="3811.838" calcext:value-type="float">
            <text:p>3811.838</text:p>
          </table:table-cell>
          <table:table-cell office:value-type="float" office:value="5.826" calcext:value-type="float">
            <text:p>5.82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6.9951" calcext:value-type="float">
            <text:p>36.9951</text:p>
          </table:table-cell>
          <table:table-cell office:value-type="float" office:value="3836.837" calcext:value-type="float">
            <text:p>3836.837</text:p>
          </table:table-cell>
          <table:table-cell office:value-type="float" office:value="5.9231" calcext:value-type="float">
            <text:p>5.923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0922" calcext:value-type="float">
            <text:p>37.0922</text:p>
          </table:table-cell>
          <table:table-cell office:value-type="float" office:value="3746.641" calcext:value-type="float">
            <text:p>3746.641</text:p>
          </table:table-cell>
          <table:table-cell office:value-type="float" office:value="6.0202" calcext:value-type="float">
            <text:p>6.020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1893" calcext:value-type="float">
            <text:p>37.1893</text:p>
          </table:table-cell>
          <table:table-cell office:value-type="float" office:value="3731.972" calcext:value-type="float">
            <text:p>3731.972</text:p>
          </table:table-cell>
          <table:table-cell office:value-type="float" office:value="6.1173" calcext:value-type="float">
            <text:p>6.117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2864" calcext:value-type="float">
            <text:p>37.2864</text:p>
          </table:table-cell>
          <table:table-cell office:value-type="float" office:value="3663.592" calcext:value-type="float">
            <text:p>3663.592</text:p>
          </table:table-cell>
          <table:table-cell office:value-type="float" office:value="6.2144" calcext:value-type="float">
            <text:p>6.21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3835" calcext:value-type="float">
            <text:p>37.3835</text:p>
          </table:table-cell>
          <table:table-cell office:value-type="float" office:value="3582.028" calcext:value-type="float">
            <text:p>3582.028</text:p>
          </table:table-cell>
          <table:table-cell office:value-type="float" office:value="6.3115" calcext:value-type="float">
            <text:p>6.31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4806" calcext:value-type="float">
            <text:p>37.4806</text:p>
          </table:table-cell>
          <table:table-cell office:value-type="float" office:value="3562.959" calcext:value-type="float">
            <text:p>3562.959</text:p>
          </table:table-cell>
          <table:table-cell office:value-type="float" office:value="6.4086" calcext:value-type="float">
            <text:p>6.408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5777" calcext:value-type="float">
            <text:p>37.5777</text:p>
          </table:table-cell>
          <table:table-cell office:value-type="float" office:value="3519.945" calcext:value-type="float">
            <text:p>3519.945</text:p>
          </table:table-cell>
          <table:table-cell office:value-type="float" office:value="6.5057" calcext:value-type="float">
            <text:p>6.505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6748" calcext:value-type="float">
            <text:p>37.6748</text:p>
          </table:table-cell>
          <table:table-cell office:value-type="float" office:value="3849.089" calcext:value-type="float">
            <text:p>3849.089</text:p>
          </table:table-cell>
          <table:table-cell office:value-type="float" office:value="6.6028" calcext:value-type="float">
            <text:p>6.602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7719" calcext:value-type="float">
            <text:p>37.7719</text:p>
          </table:table-cell>
          <table:table-cell office:value-type="float" office:value="3576.475" calcext:value-type="float">
            <text:p>3576.475</text:p>
          </table:table-cell>
          <table:table-cell office:value-type="float" office:value="6.6999" calcext:value-type="float">
            <text:p>6.699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869" calcext:value-type="float">
            <text:p>37.869</text:p>
          </table:table-cell>
          <table:table-cell office:value-type="float" office:value="3532.091" calcext:value-type="float">
            <text:p>3532.091</text:p>
          </table:table-cell>
          <table:table-cell office:value-type="float" office:value="6.797" calcext:value-type="float">
            <text:p>6.79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7.9661" calcext:value-type="float">
            <text:p>37.9661</text:p>
          </table:table-cell>
          <table:table-cell office:value-type="float" office:value="3638.312" calcext:value-type="float">
            <text:p>3638.312</text:p>
          </table:table-cell>
          <table:table-cell office:value-type="float" office:value="6.8941" calcext:value-type="float">
            <text:p>6.894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0632" calcext:value-type="float">
            <text:p>38.0632</text:p>
          </table:table-cell>
          <table:table-cell office:value-type="float" office:value="3596.496" calcext:value-type="float">
            <text:p>3596.496</text:p>
          </table:table-cell>
          <table:table-cell office:value-type="float" office:value="6.9912" calcext:value-type="float">
            <text:p>6.99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1603" calcext:value-type="float">
            <text:p>38.1603</text:p>
          </table:table-cell>
          <table:table-cell office:value-type="float" office:value="3751.08" calcext:value-type="float">
            <text:p>3751.08</text:p>
          </table:table-cell>
          <table:table-cell office:value-type="float" office:value="7.0883" calcext:value-type="float">
            <text:p>7.088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2574" calcext:value-type="float">
            <text:p>38.2574</text:p>
          </table:table-cell>
          <table:table-cell office:value-type="float" office:value="3387.924" calcext:value-type="float">
            <text:p>3387.924</text:p>
          </table:table-cell>
          <table:table-cell office:value-type="float" office:value="7.1854" calcext:value-type="float">
            <text:p>7.185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3545" calcext:value-type="float">
            <text:p>38.3545</text:p>
          </table:table-cell>
          <table:table-cell office:value-type="float" office:value="3218.651" calcext:value-type="float">
            <text:p>3218.651</text:p>
          </table:table-cell>
          <table:table-cell office:value-type="float" office:value="7.2825" calcext:value-type="float">
            <text:p>7.282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4516" calcext:value-type="float">
            <text:p>38.4516</text:p>
          </table:table-cell>
          <table:table-cell office:value-type="float" office:value="3492.363" calcext:value-type="float">
            <text:p>3492.363</text:p>
          </table:table-cell>
          <table:table-cell office:value-type="float" office:value="7.3796" calcext:value-type="float">
            <text:p>7.379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5487" calcext:value-type="float">
            <text:p>38.5487</text:p>
          </table:table-cell>
          <table:table-cell office:value-type="float" office:value="3080.602" calcext:value-type="float">
            <text:p>3080.602</text:p>
          </table:table-cell>
          <table:table-cell office:value-type="float" office:value="7.4767" calcext:value-type="float">
            <text:p>7.476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6458" calcext:value-type="float">
            <text:p>38.6458</text:p>
          </table:table-cell>
          <table:table-cell office:value-type="float" office:value="3276.971" calcext:value-type="float">
            <text:p>3276.971</text:p>
          </table:table-cell>
          <table:table-cell office:value-type="float" office:value="7.5738" calcext:value-type="float">
            <text:p>7.573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7429" calcext:value-type="float">
            <text:p>38.7429</text:p>
          </table:table-cell>
          <table:table-cell office:value-type="float" office:value="3359.687" calcext:value-type="float">
            <text:p>3359.687</text:p>
          </table:table-cell>
          <table:table-cell office:value-type="float" office:value="7.6709" calcext:value-type="float">
            <text:p>7.670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84" calcext:value-type="float">
            <text:p>38.84</text:p>
          </table:table-cell>
          <table:table-cell office:value-type="float" office:value="3312.229" calcext:value-type="float">
            <text:p>3312.229</text:p>
          </table:table-cell>
          <table:table-cell office:value-type="float" office:value="7.768" calcext:value-type="float">
            <text:p>7.76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8.9371" calcext:value-type="float">
            <text:p>38.9371</text:p>
          </table:table-cell>
          <table:table-cell office:value-type="float" office:value="3421.042" calcext:value-type="float">
            <text:p>3421.042</text:p>
          </table:table-cell>
          <table:table-cell office:value-type="float" office:value="7.8651" calcext:value-type="float">
            <text:p>7.865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0342" calcext:value-type="float">
            <text:p>39.0342</text:p>
          </table:table-cell>
          <table:table-cell office:value-type="float" office:value="3449.684" calcext:value-type="float">
            <text:p>3449.684</text:p>
          </table:table-cell>
          <table:table-cell office:value-type="float" office:value="7.9622" calcext:value-type="float">
            <text:p>7.962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1313" calcext:value-type="float">
            <text:p>39.1313</text:p>
          </table:table-cell>
          <table:table-cell office:value-type="float" office:value="3126.529" calcext:value-type="float">
            <text:p>3126.529</text:p>
          </table:table-cell>
          <table:table-cell office:value-type="float" office:value="8.0593" calcext:value-type="float">
            <text:p>8.059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2284" calcext:value-type="float">
            <text:p>39.2284</text:p>
          </table:table-cell>
          <table:table-cell office:value-type="float" office:value="3249.402" calcext:value-type="float">
            <text:p>3249.402</text:p>
          </table:table-cell>
          <table:table-cell office:value-type="float" office:value="8.1564" calcext:value-type="float">
            <text:p>8.156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3255" calcext:value-type="float">
            <text:p>39.3255</text:p>
          </table:table-cell>
          <table:table-cell office:value-type="float" office:value="3443.18" calcext:value-type="float">
            <text:p>3443.18</text:p>
          </table:table-cell>
          <table:table-cell office:value-type="float" office:value="8.2535" calcext:value-type="float">
            <text:p>8.253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4226" calcext:value-type="float">
            <text:p>39.4226</text:p>
          </table:table-cell>
          <table:table-cell office:value-type="float" office:value="3238.664" calcext:value-type="float">
            <text:p>3238.664</text:p>
          </table:table-cell>
          <table:table-cell office:value-type="float" office:value="8.3506" calcext:value-type="float">
            <text:p>8.35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5197" calcext:value-type="float">
            <text:p>39.5197</text:p>
          </table:table-cell>
          <table:table-cell office:value-type="float" office:value="3150.297" calcext:value-type="float">
            <text:p>3150.297</text:p>
          </table:table-cell>
          <table:table-cell office:value-type="float" office:value="8.4477" calcext:value-type="float">
            <text:p>8.447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6168" calcext:value-type="float">
            <text:p>39.6168</text:p>
          </table:table-cell>
          <table:table-cell office:value-type="float" office:value="3339.968" calcext:value-type="float">
            <text:p>3339.968</text:p>
          </table:table-cell>
          <table:table-cell office:value-type="float" office:value="8.5448" calcext:value-type="float">
            <text:p>8.544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7139" calcext:value-type="float">
            <text:p>39.7139</text:p>
          </table:table-cell>
          <table:table-cell office:value-type="float" office:value="3038.284" calcext:value-type="float">
            <text:p>3038.284</text:p>
          </table:table-cell>
          <table:table-cell office:value-type="float" office:value="8.6419" calcext:value-type="float">
            <text:p>8.641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811" calcext:value-type="float">
            <text:p>39.811</text:p>
          </table:table-cell>
          <table:table-cell office:value-type="float" office:value="3165.335" calcext:value-type="float">
            <text:p>3165.335</text:p>
          </table:table-cell>
          <table:table-cell office:value-type="float" office:value="8.739" calcext:value-type="float">
            <text:p>8.73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39.9081" calcext:value-type="float">
            <text:p>39.9081</text:p>
          </table:table-cell>
          <table:table-cell office:value-type="float" office:value="3087.625" calcext:value-type="float">
            <text:p>3087.625</text:p>
          </table:table-cell>
          <table:table-cell office:value-type="float" office:value="8.8361" calcext:value-type="float">
            <text:p>8.836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0052" calcext:value-type="float">
            <text:p>40.0052</text:p>
          </table:table-cell>
          <table:table-cell office:value-type="float" office:value="3034.508" calcext:value-type="float">
            <text:p>3034.508</text:p>
          </table:table-cell>
          <table:table-cell office:value-type="float" office:value="8.9332" calcext:value-type="float">
            <text:p>8.933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1023" calcext:value-type="float">
            <text:p>40.1023</text:p>
          </table:table-cell>
          <table:table-cell office:value-type="float" office:value="3195.444" calcext:value-type="float">
            <text:p>3195.444</text:p>
          </table:table-cell>
          <table:table-cell office:value-type="float" office:value="9.0303" calcext:value-type="float">
            <text:p>9.030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1994" calcext:value-type="float">
            <text:p>40.1994</text:p>
          </table:table-cell>
          <table:table-cell office:value-type="float" office:value="3166.428" calcext:value-type="float">
            <text:p>3166.428</text:p>
          </table:table-cell>
          <table:table-cell office:value-type="float" office:value="9.1274" calcext:value-type="float">
            <text:p>9.127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2965" calcext:value-type="float">
            <text:p>40.2965</text:p>
          </table:table-cell>
          <table:table-cell office:value-type="float" office:value="3138.662" calcext:value-type="float">
            <text:p>3138.662</text:p>
          </table:table-cell>
          <table:table-cell office:value-type="float" office:value="9.2245" calcext:value-type="float">
            <text:p>9.224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3936" calcext:value-type="float">
            <text:p>40.3936</text:p>
          </table:table-cell>
          <table:table-cell office:value-type="float" office:value="3148.542" calcext:value-type="float">
            <text:p>3148.542</text:p>
          </table:table-cell>
          <table:table-cell office:value-type="float" office:value="9.3216" calcext:value-type="float">
            <text:p>9.32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4907" calcext:value-type="float">
            <text:p>40.4907</text:p>
          </table:table-cell>
          <table:table-cell office:value-type="float" office:value="3371.05" calcext:value-type="float">
            <text:p>3371.05</text:p>
          </table:table-cell>
          <table:table-cell office:value-type="float" office:value="9.4187" calcext:value-type="float">
            <text:p>9.418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5878" calcext:value-type="float">
            <text:p>40.5878</text:p>
          </table:table-cell>
          <table:table-cell office:value-type="float" office:value="2996.917" calcext:value-type="float">
            <text:p>2996.917</text:p>
          </table:table-cell>
          <table:table-cell office:value-type="float" office:value="9.5158" calcext:value-type="float">
            <text:p>9.515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6849" calcext:value-type="float">
            <text:p>40.6849</text:p>
          </table:table-cell>
          <table:table-cell office:value-type="float" office:value="3182.183" calcext:value-type="float">
            <text:p>3182.183</text:p>
          </table:table-cell>
          <table:table-cell office:value-type="float" office:value="9.6129" calcext:value-type="float">
            <text:p>9.612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782" calcext:value-type="float">
            <text:p>40.782</text:p>
          </table:table-cell>
          <table:table-cell office:value-type="float" office:value="3448.048" calcext:value-type="float">
            <text:p>3448.048</text:p>
          </table:table-cell>
          <table:table-cell office:value-type="float" office:value="9.71" calcext:value-type="float">
            <text:p>9.7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8791" calcext:value-type="float">
            <text:p>40.8791</text:p>
          </table:table-cell>
          <table:table-cell office:value-type="float" office:value="3132.889" calcext:value-type="float">
            <text:p>3132.889</text:p>
          </table:table-cell>
          <table:table-cell office:value-type="float" office:value="9.8071" calcext:value-type="float">
            <text:p>9.807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0.9762" calcext:value-type="float">
            <text:p>40.9762</text:p>
          </table:table-cell>
          <table:table-cell office:value-type="float" office:value="3386.162" calcext:value-type="float">
            <text:p>3386.162</text:p>
          </table:table-cell>
          <table:table-cell office:value-type="float" office:value="9.9042" calcext:value-type="float">
            <text:p>9.904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0733" calcext:value-type="float">
            <text:p>41.0733</text:p>
          </table:table-cell>
          <table:table-cell office:value-type="float" office:value="3524.119" calcext:value-type="float">
            <text:p>3524.119</text:p>
          </table:table-cell>
          <table:table-cell office:value-type="float" office:value="10.0013" calcext:value-type="float">
            <text:p>10.00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1704" calcext:value-type="float">
            <text:p>41.1704</text:p>
          </table:table-cell>
          <table:table-cell office:value-type="float" office:value="3589.09" calcext:value-type="float">
            <text:p>3589.09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2675" calcext:value-type="float">
            <text:p>41.2675</text:p>
          </table:table-cell>
          <table:table-cell office:value-type="float" office:value="3418.121" calcext:value-type="float">
            <text:p>3418.121</text:p>
          </table:table-cell>
          <table:table-cell office:value-type="float" office:value="10.1955" calcext:value-type="float">
            <text:p>10.195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3646" calcext:value-type="float">
            <text:p>41.3646</text:p>
          </table:table-cell>
          <table:table-cell office:value-type="float" office:value="3523.849" calcext:value-type="float">
            <text:p>3523.849</text:p>
          </table:table-cell>
          <table:table-cell office:value-type="float" office:value="10.2926" calcext:value-type="float">
            <text:p>10.292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4617" calcext:value-type="float">
            <text:p>41.4617</text:p>
          </table:table-cell>
          <table:table-cell office:value-type="float" office:value="3553.896" calcext:value-type="float">
            <text:p>3553.896</text:p>
          </table:table-cell>
          <table:table-cell office:value-type="float" office:value="10.3897" calcext:value-type="float">
            <text:p>10.389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5588" calcext:value-type="float">
            <text:p>41.5588</text:p>
          </table:table-cell>
          <table:table-cell office:value-type="float" office:value="3271.431" calcext:value-type="float">
            <text:p>3271.431</text:p>
          </table:table-cell>
          <table:table-cell office:value-type="float" office:value="10.4868" calcext:value-type="float">
            <text:p>10.486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6559" calcext:value-type="float">
            <text:p>41.6559</text:p>
          </table:table-cell>
          <table:table-cell office:value-type="float" office:value="3698.588" calcext:value-type="float">
            <text:p>3698.588</text:p>
          </table:table-cell>
          <table:table-cell office:value-type="float" office:value="10.5839" calcext:value-type="float">
            <text:p>10.583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753" calcext:value-type="float">
            <text:p>41.753</text:p>
          </table:table-cell>
          <table:table-cell office:value-type="float" office:value="3528.893" calcext:value-type="float">
            <text:p>3528.8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8501" calcext:value-type="float">
            <text:p>41.8501</text:p>
          </table:table-cell>
          <table:table-cell office:value-type="float" office:value="3260.158" calcext:value-type="float">
            <text:p>3260.158</text:p>
          </table:table-cell>
          <table:table-cell office:value-type="float" office:value="10.7781" calcext:value-type="float">
            <text:p>10.778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1.9472" calcext:value-type="float">
            <text:p>41.9472</text:p>
          </table:table-cell>
          <table:table-cell office:value-type="float" office:value="3279.363" calcext:value-type="float">
            <text:p>3279.363</text:p>
          </table:table-cell>
          <table:table-cell office:value-type="float" office:value="10.8752" calcext:value-type="float">
            <text:p>10.875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0443" calcext:value-type="float">
            <text:p>42.0443</text:p>
          </table:table-cell>
          <table:table-cell office:value-type="float" office:value="3324.966" calcext:value-type="float">
            <text:p>3324.966</text:p>
          </table:table-cell>
          <table:table-cell office:value-type="float" office:value="10.9723" calcext:value-type="float">
            <text:p>10.972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1414" calcext:value-type="float">
            <text:p>42.1414</text:p>
          </table:table-cell>
          <table:table-cell office:value-type="float" office:value="3230.091" calcext:value-type="float">
            <text:p>3230.091</text:p>
          </table:table-cell>
          <table:table-cell office:value-type="float" office:value="11.0694" calcext:value-type="float">
            <text:p>11.069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2385" calcext:value-type="float">
            <text:p>42.2385</text:p>
          </table:table-cell>
          <table:table-cell office:value-type="float" office:value="3520.883" calcext:value-type="float">
            <text:p>3520.883</text:p>
          </table:table-cell>
          <table:table-cell office:value-type="float" office:value="11.1665" calcext:value-type="float">
            <text:p>11.166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3356" calcext:value-type="float">
            <text:p>42.3356</text:p>
          </table:table-cell>
          <table:table-cell office:value-type="float" office:value="3713.659" calcext:value-type="float">
            <text:p>3713.659</text:p>
          </table:table-cell>
          <table:table-cell office:value-type="float" office:value="11.2636" calcext:value-type="float">
            <text:p>11.263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4327" calcext:value-type="float">
            <text:p>42.4327</text:p>
          </table:table-cell>
          <table:table-cell office:value-type="float" office:value="3820.263" calcext:value-type="float">
            <text:p>3820.263</text:p>
          </table:table-cell>
          <table:table-cell office:value-type="float" office:value="11.3607" calcext:value-type="float">
            <text:p>11.360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5298" calcext:value-type="float">
            <text:p>42.5298</text:p>
          </table:table-cell>
          <table:table-cell office:value-type="float" office:value="4098.858" calcext:value-type="float">
            <text:p>4098.858</text:p>
          </table:table-cell>
          <table:table-cell office:value-type="float" office:value="11.4578" calcext:value-type="float">
            <text:p>11.457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6269" calcext:value-type="float">
            <text:p>42.6269</text:p>
          </table:table-cell>
          <table:table-cell office:value-type="float" office:value="4259.138" calcext:value-type="float">
            <text:p>4259.138</text:p>
          </table:table-cell>
          <table:table-cell office:value-type="float" office:value="11.5549" calcext:value-type="float">
            <text:p>11.554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724" calcext:value-type="float">
            <text:p>42.724</text:p>
          </table:table-cell>
          <table:table-cell office:value-type="float" office:value="4341.031" calcext:value-type="float">
            <text:p>4341.031</text:p>
          </table:table-cell>
          <table:table-cell office:value-type="float" office:value="11.652" calcext:value-type="float">
            <text:p>11.65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8211" calcext:value-type="float">
            <text:p>42.8211</text:p>
          </table:table-cell>
          <table:table-cell office:value-type="float" office:value="4117.86" calcext:value-type="float">
            <text:p>4117.86</text:p>
          </table:table-cell>
          <table:table-cell office:value-type="float" office:value="11.7491" calcext:value-type="float">
            <text:p>11.749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2.9182" calcext:value-type="float">
            <text:p>42.9182</text:p>
          </table:table-cell>
          <table:table-cell office:value-type="float" office:value="3930.016" calcext:value-type="float">
            <text:p>3930.016</text:p>
          </table:table-cell>
          <table:table-cell office:value-type="float" office:value="11.8462" calcext:value-type="float">
            <text:p>11.846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0153" calcext:value-type="float">
            <text:p>43.0153</text:p>
          </table:table-cell>
          <table:table-cell office:value-type="float" office:value="4211.172" calcext:value-type="float">
            <text:p>4211.172</text:p>
          </table:table-cell>
          <table:table-cell office:value-type="float" office:value="11.9433" calcext:value-type="float">
            <text:p>11.943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1124" calcext:value-type="float">
            <text:p>43.1124</text:p>
          </table:table-cell>
          <table:table-cell office:value-type="float" office:value="3613.147" calcext:value-type="float">
            <text:p>3613.147</text:p>
          </table:table-cell>
          <table:table-cell office:value-type="float" office:value="12.0404" calcext:value-type="float">
            <text:p>12.040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2095" calcext:value-type="float">
            <text:p>43.2095</text:p>
          </table:table-cell>
          <table:table-cell office:value-type="float" office:value="3956.387" calcext:value-type="float">
            <text:p>3956.387</text:p>
          </table:table-cell>
          <table:table-cell office:value-type="float" office:value="12.1375" calcext:value-type="float">
            <text:p>12.137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3066" calcext:value-type="float">
            <text:p>43.3066</text:p>
          </table:table-cell>
          <table:table-cell office:value-type="float" office:value="3830.227" calcext:value-type="float">
            <text:p>3830.227</text:p>
          </table:table-cell>
          <table:table-cell office:value-type="float" office:value="12.2346" calcext:value-type="float">
            <text:p>12.234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4037" calcext:value-type="float">
            <text:p>43.4037</text:p>
          </table:table-cell>
          <table:table-cell office:value-type="float" office:value="4057.5" calcext:value-type="float">
            <text:p>4057.5</text:p>
          </table:table-cell>
          <table:table-cell office:value-type="float" office:value="12.3317" calcext:value-type="float">
            <text:p>12.331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5008" calcext:value-type="float">
            <text:p>43.5008</text:p>
          </table:table-cell>
          <table:table-cell office:value-type="float" office:value="4339.005" calcext:value-type="float">
            <text:p>4339.005</text:p>
          </table:table-cell>
          <table:table-cell office:value-type="float" office:value="12.4288" calcext:value-type="float">
            <text:p>12.428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5979" calcext:value-type="float">
            <text:p>43.5979</text:p>
          </table:table-cell>
          <table:table-cell office:value-type="float" office:value="4564.703" calcext:value-type="float">
            <text:p>4564.703</text:p>
          </table:table-cell>
          <table:table-cell office:value-type="float" office:value="12.5259" calcext:value-type="float">
            <text:p>12.525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695" calcext:value-type="float">
            <text:p>43.695</text:p>
          </table:table-cell>
          <table:table-cell office:value-type="float" office:value="4686.801" calcext:value-type="float">
            <text:p>4686.801</text:p>
          </table:table-cell>
          <table:table-cell office:value-type="float" office:value="12.623" calcext:value-type="float">
            <text:p>12.62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7921" calcext:value-type="float">
            <text:p>43.7921</text:p>
          </table:table-cell>
          <table:table-cell office:value-type="float" office:value="5182.581" calcext:value-type="float">
            <text:p>5182.581</text:p>
          </table:table-cell>
          <table:table-cell office:value-type="float" office:value="12.7201" calcext:value-type="float">
            <text:p>12.720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8892" calcext:value-type="float">
            <text:p>43.8892</text:p>
          </table:table-cell>
          <table:table-cell office:value-type="float" office:value="4965.883" calcext:value-type="float">
            <text:p>4965.883</text:p>
          </table:table-cell>
          <table:table-cell office:value-type="float" office:value="12.8172" calcext:value-type="float">
            <text:p>12.817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3.9863" calcext:value-type="float">
            <text:p>43.9863</text:p>
          </table:table-cell>
          <table:table-cell office:value-type="float" office:value="4799.588" calcext:value-type="float">
            <text:p>4799.588</text:p>
          </table:table-cell>
          <table:table-cell office:value-type="float" office:value="12.9143" calcext:value-type="float">
            <text:p>12.914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0834" calcext:value-type="float">
            <text:p>44.0834</text:p>
          </table:table-cell>
          <table:table-cell office:value-type="float" office:value="4457.612" calcext:value-type="float">
            <text:p>4457.612</text:p>
          </table:table-cell>
          <table:table-cell office:value-type="float" office:value="13.0114" calcext:value-type="float">
            <text:p>13.01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1805" calcext:value-type="float">
            <text:p>44.1805</text:p>
          </table:table-cell>
          <table:table-cell office:value-type="float" office:value="4704.084" calcext:value-type="float">
            <text:p>4704.084</text:p>
          </table:table-cell>
          <table:table-cell office:value-type="float" office:value="13.1085" calcext:value-type="float">
            <text:p>13.108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2776" calcext:value-type="float">
            <text:p>44.2776</text:p>
          </table:table-cell>
          <table:table-cell office:value-type="float" office:value="4562.54" calcext:value-type="float">
            <text:p>4562.54</text:p>
          </table:table-cell>
          <table:table-cell table:formula="of:=[.B452]-[.$B$452]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3747" calcext:value-type="float">
            <text:p>44.3747</text:p>
          </table:table-cell>
          <table:table-cell office:value-type="float" office:value="3997.767" calcext:value-type="float">
            <text:p>3997.767</text:p>
          </table:table-cell>
          <table:table-cell table:formula="of:=[.B453]-[.$B$452]" office:value-type="float" office:value="0.0970999999999975" calcext:value-type="float">
            <text:p>0.0970999999999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4718" calcext:value-type="float">
            <text:p>44.4718</text:p>
          </table:table-cell>
          <table:table-cell office:value-type="float" office:value="3906.354" calcext:value-type="float">
            <text:p>3906.354</text:p>
          </table:table-cell>
          <table:table-cell table:formula="of:=[.B454]-[.$B$452]" office:value-type="float" office:value="0.194200000000002" calcext:value-type="float">
            <text:p>0.1942000000000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5689" calcext:value-type="float">
            <text:p>44.5689</text:p>
          </table:table-cell>
          <table:table-cell office:value-type="float" office:value="3656.002" calcext:value-type="float">
            <text:p>3656.002</text:p>
          </table:table-cell>
          <table:table-cell table:formula="of:=[.B455]-[.$B$452]" office:value-type="float" office:value="0.2913" calcext:value-type="float">
            <text:p>0.29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666" calcext:value-type="float">
            <text:p>44.666</text:p>
          </table:table-cell>
          <table:table-cell office:value-type="float" office:value="3531.418" calcext:value-type="float">
            <text:p>3531.418</text:p>
          </table:table-cell>
          <table:table-cell table:formula="of:=[.B456]-[.$B$452]" office:value-type="float" office:value="0.388399999999997" calcext:value-type="float">
            <text:p>0.3883999999999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7631" calcext:value-type="float">
            <text:p>44.7631</text:p>
          </table:table-cell>
          <table:table-cell office:value-type="float" office:value="3476.363" calcext:value-type="float">
            <text:p>3476.363</text:p>
          </table:table-cell>
          <table:table-cell table:formula="of:=[.B457]-[.$B$452]" office:value-type="float" office:value="0.485500000000002" calcext:value-type="float">
            <text:p>0.4855000000000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8602" calcext:value-type="float">
            <text:p>44.8602</text:p>
          </table:table-cell>
          <table:table-cell office:value-type="float" office:value="3527.886" calcext:value-type="float">
            <text:p>3527.886</text:p>
          </table:table-cell>
          <table:table-cell table:formula="of:=[.B458]-[.$B$452]" office:value-type="float" office:value="0.582599999999999" calcext:value-type="float">
            <text:p>0.5825999999999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4.9573" calcext:value-type="float">
            <text:p>44.9573</text:p>
          </table:table-cell>
          <table:table-cell office:value-type="float" office:value="3423.661" calcext:value-type="float">
            <text:p>3423.661</text:p>
          </table:table-cell>
          <table:table-cell table:formula="of:=[.B459]-[.$B$452]" office:value-type="float" office:value="0.679699999999997" calcext:value-type="float">
            <text:p>0.6796999999999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0544" calcext:value-type="float">
            <text:p>45.0544</text:p>
          </table:table-cell>
          <table:table-cell office:value-type="float" office:value="3488.329" calcext:value-type="float">
            <text:p>3488.329</text:p>
          </table:table-cell>
          <table:table-cell table:formula="of:=[.B460]-[.$B$452]" office:value-type="float" office:value="0.776800000000002" calcext:value-type="float">
            <text:p>0.7768000000000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1515" calcext:value-type="float">
            <text:p>45.1515</text:p>
          </table:table-cell>
          <table:table-cell office:value-type="float" office:value="3497.304" calcext:value-type="float">
            <text:p>3497.304</text:p>
          </table:table-cell>
          <table:table-cell table:formula="of:=[.B461]-[.$B$452]" office:value-type="float" office:value="0.873899999999999" calcext:value-type="float">
            <text:p>0.8738999999999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2486" calcext:value-type="float">
            <text:p>45.2486</text:p>
          </table:table-cell>
          <table:table-cell office:value-type="float" office:value="3593.828" calcext:value-type="float">
            <text:p>3593.828</text:p>
          </table:table-cell>
          <table:table-cell table:formula="of:=[.B462]-[.$B$452]" office:value-type="float" office:value="0.971000000000004" calcext:value-type="float">
            <text:p>0.9710000000000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3457" calcext:value-type="float">
            <text:p>45.3457</text:p>
          </table:table-cell>
          <table:table-cell office:value-type="float" office:value="3433.236" calcext:value-type="float">
            <text:p>3433.236</text:p>
          </table:table-cell>
          <table:table-cell table:formula="of:=[.B463]-[.$B$452]" office:value-type="float" office:value="1.0681" calcext:value-type="float">
            <text:p>1.06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4428" calcext:value-type="float">
            <text:p>45.4428</text:p>
          </table:table-cell>
          <table:table-cell office:value-type="float" office:value="3576.626" calcext:value-type="float">
            <text:p>3576.626</text:p>
          </table:table-cell>
          <table:table-cell table:formula="of:=[.B464]-[.$B$452]" office:value-type="float" office:value="1.1652" calcext:value-type="float">
            <text:p>1.16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5399" calcext:value-type="float">
            <text:p>45.5399</text:p>
          </table:table-cell>
          <table:table-cell office:value-type="float" office:value="3541.729" calcext:value-type="float">
            <text:p>3541.729</text:p>
          </table:table-cell>
          <table:table-cell table:formula="of:=[.B465]-[.$B$452]" office:value-type="float" office:value="1.2623" calcext:value-type="float">
            <text:p>1.26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637" calcext:value-type="float">
            <text:p>45.637</text:p>
          </table:table-cell>
          <table:table-cell office:value-type="float" office:value="3569.343" calcext:value-type="float">
            <text:p>3569.343</text:p>
          </table:table-cell>
          <table:table-cell table:formula="of:=[.B466]-[.$B$452]" office:value-type="float" office:value="1.3594" calcext:value-type="float">
            <text:p>1.359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7341" calcext:value-type="float">
            <text:p>45.7341</text:p>
          </table:table-cell>
          <table:table-cell office:value-type="float" office:value="3282.83" calcext:value-type="float">
            <text:p>3282.83</text:p>
          </table:table-cell>
          <table:table-cell table:formula="of:=[.B467]-[.$B$452]" office:value-type="float" office:value="1.4565" calcext:value-type="float">
            <text:p>1.45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8312" calcext:value-type="float">
            <text:p>45.8312</text:p>
          </table:table-cell>
          <table:table-cell office:value-type="float" office:value="3386.97" calcext:value-type="float">
            <text:p>3386.97</text:p>
          </table:table-cell>
          <table:table-cell table:formula="of:=[.B468]-[.$B$452]" office:value-type="float" office:value="1.5536" calcext:value-type="float">
            <text:p>1.55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5.9283" calcext:value-type="float">
            <text:p>45.9283</text:p>
          </table:table-cell>
          <table:table-cell office:value-type="float" office:value="3724.552" calcext:value-type="float">
            <text:p>3724.552</text:p>
          </table:table-cell>
          <table:table-cell table:formula="of:=[.B469]-[.$B$452]" office:value-type="float" office:value="1.6507" calcext:value-type="float">
            <text:p>1.65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0254" calcext:value-type="float">
            <text:p>46.0254</text:p>
          </table:table-cell>
          <table:table-cell office:value-type="float" office:value="3526.042" calcext:value-type="float">
            <text:p>3526.042</text:p>
          </table:table-cell>
          <table:table-cell table:formula="of:=[.B470]-[.$B$452]" office:value-type="float" office:value="1.7478" calcext:value-type="float">
            <text:p>1.74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1225" calcext:value-type="float">
            <text:p>46.1225</text:p>
          </table:table-cell>
          <table:table-cell office:value-type="float" office:value="3832.503" calcext:value-type="float">
            <text:p>3832.503</text:p>
          </table:table-cell>
          <table:table-cell table:formula="of:=[.B471]-[.$B$452]" office:value-type="float" office:value="1.8449" calcext:value-type="float">
            <text:p>1.84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2196" calcext:value-type="float">
            <text:p>46.2196</text:p>
          </table:table-cell>
          <table:table-cell office:value-type="float" office:value="4003.449" calcext:value-type="float">
            <text:p>4003.449</text:p>
          </table:table-cell>
          <table:table-cell table:formula="of:=[.B472]-[.$B$452]" office:value-type="float" office:value="1.942" calcext:value-type="float">
            <text:p>1.9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3167" calcext:value-type="float">
            <text:p>46.3167</text:p>
          </table:table-cell>
          <table:table-cell office:value-type="float" office:value="3992.477" calcext:value-type="float">
            <text:p>3992.477</text:p>
          </table:table-cell>
          <table:table-cell table:formula="of:=[.B473]-[.$B$452]" office:value-type="float" office:value="2.0391" calcext:value-type="float">
            <text:p>2.03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4138" calcext:value-type="float">
            <text:p>46.4138</text:p>
          </table:table-cell>
          <table:table-cell office:value-type="float" office:value="3831.529" calcext:value-type="float">
            <text:p>3831.529</text:p>
          </table:table-cell>
          <table:table-cell table:formula="of:=[.B474]-[.$B$452]" office:value-type="float" office:value="2.1362" calcext:value-type="float">
            <text:p>2.13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5109" calcext:value-type="float">
            <text:p>46.5109</text:p>
          </table:table-cell>
          <table:table-cell office:value-type="float" office:value="4049.311" calcext:value-type="float">
            <text:p>4049.311</text:p>
          </table:table-cell>
          <table:table-cell table:formula="of:=[.B475]-[.$B$452]" office:value-type="float" office:value="2.2333" calcext:value-type="float">
            <text:p>2.23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608" calcext:value-type="float">
            <text:p>46.608</text:p>
          </table:table-cell>
          <table:table-cell office:value-type="float" office:value="3975.615" calcext:value-type="float">
            <text:p>3975.615</text:p>
          </table:table-cell>
          <table:table-cell table:formula="of:=[.B476]-[.$B$452]" office:value-type="float" office:value="2.3304" calcext:value-type="float">
            <text:p>2.33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7051" calcext:value-type="float">
            <text:p>46.7051</text:p>
          </table:table-cell>
          <table:table-cell office:value-type="float" office:value="3493.204" calcext:value-type="float">
            <text:p>3493.204</text:p>
          </table:table-cell>
          <table:table-cell table:formula="of:=[.B477]-[.$B$452]" office:value-type="float" office:value="2.4275" calcext:value-type="float">
            <text:p>2.42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8022" calcext:value-type="float">
            <text:p>46.8022</text:p>
          </table:table-cell>
          <table:table-cell office:value-type="float" office:value="3706.344" calcext:value-type="float">
            <text:p>3706.344</text:p>
          </table:table-cell>
          <table:table-cell table:formula="of:=[.B478]-[.$B$452]" office:value-type="float" office:value="2.5246" calcext:value-type="float">
            <text:p>2.52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8993" calcext:value-type="float">
            <text:p>46.8993</text:p>
          </table:table-cell>
          <table:table-cell office:value-type="float" office:value="3824.684" calcext:value-type="float">
            <text:p>3824.684</text:p>
          </table:table-cell>
          <table:table-cell table:formula="of:=[.B479]-[.$B$452]" office:value-type="float" office:value="2.6217" calcext:value-type="float">
            <text:p>2.62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6.9964" calcext:value-type="float">
            <text:p>46.9964</text:p>
          </table:table-cell>
          <table:table-cell office:value-type="float" office:value="3730.448" calcext:value-type="float">
            <text:p>3730.448</text:p>
          </table:table-cell>
          <table:table-cell table:formula="of:=[.B480]-[.$B$452]" office:value-type="float" office:value="2.7188" calcext:value-type="float">
            <text:p>2.71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0935" calcext:value-type="float">
            <text:p>47.0935</text:p>
          </table:table-cell>
          <table:table-cell office:value-type="float" office:value="3572.394" calcext:value-type="float">
            <text:p>3572.394</text:p>
          </table:table-cell>
          <table:table-cell table:formula="of:=[.B481]-[.$B$452]" office:value-type="float" office:value="2.8159" calcext:value-type="float">
            <text:p>2.81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1906" calcext:value-type="float">
            <text:p>47.1906</text:p>
          </table:table-cell>
          <table:table-cell office:value-type="float" office:value="3889.275" calcext:value-type="float">
            <text:p>3889.275</text:p>
          </table:table-cell>
          <table:table-cell table:formula="of:=[.B482]-[.$B$452]" office:value-type="float" office:value="2.913" calcext:value-type="float">
            <text:p>2.9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2877" calcext:value-type="float">
            <text:p>47.2877</text:p>
          </table:table-cell>
          <table:table-cell office:value-type="float" office:value="3871.228" calcext:value-type="float">
            <text:p>3871.228</text:p>
          </table:table-cell>
          <table:table-cell table:formula="of:=[.B483]-[.$B$452]" office:value-type="float" office:value="3.0101" calcext:value-type="float">
            <text:p>3.01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3848" calcext:value-type="float">
            <text:p>47.3848</text:p>
          </table:table-cell>
          <table:table-cell office:value-type="float" office:value="3838.926" calcext:value-type="float">
            <text:p>3838.926</text:p>
          </table:table-cell>
          <table:table-cell table:formula="of:=[.B484]-[.$B$452]" office:value-type="float" office:value="3.1072" calcext:value-type="float">
            <text:p>3.10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4819" calcext:value-type="float">
            <text:p>47.4819</text:p>
          </table:table-cell>
          <table:table-cell office:value-type="float" office:value="3823.961" calcext:value-type="float">
            <text:p>3823.961</text:p>
          </table:table-cell>
          <table:table-cell table:formula="of:=[.B485]-[.$B$452]" office:value-type="float" office:value="3.2043" calcext:value-type="float">
            <text:p>3.20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579" calcext:value-type="float">
            <text:p>47.579</text:p>
          </table:table-cell>
          <table:table-cell office:value-type="float" office:value="3739.911" calcext:value-type="float">
            <text:p>3739.911</text:p>
          </table:table-cell>
          <table:table-cell table:formula="of:=[.B486]-[.$B$452]" office:value-type="float" office:value="3.3014" calcext:value-type="float">
            <text:p>3.3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6761" calcext:value-type="float">
            <text:p>47.6761</text:p>
          </table:table-cell>
          <table:table-cell office:value-type="float" office:value="3620.557" calcext:value-type="float">
            <text:p>3620.557</text:p>
          </table:table-cell>
          <table:table-cell table:formula="of:=[.B487]-[.$B$452]" office:value-type="float" office:value="3.3985" calcext:value-type="float">
            <text:p>3.39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7732" calcext:value-type="float">
            <text:p>47.7732</text:p>
          </table:table-cell>
          <table:table-cell office:value-type="float" office:value="3671.442" calcext:value-type="float">
            <text:p>3671.442</text:p>
          </table:table-cell>
          <table:table-cell table:formula="of:=[.B488]-[.$B$452]" office:value-type="float" office:value="3.4956" calcext:value-type="float">
            <text:p>3.49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8703" calcext:value-type="float">
            <text:p>47.8703</text:p>
          </table:table-cell>
          <table:table-cell office:value-type="float" office:value="3763.562" calcext:value-type="float">
            <text:p>3763.562</text:p>
          </table:table-cell>
          <table:table-cell table:formula="of:=[.B489]-[.$B$452]" office:value-type="float" office:value="3.5927" calcext:value-type="float">
            <text:p>3.59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7.9674" calcext:value-type="float">
            <text:p>47.9674</text:p>
          </table:table-cell>
          <table:table-cell office:value-type="float" office:value="3637.113" calcext:value-type="float">
            <text:p>3637.113</text:p>
          </table:table-cell>
          <table:table-cell table:formula="of:=[.B490]-[.$B$452]" office:value-type="float" office:value="3.6898" calcext:value-type="float">
            <text:p>3.68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0645" calcext:value-type="float">
            <text:p>48.0645</text:p>
          </table:table-cell>
          <table:table-cell office:value-type="float" office:value="3723.909" calcext:value-type="float">
            <text:p>3723.909</text:p>
          </table:table-cell>
          <table:table-cell table:formula="of:=[.B491]-[.$B$452]" office:value-type="float" office:value="3.7869" calcext:value-type="float">
            <text:p>3.78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1616" calcext:value-type="float">
            <text:p>48.1616</text:p>
          </table:table-cell>
          <table:table-cell office:value-type="float" office:value="3721.698" calcext:value-type="float">
            <text:p>3721.698</text:p>
          </table:table-cell>
          <table:table-cell table:formula="of:=[.B492]-[.$B$452]" office:value-type="float" office:value="3.884" calcext:value-type="float">
            <text:p>3.8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2587" calcext:value-type="float">
            <text:p>48.2587</text:p>
          </table:table-cell>
          <table:table-cell office:value-type="float" office:value="3629.326" calcext:value-type="float">
            <text:p>3629.326</text:p>
          </table:table-cell>
          <table:table-cell table:formula="of:=[.B493]-[.$B$452]" office:value-type="float" office:value="3.9811" calcext:value-type="float">
            <text:p>3.98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3558" calcext:value-type="float">
            <text:p>48.3558</text:p>
          </table:table-cell>
          <table:table-cell office:value-type="float" office:value="3627.897" calcext:value-type="float">
            <text:p>3627.897</text:p>
          </table:table-cell>
          <table:table-cell table:formula="of:=[.B494]-[.$B$452]" office:value-type="float" office:value="4.0782" calcext:value-type="float">
            <text:p>4.07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4529" calcext:value-type="float">
            <text:p>48.4529</text:p>
          </table:table-cell>
          <table:table-cell office:value-type="float" office:value="4094.351" calcext:value-type="float">
            <text:p>4094.351</text:p>
          </table:table-cell>
          <table:table-cell table:formula="of:=[.B495]-[.$B$452]" office:value-type="float" office:value="4.1753" calcext:value-type="float">
            <text:p>4.17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55" calcext:value-type="float">
            <text:p>48.55</text:p>
          </table:table-cell>
          <table:table-cell office:value-type="float" office:value="3743.178" calcext:value-type="float">
            <text:p>3743.178</text:p>
          </table:table-cell>
          <table:table-cell table:formula="of:=[.B496]-[.$B$452]" office:value-type="float" office:value="4.2724" calcext:value-type="float">
            <text:p>4.27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6471" calcext:value-type="float">
            <text:p>48.6471</text:p>
          </table:table-cell>
          <table:table-cell office:value-type="float" office:value="3790.511" calcext:value-type="float">
            <text:p>3790.511</text:p>
          </table:table-cell>
          <table:table-cell table:formula="of:=[.B497]-[.$B$452]" office:value-type="float" office:value="4.3695" calcext:value-type="float">
            <text:p>4.36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7442" calcext:value-type="float">
            <text:p>48.7442</text:p>
          </table:table-cell>
          <table:table-cell office:value-type="float" office:value="4026.758" calcext:value-type="float">
            <text:p>4026.758</text:p>
          </table:table-cell>
          <table:table-cell table:formula="of:=[.B498]-[.$B$452]" office:value-type="float" office:value="4.4666" calcext:value-type="float">
            <text:p>4.46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8413" calcext:value-type="float">
            <text:p>48.8413</text:p>
          </table:table-cell>
          <table:table-cell office:value-type="float" office:value="3585.633" calcext:value-type="float">
            <text:p>3585.633</text:p>
          </table:table-cell>
          <table:table-cell table:formula="of:=[.B499]-[.$B$452]" office:value-type="float" office:value="4.5637" calcext:value-type="float">
            <text:p>4.56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8.9384" calcext:value-type="float">
            <text:p>48.9384</text:p>
          </table:table-cell>
          <table:table-cell office:value-type="float" office:value="3601.04" calcext:value-type="float">
            <text:p>3601.04</text:p>
          </table:table-cell>
          <table:table-cell table:formula="of:=[.B500]-[.$B$452]" office:value-type="float" office:value="4.6608" calcext:value-type="float">
            <text:p>4.66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0355" calcext:value-type="float">
            <text:p>49.0355</text:p>
          </table:table-cell>
          <table:table-cell office:value-type="float" office:value="3940.819" calcext:value-type="float">
            <text:p>3940.819</text:p>
          </table:table-cell>
          <table:table-cell table:formula="of:=[.B501]-[.$B$452]" office:value-type="float" office:value="4.7579" calcext:value-type="float">
            <text:p>4.75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1326" calcext:value-type="float">
            <text:p>49.1326</text:p>
          </table:table-cell>
          <table:table-cell office:value-type="float" office:value="3770.095" calcext:value-type="float">
            <text:p>3770.095</text:p>
          </table:table-cell>
          <table:table-cell table:formula="of:=[.B502]-[.$B$452]" office:value-type="float" office:value="4.855" calcext:value-type="float">
            <text:p>4.8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2297" calcext:value-type="float">
            <text:p>49.2297</text:p>
          </table:table-cell>
          <table:table-cell office:value-type="float" office:value="3560.563" calcext:value-type="float">
            <text:p>3560.563</text:p>
          </table:table-cell>
          <table:table-cell table:formula="of:=[.B503]-[.$B$452]" office:value-type="float" office:value="4.9521" calcext:value-type="float">
            <text:p>4.95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3268" calcext:value-type="float">
            <text:p>49.3268</text:p>
          </table:table-cell>
          <table:table-cell office:value-type="float" office:value="3398.729" calcext:value-type="float">
            <text:p>3398.729</text:p>
          </table:table-cell>
          <table:table-cell table:formula="of:=[.B504]-[.$B$452]" office:value-type="float" office:value="5.0492" calcext:value-type="float">
            <text:p>5.04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4239" calcext:value-type="float">
            <text:p>49.4239</text:p>
          </table:table-cell>
          <table:table-cell office:value-type="float" office:value="3468.583" calcext:value-type="float">
            <text:p>3468.583</text:p>
          </table:table-cell>
          <table:table-cell table:formula="of:=[.B505]-[.$B$452]" office:value-type="float" office:value="5.1463" calcext:value-type="float">
            <text:p>5.14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521" calcext:value-type="float">
            <text:p>49.521</text:p>
          </table:table-cell>
          <table:table-cell office:value-type="float" office:value="3771.875" calcext:value-type="float">
            <text:p>3771.875</text:p>
          </table:table-cell>
          <table:table-cell table:formula="of:=[.B506]-[.$B$452]" office:value-type="float" office:value="5.2434" calcext:value-type="float">
            <text:p>5.24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6181" calcext:value-type="float">
            <text:p>49.6181</text:p>
          </table:table-cell>
          <table:table-cell office:value-type="float" office:value="3819.717" calcext:value-type="float">
            <text:p>3819.717</text:p>
          </table:table-cell>
          <table:table-cell table:formula="of:=[.B507]-[.$B$452]" office:value-type="float" office:value="5.3405" calcext:value-type="float">
            <text:p>5.34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7152" calcext:value-type="float">
            <text:p>49.7152</text:p>
          </table:table-cell>
          <table:table-cell office:value-type="float" office:value="3896.909" calcext:value-type="float">
            <text:p>3896.909</text:p>
          </table:table-cell>
          <table:table-cell table:formula="of:=[.B508]-[.$B$452]" office:value-type="float" office:value="5.4376" calcext:value-type="float">
            <text:p>5.437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8123" calcext:value-type="float">
            <text:p>49.8123</text:p>
          </table:table-cell>
          <table:table-cell office:value-type="float" office:value="3687.799" calcext:value-type="float">
            <text:p>3687.799</text:p>
          </table:table-cell>
          <table:table-cell table:formula="of:=[.B509]-[.$B$452]" office:value-type="float" office:value="5.5347" calcext:value-type="float">
            <text:p>5.53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49.9094" calcext:value-type="float">
            <text:p>49.9094</text:p>
          </table:table-cell>
          <table:table-cell office:value-type="float" office:value="3523.703" calcext:value-type="float">
            <text:p>3523.703</text:p>
          </table:table-cell>
          <table:table-cell table:formula="of:=[.B510]-[.$B$452]" office:value-type="float" office:value="5.6318" calcext:value-type="float">
            <text:p>5.63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0065" calcext:value-type="float">
            <text:p>50.0065</text:p>
          </table:table-cell>
          <table:table-cell office:value-type="float" office:value="3549.693" calcext:value-type="float">
            <text:p>3549.693</text:p>
          </table:table-cell>
          <table:table-cell table:formula="of:=[.B511]-[.$B$452]" office:value-type="float" office:value="5.7289" calcext:value-type="float">
            <text:p>5.72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1036" calcext:value-type="float">
            <text:p>50.1036</text:p>
          </table:table-cell>
          <table:table-cell office:value-type="float" office:value="3410.638" calcext:value-type="float">
            <text:p>3410.638</text:p>
          </table:table-cell>
          <table:table-cell table:formula="of:=[.B512]-[.$B$452]" office:value-type="float" office:value="5.826" calcext:value-type="float">
            <text:p>5.8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2007" calcext:value-type="float">
            <text:p>50.2007</text:p>
          </table:table-cell>
          <table:table-cell office:value-type="float" office:value="3399.143" calcext:value-type="float">
            <text:p>3399.143</text:p>
          </table:table-cell>
          <table:table-cell table:formula="of:=[.B513]-[.$B$452]" office:value-type="float" office:value="5.9231" calcext:value-type="float">
            <text:p>5.92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2978" calcext:value-type="float">
            <text:p>50.2978</text:p>
          </table:table-cell>
          <table:table-cell office:value-type="float" office:value="3437.203" calcext:value-type="float">
            <text:p>3437.203</text:p>
          </table:table-cell>
          <table:table-cell table:formula="of:=[.B514]-[.$B$452]" office:value-type="float" office:value="6.0202" calcext:value-type="float">
            <text:p>6.02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3949" calcext:value-type="float">
            <text:p>50.3949</text:p>
          </table:table-cell>
          <table:table-cell office:value-type="float" office:value="3291.73" calcext:value-type="float">
            <text:p>3291.73</text:p>
          </table:table-cell>
          <table:table-cell table:formula="of:=[.B515]-[.$B$452]" office:value-type="float" office:value="6.1173" calcext:value-type="float">
            <text:p>6.11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492" calcext:value-type="float">
            <text:p>50.492</text:p>
          </table:table-cell>
          <table:table-cell office:value-type="float" office:value="3339.489" calcext:value-type="float">
            <text:p>3339.489</text:p>
          </table:table-cell>
          <table:table-cell table:formula="of:=[.B516]-[.$B$452]" office:value-type="float" office:value="6.2144" calcext:value-type="float">
            <text:p>6.21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5891" calcext:value-type="float">
            <text:p>50.5891</text:p>
          </table:table-cell>
          <table:table-cell office:value-type="float" office:value="3570.441" calcext:value-type="float">
            <text:p>3570.441</text:p>
          </table:table-cell>
          <table:table-cell table:formula="of:=[.B517]-[.$B$452]" office:value-type="float" office:value="6.3115" calcext:value-type="float">
            <text:p>6.31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6862" calcext:value-type="float">
            <text:p>50.6862</text:p>
          </table:table-cell>
          <table:table-cell office:value-type="float" office:value="3471.776" calcext:value-type="float">
            <text:p>3471.776</text:p>
          </table:table-cell>
          <table:table-cell table:formula="of:=[.B518]-[.$B$452]" office:value-type="float" office:value="6.4086" calcext:value-type="float">
            <text:p>6.40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7833" calcext:value-type="float">
            <text:p>50.7833</text:p>
          </table:table-cell>
          <table:table-cell office:value-type="float" office:value="3723.016" calcext:value-type="float">
            <text:p>3723.016</text:p>
          </table:table-cell>
          <table:table-cell table:formula="of:=[.B519]-[.$B$452]" office:value-type="float" office:value="6.5057" calcext:value-type="float">
            <text:p>6.50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8804" calcext:value-type="float">
            <text:p>50.8804</text:p>
          </table:table-cell>
          <table:table-cell office:value-type="float" office:value="3692.694" calcext:value-type="float">
            <text:p>3692.694</text:p>
          </table:table-cell>
          <table:table-cell table:formula="of:=[.B520]-[.$B$452]" office:value-type="float" office:value="6.6028" calcext:value-type="float">
            <text:p>6.60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0.9775" calcext:value-type="float">
            <text:p>50.9775</text:p>
          </table:table-cell>
          <table:table-cell office:value-type="float" office:value="4059.083" calcext:value-type="float">
            <text:p>4059.083</text:p>
          </table:table-cell>
          <table:table-cell table:formula="of:=[.B521]-[.$B$452]" office:value-type="float" office:value="6.6999" calcext:value-type="float">
            <text:p>6.69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0746" calcext:value-type="float">
            <text:p>51.0746</text:p>
          </table:table-cell>
          <table:table-cell office:value-type="float" office:value="4039.083" calcext:value-type="float">
            <text:p>4039.083</text:p>
          </table:table-cell>
          <table:table-cell table:formula="of:=[.B522]-[.$B$452]" office:value-type="float" office:value="6.797" calcext:value-type="float">
            <text:p>6.7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1717" calcext:value-type="float">
            <text:p>51.1717</text:p>
          </table:table-cell>
          <table:table-cell office:value-type="float" office:value="3697.463" calcext:value-type="float">
            <text:p>3697.463</text:p>
          </table:table-cell>
          <table:table-cell table:formula="of:=[.B523]-[.$B$452]" office:value-type="float" office:value="6.8941" calcext:value-type="float">
            <text:p>6.89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2688" calcext:value-type="float">
            <text:p>51.2688</text:p>
          </table:table-cell>
          <table:table-cell office:value-type="float" office:value="3819.748" calcext:value-type="float">
            <text:p>3819.748</text:p>
          </table:table-cell>
          <table:table-cell table:formula="of:=[.B524]-[.$B$452]" office:value-type="float" office:value="6.9912" calcext:value-type="float">
            <text:p>6.99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3659" calcext:value-type="float">
            <text:p>51.3659</text:p>
          </table:table-cell>
          <table:table-cell office:value-type="float" office:value="3823.614" calcext:value-type="float">
            <text:p>3823.614</text:p>
          </table:table-cell>
          <table:table-cell table:formula="of:=[.B525]-[.$B$452]" office:value-type="float" office:value="7.0883" calcext:value-type="float">
            <text:p>7.08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463" calcext:value-type="float">
            <text:p>51.463</text:p>
          </table:table-cell>
          <table:table-cell office:value-type="float" office:value="3866.886" calcext:value-type="float">
            <text:p>3866.886</text:p>
          </table:table-cell>
          <table:table-cell table:formula="of:=[.B526]-[.$B$452]" office:value-type="float" office:value="7.1854" calcext:value-type="float">
            <text:p>7.18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5601" calcext:value-type="float">
            <text:p>51.5601</text:p>
          </table:table-cell>
          <table:table-cell office:value-type="float" office:value="3850.296" calcext:value-type="float">
            <text:p>3850.296</text:p>
          </table:table-cell>
          <table:table-cell table:formula="of:=[.B527]-[.$B$452]" office:value-type="float" office:value="7.2825" calcext:value-type="float">
            <text:p>7.28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6572" calcext:value-type="float">
            <text:p>51.6572</text:p>
          </table:table-cell>
          <table:table-cell office:value-type="float" office:value="3971.389" calcext:value-type="float">
            <text:p>3971.389</text:p>
          </table:table-cell>
          <table:table-cell table:formula="of:=[.B528]-[.$B$452]" office:value-type="float" office:value="7.3796" calcext:value-type="float">
            <text:p>7.37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7543" calcext:value-type="float">
            <text:p>51.7543</text:p>
          </table:table-cell>
          <table:table-cell office:value-type="float" office:value="3882.499" calcext:value-type="float">
            <text:p>3882.499</text:p>
          </table:table-cell>
          <table:table-cell table:formula="of:=[.B529]-[.$B$452]" office:value-type="float" office:value="7.4767" calcext:value-type="float">
            <text:p>7.47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8514" calcext:value-type="float">
            <text:p>51.8514</text:p>
          </table:table-cell>
          <table:table-cell office:value-type="float" office:value="3741.524" calcext:value-type="float">
            <text:p>3741.524</text:p>
          </table:table-cell>
          <table:table-cell table:formula="of:=[.B530]-[.$B$452]" office:value-type="float" office:value="7.5738" calcext:value-type="float">
            <text:p>7.57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1.9485" calcext:value-type="float">
            <text:p>51.9485</text:p>
          </table:table-cell>
          <table:table-cell office:value-type="float" office:value="3644.827" calcext:value-type="float">
            <text:p>3644.827</text:p>
          </table:table-cell>
          <table:table-cell table:formula="of:=[.B531]-[.$B$452]" office:value-type="float" office:value="7.6709" calcext:value-type="float">
            <text:p>7.67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0456" calcext:value-type="float">
            <text:p>52.0456</text:p>
          </table:table-cell>
          <table:table-cell office:value-type="float" office:value="4032.875" calcext:value-type="float">
            <text:p>4032.875</text:p>
          </table:table-cell>
          <table:table-cell table:formula="of:=[.B532]-[.$B$452]" office:value-type="float" office:value="7.768" calcext:value-type="float">
            <text:p>7.76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1427" calcext:value-type="float">
            <text:p>52.1427</text:p>
          </table:table-cell>
          <table:table-cell office:value-type="float" office:value="4165.406" calcext:value-type="float">
            <text:p>4165.406</text:p>
          </table:table-cell>
          <table:table-cell table:formula="of:=[.B533]-[.$B$452]" office:value-type="float" office:value="7.8651" calcext:value-type="float">
            <text:p>7.86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2398" calcext:value-type="float">
            <text:p>52.2398</text:p>
          </table:table-cell>
          <table:table-cell office:value-type="float" office:value="4155.768" calcext:value-type="float">
            <text:p>4155.768</text:p>
          </table:table-cell>
          <table:table-cell table:formula="of:=[.B534]-[.$B$452]" office:value-type="float" office:value="7.9622" calcext:value-type="float">
            <text:p>7.96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3369" calcext:value-type="float">
            <text:p>52.3369</text:p>
          </table:table-cell>
          <table:table-cell office:value-type="float" office:value="4206.436" calcext:value-type="float">
            <text:p>4206.436</text:p>
          </table:table-cell>
          <table:table-cell table:formula="of:=[.B535]-[.$B$452]" office:value-type="float" office:value="8.0593" calcext:value-type="float">
            <text:p>8.05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434" calcext:value-type="float">
            <text:p>52.434</text:p>
          </table:table-cell>
          <table:table-cell office:value-type="float" office:value="4096" calcext:value-type="float">
            <text:p>4096</text:p>
          </table:table-cell>
          <table:table-cell table:formula="of:=[.B536]-[.$B$452]" office:value-type="float" office:value="8.1564" calcext:value-type="float">
            <text:p>8.15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5311" calcext:value-type="float">
            <text:p>52.5311</text:p>
          </table:table-cell>
          <table:table-cell office:value-type="float" office:value="4270.062" calcext:value-type="float">
            <text:p>4270.062</text:p>
          </table:table-cell>
          <table:table-cell table:formula="of:=[.B537]-[.$B$452]" office:value-type="float" office:value="8.2535" calcext:value-type="float">
            <text:p>8.25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6282" calcext:value-type="float">
            <text:p>52.6282</text:p>
          </table:table-cell>
          <table:table-cell office:value-type="float" office:value="4277.647" calcext:value-type="float">
            <text:p>4277.647</text:p>
          </table:table-cell>
          <table:table-cell table:formula="of:=[.B538]-[.$B$452]" office:value-type="float" office:value="8.3506" calcext:value-type="float">
            <text:p>8.35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7253" calcext:value-type="float">
            <text:p>52.7253</text:p>
          </table:table-cell>
          <table:table-cell office:value-type="float" office:value="4159.351" calcext:value-type="float">
            <text:p>4159.351</text:p>
          </table:table-cell>
          <table:table-cell table:formula="of:=[.B539]-[.$B$452]" office:value-type="float" office:value="8.4477" calcext:value-type="float">
            <text:p>8.44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4039.449" calcext:value-type="float">
            <text:p>4039.449</text:p>
          </table:table-cell>
          <table:table-cell table:formula="of:=[.B540]-[.$B$452]" office:value-type="float" office:value="8.5448" calcext:value-type="float">
            <text:p>8.54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2.9195" calcext:value-type="float">
            <text:p>52.9195</text:p>
          </table:table-cell>
          <table:table-cell office:value-type="float" office:value="4140.022" calcext:value-type="float">
            <text:p>4140.022</text:p>
          </table:table-cell>
          <table:table-cell table:formula="of:=[.B541]-[.$B$452]" office:value-type="float" office:value="8.6419" calcext:value-type="float">
            <text:p>8.64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0166" calcext:value-type="float">
            <text:p>53.0166</text:p>
          </table:table-cell>
          <table:table-cell office:value-type="float" office:value="4579.137" calcext:value-type="float">
            <text:p>4579.137</text:p>
          </table:table-cell>
          <table:table-cell table:formula="of:=[.B542]-[.$B$452]" office:value-type="float" office:value="8.739" calcext:value-type="float">
            <text:p>8.7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1137" calcext:value-type="float">
            <text:p>53.1137</text:p>
          </table:table-cell>
          <table:table-cell office:value-type="float" office:value="4681.947" calcext:value-type="float">
            <text:p>4681.947</text:p>
          </table:table-cell>
          <table:table-cell table:formula="of:=[.B543]-[.$B$452]" office:value-type="float" office:value="8.8361" calcext:value-type="float">
            <text:p>8.83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2108" calcext:value-type="float">
            <text:p>53.2108</text:p>
          </table:table-cell>
          <table:table-cell office:value-type="float" office:value="4368.134" calcext:value-type="float">
            <text:p>4368.134</text:p>
          </table:table-cell>
          <table:table-cell table:formula="of:=[.B544]-[.$B$452]" office:value-type="float" office:value="8.9332" calcext:value-type="float">
            <text:p>8.93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3079" calcext:value-type="float">
            <text:p>53.3079</text:p>
          </table:table-cell>
          <table:table-cell office:value-type="float" office:value="4559.914" calcext:value-type="float">
            <text:p>4559.914</text:p>
          </table:table-cell>
          <table:table-cell table:formula="of:=[.B545]-[.$B$452]" office:value-type="float" office:value="9.0303" calcext:value-type="float">
            <text:p>9.03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405" calcext:value-type="float">
            <text:p>53.405</text:p>
          </table:table-cell>
          <table:table-cell office:value-type="float" office:value="4454.796" calcext:value-type="float">
            <text:p>4454.796</text:p>
          </table:table-cell>
          <table:table-cell table:formula="of:=[.B546]-[.$B$452]" office:value-type="float" office:value="9.1274" calcext:value-type="float">
            <text:p>9.12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5021" calcext:value-type="float">
            <text:p>53.5021</text:p>
          </table:table-cell>
          <table:table-cell office:value-type="float" office:value="4447.857" calcext:value-type="float">
            <text:p>4447.857</text:p>
          </table:table-cell>
          <table:table-cell table:formula="of:=[.B547]-[.$B$452]" office:value-type="float" office:value="9.2245" calcext:value-type="float">
            <text:p>9.22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5992" calcext:value-type="float">
            <text:p>53.5992</text:p>
          </table:table-cell>
          <table:table-cell office:value-type="float" office:value="4536.904" calcext:value-type="float">
            <text:p>4536.904</text:p>
          </table:table-cell>
          <table:table-cell table:formula="of:=[.B548]-[.$B$452]" office:value-type="float" office:value="9.3216" calcext:value-type="float">
            <text:p>9.32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6963" calcext:value-type="float">
            <text:p>53.6963</text:p>
          </table:table-cell>
          <table:table-cell office:value-type="float" office:value="4621.562" calcext:value-type="float">
            <text:p>4621.562</text:p>
          </table:table-cell>
          <table:table-cell table:formula="of:=[.B549]-[.$B$452]" office:value-type="float" office:value="9.4187" calcext:value-type="float">
            <text:p>9.41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7934" calcext:value-type="float">
            <text:p>53.7934</text:p>
          </table:table-cell>
          <table:table-cell office:value-type="float" office:value="4487.616" calcext:value-type="float">
            <text:p>4487.616</text:p>
          </table:table-cell>
          <table:table-cell table:formula="of:=[.B550]-[.$B$452]" office:value-type="float" office:value="9.5158" calcext:value-type="float">
            <text:p>9.51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8905" calcext:value-type="float">
            <text:p>53.8905</text:p>
          </table:table-cell>
          <table:table-cell office:value-type="float" office:value="4510.507" calcext:value-type="float">
            <text:p>4510.507</text:p>
          </table:table-cell>
          <table:table-cell table:formula="of:=[.B551]-[.$B$452]" office:value-type="float" office:value="9.6129" calcext:value-type="float">
            <text:p>9.61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3.9876" calcext:value-type="float">
            <text:p>53.9876</text:p>
          </table:table-cell>
          <table:table-cell office:value-type="float" office:value="4800.847" calcext:value-type="float">
            <text:p>4800.847</text:p>
          </table:table-cell>
          <table:table-cell table:formula="of:=[.B552]-[.$B$452]" office:value-type="float" office:value="9.71" calcext:value-type="float">
            <text:p>9.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0847" calcext:value-type="float">
            <text:p>54.0847</text:p>
          </table:table-cell>
          <table:table-cell office:value-type="float" office:value="4722.307" calcext:value-type="float">
            <text:p>4722.307</text:p>
          </table:table-cell>
          <table:table-cell table:formula="of:=[.B553]-[.$B$452]" office:value-type="float" office:value="9.8071" calcext:value-type="float">
            <text:p>9.80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1818" calcext:value-type="float">
            <text:p>54.1818</text:p>
          </table:table-cell>
          <table:table-cell office:value-type="float" office:value="4429.32" calcext:value-type="float">
            <text:p>4429.32</text:p>
          </table:table-cell>
          <table:table-cell table:formula="of:=[.B554]-[.$B$452]" office:value-type="float" office:value="9.9042" calcext:value-type="float">
            <text:p>9.90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2789" calcext:value-type="float">
            <text:p>54.2789</text:p>
          </table:table-cell>
          <table:table-cell office:value-type="float" office:value="4595.683" calcext:value-type="float">
            <text:p>4595.683</text:p>
          </table:table-cell>
          <table:table-cell table:formula="of:=[.B555]-[.$B$555]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376" calcext:value-type="float">
            <text:p>54.376</text:p>
          </table:table-cell>
          <table:table-cell office:value-type="float" office:value="4691.17" calcext:value-type="float">
            <text:p>4691.17</text:p>
          </table:table-cell>
          <table:table-cell table:formula="of:=[.B556]-[.$B$555]" office:value-type="float" office:value="0.0970999999999975" calcext:value-type="float">
            <text:p>0.0970999999999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4731" calcext:value-type="float">
            <text:p>54.4731</text:p>
          </table:table-cell>
          <table:table-cell office:value-type="float" office:value="3872.009" calcext:value-type="float">
            <text:p>3872.009</text:p>
          </table:table-cell>
          <table:table-cell table:formula="of:=[.B557]-[.$B$555]" office:value-type="float" office:value="0.194200000000002" calcext:value-type="float">
            <text:p>0.194200000000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5702" calcext:value-type="float">
            <text:p>54.5702</text:p>
          </table:table-cell>
          <table:table-cell office:value-type="float" office:value="3906.498" calcext:value-type="float">
            <text:p>3906.498</text:p>
          </table:table-cell>
          <table:table-cell table:formula="of:=[.B558]-[.$B$555]" office:value-type="float" office:value="0.2913" calcext:value-type="float">
            <text:p>0.29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6673" calcext:value-type="float">
            <text:p>54.6673</text:p>
          </table:table-cell>
          <table:table-cell office:value-type="float" office:value="3659.436" calcext:value-type="float">
            <text:p>3659.436</text:p>
          </table:table-cell>
          <table:table-cell table:formula="of:=[.B559]-[.$B$555]" office:value-type="float" office:value="0.388399999999997" calcext:value-type="float">
            <text:p>0.3883999999999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7644" calcext:value-type="float">
            <text:p>54.7644</text:p>
          </table:table-cell>
          <table:table-cell office:value-type="float" office:value="3385.653" calcext:value-type="float">
            <text:p>3385.653</text:p>
          </table:table-cell>
          <table:table-cell table:formula="of:=[.B560]-[.$B$555]" office:value-type="float" office:value="0.485500000000002" calcext:value-type="float">
            <text:p>0.485500000000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8615" calcext:value-type="float">
            <text:p>54.8615</text:p>
          </table:table-cell>
          <table:table-cell office:value-type="float" office:value="3503.581" calcext:value-type="float">
            <text:p>3503.581</text:p>
          </table:table-cell>
          <table:table-cell table:formula="of:=[.B561]-[.$B$555]" office:value-type="float" office:value="0.582599999999999" calcext:value-type="float">
            <text:p>0.5825999999999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4.9586" calcext:value-type="float">
            <text:p>54.9586</text:p>
          </table:table-cell>
          <table:table-cell office:value-type="float" office:value="3564.213" calcext:value-type="float">
            <text:p>3564.213</text:p>
          </table:table-cell>
          <table:table-cell table:formula="of:=[.B562]-[.$B$555]" office:value-type="float" office:value="0.679699999999997" calcext:value-type="float">
            <text:p>0.6796999999999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0557" calcext:value-type="float">
            <text:p>55.0557</text:p>
          </table:table-cell>
          <table:table-cell office:value-type="float" office:value="3450.587" calcext:value-type="float">
            <text:p>3450.587</text:p>
          </table:table-cell>
          <table:table-cell table:formula="of:=[.B563]-[.$B$555]" office:value-type="float" office:value="0.776800000000002" calcext:value-type="float">
            <text:p>0.776800000000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1528" calcext:value-type="float">
            <text:p>55.1528</text:p>
          </table:table-cell>
          <table:table-cell office:value-type="float" office:value="3716.708" calcext:value-type="float">
            <text:p>3716.708</text:p>
          </table:table-cell>
          <table:table-cell table:formula="of:=[.B564]-[.$B$555]" office:value-type="float" office:value="0.873899999999999" calcext:value-type="float">
            <text:p>0.8738999999999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2499" calcext:value-type="float">
            <text:p>55.2499</text:p>
          </table:table-cell>
          <table:table-cell office:value-type="float" office:value="3795.211" calcext:value-type="float">
            <text:p>3795.211</text:p>
          </table:table-cell>
          <table:table-cell table:formula="of:=[.B565]-[.$B$555]" office:value-type="float" office:value="0.970999999999997" calcext:value-type="float">
            <text:p>0.9709999999999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347" calcext:value-type="float">
            <text:p>55.347</text:p>
          </table:table-cell>
          <table:table-cell office:value-type="float" office:value="3613.906" calcext:value-type="float">
            <text:p>3613.906</text:p>
          </table:table-cell>
          <table:table-cell table:formula="of:=[.B566]-[.$B$555]" office:value-type="float" office:value="1.0681" calcext:value-type="float">
            <text:p>1.06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4441" calcext:value-type="float">
            <text:p>55.4441</text:p>
          </table:table-cell>
          <table:table-cell office:value-type="float" office:value="3744.773" calcext:value-type="float">
            <text:p>3744.773</text:p>
          </table:table-cell>
          <table:table-cell table:formula="of:=[.B567]-[.$B$555]" office:value-type="float" office:value="1.1652" calcext:value-type="float">
            <text:p>1.16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5412" calcext:value-type="float">
            <text:p>55.5412</text:p>
          </table:table-cell>
          <table:table-cell office:value-type="float" office:value="3822.597" calcext:value-type="float">
            <text:p>3822.597</text:p>
          </table:table-cell>
          <table:table-cell table:formula="of:=[.B568]-[.$B$555]" office:value-type="float" office:value="1.2623" calcext:value-type="float">
            <text:p>1.26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6383" calcext:value-type="float">
            <text:p>55.6383</text:p>
          </table:table-cell>
          <table:table-cell office:value-type="float" office:value="3595.885" calcext:value-type="float">
            <text:p>3595.885</text:p>
          </table:table-cell>
          <table:table-cell table:formula="of:=[.B569]-[.$B$555]" office:value-type="float" office:value="1.3594" calcext:value-type="float">
            <text:p>1.35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7354" calcext:value-type="float">
            <text:p>55.7354</text:p>
          </table:table-cell>
          <table:table-cell office:value-type="float" office:value="3777.665" calcext:value-type="float">
            <text:p>3777.665</text:p>
          </table:table-cell>
          <table:table-cell table:formula="of:=[.B570]-[.$B$555]" office:value-type="float" office:value="1.4565" calcext:value-type="float">
            <text:p>1.45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8325" calcext:value-type="float">
            <text:p>55.8325</text:p>
          </table:table-cell>
          <table:table-cell office:value-type="float" office:value="4055.522" calcext:value-type="float">
            <text:p>4055.522</text:p>
          </table:table-cell>
          <table:table-cell table:formula="of:=[.B571]-[.$B$555]" office:value-type="float" office:value="1.5536" calcext:value-type="float">
            <text:p>1.55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5.9296" calcext:value-type="float">
            <text:p>55.9296</text:p>
          </table:table-cell>
          <table:table-cell office:value-type="float" office:value="3993.495" calcext:value-type="float">
            <text:p>3993.495</text:p>
          </table:table-cell>
          <table:table-cell table:formula="of:=[.B572]-[.$B$555]" office:value-type="float" office:value="1.6507" calcext:value-type="float">
            <text:p>1.65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0267" calcext:value-type="float">
            <text:p>56.0267</text:p>
          </table:table-cell>
          <table:table-cell office:value-type="float" office:value="4083.719" calcext:value-type="float">
            <text:p>4083.719</text:p>
          </table:table-cell>
          <table:table-cell table:formula="of:=[.B573]-[.$B$555]" office:value-type="float" office:value="1.7478" calcext:value-type="float">
            <text:p>1.74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1238" calcext:value-type="float">
            <text:p>56.1238</text:p>
          </table:table-cell>
          <table:table-cell office:value-type="float" office:value="4308.6" calcext:value-type="float">
            <text:p>4308.6</text:p>
          </table:table-cell>
          <table:table-cell table:formula="of:=[.B574]-[.$B$555]" office:value-type="float" office:value="1.8449" calcext:value-type="float">
            <text:p>1.84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2209" calcext:value-type="float">
            <text:p>56.2209</text:p>
          </table:table-cell>
          <table:table-cell office:value-type="float" office:value="4311.629" calcext:value-type="float">
            <text:p>4311.629</text:p>
          </table:table-cell>
          <table:table-cell table:formula="of:=[.B575]-[.$B$555]" office:value-type="float" office:value="1.942" calcext:value-type="float">
            <text:p>1.9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318" calcext:value-type="float">
            <text:p>56.318</text:p>
          </table:table-cell>
          <table:table-cell office:value-type="float" office:value="4540.357" calcext:value-type="float">
            <text:p>4540.357</text:p>
          </table:table-cell>
          <table:table-cell table:formula="of:=[.B576]-[.$B$555]" office:value-type="float" office:value="2.0391" calcext:value-type="float">
            <text:p>2.03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4151" calcext:value-type="float">
            <text:p>56.4151</text:p>
          </table:table-cell>
          <table:table-cell office:value-type="float" office:value="4194.044" calcext:value-type="float">
            <text:p>4194.044</text:p>
          </table:table-cell>
          <table:table-cell table:formula="of:=[.B577]-[.$B$555]" office:value-type="float" office:value="2.1362" calcext:value-type="float">
            <text:p>2.13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5122" calcext:value-type="float">
            <text:p>56.5122</text:p>
          </table:table-cell>
          <table:table-cell office:value-type="float" office:value="3982.833" calcext:value-type="float">
            <text:p>3982.833</text:p>
          </table:table-cell>
          <table:table-cell table:formula="of:=[.B578]-[.$B$555]" office:value-type="float" office:value="2.2333" calcext:value-type="float">
            <text:p>2.23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6093" calcext:value-type="float">
            <text:p>56.6093</text:p>
          </table:table-cell>
          <table:table-cell office:value-type="float" office:value="4107.855" calcext:value-type="float">
            <text:p>4107.855</text:p>
          </table:table-cell>
          <table:table-cell table:formula="of:=[.B579]-[.$B$555]" office:value-type="float" office:value="2.3304" calcext:value-type="float">
            <text:p>2.33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7064" calcext:value-type="float">
            <text:p>56.7064</text:p>
          </table:table-cell>
          <table:table-cell office:value-type="float" office:value="4155.056" calcext:value-type="float">
            <text:p>4155.056</text:p>
          </table:table-cell>
          <table:table-cell table:formula="of:=[.B580]-[.$B$555]" office:value-type="float" office:value="2.4275" calcext:value-type="float">
            <text:p>2.42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8035" calcext:value-type="float">
            <text:p>56.8035</text:p>
          </table:table-cell>
          <table:table-cell office:value-type="float" office:value="4114.655" calcext:value-type="float">
            <text:p>4114.655</text:p>
          </table:table-cell>
          <table:table-cell table:formula="of:=[.B581]-[.$B$555]" office:value-type="float" office:value="2.5246" calcext:value-type="float">
            <text:p>2.52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9006" calcext:value-type="float">
            <text:p>56.9006</text:p>
          </table:table-cell>
          <table:table-cell office:value-type="float" office:value="4061.398" calcext:value-type="float">
            <text:p>4061.398</text:p>
          </table:table-cell>
          <table:table-cell table:formula="of:=[.B582]-[.$B$555]" office:value-type="float" office:value="2.6217" calcext:value-type="float">
            <text:p>2.62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6.9977" calcext:value-type="float">
            <text:p>56.9977</text:p>
          </table:table-cell>
          <table:table-cell office:value-type="float" office:value="4142.908" calcext:value-type="float">
            <text:p>4142.908</text:p>
          </table:table-cell>
          <table:table-cell table:formula="of:=[.B583]-[.$B$555]" office:value-type="float" office:value="2.7188" calcext:value-type="float">
            <text:p>2.71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0948" calcext:value-type="float">
            <text:p>57.0948</text:p>
          </table:table-cell>
          <table:table-cell office:value-type="float" office:value="3905.126" calcext:value-type="float">
            <text:p>3905.126</text:p>
          </table:table-cell>
          <table:table-cell table:formula="of:=[.B584]-[.$B$555]" office:value-type="float" office:value="2.8159" calcext:value-type="float">
            <text:p>2.81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1919" calcext:value-type="float">
            <text:p>57.1919</text:p>
          </table:table-cell>
          <table:table-cell office:value-type="float" office:value="3782.164" calcext:value-type="float">
            <text:p>3782.164</text:p>
          </table:table-cell>
          <table:table-cell table:formula="of:=[.B585]-[.$B$555]" office:value-type="float" office:value="2.913" calcext:value-type="float">
            <text:p>2.9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289" calcext:value-type="float">
            <text:p>57.289</text:p>
          </table:table-cell>
          <table:table-cell office:value-type="float" office:value="4073.059" calcext:value-type="float">
            <text:p>4073.059</text:p>
          </table:table-cell>
          <table:table-cell table:formula="of:=[.B586]-[.$B$555]" office:value-type="float" office:value="3.0101" calcext:value-type="float">
            <text:p>3.01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3861" calcext:value-type="float">
            <text:p>57.3861</text:p>
          </table:table-cell>
          <table:table-cell office:value-type="float" office:value="3972.79" calcext:value-type="float">
            <text:p>3972.79</text:p>
          </table:table-cell>
          <table:table-cell table:formula="of:=[.B587]-[.$B$555]" office:value-type="float" office:value="3.1072" calcext:value-type="float">
            <text:p>3.10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4832" calcext:value-type="float">
            <text:p>57.4832</text:p>
          </table:table-cell>
          <table:table-cell office:value-type="float" office:value="3946.453" calcext:value-type="float">
            <text:p>3946.453</text:p>
          </table:table-cell>
          <table:table-cell table:formula="of:=[.B588]-[.$B$555]" office:value-type="float" office:value="3.2043" calcext:value-type="float">
            <text:p>3.20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5803" calcext:value-type="float">
            <text:p>57.5803</text:p>
          </table:table-cell>
          <table:table-cell office:value-type="float" office:value="3864.718" calcext:value-type="float">
            <text:p>3864.718</text:p>
          </table:table-cell>
          <table:table-cell table:formula="of:=[.B589]-[.$B$555]" office:value-type="float" office:value="3.3014" calcext:value-type="float">
            <text:p>3.30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6774" calcext:value-type="float">
            <text:p>57.6774</text:p>
          </table:table-cell>
          <table:table-cell office:value-type="float" office:value="3896.073" calcext:value-type="float">
            <text:p>3896.073</text:p>
          </table:table-cell>
          <table:table-cell table:formula="of:=[.B590]-[.$B$555]" office:value-type="float" office:value="3.3985" calcext:value-type="float">
            <text:p>3.39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7745" calcext:value-type="float">
            <text:p>57.7745</text:p>
          </table:table-cell>
          <table:table-cell office:value-type="float" office:value="4062.789" calcext:value-type="float">
            <text:p>4062.789</text:p>
          </table:table-cell>
          <table:table-cell table:formula="of:=[.B591]-[.$B$555]" office:value-type="float" office:value="3.4956" calcext:value-type="float">
            <text:p>3.49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8716" calcext:value-type="float">
            <text:p>57.8716</text:p>
          </table:table-cell>
          <table:table-cell office:value-type="float" office:value="3805.307" calcext:value-type="float">
            <text:p>3805.307</text:p>
          </table:table-cell>
          <table:table-cell table:formula="of:=[.B592]-[.$B$555]" office:value-type="float" office:value="3.5927" calcext:value-type="float">
            <text:p>3.59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7.9687" calcext:value-type="float">
            <text:p>57.9687</text:p>
          </table:table-cell>
          <table:table-cell office:value-type="float" office:value="3630.32" calcext:value-type="float">
            <text:p>3630.32</text:p>
          </table:table-cell>
          <table:table-cell table:formula="of:=[.B593]-[.$B$555]" office:value-type="float" office:value="3.6898" calcext:value-type="float">
            <text:p>3.68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0658" calcext:value-type="float">
            <text:p>58.0658</text:p>
          </table:table-cell>
          <table:table-cell office:value-type="float" office:value="3688.216" calcext:value-type="float">
            <text:p>3688.216</text:p>
          </table:table-cell>
          <table:table-cell table:formula="of:=[.B594]-[.$B$555]" office:value-type="float" office:value="3.7869" calcext:value-type="float">
            <text:p>3.78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1629" calcext:value-type="float">
            <text:p>58.1629</text:p>
          </table:table-cell>
          <table:table-cell office:value-type="float" office:value="3618.641" calcext:value-type="float">
            <text:p>3618.641</text:p>
          </table:table-cell>
          <table:table-cell table:formula="of:=[.B595]-[.$B$555]" office:value-type="float" office:value="3.884" calcext:value-type="float">
            <text:p>3.8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26" calcext:value-type="float">
            <text:p>58.26</text:p>
          </table:table-cell>
          <table:table-cell office:value-type="float" office:value="3680.493" calcext:value-type="float">
            <text:p>3680.493</text:p>
          </table:table-cell>
          <table:table-cell table:formula="of:=[.B596]-[.$B$555]" office:value-type="float" office:value="3.9811" calcext:value-type="float">
            <text:p>3.98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3571" calcext:value-type="float">
            <text:p>58.3571</text:p>
          </table:table-cell>
          <table:table-cell office:value-type="float" office:value="3798.296" calcext:value-type="float">
            <text:p>3798.296</text:p>
          </table:table-cell>
          <table:table-cell table:formula="of:=[.B597]-[.$B$555]" office:value-type="float" office:value="4.0782" calcext:value-type="float">
            <text:p>4.07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4542" calcext:value-type="float">
            <text:p>58.4542</text:p>
          </table:table-cell>
          <table:table-cell office:value-type="float" office:value="3614.727" calcext:value-type="float">
            <text:p>3614.727</text:p>
          </table:table-cell>
          <table:table-cell table:formula="of:=[.B598]-[.$B$555]" office:value-type="float" office:value="4.1753" calcext:value-type="float">
            <text:p>4.17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5513" calcext:value-type="float">
            <text:p>58.5513</text:p>
          </table:table-cell>
          <table:table-cell office:value-type="float" office:value="4053.171" calcext:value-type="float">
            <text:p>4053.171</text:p>
          </table:table-cell>
          <table:table-cell table:formula="of:=[.B599]-[.$B$555]" office:value-type="float" office:value="4.2724" calcext:value-type="float">
            <text:p>4.27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6484" calcext:value-type="float">
            <text:p>58.6484</text:p>
          </table:table-cell>
          <table:table-cell office:value-type="float" office:value="3892.176" calcext:value-type="float">
            <text:p>3892.176</text:p>
          </table:table-cell>
          <table:table-cell table:formula="of:=[.B600]-[.$B$555]" office:value-type="float" office:value="4.3695" calcext:value-type="float">
            <text:p>4.36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7455" calcext:value-type="float">
            <text:p>58.7455</text:p>
          </table:table-cell>
          <table:table-cell office:value-type="float" office:value="3777.446" calcext:value-type="float">
            <text:p>3777.446</text:p>
          </table:table-cell>
          <table:table-cell table:formula="of:=[.B601]-[.$B$555]" office:value-type="float" office:value="4.4666" calcext:value-type="float">
            <text:p>4.46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8426" calcext:value-type="float">
            <text:p>58.8426</text:p>
          </table:table-cell>
          <table:table-cell office:value-type="float" office:value="3908.41" calcext:value-type="float">
            <text:p>3908.41</text:p>
          </table:table-cell>
          <table:table-cell table:formula="of:=[.B602]-[.$B$555]" office:value-type="float" office:value="4.5637" calcext:value-type="float">
            <text:p>4.56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8.9397" calcext:value-type="float">
            <text:p>58.9397</text:p>
          </table:table-cell>
          <table:table-cell office:value-type="float" office:value="3918.811" calcext:value-type="float">
            <text:p>3918.811</text:p>
          </table:table-cell>
          <table:table-cell table:formula="of:=[.B603]-[.$B$555]" office:value-type="float" office:value="4.6608" calcext:value-type="float">
            <text:p>4.66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0368" calcext:value-type="float">
            <text:p>59.0368</text:p>
          </table:table-cell>
          <table:table-cell office:value-type="float" office:value="3698.866" calcext:value-type="float">
            <text:p>3698.866</text:p>
          </table:table-cell>
          <table:table-cell table:formula="of:=[.B604]-[.$B$555]" office:value-type="float" office:value="4.7579" calcext:value-type="float">
            <text:p>4.75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1339" calcext:value-type="float">
            <text:p>59.1339</text:p>
          </table:table-cell>
          <table:table-cell office:value-type="float" office:value="3516.369" calcext:value-type="float">
            <text:p>3516.369</text:p>
          </table:table-cell>
          <table:table-cell table:formula="of:=[.B605]-[.$B$555]" office:value-type="float" office:value="4.855" calcext:value-type="float">
            <text:p>4.8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231" calcext:value-type="float">
            <text:p>59.231</text:p>
          </table:table-cell>
          <table:table-cell office:value-type="float" office:value="3787.33" calcext:value-type="float">
            <text:p>3787.33</text:p>
          </table:table-cell>
          <table:table-cell table:formula="of:=[.B606]-[.$B$555]" office:value-type="float" office:value="4.9521" calcext:value-type="float">
            <text:p>4.95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3281" calcext:value-type="float">
            <text:p>59.3281</text:p>
          </table:table-cell>
          <table:table-cell office:value-type="float" office:value="3743.688" calcext:value-type="float">
            <text:p>3743.688</text:p>
          </table:table-cell>
          <table:table-cell table:formula="of:=[.B607]-[.$B$555]" office:value-type="float" office:value="5.0492" calcext:value-type="float">
            <text:p>5.04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4252" calcext:value-type="float">
            <text:p>59.4252</text:p>
          </table:table-cell>
          <table:table-cell office:value-type="float" office:value="3650.806" calcext:value-type="float">
            <text:p>3650.806</text:p>
          </table:table-cell>
          <table:table-cell table:formula="of:=[.B608]-[.$B$555]" office:value-type="float" office:value="5.1463" calcext:value-type="float">
            <text:p>5.14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5223" calcext:value-type="float">
            <text:p>59.5223</text:p>
          </table:table-cell>
          <table:table-cell office:value-type="float" office:value="3776.162" calcext:value-type="float">
            <text:p>3776.162</text:p>
          </table:table-cell>
          <table:table-cell table:formula="of:=[.B609]-[.$B$555]" office:value-type="float" office:value="5.2434" calcext:value-type="float">
            <text:p>5.24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6194" calcext:value-type="float">
            <text:p>59.6194</text:p>
          </table:table-cell>
          <table:table-cell office:value-type="float" office:value="3706.934" calcext:value-type="float">
            <text:p>3706.934</text:p>
          </table:table-cell>
          <table:table-cell table:formula="of:=[.B610]-[.$B$555]" office:value-type="float" office:value="5.3405" calcext:value-type="float">
            <text:p>5.34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7165" calcext:value-type="float">
            <text:p>59.7165</text:p>
          </table:table-cell>
          <table:table-cell office:value-type="float" office:value="3778.791" calcext:value-type="float">
            <text:p>3778.791</text:p>
          </table:table-cell>
          <table:table-cell table:formula="of:=[.B611]-[.$B$555]" office:value-type="float" office:value="5.4376" calcext:value-type="float">
            <text:p>5.43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8136" calcext:value-type="float">
            <text:p>59.8136</text:p>
          </table:table-cell>
          <table:table-cell office:value-type="float" office:value="3757.806" calcext:value-type="float">
            <text:p>3757.806</text:p>
          </table:table-cell>
          <table:table-cell table:formula="of:=[.B612]-[.$B$555]" office:value-type="float" office:value="5.5347" calcext:value-type="float">
            <text:p>5.53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59.9107" calcext:value-type="float">
            <text:p>59.9107</text:p>
          </table:table-cell>
          <table:table-cell office:value-type="float" office:value="3552.539" calcext:value-type="float">
            <text:p>3552.539</text:p>
          </table:table-cell>
          <table:table-cell table:formula="of:=[.B613]-[.$B$555]" office:value-type="float" office:value="5.6318" calcext:value-type="float">
            <text:p>5.63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0078" calcext:value-type="float">
            <text:p>60.0078</text:p>
          </table:table-cell>
          <table:table-cell office:value-type="float" office:value="3578.081" calcext:value-type="float">
            <text:p>3578.081</text:p>
          </table:table-cell>
          <table:table-cell table:formula="of:=[.B614]-[.$B$555]" office:value-type="float" office:value="5.7289" calcext:value-type="float">
            <text:p>5.72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1049" calcext:value-type="float">
            <text:p>60.1049</text:p>
          </table:table-cell>
          <table:table-cell office:value-type="float" office:value="3836.331" calcext:value-type="float">
            <text:p>3836.331</text:p>
          </table:table-cell>
          <table:table-cell table:formula="of:=[.B615]-[.$B$555]" office:value-type="float" office:value="5.826" calcext:value-type="float">
            <text:p>5.8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202" calcext:value-type="float">
            <text:p>60.202</text:p>
          </table:table-cell>
          <table:table-cell office:value-type="float" office:value="3669.156" calcext:value-type="float">
            <text:p>3669.156</text:p>
          </table:table-cell>
          <table:table-cell table:formula="of:=[.B616]-[.$B$555]" office:value-type="float" office:value="5.9231" calcext:value-type="float">
            <text:p>5.92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2991" calcext:value-type="float">
            <text:p>60.2991</text:p>
          </table:table-cell>
          <table:table-cell office:value-type="float" office:value="3593.89" calcext:value-type="float">
            <text:p>3593.89</text:p>
          </table:table-cell>
          <table:table-cell table:formula="of:=[.B617]-[.$B$555]" office:value-type="float" office:value="6.0202" calcext:value-type="float">
            <text:p>6.02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3962" calcext:value-type="float">
            <text:p>60.3962</text:p>
          </table:table-cell>
          <table:table-cell office:value-type="float" office:value="3899.238" calcext:value-type="float">
            <text:p>3899.238</text:p>
          </table:table-cell>
          <table:table-cell table:formula="of:=[.B618]-[.$B$555]" office:value-type="float" office:value="6.1173" calcext:value-type="float">
            <text:p>6.11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4933" calcext:value-type="float">
            <text:p>60.4933</text:p>
          </table:table-cell>
          <table:table-cell office:value-type="float" office:value="3901.671" calcext:value-type="float">
            <text:p>3901.671</text:p>
          </table:table-cell>
          <table:table-cell table:formula="of:=[.B619]-[.$B$555]" office:value-type="float" office:value="6.2144" calcext:value-type="float">
            <text:p>6.21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5904" calcext:value-type="float">
            <text:p>60.5904</text:p>
          </table:table-cell>
          <table:table-cell office:value-type="float" office:value="3937.795" calcext:value-type="float">
            <text:p>3937.795</text:p>
          </table:table-cell>
          <table:table-cell table:formula="of:=[.B620]-[.$B$555]" office:value-type="float" office:value="6.3115" calcext:value-type="float">
            <text:p>6.31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6875" calcext:value-type="float">
            <text:p>60.6875</text:p>
          </table:table-cell>
          <table:table-cell office:value-type="float" office:value="4002.909" calcext:value-type="float">
            <text:p>4002.909</text:p>
          </table:table-cell>
          <table:table-cell table:formula="of:=[.B621]-[.$B$555]" office:value-type="float" office:value="6.4086" calcext:value-type="float">
            <text:p>6.40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7846" calcext:value-type="float">
            <text:p>60.7846</text:p>
          </table:table-cell>
          <table:table-cell office:value-type="float" office:value="3952.447" calcext:value-type="float">
            <text:p>3952.447</text:p>
          </table:table-cell>
          <table:table-cell table:formula="of:=[.B622]-[.$B$555]" office:value-type="float" office:value="6.5057" calcext:value-type="float">
            <text:p>6.50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8817" calcext:value-type="float">
            <text:p>60.8817</text:p>
          </table:table-cell>
          <table:table-cell office:value-type="float" office:value="3800.135" calcext:value-type="float">
            <text:p>3800.135</text:p>
          </table:table-cell>
          <table:table-cell table:formula="of:=[.B623]-[.$B$555]" office:value-type="float" office:value="6.6028" calcext:value-type="float">
            <text:p>6.60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0.9788" calcext:value-type="float">
            <text:p>60.9788</text:p>
          </table:table-cell>
          <table:table-cell office:value-type="float" office:value="3750.019" calcext:value-type="float">
            <text:p>3750.019</text:p>
          </table:table-cell>
          <table:table-cell table:formula="of:=[.B624]-[.$B$555]" office:value-type="float" office:value="6.6999" calcext:value-type="float">
            <text:p>6.69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0759" calcext:value-type="float">
            <text:p>61.0759</text:p>
          </table:table-cell>
          <table:table-cell office:value-type="float" office:value="3877.017" calcext:value-type="float">
            <text:p>3877.017</text:p>
          </table:table-cell>
          <table:table-cell table:formula="of:=[.B625]-[.$B$555]" office:value-type="float" office:value="6.797" calcext:value-type="float">
            <text:p>6.7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173" calcext:value-type="float">
            <text:p>61.173</text:p>
          </table:table-cell>
          <table:table-cell office:value-type="float" office:value="4010.631" calcext:value-type="float">
            <text:p>4010.631</text:p>
          </table:table-cell>
          <table:table-cell table:formula="of:=[.B626]-[.$B$555]" office:value-type="float" office:value="6.8941" calcext:value-type="float">
            <text:p>6.89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2701" calcext:value-type="float">
            <text:p>61.2701</text:p>
          </table:table-cell>
          <table:table-cell office:value-type="float" office:value="4152.68" calcext:value-type="float">
            <text:p>4152.68</text:p>
          </table:table-cell>
          <table:table-cell table:formula="of:=[.B627]-[.$B$555]" office:value-type="float" office:value="6.9912" calcext:value-type="float">
            <text:p>6.99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3672" calcext:value-type="float">
            <text:p>61.3672</text:p>
          </table:table-cell>
          <table:table-cell office:value-type="float" office:value="4225.609" calcext:value-type="float">
            <text:p>4225.609</text:p>
          </table:table-cell>
          <table:table-cell table:formula="of:=[.B628]-[.$B$555]" office:value-type="float" office:value="7.0883" calcext:value-type="float">
            <text:p>7.08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4643" calcext:value-type="float">
            <text:p>61.4643</text:p>
          </table:table-cell>
          <table:table-cell office:value-type="float" office:value="3812.032" calcext:value-type="float">
            <text:p>3812.032</text:p>
          </table:table-cell>
          <table:table-cell table:formula="of:=[.B629]-[.$B$555]" office:value-type="float" office:value="7.1854" calcext:value-type="float">
            <text:p>7.18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5614" calcext:value-type="float">
            <text:p>61.5614</text:p>
          </table:table-cell>
          <table:table-cell office:value-type="float" office:value="3799.488" calcext:value-type="float">
            <text:p>3799.488</text:p>
          </table:table-cell>
          <table:table-cell table:formula="of:=[.B630]-[.$B$555]" office:value-type="float" office:value="7.2825" calcext:value-type="float">
            <text:p>7.28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6585" calcext:value-type="float">
            <text:p>61.6585</text:p>
          </table:table-cell>
          <table:table-cell office:value-type="float" office:value="3914.214" calcext:value-type="float">
            <text:p>3914.214</text:p>
          </table:table-cell>
          <table:table-cell table:formula="of:=[.B631]-[.$B$555]" office:value-type="float" office:value="7.3796" calcext:value-type="float">
            <text:p>7.37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7556" calcext:value-type="float">
            <text:p>61.7556</text:p>
          </table:table-cell>
          <table:table-cell office:value-type="float" office:value="3609.314" calcext:value-type="float">
            <text:p>3609.314</text:p>
          </table:table-cell>
          <table:table-cell table:formula="of:=[.B632]-[.$B$555]" office:value-type="float" office:value="7.4767" calcext:value-type="float">
            <text:p>7.47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8527" calcext:value-type="float">
            <text:p>61.8527</text:p>
          </table:table-cell>
          <table:table-cell office:value-type="float" office:value="3418.215" calcext:value-type="float">
            <text:p>3418.215</text:p>
          </table:table-cell>
          <table:table-cell table:formula="of:=[.B633]-[.$B$555]" office:value-type="float" office:value="7.5738" calcext:value-type="float">
            <text:p>7.57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1.9498" calcext:value-type="float">
            <text:p>61.9498</text:p>
          </table:table-cell>
          <table:table-cell office:value-type="float" office:value="3618.211" calcext:value-type="float">
            <text:p>3618.211</text:p>
          </table:table-cell>
          <table:table-cell table:formula="of:=[.B634]-[.$B$555]" office:value-type="float" office:value="7.6709" calcext:value-type="float">
            <text:p>7.67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0469" calcext:value-type="float">
            <text:p>62.0469</text:p>
          </table:table-cell>
          <table:table-cell office:value-type="float" office:value="3532.893" calcext:value-type="float">
            <text:p>3532.893</text:p>
          </table:table-cell>
          <table:table-cell table:formula="of:=[.B635]-[.$B$555]" office:value-type="float" office:value="7.768" calcext:value-type="float">
            <text:p>7.7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144" calcext:value-type="float">
            <text:p>62.144</text:p>
          </table:table-cell>
          <table:table-cell office:value-type="float" office:value="3479.477" calcext:value-type="float">
            <text:p>3479.477</text:p>
          </table:table-cell>
          <table:table-cell table:formula="of:=[.B636]-[.$B$555]" office:value-type="float" office:value="7.8651" calcext:value-type="float">
            <text:p>7.86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2411" calcext:value-type="float">
            <text:p>62.2411</text:p>
          </table:table-cell>
          <table:table-cell office:value-type="float" office:value="3668.898" calcext:value-type="float">
            <text:p>3668.898</text:p>
          </table:table-cell>
          <table:table-cell table:formula="of:=[.B637]-[.$B$555]" office:value-type="float" office:value="7.9622" calcext:value-type="float">
            <text:p>7.96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3382" calcext:value-type="float">
            <text:p>62.3382</text:p>
          </table:table-cell>
          <table:table-cell office:value-type="float" office:value="3536.811" calcext:value-type="float">
            <text:p>3536.811</text:p>
          </table:table-cell>
          <table:table-cell table:formula="of:=[.B638]-[.$B$555]" office:value-type="float" office:value="8.0593" calcext:value-type="float">
            <text:p>8.05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4353" calcext:value-type="float">
            <text:p>62.4353</text:p>
          </table:table-cell>
          <table:table-cell office:value-type="float" office:value="3697.734" calcext:value-type="float">
            <text:p>3697.734</text:p>
          </table:table-cell>
          <table:table-cell table:formula="of:=[.B639]-[.$B$555]" office:value-type="float" office:value="8.1564" calcext:value-type="float">
            <text:p>8.15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5324" calcext:value-type="float">
            <text:p>62.5324</text:p>
          </table:table-cell>
          <table:table-cell office:value-type="float" office:value="3879.822" calcext:value-type="float">
            <text:p>3879.822</text:p>
          </table:table-cell>
          <table:table-cell table:formula="of:=[.B640]-[.$B$555]" office:value-type="float" office:value="8.2535" calcext:value-type="float">
            <text:p>8.25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6295" calcext:value-type="float">
            <text:p>62.6295</text:p>
          </table:table-cell>
          <table:table-cell office:value-type="float" office:value="3519.808" calcext:value-type="float">
            <text:p>3519.808</text:p>
          </table:table-cell>
          <table:table-cell table:formula="of:=[.B641]-[.$B$555]" office:value-type="float" office:value="8.3506" calcext:value-type="float">
            <text:p>8.35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7266" calcext:value-type="float">
            <text:p>62.7266</text:p>
          </table:table-cell>
          <table:table-cell office:value-type="float" office:value="3653.919" calcext:value-type="float">
            <text:p>3653.919</text:p>
          </table:table-cell>
          <table:table-cell table:formula="of:=[.B642]-[.$B$555]" office:value-type="float" office:value="8.4477" calcext:value-type="float">
            <text:p>8.44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8237" calcext:value-type="float">
            <text:p>62.8237</text:p>
          </table:table-cell>
          <table:table-cell office:value-type="float" office:value="3776.714" calcext:value-type="float">
            <text:p>3776.714</text:p>
          </table:table-cell>
          <table:table-cell table:formula="of:=[.B643]-[.$B$555]" office:value-type="float" office:value="8.5448" calcext:value-type="float">
            <text:p>8.54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2.9208" calcext:value-type="float">
            <text:p>62.9208</text:p>
          </table:table-cell>
          <table:table-cell office:value-type="float" office:value="3580.435" calcext:value-type="float">
            <text:p>3580.435</text:p>
          </table:table-cell>
          <table:table-cell table:formula="of:=[.B644]-[.$B$555]" office:value-type="float" office:value="8.6419" calcext:value-type="float">
            <text:p>8.64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0179" calcext:value-type="float">
            <text:p>63.0179</text:p>
          </table:table-cell>
          <table:table-cell office:value-type="float" office:value="3732.583" calcext:value-type="float">
            <text:p>3732.583</text:p>
          </table:table-cell>
          <table:table-cell table:formula="of:=[.B645]-[.$B$555]" office:value-type="float" office:value="8.739" calcext:value-type="float">
            <text:p>8.7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115" calcext:value-type="float">
            <text:p>63.115</text:p>
          </table:table-cell>
          <table:table-cell office:value-type="float" office:value="3757.772" calcext:value-type="float">
            <text:p>3757.772</text:p>
          </table:table-cell>
          <table:table-cell table:formula="of:=[.B646]-[.$B$555]" office:value-type="float" office:value="8.8361" calcext:value-type="float">
            <text:p>8.83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2121" calcext:value-type="float">
            <text:p>63.2121</text:p>
          </table:table-cell>
          <table:table-cell office:value-type="float" office:value="4025.876" calcext:value-type="float">
            <text:p>4025.876</text:p>
          </table:table-cell>
          <table:table-cell table:formula="of:=[.B647]-[.$B$555]" office:value-type="float" office:value="8.9332" calcext:value-type="float">
            <text:p>8.93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3092" calcext:value-type="float">
            <text:p>63.3092</text:p>
          </table:table-cell>
          <table:table-cell office:value-type="float" office:value="4228.759" calcext:value-type="float">
            <text:p>4228.759</text:p>
          </table:table-cell>
          <table:table-cell table:formula="of:=[.B648]-[.$B$555]" office:value-type="float" office:value="9.0303" calcext:value-type="float">
            <text:p>9.03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4063" calcext:value-type="float">
            <text:p>63.4063</text:p>
          </table:table-cell>
          <table:table-cell office:value-type="float" office:value="4226.314" calcext:value-type="float">
            <text:p>4226.314</text:p>
          </table:table-cell>
          <table:table-cell table:formula="of:=[.B649]-[.$B$555]" office:value-type="float" office:value="9.1274" calcext:value-type="float">
            <text:p>9.12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5034" calcext:value-type="float">
            <text:p>63.5034</text:p>
          </table:table-cell>
          <table:table-cell office:value-type="float" office:value="4351.738" calcext:value-type="float">
            <text:p>4351.738</text:p>
          </table:table-cell>
          <table:table-cell table:formula="of:=[.B650]-[.$B$555]" office:value-type="float" office:value="9.2245" calcext:value-type="float">
            <text:p>9.22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6005" calcext:value-type="float">
            <text:p>63.6005</text:p>
          </table:table-cell>
          <table:table-cell office:value-type="float" office:value="4303.071" calcext:value-type="float">
            <text:p>4303.071</text:p>
          </table:table-cell>
          <table:table-cell table:formula="of:=[.B651]-[.$B$555]" office:value-type="float" office:value="9.3216" calcext:value-type="float">
            <text:p>9.32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6976" calcext:value-type="float">
            <text:p>63.6976</text:p>
          </table:table-cell>
          <table:table-cell office:value-type="float" office:value="4275.338" calcext:value-type="float">
            <text:p>4275.338</text:p>
          </table:table-cell>
          <table:table-cell table:formula="of:=[.B652]-[.$B$652]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7947" calcext:value-type="float">
            <text:p>63.7947</text:p>
          </table:table-cell>
          <table:table-cell office:value-type="float" office:value="4275.389" calcext:value-type="float">
            <text:p>4275.389</text:p>
          </table:table-cell>
          <table:table-cell table:formula="of:=[.B653]-[.$B$652]" office:value-type="float" office:value="0.0970999999999975" calcext:value-type="float">
            <text:p>0.09709999999999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8918" calcext:value-type="float">
            <text:p>63.8918</text:p>
          </table:table-cell>
          <table:table-cell office:value-type="float" office:value="4631.342" calcext:value-type="float">
            <text:p>4631.342</text:p>
          </table:table-cell>
          <table:table-cell table:formula="of:=[.B654]-[.$B$652]" office:value-type="float" office:value="0.194200000000002" calcext:value-type="float">
            <text:p>0.1942000000000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3.9889" calcext:value-type="float">
            <text:p>63.9889</text:p>
          </table:table-cell>
          <table:table-cell office:value-type="float" office:value="4794.581" calcext:value-type="float">
            <text:p>4794.581</text:p>
          </table:table-cell>
          <table:table-cell table:formula="of:=[.B655]-[.$B$652]" office:value-type="float" office:value="0.2913" calcext:value-type="float">
            <text:p>0.29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086" calcext:value-type="float">
            <text:p>64.086</text:p>
          </table:table-cell>
          <table:table-cell office:value-type="float" office:value="4640.097" calcext:value-type="float">
            <text:p>4640.097</text:p>
          </table:table-cell>
          <table:table-cell table:formula="of:=[.B656]-[.$B$652]" office:value-type="float" office:value="0.388399999999997" calcext:value-type="float">
            <text:p>0.3883999999999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1831" calcext:value-type="float">
            <text:p>64.1831</text:p>
          </table:table-cell>
          <table:table-cell office:value-type="float" office:value="4640.871" calcext:value-type="float">
            <text:p>4640.871</text:p>
          </table:table-cell>
          <table:table-cell table:formula="of:=[.B657]-[.$B$652]" office:value-type="float" office:value="0.485499999999995" calcext:value-type="float">
            <text:p>0.4854999999999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2802" calcext:value-type="float">
            <text:p>64.2802</text:p>
          </table:table-cell>
          <table:table-cell office:value-type="float" office:value="4596.996" calcext:value-type="float">
            <text:p>4596.996</text:p>
          </table:table-cell>
          <table:table-cell table:formula="of:=[.B658]-[.$B$652]" office:value-type="float" office:value="0.582599999999992" calcext:value-type="float">
            <text:p>0.58259999999999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3773" calcext:value-type="float">
            <text:p>64.3773</text:p>
          </table:table-cell>
          <table:table-cell office:value-type="float" office:value="4462.211" calcext:value-type="float">
            <text:p>4462.211</text:p>
          </table:table-cell>
          <table:table-cell table:formula="of:=[.B659]-[.$B$652]" office:value-type="float" office:value="0.679700000000004" calcext:value-type="float">
            <text:p>0.67970000000000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4744" calcext:value-type="float">
            <text:p>64.4744</text:p>
          </table:table-cell>
          <table:table-cell office:value-type="float" office:value="4266.152" calcext:value-type="float">
            <text:p>4266.152</text:p>
          </table:table-cell>
          <table:table-cell table:formula="of:=[.B660]-[.$B$652]" office:value-type="float" office:value="0.776800000000002" calcext:value-type="float">
            <text:p>0.7768000000000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5715" calcext:value-type="float">
            <text:p>64.5715</text:p>
          </table:table-cell>
          <table:table-cell office:value-type="float" office:value="4123.165" calcext:value-type="float">
            <text:p>4123.165</text:p>
          </table:table-cell>
          <table:table-cell table:formula="of:=[.B661]-[.$B$652]" office:value-type="float" office:value="0.873899999999999" calcext:value-type="float">
            <text:p>0.87389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6686" calcext:value-type="float">
            <text:p>64.6686</text:p>
          </table:table-cell>
          <table:table-cell office:value-type="float" office:value="4129.11" calcext:value-type="float">
            <text:p>4129.11</text:p>
          </table:table-cell>
          <table:table-cell table:formula="of:=[.B662]-[.$B$652]" office:value-type="float" office:value="0.970999999999997" calcext:value-type="float">
            <text:p>0.9709999999999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7657" calcext:value-type="float">
            <text:p>64.7657</text:p>
          </table:table-cell>
          <table:table-cell office:value-type="float" office:value="3903.904" calcext:value-type="float">
            <text:p>3903.904</text:p>
          </table:table-cell>
          <table:table-cell table:formula="of:=[.B663]-[.$B$652]" office:value-type="float" office:value="1.06809999999999" calcext:value-type="float">
            <text:p>1.0680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8628" calcext:value-type="float">
            <text:p>64.8628</text:p>
          </table:table-cell>
          <table:table-cell office:value-type="float" office:value="3876.597" calcext:value-type="float">
            <text:p>3876.597</text:p>
          </table:table-cell>
          <table:table-cell table:formula="of:=[.B664]-[.$B$652]" office:value-type="float" office:value="1.16519999999999" calcext:value-type="float">
            <text:p>1.1651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4.9599" calcext:value-type="float">
            <text:p>64.9599</text:p>
          </table:table-cell>
          <table:table-cell office:value-type="float" office:value="3516.246" calcext:value-type="float">
            <text:p>3516.246</text:p>
          </table:table-cell>
          <table:table-cell table:formula="of:=[.B665]-[.$B$652]" office:value-type="float" office:value="1.2623" calcext:value-type="float">
            <text:p>1.26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057" calcext:value-type="float">
            <text:p>65.057</text:p>
          </table:table-cell>
          <table:table-cell office:value-type="float" office:value="3620.117" calcext:value-type="float">
            <text:p>3620.117</text:p>
          </table:table-cell>
          <table:table-cell table:formula="of:=[.B666]-[.$B$652]" office:value-type="float" office:value="1.3594" calcext:value-type="float">
            <text:p>1.359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1541" calcext:value-type="float">
            <text:p>65.1541</text:p>
          </table:table-cell>
          <table:table-cell office:value-type="float" office:value="3508.746" calcext:value-type="float">
            <text:p>3508.746</text:p>
          </table:table-cell>
          <table:table-cell table:formula="of:=[.B667]-[.$B$652]" office:value-type="float" office:value="1.4565" calcext:value-type="float">
            <text:p>1.456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2512" calcext:value-type="float">
            <text:p>65.2512</text:p>
          </table:table-cell>
          <table:table-cell office:value-type="float" office:value="3751.803" calcext:value-type="float">
            <text:p>3751.803</text:p>
          </table:table-cell>
          <table:table-cell table:formula="of:=[.B668]-[.$B$652]" office:value-type="float" office:value="1.5536" calcext:value-type="float">
            <text:p>1.55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3483" calcext:value-type="float">
            <text:p>65.3483</text:p>
          </table:table-cell>
          <table:table-cell office:value-type="float" office:value="3782.163" calcext:value-type="float">
            <text:p>3782.163</text:p>
          </table:table-cell>
          <table:table-cell table:formula="of:=[.B669]-[.$B$652]" office:value-type="float" office:value="1.65069999999999" calcext:value-type="float">
            <text:p>1.6506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4454" calcext:value-type="float">
            <text:p>65.4454</text:p>
          </table:table-cell>
          <table:table-cell office:value-type="float" office:value="3653.254" calcext:value-type="float">
            <text:p>3653.254</text:p>
          </table:table-cell>
          <table:table-cell table:formula="of:=[.B670]-[.$B$652]" office:value-type="float" office:value="1.74780000000001" calcext:value-type="float">
            <text:p>1.74780000000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5425" calcext:value-type="float">
            <text:p>65.5425</text:p>
          </table:table-cell>
          <table:table-cell office:value-type="float" office:value="3466.657" calcext:value-type="float">
            <text:p>3466.657</text:p>
          </table:table-cell>
          <table:table-cell table:formula="of:=[.B671]-[.$B$652]" office:value-type="float" office:value="1.8449" calcext:value-type="float">
            <text:p>1.84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6396" calcext:value-type="float">
            <text:p>65.6396</text:p>
          </table:table-cell>
          <table:table-cell office:value-type="float" office:value="3463.344" calcext:value-type="float">
            <text:p>3463.344</text:p>
          </table:table-cell>
          <table:table-cell table:formula="of:=[.B672]-[.$B$652]" office:value-type="float" office:value="1.942" calcext:value-type="float">
            <text:p>1.9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7367" calcext:value-type="float">
            <text:p>65.7367</text:p>
          </table:table-cell>
          <table:table-cell office:value-type="float" office:value="3459.628" calcext:value-type="float">
            <text:p>3459.628</text:p>
          </table:table-cell>
          <table:table-cell table:formula="of:=[.B673]-[.$B$652]" office:value-type="float" office:value="2.0391" calcext:value-type="float">
            <text:p>2.03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8338" calcext:value-type="float">
            <text:p>65.8338</text:p>
          </table:table-cell>
          <table:table-cell office:value-type="float" office:value="3210.82" calcext:value-type="float">
            <text:p>3210.82</text:p>
          </table:table-cell>
          <table:table-cell table:formula="of:=[.B674]-[.$B$652]" office:value-type="float" office:value="2.1362" calcext:value-type="float">
            <text:p>2.136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5.9309" calcext:value-type="float">
            <text:p>65.9309</text:p>
          </table:table-cell>
          <table:table-cell office:value-type="float" office:value="3561.899" calcext:value-type="float">
            <text:p>3561.899</text:p>
          </table:table-cell>
          <table:table-cell table:formula="of:=[.B675]-[.$B$652]" office:value-type="float" office:value="2.23329999999999" calcext:value-type="float">
            <text:p>2.2332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028" calcext:value-type="float">
            <text:p>66.028</text:p>
          </table:table-cell>
          <table:table-cell office:value-type="float" office:value="3539.267" calcext:value-type="float">
            <text:p>3539.267</text:p>
          </table:table-cell>
          <table:table-cell table:formula="of:=[.B676]-[.$B$652]" office:value-type="float" office:value="2.3304" calcext:value-type="float">
            <text:p>2.330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1251" calcext:value-type="float">
            <text:p>66.1251</text:p>
          </table:table-cell>
          <table:table-cell office:value-type="float" office:value="3392.673" calcext:value-type="float">
            <text:p>3392.673</text:p>
          </table:table-cell>
          <table:table-cell table:formula="of:=[.B677]-[.$B$652]" office:value-type="float" office:value="2.4275" calcext:value-type="float">
            <text:p>2.42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2222" calcext:value-type="float">
            <text:p>66.2222</text:p>
          </table:table-cell>
          <table:table-cell office:value-type="float" office:value="3564.881" calcext:value-type="float">
            <text:p>3564.881</text:p>
          </table:table-cell>
          <table:table-cell table:formula="of:=[.B678]-[.$B$652]" office:value-type="float" office:value="2.5246" calcext:value-type="float">
            <text:p>2.52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3193" calcext:value-type="float">
            <text:p>66.3193</text:p>
          </table:table-cell>
          <table:table-cell office:value-type="float" office:value="3887.298" calcext:value-type="float">
            <text:p>3887.298</text:p>
          </table:table-cell>
          <table:table-cell table:formula="of:=[.B679]-[.$B$652]" office:value-type="float" office:value="2.6217" calcext:value-type="float">
            <text:p>2.62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4164" calcext:value-type="float">
            <text:p>66.4164</text:p>
          </table:table-cell>
          <table:table-cell office:value-type="float" office:value="3757.952" calcext:value-type="float">
            <text:p>3757.952</text:p>
          </table:table-cell>
          <table:table-cell table:formula="of:=[.B680]-[.$B$652]" office:value-type="float" office:value="2.71879999999999" calcext:value-type="float">
            <text:p>2.7187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5135" calcext:value-type="float">
            <text:p>66.5135</text:p>
          </table:table-cell>
          <table:table-cell office:value-type="float" office:value="3855.201" calcext:value-type="float">
            <text:p>3855.201</text:p>
          </table:table-cell>
          <table:table-cell table:formula="of:=[.B681]-[.$B$652]" office:value-type="float" office:value="2.81589999999999" calcext:value-type="float">
            <text:p>2.8158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6106" calcext:value-type="float">
            <text:p>66.6106</text:p>
          </table:table-cell>
          <table:table-cell office:value-type="float" office:value="3985.17" calcext:value-type="float">
            <text:p>3985.17</text:p>
          </table:table-cell>
          <table:table-cell table:formula="of:=[.B682]-[.$B$652]" office:value-type="float" office:value="2.913" calcext:value-type="float">
            <text:p>2.9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7077" calcext:value-type="float">
            <text:p>66.7077</text:p>
          </table:table-cell>
          <table:table-cell office:value-type="float" office:value="3843.875" calcext:value-type="float">
            <text:p>3843.875</text:p>
          </table:table-cell>
          <table:table-cell table:formula="of:=[.B683]-[.$B$652]" office:value-type="float" office:value="3.0101" calcext:value-type="float">
            <text:p>3.01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8048" calcext:value-type="float">
            <text:p>66.8048</text:p>
          </table:table-cell>
          <table:table-cell office:value-type="float" office:value="4007.847" calcext:value-type="float">
            <text:p>4007.847</text:p>
          </table:table-cell>
          <table:table-cell table:formula="of:=[.B684]-[.$B$652]" office:value-type="float" office:value="3.1072" calcext:value-type="float">
            <text:p>3.10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9019" calcext:value-type="float">
            <text:p>66.9019</text:p>
          </table:table-cell>
          <table:table-cell office:value-type="float" office:value="3947.085" calcext:value-type="float">
            <text:p>3947.085</text:p>
          </table:table-cell>
          <table:table-cell table:formula="of:=[.B685]-[.$B$652]" office:value-type="float" office:value="3.2043" calcext:value-type="float">
            <text:p>3.204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6.999" calcext:value-type="float">
            <text:p>66.999</text:p>
          </table:table-cell>
          <table:table-cell office:value-type="float" office:value="3951.623" calcext:value-type="float">
            <text:p>3951.623</text:p>
          </table:table-cell>
          <table:table-cell table:formula="of:=[.B686]-[.$B$652]" office:value-type="float" office:value="3.30139999999999" calcext:value-type="float">
            <text:p>3.3013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0961" calcext:value-type="float">
            <text:p>67.0961</text:p>
          </table:table-cell>
          <table:table-cell office:value-type="float" office:value="4017.325" calcext:value-type="float">
            <text:p>4017.325</text:p>
          </table:table-cell>
          <table:table-cell table:formula="of:=[.B687]-[.$B$652]" office:value-type="float" office:value="3.39850000000001" calcext:value-type="float">
            <text:p>3.39850000000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1932" calcext:value-type="float">
            <text:p>67.1932</text:p>
          </table:table-cell>
          <table:table-cell office:value-type="float" office:value="4009.946" calcext:value-type="float">
            <text:p>4009.946</text:p>
          </table:table-cell>
          <table:table-cell table:formula="of:=[.B688]-[.$B$652]" office:value-type="float" office:value="3.4956" calcext:value-type="float">
            <text:p>3.49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2903" calcext:value-type="float">
            <text:p>67.2903</text:p>
          </table:table-cell>
          <table:table-cell office:value-type="float" office:value="4112.219" calcext:value-type="float">
            <text:p>4112.219</text:p>
          </table:table-cell>
          <table:table-cell table:formula="of:=[.B689]-[.$B$652]" office:value-type="float" office:value="3.5927" calcext:value-type="float">
            <text:p>3.59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3874" calcext:value-type="float">
            <text:p>67.3874</text:p>
          </table:table-cell>
          <table:table-cell office:value-type="float" office:value="4107.641" calcext:value-type="float">
            <text:p>4107.641</text:p>
          </table:table-cell>
          <table:table-cell table:formula="of:=[.B690]-[.$B$652]" office:value-type="float" office:value="3.6898" calcext:value-type="float">
            <text:p>3.689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4845" calcext:value-type="float">
            <text:p>67.4845</text:p>
          </table:table-cell>
          <table:table-cell office:value-type="float" office:value="4273.343" calcext:value-type="float">
            <text:p>4273.343</text:p>
          </table:table-cell>
          <table:table-cell table:formula="of:=[.B691]-[.$B$652]" office:value-type="float" office:value="3.7869" calcext:value-type="float">
            <text:p>3.78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5816" calcext:value-type="float">
            <text:p>67.5816</text:p>
          </table:table-cell>
          <table:table-cell office:value-type="float" office:value="4052.294" calcext:value-type="float">
            <text:p>4052.294</text:p>
          </table:table-cell>
          <table:table-cell table:formula="of:=[.B692]-[.$B$652]" office:value-type="float" office:value="3.88399999999999" calcext:value-type="float">
            <text:p>3.8839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6787" calcext:value-type="float">
            <text:p>67.6787</text:p>
          </table:table-cell>
          <table:table-cell office:value-type="float" office:value="4009.013" calcext:value-type="float">
            <text:p>4009.013</text:p>
          </table:table-cell>
          <table:table-cell table:formula="of:=[.B693]-[.$B$652]" office:value-type="float" office:value="3.9811" calcext:value-type="float">
            <text:p>3.98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7758" calcext:value-type="float">
            <text:p>67.7758</text:p>
          </table:table-cell>
          <table:table-cell office:value-type="float" office:value="3871.393" calcext:value-type="float">
            <text:p>3871.393</text:p>
          </table:table-cell>
          <table:table-cell table:formula="of:=[.B694]-[.$B$652]" office:value-type="float" office:value="4.0782" calcext:value-type="float">
            <text:p>4.078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8729" calcext:value-type="float">
            <text:p>67.8729</text:p>
          </table:table-cell>
          <table:table-cell office:value-type="float" office:value="4061.678" calcext:value-type="float">
            <text:p>4061.678</text:p>
          </table:table-cell>
          <table:table-cell table:formula="of:=[.B695]-[.$B$652]" office:value-type="float" office:value="4.1753" calcext:value-type="float">
            <text:p>4.175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7.97" calcext:value-type="float">
            <text:p>67.97</text:p>
          </table:table-cell>
          <table:table-cell office:value-type="float" office:value="3947.823" calcext:value-type="float">
            <text:p>3947.823</text:p>
          </table:table-cell>
          <table:table-cell table:formula="of:=[.B696]-[.$B$652]" office:value-type="float" office:value="4.2724" calcext:value-type="float">
            <text:p>4.27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0671" calcext:value-type="float">
            <text:p>68.0671</text:p>
          </table:table-cell>
          <table:table-cell office:value-type="float" office:value="4152.636" calcext:value-type="float">
            <text:p>4152.636</text:p>
          </table:table-cell>
          <table:table-cell table:formula="of:=[.B697]-[.$B$652]" office:value-type="float" office:value="4.3695" calcext:value-type="float">
            <text:p>4.36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1642" calcext:value-type="float">
            <text:p>68.1642</text:p>
          </table:table-cell>
          <table:table-cell office:value-type="float" office:value="4053.857" calcext:value-type="float">
            <text:p>4053.857</text:p>
          </table:table-cell>
          <table:table-cell table:formula="of:=[.B698]-[.$B$652]" office:value-type="float" office:value="4.46659999999999" calcext:value-type="float">
            <text:p>4.4665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2613" calcext:value-type="float">
            <text:p>68.2613</text:p>
          </table:table-cell>
          <table:table-cell office:value-type="float" office:value="3923.16" calcext:value-type="float">
            <text:p>3923.16</text:p>
          </table:table-cell>
          <table:table-cell table:formula="of:=[.B699]-[.$B$652]" office:value-type="float" office:value="4.5637" calcext:value-type="float">
            <text:p>4.56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3584" calcext:value-type="float">
            <text:p>68.3584</text:p>
          </table:table-cell>
          <table:table-cell office:value-type="float" office:value="3758.362" calcext:value-type="float">
            <text:p>3758.362</text:p>
          </table:table-cell>
          <table:table-cell table:formula="of:=[.B700]-[.$B$652]" office:value-type="float" office:value="4.6608" calcext:value-type="float">
            <text:p>4.66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4555" calcext:value-type="float">
            <text:p>68.4555</text:p>
          </table:table-cell>
          <table:table-cell office:value-type="float" office:value="3838.99" calcext:value-type="float">
            <text:p>3838.99</text:p>
          </table:table-cell>
          <table:table-cell table:formula="of:=[.B701]-[.$B$652]" office:value-type="float" office:value="4.7579" calcext:value-type="float">
            <text:p>4.757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5526" calcext:value-type="float">
            <text:p>68.5526</text:p>
          </table:table-cell>
          <table:table-cell office:value-type="float" office:value="3939.95" calcext:value-type="float">
            <text:p>3939.95</text:p>
          </table:table-cell>
          <table:table-cell table:formula="of:=[.B702]-[.$B$652]" office:value-type="float" office:value="4.855" calcext:value-type="float">
            <text:p>4.8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6497" calcext:value-type="float">
            <text:p>68.6497</text:p>
          </table:table-cell>
          <table:table-cell office:value-type="float" office:value="3896.935" calcext:value-type="float">
            <text:p>3896.935</text:p>
          </table:table-cell>
          <table:table-cell table:formula="of:=[.B703]-[.$B$652]" office:value-type="float" office:value="4.95209999999999" calcext:value-type="float">
            <text:p>4.9520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7468" calcext:value-type="float">
            <text:p>68.7468</text:p>
          </table:table-cell>
          <table:table-cell office:value-type="float" office:value="4005.632" calcext:value-type="float">
            <text:p>4005.632</text:p>
          </table:table-cell>
          <table:table-cell table:formula="of:=[.B704]-[.$B$652]" office:value-type="float" office:value="5.04919999999999" calcext:value-type="float">
            <text:p>5.0491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8439" calcext:value-type="float">
            <text:p>68.8439</text:p>
          </table:table-cell>
          <table:table-cell office:value-type="float" office:value="4256.911" calcext:value-type="float">
            <text:p>4256.911</text:p>
          </table:table-cell>
          <table:table-cell table:formula="of:=[.B705]-[.$B$652]" office:value-type="float" office:value="5.1463" calcext:value-type="float">
            <text:p>5.146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8.941" calcext:value-type="float">
            <text:p>68.941</text:p>
          </table:table-cell>
          <table:table-cell office:value-type="float" office:value="4121.208" calcext:value-type="float">
            <text:p>4121.208</text:p>
          </table:table-cell>
          <table:table-cell table:formula="of:=[.B706]-[.$B$652]" office:value-type="float" office:value="5.2434" calcext:value-type="float">
            <text:p>5.243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0381" calcext:value-type="float">
            <text:p>69.0381</text:p>
          </table:table-cell>
          <table:table-cell office:value-type="float" office:value="3821.945" calcext:value-type="float">
            <text:p>3821.945</text:p>
          </table:table-cell>
          <table:table-cell table:formula="of:=[.B707]-[.$B$652]" office:value-type="float" office:value="5.3405" calcext:value-type="float">
            <text:p>5.340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1352" calcext:value-type="float">
            <text:p>69.1352</text:p>
          </table:table-cell>
          <table:table-cell office:value-type="float" office:value="3758.695" calcext:value-type="float">
            <text:p>3758.695</text:p>
          </table:table-cell>
          <table:table-cell table:formula="of:=[.B708]-[.$B$652]" office:value-type="float" office:value="5.4376" calcext:value-type="float">
            <text:p>5.43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2323" calcext:value-type="float">
            <text:p>69.2323</text:p>
          </table:table-cell>
          <table:table-cell office:value-type="float" office:value="3969.953" calcext:value-type="float">
            <text:p>3969.953</text:p>
          </table:table-cell>
          <table:table-cell table:formula="of:=[.B709]-[.$B$652]" office:value-type="float" office:value="5.53469999999999" calcext:value-type="float">
            <text:p>5.5346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3294" calcext:value-type="float">
            <text:p>69.3294</text:p>
          </table:table-cell>
          <table:table-cell office:value-type="float" office:value="3786.295" calcext:value-type="float">
            <text:p>3786.295</text:p>
          </table:table-cell>
          <table:table-cell table:formula="of:=[.B710]-[.$B$652]" office:value-type="float" office:value="5.63180000000001" calcext:value-type="float">
            <text:p>5.63180000000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4265" calcext:value-type="float">
            <text:p>69.4265</text:p>
          </table:table-cell>
          <table:table-cell office:value-type="float" office:value="3735.662" calcext:value-type="float">
            <text:p>3735.662</text:p>
          </table:table-cell>
          <table:table-cell table:formula="of:=[.B711]-[.$B$652]" office:value-type="float" office:value="5.7289" calcext:value-type="float">
            <text:p>5.728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5236" calcext:value-type="float">
            <text:p>69.5236</text:p>
          </table:table-cell>
          <table:table-cell office:value-type="float" office:value="3711.711" calcext:value-type="float">
            <text:p>3711.711</text:p>
          </table:table-cell>
          <table:table-cell table:formula="of:=[.B712]-[.$B$652]" office:value-type="float" office:value="5.826" calcext:value-type="float">
            <text:p>5.8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6207" calcext:value-type="float">
            <text:p>69.6207</text:p>
          </table:table-cell>
          <table:table-cell office:value-type="float" office:value="3982.225" calcext:value-type="float">
            <text:p>3982.225</text:p>
          </table:table-cell>
          <table:table-cell table:formula="of:=[.B713]-[.$B$652]" office:value-type="float" office:value="5.9231" calcext:value-type="float">
            <text:p>5.92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7178" calcext:value-type="float">
            <text:p>69.7178</text:p>
          </table:table-cell>
          <table:table-cell office:value-type="float" office:value="4157.637" calcext:value-type="float">
            <text:p>4157.637</text:p>
          </table:table-cell>
          <table:table-cell table:formula="of:=[.B714]-[.$B$652]" office:value-type="float" office:value="6.0202" calcext:value-type="float">
            <text:p>6.02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8149" calcext:value-type="float">
            <text:p>69.8149</text:p>
          </table:table-cell>
          <table:table-cell office:value-type="float" office:value="4232.087" calcext:value-type="float">
            <text:p>4232.087</text:p>
          </table:table-cell>
          <table:table-cell table:formula="of:=[.B715]-[.$B$652]" office:value-type="float" office:value="6.11729999999999" calcext:value-type="float">
            <text:p>6.1172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69.912" calcext:value-type="float">
            <text:p>69.912</text:p>
          </table:table-cell>
          <table:table-cell office:value-type="float" office:value="4221.857" calcext:value-type="float">
            <text:p>4221.857</text:p>
          </table:table-cell>
          <table:table-cell table:formula="of:=[.B716]-[.$B$652]" office:value-type="float" office:value="6.21440000000001" calcext:value-type="float">
            <text:p>6.21440000000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0091" calcext:value-type="float">
            <text:p>70.0091</text:p>
          </table:table-cell>
          <table:table-cell office:value-type="float" office:value="3901.204" calcext:value-type="float">
            <text:p>3901.204</text:p>
          </table:table-cell>
          <table:table-cell table:formula="of:=[.B717]-[.$B$652]" office:value-type="float" office:value="6.3115" calcext:value-type="float">
            <text:p>6.31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1062" calcext:value-type="float">
            <text:p>70.1062</text:p>
          </table:table-cell>
          <table:table-cell office:value-type="float" office:value="3831.02" calcext:value-type="float">
            <text:p>3831.02</text:p>
          </table:table-cell>
          <table:table-cell table:formula="of:=[.B718]-[.$B$652]" office:value-type="float" office:value="6.4086" calcext:value-type="float">
            <text:p>6.40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2033" calcext:value-type="float">
            <text:p>70.2033</text:p>
          </table:table-cell>
          <table:table-cell office:value-type="float" office:value="4059.21" calcext:value-type="float">
            <text:p>4059.21</text:p>
          </table:table-cell>
          <table:table-cell table:formula="of:=[.B719]-[.$B$652]" office:value-type="float" office:value="6.5057" calcext:value-type="float">
            <text:p>6.50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3004" calcext:value-type="float">
            <text:p>70.3004</text:p>
          </table:table-cell>
          <table:table-cell office:value-type="float" office:value="3889.756" calcext:value-type="float">
            <text:p>3889.756</text:p>
          </table:table-cell>
          <table:table-cell table:formula="of:=[.B720]-[.$B$652]" office:value-type="float" office:value="6.6028" calcext:value-type="float">
            <text:p>6.60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3975" calcext:value-type="float">
            <text:p>70.3975</text:p>
          </table:table-cell>
          <table:table-cell office:value-type="float" office:value="3852.677" calcext:value-type="float">
            <text:p>3852.677</text:p>
          </table:table-cell>
          <table:table-cell table:formula="of:=[.B721]-[.$B$652]" office:value-type="float" office:value="6.69989999999999" calcext:value-type="float">
            <text:p>6.6998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4946" calcext:value-type="float">
            <text:p>70.4946</text:p>
          </table:table-cell>
          <table:table-cell office:value-type="float" office:value="3974.65" calcext:value-type="float">
            <text:p>3974.65</text:p>
          </table:table-cell>
          <table:table-cell table:formula="of:=[.B722]-[.$B$652]" office:value-type="float" office:value="6.797" calcext:value-type="float">
            <text:p>6.7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5917" calcext:value-type="float">
            <text:p>70.5917</text:p>
          </table:table-cell>
          <table:table-cell office:value-type="float" office:value="3993.898" calcext:value-type="float">
            <text:p>3993.898</text:p>
          </table:table-cell>
          <table:table-cell table:formula="of:=[.B723]-[.$B$652]" office:value-type="float" office:value="6.8941" calcext:value-type="float">
            <text:p>6.89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6888" calcext:value-type="float">
            <text:p>70.6888</text:p>
          </table:table-cell>
          <table:table-cell office:value-type="float" office:value="3981.272" calcext:value-type="float">
            <text:p>3981.272</text:p>
          </table:table-cell>
          <table:table-cell table:formula="of:=[.B724]-[.$B$652]" office:value-type="float" office:value="6.9912" calcext:value-type="float">
            <text:p>6.99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7859" calcext:value-type="float">
            <text:p>70.7859</text:p>
          </table:table-cell>
          <table:table-cell office:value-type="float" office:value="3768.273" calcext:value-type="float">
            <text:p>3768.273</text:p>
          </table:table-cell>
          <table:table-cell table:formula="of:=[.B725]-[.$B$652]" office:value-type="float" office:value="7.0883" calcext:value-type="float">
            <text:p>7.088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883" calcext:value-type="float">
            <text:p>70.883</text:p>
          </table:table-cell>
          <table:table-cell office:value-type="float" office:value="3784.527" calcext:value-type="float">
            <text:p>3784.527</text:p>
          </table:table-cell>
          <table:table-cell table:formula="of:=[.B726]-[.$B$652]" office:value-type="float" office:value="7.18539999999999" calcext:value-type="float">
            <text:p>7.1853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0.9801" calcext:value-type="float">
            <text:p>70.9801</text:p>
          </table:table-cell>
          <table:table-cell office:value-type="float" office:value="3842.815" calcext:value-type="float">
            <text:p>3842.815</text:p>
          </table:table-cell>
          <table:table-cell table:formula="of:=[.B727]-[.$B$652]" office:value-type="float" office:value="7.28249999999999" calcext:value-type="float">
            <text:p>7.2824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0772" calcext:value-type="float">
            <text:p>71.0772</text:p>
          </table:table-cell>
          <table:table-cell office:value-type="float" office:value="3732.294" calcext:value-type="float">
            <text:p>3732.294</text:p>
          </table:table-cell>
          <table:table-cell table:formula="of:=[.B728]-[.$B$652]" office:value-type="float" office:value="7.3796" calcext:value-type="float">
            <text:p>7.379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1743" calcext:value-type="float">
            <text:p>71.1743</text:p>
          </table:table-cell>
          <table:table-cell office:value-type="float" office:value="3565.881" calcext:value-type="float">
            <text:p>3565.881</text:p>
          </table:table-cell>
          <table:table-cell table:formula="of:=[.B729]-[.$B$652]" office:value-type="float" office:value="7.4767" calcext:value-type="float">
            <text:p>7.47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2714" calcext:value-type="float">
            <text:p>71.2714</text:p>
          </table:table-cell>
          <table:table-cell office:value-type="float" office:value="3549.475" calcext:value-type="float">
            <text:p>3549.475</text:p>
          </table:table-cell>
          <table:table-cell table:formula="of:=[.B730]-[.$B$652]" office:value-type="float" office:value="7.5738" calcext:value-type="float">
            <text:p>7.57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3685" calcext:value-type="float">
            <text:p>71.3685</text:p>
          </table:table-cell>
          <table:table-cell office:value-type="float" office:value="3707.547" calcext:value-type="float">
            <text:p>3707.547</text:p>
          </table:table-cell>
          <table:table-cell table:formula="of:=[.B731]-[.$B$652]" office:value-type="float" office:value="7.6709" calcext:value-type="float">
            <text:p>7.67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4656" calcext:value-type="float">
            <text:p>71.4656</text:p>
          </table:table-cell>
          <table:table-cell office:value-type="float" office:value="3854.992" calcext:value-type="float">
            <text:p>3854.992</text:p>
          </table:table-cell>
          <table:table-cell table:formula="of:=[.B732]-[.$B$652]" office:value-type="float" office:value="7.76799999999999" calcext:value-type="float">
            <text:p>7.7679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5627" calcext:value-type="float">
            <text:p>71.5627</text:p>
          </table:table-cell>
          <table:table-cell office:value-type="float" office:value="3929.079" calcext:value-type="float">
            <text:p>3929.079</text:p>
          </table:table-cell>
          <table:table-cell table:formula="of:=[.B733]-[.$B$652]" office:value-type="float" office:value="7.86510000000001" calcext:value-type="float">
            <text:p>7.86510000000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6598" calcext:value-type="float">
            <text:p>71.6598</text:p>
          </table:table-cell>
          <table:table-cell office:value-type="float" office:value="3935.995" calcext:value-type="float">
            <text:p>3935.995</text:p>
          </table:table-cell>
          <table:table-cell table:formula="of:=[.B734]-[.$B$652]" office:value-type="float" office:value="7.9622" calcext:value-type="float">
            <text:p>7.96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7569" calcext:value-type="float">
            <text:p>71.7569</text:p>
          </table:table-cell>
          <table:table-cell office:value-type="float" office:value="4269.155" calcext:value-type="float">
            <text:p>4269.155</text:p>
          </table:table-cell>
          <table:table-cell table:formula="of:=[.B735]-[.$B$652]" office:value-type="float" office:value="8.0593" calcext:value-type="float">
            <text:p>8.059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854" calcext:value-type="float">
            <text:p>71.854</text:p>
          </table:table-cell>
          <table:table-cell office:value-type="float" office:value="4015.794" calcext:value-type="float">
            <text:p>4015.794</text:p>
          </table:table-cell>
          <table:table-cell table:formula="of:=[.B736]-[.$B$652]" office:value-type="float" office:value="8.1564" calcext:value-type="float">
            <text:p>8.156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1.9511" calcext:value-type="float">
            <text:p>71.9511</text:p>
          </table:table-cell>
          <table:table-cell office:value-type="float" office:value="3886.833" calcext:value-type="float">
            <text:p>3886.833</text:p>
          </table:table-cell>
          <table:table-cell table:formula="of:=[.B737]-[.$B$652]" office:value-type="float" office:value="8.2535" calcext:value-type="float">
            <text:p>8.25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0482" calcext:value-type="float">
            <text:p>72.0482</text:p>
          </table:table-cell>
          <table:table-cell office:value-type="float" office:value="3868.43" calcext:value-type="float">
            <text:p>3868.43</text:p>
          </table:table-cell>
          <table:table-cell table:formula="of:=[.B738]-[.$B$652]" office:value-type="float" office:value="8.35059999999999" calcext:value-type="float">
            <text:p>8.3505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1453" calcext:value-type="float">
            <text:p>72.1453</text:p>
          </table:table-cell>
          <table:table-cell office:value-type="float" office:value="4015.517" calcext:value-type="float">
            <text:p>4015.517</text:p>
          </table:table-cell>
          <table:table-cell table:formula="of:=[.B739]-[.$B$652]" office:value-type="float" office:value="8.4477" calcext:value-type="float">
            <text:p>8.447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2424" calcext:value-type="float">
            <text:p>72.2424</text:p>
          </table:table-cell>
          <table:table-cell office:value-type="float" office:value="4039.961" calcext:value-type="float">
            <text:p>4039.961</text:p>
          </table:table-cell>
          <table:table-cell table:formula="of:=[.B740]-[.$B$652]" office:value-type="float" office:value="8.5448" calcext:value-type="float">
            <text:p>8.54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3395" calcext:value-type="float">
            <text:p>72.3395</text:p>
          </table:table-cell>
          <table:table-cell office:value-type="float" office:value="4258.135" calcext:value-type="float">
            <text:p>4258.135</text:p>
          </table:table-cell>
          <table:table-cell table:formula="of:=[.B741]-[.$B$652]" office:value-type="float" office:value="8.6419" calcext:value-type="float">
            <text:p>8.64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4366" calcext:value-type="float">
            <text:p>72.4366</text:p>
          </table:table-cell>
          <table:table-cell office:value-type="float" office:value="4212.041" calcext:value-type="float">
            <text:p>4212.041</text:p>
          </table:table-cell>
          <table:table-cell table:formula="of:=[.B742]-[.$B$652]" office:value-type="float" office:value="8.739" calcext:value-type="float">
            <text:p>8.7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5337" calcext:value-type="float">
            <text:p>72.5337</text:p>
          </table:table-cell>
          <table:table-cell office:value-type="float" office:value="4490.124" calcext:value-type="float">
            <text:p>4490.124</text:p>
          </table:table-cell>
          <table:table-cell table:formula="of:=[.B743]-[.$B$652]" office:value-type="float" office:value="8.8361" calcext:value-type="float">
            <text:p>8.836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6308" calcext:value-type="float">
            <text:p>72.6308</text:p>
          </table:table-cell>
          <table:table-cell office:value-type="float" office:value="4442.701" calcext:value-type="float">
            <text:p>4442.701</text:p>
          </table:table-cell>
          <table:table-cell table:formula="of:=[.B744]-[.$B$652]" office:value-type="float" office:value="8.93319999999999" calcext:value-type="float">
            <text:p>8.9331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7279" calcext:value-type="float">
            <text:p>72.7279</text:p>
          </table:table-cell>
          <table:table-cell office:value-type="float" office:value="4331.103" calcext:value-type="float">
            <text:p>4331.103</text:p>
          </table:table-cell>
          <table:table-cell table:formula="of:=[.B745]-[.$B$652]" office:value-type="float" office:value="9.0303" calcext:value-type="float">
            <text:p>9.03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825" calcext:value-type="float">
            <text:p>72.825</text:p>
          </table:table-cell>
          <table:table-cell office:value-type="float" office:value="4368.377" calcext:value-type="float">
            <text:p>4368.377</text:p>
          </table:table-cell>
          <table:table-cell table:formula="of:=[.B746]-[.$B$652]" office:value-type="float" office:value="9.1274" calcext:value-type="float">
            <text:p>9.127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2.9221" calcext:value-type="float">
            <text:p>72.9221</text:p>
          </table:table-cell>
          <table:table-cell office:value-type="float" office:value="4377.612" calcext:value-type="float">
            <text:p>4377.612</text:p>
          </table:table-cell>
          <table:table-cell table:formula="of:=[.B747]-[.$B$652]" office:value-type="float" office:value="9.2245" calcext:value-type="float">
            <text:p>9.22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0192" calcext:value-type="float">
            <text:p>73.0192</text:p>
          </table:table-cell>
          <table:table-cell office:value-type="float" office:value="4557.511" calcext:value-type="float">
            <text:p>4557.511</text:p>
          </table:table-cell>
          <table:table-cell table:formula="of:=[.B748]-[.$B$652]" office:value-type="float" office:value="9.3216" calcext:value-type="float">
            <text:p>9.32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1163" calcext:value-type="float">
            <text:p>73.1163</text:p>
          </table:table-cell>
          <table:table-cell office:value-type="float" office:value="4678.035" calcext:value-type="float">
            <text:p>4678.035</text:p>
          </table:table-cell>
          <table:table-cell table:formula="of:=[.B749]-[.$B$652]" office:value-type="float" office:value="9.41869999999999" calcext:value-type="float">
            <text:p>9.4186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2134" calcext:value-type="float">
            <text:p>73.2134</text:p>
          </table:table-cell>
          <table:table-cell office:value-type="float" office:value="4912.938" calcext:value-type="float">
            <text:p>4912.938</text:p>
          </table:table-cell>
          <table:table-cell table:formula="of:=[.B750]-[.$B$652]" office:value-type="float" office:value="9.51579999999999" calcext:value-type="float">
            <text:p>9.515799999999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3105" calcext:value-type="float">
            <text:p>73.3105</text:p>
          </table:table-cell>
          <table:table-cell office:value-type="float" office:value="4858.212" calcext:value-type="float">
            <text:p>4858.212</text:p>
          </table:table-cell>
          <table:table-cell table:formula="of:=[.B751]-[.$B$652]" office:value-type="float" office:value="9.6129" calcext:value-type="float">
            <text:p>9.612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4076" calcext:value-type="float">
            <text:p>73.4076</text:p>
          </table:table-cell>
          <table:table-cell office:value-type="float" office:value="5125.438" calcext:value-type="float">
            <text:p>5125.438</text:p>
          </table:table-cell>
          <table:table-cell table:formula="of:=[.B752]-[.$B$652]" office:value-type="float" office:value="9.71" calcext:value-type="float">
            <text:p>9.7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5047" calcext:value-type="float">
            <text:p>73.5047</text:p>
          </table:table-cell>
          <table:table-cell office:value-type="float" office:value="5136.44" calcext:value-type="float">
            <text:p>5136.44</text:p>
          </table:table-cell>
          <table:table-cell table:formula="of:=[.B753]-[.$B$652]" office:value-type="float" office:value="9.8071" calcext:value-type="float">
            <text:p>9.807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6018" calcext:value-type="float">
            <text:p>73.6018</text:p>
          </table:table-cell>
          <table:table-cell office:value-type="float" office:value="5376.737" calcext:value-type="float">
            <text:p>5376.737</text:p>
          </table:table-cell>
          <table:table-cell table:formula="of:=[.B754]-[.$B$652]" office:value-type="float" office:value="9.9042" calcext:value-type="float">
            <text:p>9.90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6989" calcext:value-type="float">
            <text:p>73.6989</text:p>
          </table:table-cell>
          <table:table-cell office:value-type="float" office:value="5145.22" calcext:value-type="float">
            <text:p>5145.22</text:p>
          </table:table-cell>
          <table:table-cell table:formula="of:=[.B755]-[.$B$652]" office:value-type="float" office:value="10.0013" calcext:value-type="float">
            <text:p>10.00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796" calcext:value-type="float">
            <text:p>73.796</text:p>
          </table:table-cell>
          <table:table-cell office:value-type="float" office:value="4858.946" calcext:value-type="float">
            <text:p>4858.946</text:p>
          </table:table-cell>
          <table:table-cell table:formula="of:=[.B756]-[.$B$652]" office:value-type="float" office:value="10.0984" calcext:value-type="float">
            <text:p>10.098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8931" calcext:value-type="float">
            <text:p>73.8931</text:p>
          </table:table-cell>
          <table:table-cell office:value-type="float" office:value="4813.467" calcext:value-type="float">
            <text:p>4813.467</text:p>
          </table:table-cell>
          <table:table-cell table:formula="of:=[.B757]-[.$B$652]" office:value-type="float" office:value="10.1955" calcext:value-type="float">
            <text:p>10.19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3.9902" calcext:value-type="float">
            <text:p>73.9902</text:p>
          </table:table-cell>
          <table:table-cell office:value-type="float" office:value="4779.924" calcext:value-type="float">
            <text:p>4779.924</text:p>
          </table:table-cell>
          <table:table-cell table:formula="of:=[.B758]-[.$B$652]" office:value-type="float" office:value="10.2926" calcext:value-type="float">
            <text:p>10.29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0873" calcext:value-type="float">
            <text:p>74.0873</text:p>
          </table:table-cell>
          <table:table-cell office:value-type="float" office:value="4776.109" calcext:value-type="float">
            <text:p>4776.109</text:p>
          </table:table-cell>
          <table:table-cell table:formula="of:=[.B759]-[.$B$652]" office:value-type="float" office:value="10.3897" calcext:value-type="float">
            <text:p>10.38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1844" calcext:value-type="float">
            <text:p>74.1844</text:p>
          </table:table-cell>
          <table:table-cell office:value-type="float" office:value="4179.568" calcext:value-type="float">
            <text:p>4179.568</text:p>
          </table:table-cell>
          <table:table-cell table:formula="of:=[.B760]-[.$B$652]" office:value-type="float" office:value="10.4868" calcext:value-type="float">
            <text:p>10.48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2815" calcext:value-type="float">
            <text:p>74.2815</text:p>
          </table:table-cell>
          <table:table-cell office:value-type="float" office:value="4069.848" calcext:value-type="float">
            <text:p>4069.848</text:p>
          </table:table-cell>
          <table:table-cell table:formula="of:=[.B761]-[.$B$652]" office:value-type="float" office:value="10.5839" calcext:value-type="float">
            <text:p>10.58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3786" calcext:value-type="float">
            <text:p>74.3786</text:p>
          </table:table-cell>
          <table:table-cell office:value-type="float" office:value="4211.182" calcext:value-type="float">
            <text:p>4211.182</text:p>
          </table:table-cell>
          <table:table-cell table:formula="of:=[.B762]-[.$B$652]" office:value-type="float" office:value="10.681" calcext:value-type="float">
            <text:p>10.68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4757" calcext:value-type="float">
            <text:p>74.4757</text:p>
          </table:table-cell>
          <table:table-cell office:value-type="float" office:value="3781.723" calcext:value-type="float">
            <text:p>3781.723</text:p>
          </table:table-cell>
          <table:table-cell table:formula="of:=[.B763]-[.$B$652]" office:value-type="float" office:value="10.7781" calcext:value-type="float">
            <text:p>10.778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3886.904" calcext:value-type="float">
            <text:p>3886.904</text:p>
          </table:table-cell>
          <table:table-cell table:formula="of:=[.B764]-[.$B$764]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6699" calcext:value-type="float">
            <text:p>74.6699</text:p>
          </table:table-cell>
          <table:table-cell office:value-type="float" office:value="4149.667" calcext:value-type="float">
            <text:p>4149.667</text:p>
          </table:table-cell>
          <table:table-cell table:formula="of:=[.B765]-[.$B$764]" office:value-type="float" office:value="0.0970999999999975" calcext:value-type="float">
            <text:p>0.09709999999999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767" calcext:value-type="float">
            <text:p>74.767</text:p>
          </table:table-cell>
          <table:table-cell office:value-type="float" office:value="4029.128" calcext:value-type="float">
            <text:p>4029.128</text:p>
          </table:table-cell>
          <table:table-cell table:formula="of:=[.B766]-[.$B$764]" office:value-type="float" office:value="0.194199999999995" calcext:value-type="float">
            <text:p>0.1941999999999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8641" calcext:value-type="float">
            <text:p>74.8641</text:p>
          </table:table-cell>
          <table:table-cell office:value-type="float" office:value="3880.031" calcext:value-type="float">
            <text:p>3880.031</text:p>
          </table:table-cell>
          <table:table-cell table:formula="of:=[.B767]-[.$B$764]" office:value-type="float" office:value="0.291299999999993" calcext:value-type="float">
            <text:p>0.29129999999999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4.9612" calcext:value-type="float">
            <text:p>74.9612</text:p>
          </table:table-cell>
          <table:table-cell office:value-type="float" office:value="3775.394" calcext:value-type="float">
            <text:p>3775.394</text:p>
          </table:table-cell>
          <table:table-cell table:formula="of:=[.B768]-[.$B$764]" office:value-type="float" office:value="0.388400000000004" calcext:value-type="float">
            <text:p>0.3884000000000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0583" calcext:value-type="float">
            <text:p>75.0583</text:p>
          </table:table-cell>
          <table:table-cell office:value-type="float" office:value="3795.229" calcext:value-type="float">
            <text:p>3795.229</text:p>
          </table:table-cell>
          <table:table-cell table:formula="of:=[.B769]-[.$B$764]" office:value-type="float" office:value="0.485500000000002" calcext:value-type="float">
            <text:p>0.4855000000000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1554" calcext:value-type="float">
            <text:p>75.1554</text:p>
          </table:table-cell>
          <table:table-cell office:value-type="float" office:value="4126.375" calcext:value-type="float">
            <text:p>4126.375</text:p>
          </table:table-cell>
          <table:table-cell table:formula="of:=[.B770]-[.$B$764]" office:value-type="float" office:value="0.582599999999999" calcext:value-type="float">
            <text:p>0.58259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2525" calcext:value-type="float">
            <text:p>75.2525</text:p>
          </table:table-cell>
          <table:table-cell office:value-type="float" office:value="4199.669" calcext:value-type="float">
            <text:p>4199.669</text:p>
          </table:table-cell>
          <table:table-cell table:formula="of:=[.B771]-[.$B$764]" office:value-type="float" office:value="0.679699999999997" calcext:value-type="float">
            <text:p>0.67969999999999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3496" calcext:value-type="float">
            <text:p>75.3496</text:p>
          </table:table-cell>
          <table:table-cell office:value-type="float" office:value="3886.628" calcext:value-type="float">
            <text:p>3886.628</text:p>
          </table:table-cell>
          <table:table-cell table:formula="of:=[.B772]-[.$B$764]" office:value-type="float" office:value="0.776799999999994" calcext:value-type="float">
            <text:p>0.77679999999999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4467" calcext:value-type="float">
            <text:p>75.4467</text:p>
          </table:table-cell>
          <table:table-cell office:value-type="float" office:value="4320.345" calcext:value-type="float">
            <text:p>4320.345</text:p>
          </table:table-cell>
          <table:table-cell table:formula="of:=[.B773]-[.$B$764]" office:value-type="float" office:value="0.873900000000006" calcext:value-type="float">
            <text:p>0.87390000000000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5438" calcext:value-type="float">
            <text:p>75.5438</text:p>
          </table:table-cell>
          <table:table-cell office:value-type="float" office:value="4002.844" calcext:value-type="float">
            <text:p>4002.844</text:p>
          </table:table-cell>
          <table:table-cell table:formula="of:=[.B774]-[.$B$764]" office:value-type="float" office:value="0.971000000000004" calcext:value-type="float">
            <text:p>0.9710000000000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6409" calcext:value-type="float">
            <text:p>75.6409</text:p>
          </table:table-cell>
          <table:table-cell office:value-type="float" office:value="3880.024" calcext:value-type="float">
            <text:p>3880.024</text:p>
          </table:table-cell>
          <table:table-cell table:formula="of:=[.B775]-[.$B$764]" office:value-type="float" office:value="1.0681" calcext:value-type="float">
            <text:p>1.068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738" calcext:value-type="float">
            <text:p>75.738</text:p>
          </table:table-cell>
          <table:table-cell office:value-type="float" office:value="4163.628" calcext:value-type="float">
            <text:p>4163.628</text:p>
          </table:table-cell>
          <table:table-cell table:formula="of:=[.B776]-[.$B$764]" office:value-type="float" office:value="1.1652" calcext:value-type="float">
            <text:p>1.165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8351" calcext:value-type="float">
            <text:p>75.8351</text:p>
          </table:table-cell>
          <table:table-cell office:value-type="float" office:value="3851.72" calcext:value-type="float">
            <text:p>3851.72</text:p>
          </table:table-cell>
          <table:table-cell table:formula="of:=[.B777]-[.$B$764]" office:value-type="float" office:value="1.2623" calcext:value-type="float">
            <text:p>1.262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5.9322" calcext:value-type="float">
            <text:p>75.9322</text:p>
          </table:table-cell>
          <table:table-cell office:value-type="float" office:value="3902.901" calcext:value-type="float">
            <text:p>3902.901</text:p>
          </table:table-cell>
          <table:table-cell table:formula="of:=[.B778]-[.$B$764]" office:value-type="float" office:value="1.35939999999999" calcext:value-type="float">
            <text:p>1.3593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0293" calcext:value-type="float">
            <text:p>76.0293</text:p>
          </table:table-cell>
          <table:table-cell office:value-type="float" office:value="4008.321" calcext:value-type="float">
            <text:p>4008.321</text:p>
          </table:table-cell>
          <table:table-cell table:formula="of:=[.B779]-[.$B$764]" office:value-type="float" office:value="1.45650000000001" calcext:value-type="float">
            <text:p>1.456500000000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1264" calcext:value-type="float">
            <text:p>76.1264</text:p>
          </table:table-cell>
          <table:table-cell office:value-type="float" office:value="3939.687" calcext:value-type="float">
            <text:p>3939.687</text:p>
          </table:table-cell>
          <table:table-cell table:formula="of:=[.B780]-[.$B$764]" office:value-type="float" office:value="1.5536" calcext:value-type="float">
            <text:p>1.55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2235" calcext:value-type="float">
            <text:p>76.2235</text:p>
          </table:table-cell>
          <table:table-cell office:value-type="float" office:value="3995.416" calcext:value-type="float">
            <text:p>3995.416</text:p>
          </table:table-cell>
          <table:table-cell table:formula="of:=[.B781]-[.$B$764]" office:value-type="float" office:value="1.6507" calcext:value-type="float">
            <text:p>1.650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3206" calcext:value-type="float">
            <text:p>76.3206</text:p>
          </table:table-cell>
          <table:table-cell office:value-type="float" office:value="3968.299" calcext:value-type="float">
            <text:p>3968.299</text:p>
          </table:table-cell>
          <table:table-cell table:formula="of:=[.B782]-[.$B$764]" office:value-type="float" office:value="1.7478" calcext:value-type="float">
            <text:p>1.747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4177" calcext:value-type="float">
            <text:p>76.4177</text:p>
          </table:table-cell>
          <table:table-cell office:value-type="float" office:value="3949.14" calcext:value-type="float">
            <text:p>3949.14</text:p>
          </table:table-cell>
          <table:table-cell table:formula="of:=[.B783]-[.$B$764]" office:value-type="float" office:value="1.8449" calcext:value-type="float">
            <text:p>1.844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5148" calcext:value-type="float">
            <text:p>76.5148</text:p>
          </table:table-cell>
          <table:table-cell office:value-type="float" office:value="4199.646" calcext:value-type="float">
            <text:p>4199.646</text:p>
          </table:table-cell>
          <table:table-cell table:formula="of:=[.B784]-[.$B$764]" office:value-type="float" office:value="1.94199999999999" calcext:value-type="float">
            <text:p>1.9419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6119" calcext:value-type="float">
            <text:p>76.6119</text:p>
          </table:table-cell>
          <table:table-cell office:value-type="float" office:value="4200.789" calcext:value-type="float">
            <text:p>4200.789</text:p>
          </table:table-cell>
          <table:table-cell table:formula="of:=[.B785]-[.$B$764]" office:value-type="float" office:value="2.0391" calcext:value-type="float">
            <text:p>2.03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709" calcext:value-type="float">
            <text:p>76.709</text:p>
          </table:table-cell>
          <table:table-cell office:value-type="float" office:value="4003.201" calcext:value-type="float">
            <text:p>4003.201</text:p>
          </table:table-cell>
          <table:table-cell table:formula="of:=[.B786]-[.$B$764]" office:value-type="float" office:value="2.1362" calcext:value-type="float">
            <text:p>2.136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8061" calcext:value-type="float">
            <text:p>76.8061</text:p>
          </table:table-cell>
          <table:table-cell office:value-type="float" office:value="3912.097" calcext:value-type="float">
            <text:p>3912.097</text:p>
          </table:table-cell>
          <table:table-cell table:formula="of:=[.B787]-[.$B$764]" office:value-type="float" office:value="2.2333" calcext:value-type="float">
            <text:p>2.23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6.9032" calcext:value-type="float">
            <text:p>76.9032</text:p>
          </table:table-cell>
          <table:table-cell office:value-type="float" office:value="3888.719" calcext:value-type="float">
            <text:p>3888.719</text:p>
          </table:table-cell>
          <table:table-cell table:formula="of:=[.B788]-[.$B$764]" office:value-type="float" office:value="2.3304" calcext:value-type="float">
            <text:p>2.33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0003" calcext:value-type="float">
            <text:p>77.0003</text:p>
          </table:table-cell>
          <table:table-cell office:value-type="float" office:value="3794.117" calcext:value-type="float">
            <text:p>3794.117</text:p>
          </table:table-cell>
          <table:table-cell table:formula="of:=[.B789]-[.$B$764]" office:value-type="float" office:value="2.42749999999999" calcext:value-type="float">
            <text:p>2.4274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0974" calcext:value-type="float">
            <text:p>77.0974</text:p>
          </table:table-cell>
          <table:table-cell office:value-type="float" office:value="3816.541" calcext:value-type="float">
            <text:p>3816.541</text:p>
          </table:table-cell>
          <table:table-cell table:formula="of:=[.B790]-[.$B$764]" office:value-type="float" office:value="2.52459999999999" calcext:value-type="float">
            <text:p>2.5245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1945" calcext:value-type="float">
            <text:p>77.1945</text:p>
          </table:table-cell>
          <table:table-cell office:value-type="float" office:value="3648.312" calcext:value-type="float">
            <text:p>3648.312</text:p>
          </table:table-cell>
          <table:table-cell table:formula="of:=[.B791]-[.$B$764]" office:value-type="float" office:value="2.6217" calcext:value-type="float">
            <text:p>2.62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2916" calcext:value-type="float">
            <text:p>77.2916</text:p>
          </table:table-cell>
          <table:table-cell office:value-type="float" office:value="3798.208" calcext:value-type="float">
            <text:p>3798.208</text:p>
          </table:table-cell>
          <table:table-cell table:formula="of:=[.B792]-[.$B$764]" office:value-type="float" office:value="2.7188" calcext:value-type="float">
            <text:p>2.718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3887" calcext:value-type="float">
            <text:p>77.3887</text:p>
          </table:table-cell>
          <table:table-cell office:value-type="float" office:value="3861.982" calcext:value-type="float">
            <text:p>3861.982</text:p>
          </table:table-cell>
          <table:table-cell table:formula="of:=[.B793]-[.$B$764]" office:value-type="float" office:value="2.8159" calcext:value-type="float">
            <text:p>2.815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4858" calcext:value-type="float">
            <text:p>77.4858</text:p>
          </table:table-cell>
          <table:table-cell office:value-type="float" office:value="3856.13" calcext:value-type="float">
            <text:p>3856.13</text:p>
          </table:table-cell>
          <table:table-cell table:formula="of:=[.B794]-[.$B$764]" office:value-type="float" office:value="2.913" calcext:value-type="float">
            <text:p>2.9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5829" calcext:value-type="float">
            <text:p>77.5829</text:p>
          </table:table-cell>
          <table:table-cell office:value-type="float" office:value="3849.995" calcext:value-type="float">
            <text:p>3849.995</text:p>
          </table:table-cell>
          <table:table-cell table:formula="of:=[.B795]-[.$B$764]" office:value-type="float" office:value="3.01009999999999" calcext:value-type="float">
            <text:p>3.0100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68" calcext:value-type="float">
            <text:p>77.68</text:p>
          </table:table-cell>
          <table:table-cell office:value-type="float" office:value="3722.095" calcext:value-type="float">
            <text:p>3722.095</text:p>
          </table:table-cell>
          <table:table-cell table:formula="of:=[.B796]-[.$B$764]" office:value-type="float" office:value="3.10720000000001" calcext:value-type="float">
            <text:p>3.107200000000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7771" calcext:value-type="float">
            <text:p>77.7771</text:p>
          </table:table-cell>
          <table:table-cell office:value-type="float" office:value="3607.745" calcext:value-type="float">
            <text:p>3607.745</text:p>
          </table:table-cell>
          <table:table-cell table:formula="of:=[.B797]-[.$B$764]" office:value-type="float" office:value="3.2043" calcext:value-type="float">
            <text:p>3.204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8742" calcext:value-type="float">
            <text:p>77.8742</text:p>
          </table:table-cell>
          <table:table-cell office:value-type="float" office:value="3862.564" calcext:value-type="float">
            <text:p>3862.564</text:p>
          </table:table-cell>
          <table:table-cell table:formula="of:=[.B798]-[.$B$764]" office:value-type="float" office:value="3.3014" calcext:value-type="float">
            <text:p>3.301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7.9713" calcext:value-type="float">
            <text:p>77.9713</text:p>
          </table:table-cell>
          <table:table-cell office:value-type="float" office:value="3981.008" calcext:value-type="float">
            <text:p>3981.008</text:p>
          </table:table-cell>
          <table:table-cell table:formula="of:=[.B799]-[.$B$764]" office:value-type="float" office:value="3.3985" calcext:value-type="float">
            <text:p>3.398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0684" calcext:value-type="float">
            <text:p>78.0684</text:p>
          </table:table-cell>
          <table:table-cell office:value-type="float" office:value="3802.566" calcext:value-type="float">
            <text:p>3802.566</text:p>
          </table:table-cell>
          <table:table-cell table:formula="of:=[.B800]-[.$B$764]" office:value-type="float" office:value="3.4956" calcext:value-type="float">
            <text:p>3.495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1655" calcext:value-type="float">
            <text:p>78.1655</text:p>
          </table:table-cell>
          <table:table-cell office:value-type="float" office:value="3864.053" calcext:value-type="float">
            <text:p>3864.053</text:p>
          </table:table-cell>
          <table:table-cell table:formula="of:=[.B801]-[.$B$764]" office:value-type="float" office:value="3.59269999999999" calcext:value-type="float">
            <text:p>3.5926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2626" calcext:value-type="float">
            <text:p>78.2626</text:p>
          </table:table-cell>
          <table:table-cell office:value-type="float" office:value="3734.751" calcext:value-type="float">
            <text:p>3734.751</text:p>
          </table:table-cell>
          <table:table-cell table:formula="of:=[.B802]-[.$B$764]" office:value-type="float" office:value="3.68980000000001" calcext:value-type="float">
            <text:p>3.689800000000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3597" calcext:value-type="float">
            <text:p>78.3597</text:p>
          </table:table-cell>
          <table:table-cell office:value-type="float" office:value="3606.07" calcext:value-type="float">
            <text:p>3606.07</text:p>
          </table:table-cell>
          <table:table-cell table:formula="of:=[.B803]-[.$B$764]" office:value-type="float" office:value="3.7869" calcext:value-type="float">
            <text:p>3.786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4568" calcext:value-type="float">
            <text:p>78.4568</text:p>
          </table:table-cell>
          <table:table-cell office:value-type="float" office:value="3914.756" calcext:value-type="float">
            <text:p>3914.756</text:p>
          </table:table-cell>
          <table:table-cell table:formula="of:=[.B804]-[.$B$764]" office:value-type="float" office:value="3.884" calcext:value-type="float">
            <text:p>3.88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5539" calcext:value-type="float">
            <text:p>78.5539</text:p>
          </table:table-cell>
          <table:table-cell office:value-type="float" office:value="4016.211" calcext:value-type="float">
            <text:p>4016.211</text:p>
          </table:table-cell>
          <table:table-cell table:formula="of:=[.B805]-[.$B$764]" office:value-type="float" office:value="3.9811" calcext:value-type="float">
            <text:p>3.981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651" calcext:value-type="float">
            <text:p>78.651</text:p>
          </table:table-cell>
          <table:table-cell office:value-type="float" office:value="3856.055" calcext:value-type="float">
            <text:p>3856.055</text:p>
          </table:table-cell>
          <table:table-cell table:formula="of:=[.B806]-[.$B$764]" office:value-type="float" office:value="4.0782" calcext:value-type="float">
            <text:p>4.07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7481" calcext:value-type="float">
            <text:p>78.7481</text:p>
          </table:table-cell>
          <table:table-cell office:value-type="float" office:value="3833.466" calcext:value-type="float">
            <text:p>3833.466</text:p>
          </table:table-cell>
          <table:table-cell table:formula="of:=[.B807]-[.$B$764]" office:value-type="float" office:value="4.17529999999999" calcext:value-type="float">
            <text:p>4.1752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8452" calcext:value-type="float">
            <text:p>78.8452</text:p>
          </table:table-cell>
          <table:table-cell office:value-type="float" office:value="3822.323" calcext:value-type="float">
            <text:p>3822.323</text:p>
          </table:table-cell>
          <table:table-cell table:formula="of:=[.B808]-[.$B$764]" office:value-type="float" office:value="4.2724" calcext:value-type="float">
            <text:p>4.27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8.9423" calcext:value-type="float">
            <text:p>78.9423</text:p>
          </table:table-cell>
          <table:table-cell office:value-type="float" office:value="3805.157" calcext:value-type="float">
            <text:p>3805.157</text:p>
          </table:table-cell>
          <table:table-cell table:formula="of:=[.B809]-[.$B$764]" office:value-type="float" office:value="4.3695" calcext:value-type="float">
            <text:p>4.36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0394" calcext:value-type="float">
            <text:p>79.0394</text:p>
          </table:table-cell>
          <table:table-cell office:value-type="float" office:value="3600.976" calcext:value-type="float">
            <text:p>3600.976</text:p>
          </table:table-cell>
          <table:table-cell table:formula="of:=[.B810]-[.$B$764]" office:value-type="float" office:value="4.4666" calcext:value-type="float">
            <text:p>4.46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1365" calcext:value-type="float">
            <text:p>79.1365</text:p>
          </table:table-cell>
          <table:table-cell office:value-type="float" office:value="3697.88" calcext:value-type="float">
            <text:p>3697.88</text:p>
          </table:table-cell>
          <table:table-cell table:formula="of:=[.B811]-[.$B$764]" office:value-type="float" office:value="4.5637" calcext:value-type="float">
            <text:p>4.56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2336" calcext:value-type="float">
            <text:p>79.2336</text:p>
          </table:table-cell>
          <table:table-cell office:value-type="float" office:value="3831.782" calcext:value-type="float">
            <text:p>3831.782</text:p>
          </table:table-cell>
          <table:table-cell table:formula="of:=[.B812]-[.$B$764]" office:value-type="float" office:value="4.6608" calcext:value-type="float">
            <text:p>4.660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3307" calcext:value-type="float">
            <text:p>79.3307</text:p>
          </table:table-cell>
          <table:table-cell office:value-type="float" office:value="3894.161" calcext:value-type="float">
            <text:p>3894.161</text:p>
          </table:table-cell>
          <table:table-cell table:formula="of:=[.B813]-[.$B$764]" office:value-type="float" office:value="4.75789999999999" calcext:value-type="float">
            <text:p>4.7578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4278" calcext:value-type="float">
            <text:p>79.4278</text:p>
          </table:table-cell>
          <table:table-cell office:value-type="float" office:value="3742.499" calcext:value-type="float">
            <text:p>3742.499</text:p>
          </table:table-cell>
          <table:table-cell table:formula="of:=[.B814]-[.$B$764]" office:value-type="float" office:value="4.855" calcext:value-type="float">
            <text:p>4.85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5249" calcext:value-type="float">
            <text:p>79.5249</text:p>
          </table:table-cell>
          <table:table-cell office:value-type="float" office:value="3689.385" calcext:value-type="float">
            <text:p>3689.385</text:p>
          </table:table-cell>
          <table:table-cell table:formula="of:=[.B815]-[.$B$764]" office:value-type="float" office:value="4.9521" calcext:value-type="float">
            <text:p>4.952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622" calcext:value-type="float">
            <text:p>79.622</text:p>
          </table:table-cell>
          <table:table-cell office:value-type="float" office:value="4182.363" calcext:value-type="float">
            <text:p>4182.363</text:p>
          </table:table-cell>
          <table:table-cell table:formula="of:=[.B816]-[.$B$764]" office:value-type="float" office:value="5.0492" calcext:value-type="float">
            <text:p>5.049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7191" calcext:value-type="float">
            <text:p>79.7191</text:p>
          </table:table-cell>
          <table:table-cell office:value-type="float" office:value="3843.821" calcext:value-type="float">
            <text:p>3843.821</text:p>
          </table:table-cell>
          <table:table-cell table:formula="of:=[.B817]-[.$B$764]" office:value-type="float" office:value="5.1463" calcext:value-type="float">
            <text:p>5.146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8162" calcext:value-type="float">
            <text:p>79.8162</text:p>
          </table:table-cell>
          <table:table-cell office:value-type="float" office:value="3787.298" calcext:value-type="float">
            <text:p>3787.298</text:p>
          </table:table-cell>
          <table:table-cell table:formula="of:=[.B818]-[.$B$764]" office:value-type="float" office:value="5.24339999999999" calcext:value-type="float">
            <text:p>5.2433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79.9133" calcext:value-type="float">
            <text:p>79.9133</text:p>
          </table:table-cell>
          <table:table-cell office:value-type="float" office:value="3664.59" calcext:value-type="float">
            <text:p>3664.59</text:p>
          </table:table-cell>
          <table:table-cell table:formula="of:=[.B819]-[.$B$764]" office:value-type="float" office:value="5.34050000000001" calcext:value-type="float">
            <text:p>5.340500000000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0104" calcext:value-type="float">
            <text:p>80.0104</text:p>
          </table:table-cell>
          <table:table-cell office:value-type="float" office:value="3743.521" calcext:value-type="float">
            <text:p>3743.521</text:p>
          </table:table-cell>
          <table:table-cell table:formula="of:=[.B820]-[.$B$764]" office:value-type="float" office:value="5.4376" calcext:value-type="float">
            <text:p>5.437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1075" calcext:value-type="float">
            <text:p>80.1075</text:p>
          </table:table-cell>
          <table:table-cell office:value-type="float" office:value="3820.585" calcext:value-type="float">
            <text:p>3820.585</text:p>
          </table:table-cell>
          <table:table-cell table:formula="of:=[.B821]-[.$B$764]" office:value-type="float" office:value="5.5347" calcext:value-type="float">
            <text:p>5.534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2046" calcext:value-type="float">
            <text:p>80.2046</text:p>
          </table:table-cell>
          <table:table-cell office:value-type="float" office:value="3900.448" calcext:value-type="float">
            <text:p>3900.448</text:p>
          </table:table-cell>
          <table:table-cell table:formula="of:=[.B822]-[.$B$764]" office:value-type="float" office:value="5.6318" calcext:value-type="float">
            <text:p>5.631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3017" calcext:value-type="float">
            <text:p>80.3017</text:p>
          </table:table-cell>
          <table:table-cell office:value-type="float" office:value="3727.181" calcext:value-type="float">
            <text:p>3727.181</text:p>
          </table:table-cell>
          <table:table-cell table:formula="of:=[.B823]-[.$B$764]" office:value-type="float" office:value="5.7289" calcext:value-type="float">
            <text:p>5.728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3988" calcext:value-type="float">
            <text:p>80.3988</text:p>
          </table:table-cell>
          <table:table-cell office:value-type="float" office:value="3929.144" calcext:value-type="float">
            <text:p>3929.144</text:p>
          </table:table-cell>
          <table:table-cell table:formula="of:=[.B824]-[.$B$764]" office:value-type="float" office:value="5.82599999999999" calcext:value-type="float">
            <text:p>5.8259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4959" calcext:value-type="float">
            <text:p>80.4959</text:p>
          </table:table-cell>
          <table:table-cell office:value-type="float" office:value="3777.451" calcext:value-type="float">
            <text:p>3777.451</text:p>
          </table:table-cell>
          <table:table-cell table:formula="of:=[.B825]-[.$B$764]" office:value-type="float" office:value="5.92310000000001" calcext:value-type="float">
            <text:p>5.923100000000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593" calcext:value-type="float">
            <text:p>80.593</text:p>
          </table:table-cell>
          <table:table-cell office:value-type="float" office:value="3871.395" calcext:value-type="float">
            <text:p>3871.395</text:p>
          </table:table-cell>
          <table:table-cell table:formula="of:=[.B826]-[.$B$764]" office:value-type="float" office:value="6.0202" calcext:value-type="float">
            <text:p>6.02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6901" calcext:value-type="float">
            <text:p>80.6901</text:p>
          </table:table-cell>
          <table:table-cell office:value-type="float" office:value="4143.434" calcext:value-type="float">
            <text:p>4143.434</text:p>
          </table:table-cell>
          <table:table-cell table:formula="of:=[.B827]-[.$B$764]" office:value-type="float" office:value="6.1173" calcext:value-type="float">
            <text:p>6.117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7872" calcext:value-type="float">
            <text:p>80.7872</text:p>
          </table:table-cell>
          <table:table-cell office:value-type="float" office:value="4198.717" calcext:value-type="float">
            <text:p>4198.717</text:p>
          </table:table-cell>
          <table:table-cell table:formula="of:=[.B828]-[.$B$764]" office:value-type="float" office:value="6.2144" calcext:value-type="float">
            <text:p>6.214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8843" calcext:value-type="float">
            <text:p>80.8843</text:p>
          </table:table-cell>
          <table:table-cell office:value-type="float" office:value="4155.822" calcext:value-type="float">
            <text:p>4155.822</text:p>
          </table:table-cell>
          <table:table-cell table:formula="of:=[.B829]-[.$B$764]" office:value-type="float" office:value="6.3115" calcext:value-type="float">
            <text:p>6.31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0.9814" calcext:value-type="float">
            <text:p>80.9814</text:p>
          </table:table-cell>
          <table:table-cell office:value-type="float" office:value="4523.375" calcext:value-type="float">
            <text:p>4523.375</text:p>
          </table:table-cell>
          <table:table-cell table:formula="of:=[.B830]-[.$B$764]" office:value-type="float" office:value="6.40859999999999" calcext:value-type="float">
            <text:p>6.4085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0785" calcext:value-type="float">
            <text:p>81.0785</text:p>
          </table:table-cell>
          <table:table-cell office:value-type="float" office:value="4280.014" calcext:value-type="float">
            <text:p>4280.014</text:p>
          </table:table-cell>
          <table:table-cell table:formula="of:=[.B831]-[.$B$764]" office:value-type="float" office:value="6.5057" calcext:value-type="float">
            <text:p>6.505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1756" calcext:value-type="float">
            <text:p>81.1756</text:p>
          </table:table-cell>
          <table:table-cell office:value-type="float" office:value="4399.725" calcext:value-type="float">
            <text:p>4399.725</text:p>
          </table:table-cell>
          <table:table-cell table:formula="of:=[.B832]-[.$B$764]" office:value-type="float" office:value="6.6028" calcext:value-type="float">
            <text:p>6.602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2727" calcext:value-type="float">
            <text:p>81.2727</text:p>
          </table:table-cell>
          <table:table-cell office:value-type="float" office:value="4014.21" calcext:value-type="float">
            <text:p>4014.21</text:p>
          </table:table-cell>
          <table:table-cell table:formula="of:=[.B833]-[.$B$764]" office:value-type="float" office:value="6.6999" calcext:value-type="float">
            <text:p>6.6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3698" calcext:value-type="float">
            <text:p>81.3698</text:p>
          </table:table-cell>
          <table:table-cell office:value-type="float" office:value="4199.346" calcext:value-type="float">
            <text:p>4199.346</text:p>
          </table:table-cell>
          <table:table-cell table:formula="of:=[.B834]-[.$B$764]" office:value-type="float" office:value="6.797" calcext:value-type="float">
            <text:p>6.79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4669" calcext:value-type="float">
            <text:p>81.4669</text:p>
          </table:table-cell>
          <table:table-cell office:value-type="float" office:value="4113.377" calcext:value-type="float">
            <text:p>4113.377</text:p>
          </table:table-cell>
          <table:table-cell table:formula="of:=[.B835]-[.$B$764]" office:value-type="float" office:value="6.89409999999999" calcext:value-type="float">
            <text:p>6.8940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564" calcext:value-type="float">
            <text:p>81.564</text:p>
          </table:table-cell>
          <table:table-cell office:value-type="float" office:value="4143.21" calcext:value-type="float">
            <text:p>4143.21</text:p>
          </table:table-cell>
          <table:table-cell table:formula="of:=[.B836]-[.$B$764]" office:value-type="float" office:value="6.99119999999999" calcext:value-type="float">
            <text:p>6.991199999999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6611" calcext:value-type="float">
            <text:p>81.6611</text:p>
          </table:table-cell>
          <table:table-cell office:value-type="float" office:value="4459.778" calcext:value-type="float">
            <text:p>4459.778</text:p>
          </table:table-cell>
          <table:table-cell table:formula="of:=[.B837]-[.$B$764]" office:value-type="float" office:value="7.0883" calcext:value-type="float">
            <text:p>7.088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7582" calcext:value-type="float">
            <text:p>81.7582</text:p>
          </table:table-cell>
          <table:table-cell office:value-type="float" office:value="4195.97" calcext:value-type="float">
            <text:p>4195.97</text:p>
          </table:table-cell>
          <table:table-cell table:formula="of:=[.B838]-[.$B$764]" office:value-type="float" office:value="7.1854" calcext:value-type="float">
            <text:p>7.185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8553" calcext:value-type="float">
            <text:p>81.8553</text:p>
          </table:table-cell>
          <table:table-cell office:value-type="float" office:value="4539.255" calcext:value-type="float">
            <text:p>4539.255</text:p>
          </table:table-cell>
          <table:table-cell table:formula="of:=[.B839]-[.$B$764]" office:value-type="float" office:value="7.2825" calcext:value-type="float">
            <text:p>7.28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1.9524" calcext:value-type="float">
            <text:p>81.9524</text:p>
          </table:table-cell>
          <table:table-cell office:value-type="float" office:value="4355.175" calcext:value-type="float">
            <text:p>4355.175</text:p>
          </table:table-cell>
          <table:table-cell table:formula="of:=[.B840]-[.$B$840]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0495" calcext:value-type="float">
            <text:p>82.0495</text:p>
          </table:table-cell>
          <table:table-cell office:value-type="float" office:value="3936.646" calcext:value-type="float">
            <text:p>3936.646</text:p>
          </table:table-cell>
          <table:table-cell table:formula="of:=[.B841]-[.$B$840]" office:value-type="float" office:value="0.0970999999999975" calcext:value-type="float">
            <text:p>0.09709999999999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1466" calcext:value-type="float">
            <text:p>82.1466</text:p>
          </table:table-cell>
          <table:table-cell office:value-type="float" office:value="3845.812" calcext:value-type="float">
            <text:p>3845.812</text:p>
          </table:table-cell>
          <table:table-cell table:formula="of:=[.B842]-[.$B$840]" office:value-type="float" office:value="0.194200000000009" calcext:value-type="float">
            <text:p>0.1942000000000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2437" calcext:value-type="float">
            <text:p>82.2437</text:p>
          </table:table-cell>
          <table:table-cell office:value-type="float" office:value="4183.022" calcext:value-type="float">
            <text:p>4183.022</text:p>
          </table:table-cell>
          <table:table-cell table:formula="of:=[.B843]-[.$B$840]" office:value-type="float" office:value="0.291300000000007" calcext:value-type="float">
            <text:p>0.29130000000000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3408" calcext:value-type="float">
            <text:p>82.3408</text:p>
          </table:table-cell>
          <table:table-cell office:value-type="float" office:value="4198.211" calcext:value-type="float">
            <text:p>4198.211</text:p>
          </table:table-cell>
          <table:table-cell table:formula="of:=[.B844]-[.$B$840]" office:value-type="float" office:value="0.388400000000004" calcext:value-type="float">
            <text:p>0.38840000000000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4379" calcext:value-type="float">
            <text:p>82.4379</text:p>
          </table:table-cell>
          <table:table-cell office:value-type="float" office:value="4383.694" calcext:value-type="float">
            <text:p>4383.694</text:p>
          </table:table-cell>
          <table:table-cell table:formula="of:=[.B845]-[.$B$840]" office:value-type="float" office:value="0.485500000000002" calcext:value-type="float">
            <text:p>0.4855000000000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535" calcext:value-type="float">
            <text:p>82.535</text:p>
          </table:table-cell>
          <table:table-cell office:value-type="float" office:value="4721.524" calcext:value-type="float">
            <text:p>4721.524</text:p>
          </table:table-cell>
          <table:table-cell table:formula="of:=[.B846]-[.$B$840]" office:value-type="float" office:value="0.582599999999999" calcext:value-type="float">
            <text:p>0.58259999999999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6321" calcext:value-type="float">
            <text:p>82.6321</text:p>
          </table:table-cell>
          <table:table-cell office:value-type="float" office:value="4496.47" calcext:value-type="float">
            <text:p>4496.47</text:p>
          </table:table-cell>
          <table:table-cell table:formula="of:=[.B847]-[.$B$840]" office:value-type="float" office:value="0.679699999999997" calcext:value-type="float">
            <text:p>0.67969999999999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7292" calcext:value-type="float">
            <text:p>82.7292</text:p>
          </table:table-cell>
          <table:table-cell office:value-type="float" office:value="4945.97" calcext:value-type="float">
            <text:p>4945.97</text:p>
          </table:table-cell>
          <table:table-cell table:formula="of:=[.B848]-[.$B$840]" office:value-type="float" office:value="0.776800000000009" calcext:value-type="float">
            <text:p>0.7768000000000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8263" calcext:value-type="float">
            <text:p>82.8263</text:p>
          </table:table-cell>
          <table:table-cell office:value-type="float" office:value="4771.344" calcext:value-type="float">
            <text:p>4771.344</text:p>
          </table:table-cell>
          <table:table-cell table:formula="of:=[.B849]-[.$B$840]" office:value-type="float" office:value="0.873900000000006" calcext:value-type="float">
            <text:p>0.87390000000000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2.9234" calcext:value-type="float">
            <text:p>82.9234</text:p>
          </table:table-cell>
          <table:table-cell office:value-type="float" office:value="4784.731" calcext:value-type="float">
            <text:p>4784.731</text:p>
          </table:table-cell>
          <table:table-cell table:formula="of:=[.B850]-[.$B$840]" office:value-type="float" office:value="0.971000000000004" calcext:value-type="float">
            <text:p>0.97100000000000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0205" calcext:value-type="float">
            <text:p>83.0205</text:p>
          </table:table-cell>
          <table:table-cell office:value-type="float" office:value="5098.291" calcext:value-type="float">
            <text:p>5098.291</text:p>
          </table:table-cell>
          <table:table-cell table:formula="of:=[.B851]-[.$B$840]" office:value-type="float" office:value="1.0681" calcext:value-type="float">
            <text:p>1.068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1176" calcext:value-type="float">
            <text:p>83.1176</text:p>
          </table:table-cell>
          <table:table-cell office:value-type="float" office:value="4674.162" calcext:value-type="float">
            <text:p>4674.162</text:p>
          </table:table-cell>
          <table:table-cell table:formula="of:=[.B852]-[.$B$840]" office:value-type="float" office:value="1.1652" calcext:value-type="float">
            <text:p>1.165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2147" calcext:value-type="float">
            <text:p>83.2147</text:p>
          </table:table-cell>
          <table:table-cell office:value-type="float" office:value="4317.266" calcext:value-type="float">
            <text:p>4317.266</text:p>
          </table:table-cell>
          <table:table-cell table:formula="of:=[.B853]-[.$B$840]" office:value-type="float" office:value="1.2623" calcext:value-type="float">
            <text:p>1.262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3118" calcext:value-type="float">
            <text:p>83.3118</text:p>
          </table:table-cell>
          <table:table-cell office:value-type="float" office:value="4492.104" calcext:value-type="float">
            <text:p>4492.104</text:p>
          </table:table-cell>
          <table:table-cell table:formula="of:=[.B854]-[.$B$840]" office:value-type="float" office:value="1.35940000000001" calcext:value-type="float">
            <text:p>1.3594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4089" calcext:value-type="float">
            <text:p>83.4089</text:p>
          </table:table-cell>
          <table:table-cell office:value-type="float" office:value="4222.002" calcext:value-type="float">
            <text:p>4222.002</text:p>
          </table:table-cell>
          <table:table-cell table:formula="of:=[.B855]-[.$B$840]" office:value-type="float" office:value="1.45650000000001" calcext:value-type="float">
            <text:p>1.4565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506" calcext:value-type="float">
            <text:p>83.506</text:p>
          </table:table-cell>
          <table:table-cell office:value-type="float" office:value="4608.567" calcext:value-type="float">
            <text:p>4608.567</text:p>
          </table:table-cell>
          <table:table-cell table:formula="of:=[.B856]-[.$B$840]" office:value-type="float" office:value="1.5536" calcext:value-type="float">
            <text:p>1.553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6031" calcext:value-type="float">
            <text:p>83.6031</text:p>
          </table:table-cell>
          <table:table-cell office:value-type="float" office:value="4027.343" calcext:value-type="float">
            <text:p>4027.343</text:p>
          </table:table-cell>
          <table:table-cell table:formula="of:=[.B857]-[.$B$840]" office:value-type="float" office:value="1.6507" calcext:value-type="float">
            <text:p>1.650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7002" calcext:value-type="float">
            <text:p>83.7002</text:p>
          </table:table-cell>
          <table:table-cell office:value-type="float" office:value="4129.149" calcext:value-type="float">
            <text:p>4129.149</text:p>
          </table:table-cell>
          <table:table-cell table:formula="of:=[.B858]-[.$B$840]" office:value-type="float" office:value="1.7478" calcext:value-type="float">
            <text:p>1.747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7973" calcext:value-type="float">
            <text:p>83.7973</text:p>
          </table:table-cell>
          <table:table-cell office:value-type="float" office:value="4256.96" calcext:value-type="float">
            <text:p>4256.96</text:p>
          </table:table-cell>
          <table:table-cell table:formula="of:=[.B859]-[.$B$840]" office:value-type="float" office:value="1.84490000000001" calcext:value-type="float">
            <text:p>1.8449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8944" calcext:value-type="float">
            <text:p>83.8944</text:p>
          </table:table-cell>
          <table:table-cell office:value-type="float" office:value="3834.402" calcext:value-type="float">
            <text:p>3834.402</text:p>
          </table:table-cell>
          <table:table-cell table:formula="of:=[.B860]-[.$B$840]" office:value-type="float" office:value="1.94200000000001" calcext:value-type="float">
            <text:p>1.9420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3.9915" calcext:value-type="float">
            <text:p>83.9915</text:p>
          </table:table-cell>
          <table:table-cell office:value-type="float" office:value="4123.372" calcext:value-type="float">
            <text:p>4123.372</text:p>
          </table:table-cell>
          <table:table-cell table:formula="of:=[.B861]-[.$B$840]" office:value-type="float" office:value="2.0391" calcext:value-type="float">
            <text:p>2.039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0886" calcext:value-type="float">
            <text:p>84.0886</text:p>
          </table:table-cell>
          <table:table-cell office:value-type="float" office:value="4144.784" calcext:value-type="float">
            <text:p>4144.784</text:p>
          </table:table-cell>
          <table:table-cell table:formula="of:=[.B862]-[.$B$840]" office:value-type="float" office:value="2.1362" calcext:value-type="float">
            <text:p>2.136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1857" calcext:value-type="float">
            <text:p>84.1857</text:p>
          </table:table-cell>
          <table:table-cell office:value-type="float" office:value="4135.833" calcext:value-type="float">
            <text:p>4135.833</text:p>
          </table:table-cell>
          <table:table-cell table:formula="of:=[.B863]-[.$B$840]" office:value-type="float" office:value="2.2333" calcext:value-type="float">
            <text:p>2.23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2828" calcext:value-type="float">
            <text:p>84.2828</text:p>
          </table:table-cell>
          <table:table-cell office:value-type="float" office:value="3923.306" calcext:value-type="float">
            <text:p>3923.306</text:p>
          </table:table-cell>
          <table:table-cell table:formula="of:=[.B864]-[.$B$840]" office:value-type="float" office:value="2.3304" calcext:value-type="float">
            <text:p>2.330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3799" calcext:value-type="float">
            <text:p>84.3799</text:p>
          </table:table-cell>
          <table:table-cell office:value-type="float" office:value="3883.326" calcext:value-type="float">
            <text:p>3883.326</text:p>
          </table:table-cell>
          <table:table-cell table:formula="of:=[.B865]-[.$B$840]" office:value-type="float" office:value="2.42750000000001" calcext:value-type="float">
            <text:p>2.4275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477" calcext:value-type="float">
            <text:p>84.477</text:p>
          </table:table-cell>
          <table:table-cell office:value-type="float" office:value="4100.236" calcext:value-type="float">
            <text:p>4100.236</text:p>
          </table:table-cell>
          <table:table-cell table:formula="of:=[.B866]-[.$B$840]" office:value-type="float" office:value="2.52460000000001" calcext:value-type="float">
            <text:p>2.5246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5741" calcext:value-type="float">
            <text:p>84.5741</text:p>
          </table:table-cell>
          <table:table-cell office:value-type="float" office:value="3998.344" calcext:value-type="float">
            <text:p>3998.344</text:p>
          </table:table-cell>
          <table:table-cell table:formula="of:=[.B867]-[.$B$840]" office:value-type="float" office:value="2.6217" calcext:value-type="float">
            <text:p>2.621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6712" calcext:value-type="float">
            <text:p>84.6712</text:p>
          </table:table-cell>
          <table:table-cell office:value-type="float" office:value="3982.222" calcext:value-type="float">
            <text:p>3982.222</text:p>
          </table:table-cell>
          <table:table-cell table:formula="of:=[.B868]-[.$B$840]" office:value-type="float" office:value="2.7188" calcext:value-type="float">
            <text:p>2.718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7683" calcext:value-type="float">
            <text:p>84.7683</text:p>
          </table:table-cell>
          <table:table-cell office:value-type="float" office:value="4267.622" calcext:value-type="float">
            <text:p>4267.622</text:p>
          </table:table-cell>
          <table:table-cell table:formula="of:=[.B869]-[.$B$840]" office:value-type="float" office:value="2.8159" calcext:value-type="float">
            <text:p>2.815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8654" calcext:value-type="float">
            <text:p>84.8654</text:p>
          </table:table-cell>
          <table:table-cell office:value-type="float" office:value="3824.65" calcext:value-type="float">
            <text:p>3824.65</text:p>
          </table:table-cell>
          <table:table-cell table:formula="of:=[.B870]-[.$B$840]" office:value-type="float" office:value="2.913" calcext:value-type="float">
            <text:p>2.9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4.9625" calcext:value-type="float">
            <text:p>84.9625</text:p>
          </table:table-cell>
          <table:table-cell office:value-type="float" office:value="3938.308" calcext:value-type="float">
            <text:p>3938.308</text:p>
          </table:table-cell>
          <table:table-cell table:formula="of:=[.B871]-[.$B$840]" office:value-type="float" office:value="3.01010000000001" calcext:value-type="float">
            <text:p>3.0101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0596" calcext:value-type="float">
            <text:p>85.0596</text:p>
          </table:table-cell>
          <table:table-cell office:value-type="float" office:value="3861.821" calcext:value-type="float">
            <text:p>3861.821</text:p>
          </table:table-cell>
          <table:table-cell table:formula="of:=[.B872]-[.$B$840]" office:value-type="float" office:value="3.10720000000001" calcext:value-type="float">
            <text:p>3.1072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1567" calcext:value-type="float">
            <text:p>85.1567</text:p>
          </table:table-cell>
          <table:table-cell office:value-type="float" office:value="4062.459" calcext:value-type="float">
            <text:p>4062.459</text:p>
          </table:table-cell>
          <table:table-cell table:formula="of:=[.B873]-[.$B$840]" office:value-type="float" office:value="3.2043" calcext:value-type="float">
            <text:p>3.204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2538" calcext:value-type="float">
            <text:p>85.2538</text:p>
          </table:table-cell>
          <table:table-cell office:value-type="float" office:value="4145.44" calcext:value-type="float">
            <text:p>4145.44</text:p>
          </table:table-cell>
          <table:table-cell table:formula="of:=[.B874]-[.$B$840]" office:value-type="float" office:value="3.3014" calcext:value-type="float">
            <text:p>3.30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3509" calcext:value-type="float">
            <text:p>85.3509</text:p>
          </table:table-cell>
          <table:table-cell office:value-type="float" office:value="4210.84" calcext:value-type="float">
            <text:p>4210.84</text:p>
          </table:table-cell>
          <table:table-cell table:formula="of:=[.B875]-[.$B$840]" office:value-type="float" office:value="3.3985" calcext:value-type="float">
            <text:p>3.398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448" calcext:value-type="float">
            <text:p>85.448</text:p>
          </table:table-cell>
          <table:table-cell office:value-type="float" office:value="4237.017" calcext:value-type="float">
            <text:p>4237.017</text:p>
          </table:table-cell>
          <table:table-cell table:formula="of:=[.B876]-[.$B$840]" office:value-type="float" office:value="3.4956" calcext:value-type="float">
            <text:p>3.495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5451" calcext:value-type="float">
            <text:p>85.5451</text:p>
          </table:table-cell>
          <table:table-cell office:value-type="float" office:value="4265.457" calcext:value-type="float">
            <text:p>4265.457</text:p>
          </table:table-cell>
          <table:table-cell table:formula="of:=[.B877]-[.$B$840]" office:value-type="float" office:value="3.59270000000001" calcext:value-type="float">
            <text:p>3.5927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6422" calcext:value-type="float">
            <text:p>85.6422</text:p>
          </table:table-cell>
          <table:table-cell office:value-type="float" office:value="4306.938" calcext:value-type="float">
            <text:p>4306.938</text:p>
          </table:table-cell>
          <table:table-cell table:formula="of:=[.B878]-[.$B$840]" office:value-type="float" office:value="3.68980000000001" calcext:value-type="float">
            <text:p>3.6898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7393" calcext:value-type="float">
            <text:p>85.7393</text:p>
          </table:table-cell>
          <table:table-cell office:value-type="float" office:value="4344.375" calcext:value-type="float">
            <text:p>4344.375</text:p>
          </table:table-cell>
          <table:table-cell table:formula="of:=[.B879]-[.$B$840]" office:value-type="float" office:value="3.7869" calcext:value-type="float">
            <text:p>3.786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8364" calcext:value-type="float">
            <text:p>85.8364</text:p>
          </table:table-cell>
          <table:table-cell office:value-type="float" office:value="3993.466" calcext:value-type="float">
            <text:p>3993.466</text:p>
          </table:table-cell>
          <table:table-cell table:formula="of:=[.B880]-[.$B$840]" office:value-type="float" office:value="3.884" calcext:value-type="float">
            <text:p>3.88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5.9335" calcext:value-type="float">
            <text:p>85.9335</text:p>
          </table:table-cell>
          <table:table-cell office:value-type="float" office:value="4379.361" calcext:value-type="float">
            <text:p>4379.361</text:p>
          </table:table-cell>
          <table:table-cell table:formula="of:=[.B881]-[.$B$840]" office:value-type="float" office:value="3.9811" calcext:value-type="float">
            <text:p>3.98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1_2</text:p>
          </table:table-cell>
          <table:table-cell office:value-type="float" office:value="86.0306" calcext:value-type="float">
            <text:p>86.0306</text:p>
          </table:table-cell>
          <table:table-cell office:value-type="float" office:value="4299.164" calcext:value-type="float">
            <text:p>4299.164</text:p>
          </table:table-cell>
          <table:table-cell table:formula="of:=[.B882]-[.$B$840]" office:value-type="float" office:value="4.07820000000001" calcext:value-type="float">
            <text:p>4.0782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0306" calcext:value-type="float">
            <text:p>86.0306</text:p>
          </table:table-cell>
          <table:table-cell office:value-type="float" office:value="3662.823" calcext:value-type="float">
            <text:p>3662.823</text:p>
          </table:table-cell>
          <table:table-cell table:formula="of:=[.B883]-[.$B$840]" office:value-type="float" office:value="4.07820000000001" calcext:value-type="float">
            <text:p>4.0782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1277" calcext:value-type="float">
            <text:p>86.1277</text:p>
          </table:table-cell>
          <table:table-cell office:value-type="float" office:value="3935.575" calcext:value-type="float">
            <text:p>3935.575</text:p>
          </table:table-cell>
          <table:table-cell table:formula="of:=[.B884]-[.$B$840]" office:value-type="float" office:value="4.17530000000001" calcext:value-type="float">
            <text:p>4.1753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2248" calcext:value-type="float">
            <text:p>86.2248</text:p>
          </table:table-cell>
          <table:table-cell office:value-type="float" office:value="3881.683" calcext:value-type="float">
            <text:p>3881.683</text:p>
          </table:table-cell>
          <table:table-cell table:formula="of:=[.B885]-[.$B$840]" office:value-type="float" office:value="4.2724" calcext:value-type="float">
            <text:p>4.272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3219" calcext:value-type="float">
            <text:p>86.3219</text:p>
          </table:table-cell>
          <table:table-cell office:value-type="float" office:value="3967.441" calcext:value-type="float">
            <text:p>3967.441</text:p>
          </table:table-cell>
          <table:table-cell table:formula="of:=[.B886]-[.$B$840]" office:value-type="float" office:value="4.3695" calcext:value-type="float">
            <text:p>4.369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419" calcext:value-type="float">
            <text:p>86.419</text:p>
          </table:table-cell>
          <table:table-cell office:value-type="float" office:value="3530.464" calcext:value-type="float">
            <text:p>3530.464</text:p>
          </table:table-cell>
          <table:table-cell table:formula="of:=[.B887]-[.$B$840]" office:value-type="float" office:value="4.4666" calcext:value-type="float">
            <text:p>4.466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5161" calcext:value-type="float">
            <text:p>86.5161</text:p>
          </table:table-cell>
          <table:table-cell office:value-type="float" office:value="3655.083" calcext:value-type="float">
            <text:p>3655.083</text:p>
          </table:table-cell>
          <table:table-cell table:formula="of:=[.B888]-[.$B$840]" office:value-type="float" office:value="4.5637" calcext:value-type="float">
            <text:p>4.563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6132" calcext:value-type="float">
            <text:p>86.6132</text:p>
          </table:table-cell>
          <table:table-cell office:value-type="float" office:value="3920.373" calcext:value-type="float">
            <text:p>3920.373</text:p>
          </table:table-cell>
          <table:table-cell table:formula="of:=[.B889]-[.$B$840]" office:value-type="float" office:value="4.66080000000001" calcext:value-type="float">
            <text:p>4.6608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7103" calcext:value-type="float">
            <text:p>86.7103</text:p>
          </table:table-cell>
          <table:table-cell office:value-type="float" office:value="3689.442" calcext:value-type="float">
            <text:p>3689.442</text:p>
          </table:table-cell>
          <table:table-cell table:formula="of:=[.B890]-[.$B$840]" office:value-type="float" office:value="4.75790000000001" calcext:value-type="float">
            <text:p>4.7579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8074" calcext:value-type="float">
            <text:p>86.8074</text:p>
          </table:table-cell>
          <table:table-cell office:value-type="float" office:value="3672.594" calcext:value-type="float">
            <text:p>3672.594</text:p>
          </table:table-cell>
          <table:table-cell table:formula="of:=[.B891]-[.$B$840]" office:value-type="float" office:value="4.855" calcext:value-type="float">
            <text:p>4.85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6.9045" calcext:value-type="float">
            <text:p>86.9045</text:p>
          </table:table-cell>
          <table:table-cell office:value-type="float" office:value="3805.636" calcext:value-type="float">
            <text:p>3805.636</text:p>
          </table:table-cell>
          <table:table-cell table:formula="of:=[.B892]-[.$B$840]" office:value-type="float" office:value="4.9521" calcext:value-type="float">
            <text:p>4.952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0016" calcext:value-type="float">
            <text:p>87.0016</text:p>
          </table:table-cell>
          <table:table-cell office:value-type="float" office:value="3907.263" calcext:value-type="float">
            <text:p>3907.263</text:p>
          </table:table-cell>
          <table:table-cell table:formula="of:=[.B893]-[.$B$840]" office:value-type="float" office:value="5.0492" calcext:value-type="float">
            <text:p>5.049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0987" calcext:value-type="float">
            <text:p>87.0987</text:p>
          </table:table-cell>
          <table:table-cell office:value-type="float" office:value="3957.687" calcext:value-type="float">
            <text:p>3957.687</text:p>
          </table:table-cell>
          <table:table-cell table:formula="of:=[.B894]-[.$B$840]" office:value-type="float" office:value="5.1463" calcext:value-type="float">
            <text:p>5.146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1958" calcext:value-type="float">
            <text:p>87.1958</text:p>
          </table:table-cell>
          <table:table-cell office:value-type="float" office:value="3795.552" calcext:value-type="float">
            <text:p>3795.552</text:p>
          </table:table-cell>
          <table:table-cell table:formula="of:=[.B895]-[.$B$840]" office:value-type="float" office:value="5.24340000000001" calcext:value-type="float">
            <text:p>5.2434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2929" calcext:value-type="float">
            <text:p>87.2929</text:p>
          </table:table-cell>
          <table:table-cell office:value-type="float" office:value="4073.566" calcext:value-type="float">
            <text:p>4073.566</text:p>
          </table:table-cell>
          <table:table-cell table:formula="of:=[.B896]-[.$B$840]" office:value-type="float" office:value="5.34050000000001" calcext:value-type="float">
            <text:p>5.3405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39" calcext:value-type="float">
            <text:p>87.39</text:p>
          </table:table-cell>
          <table:table-cell office:value-type="float" office:value="3950.105" calcext:value-type="float">
            <text:p>3950.105</text:p>
          </table:table-cell>
          <table:table-cell table:formula="of:=[.B897]-[.$B$840]" office:value-type="float" office:value="5.4376" calcext:value-type="float">
            <text:p>5.437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4871" calcext:value-type="float">
            <text:p>87.4871</text:p>
          </table:table-cell>
          <table:table-cell office:value-type="float" office:value="3735.904" calcext:value-type="float">
            <text:p>3735.904</text:p>
          </table:table-cell>
          <table:table-cell table:formula="of:=[.B898]-[.$B$840]" office:value-type="float" office:value="5.5347" calcext:value-type="float">
            <text:p>5.534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5842" calcext:value-type="float">
            <text:p>87.5842</text:p>
          </table:table-cell>
          <table:table-cell office:value-type="float" office:value="3924.769" calcext:value-type="float">
            <text:p>3924.769</text:p>
          </table:table-cell>
          <table:table-cell table:formula="of:=[.B899]-[.$B$840]" office:value-type="float" office:value="5.6318" calcext:value-type="float">
            <text:p>5.631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6813" calcext:value-type="float">
            <text:p>87.6813</text:p>
          </table:table-cell>
          <table:table-cell office:value-type="float" office:value="3539.984" calcext:value-type="float">
            <text:p>3539.984</text:p>
          </table:table-cell>
          <table:table-cell table:formula="of:=[.B900]-[.$B$840]" office:value-type="float" office:value="5.7289" calcext:value-type="float">
            <text:p>5.728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7784" calcext:value-type="float">
            <text:p>87.7784</text:p>
          </table:table-cell>
          <table:table-cell office:value-type="float" office:value="3784.786" calcext:value-type="float">
            <text:p>3784.786</text:p>
          </table:table-cell>
          <table:table-cell table:formula="of:=[.B901]-[.$B$840]" office:value-type="float" office:value="5.82600000000001" calcext:value-type="float">
            <text:p>5.8260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8755" calcext:value-type="float">
            <text:p>87.8755</text:p>
          </table:table-cell>
          <table:table-cell office:value-type="float" office:value="3644.853" calcext:value-type="float">
            <text:p>3644.853</text:p>
          </table:table-cell>
          <table:table-cell table:formula="of:=[.B902]-[.$B$840]" office:value-type="float" office:value="5.92310000000001" calcext:value-type="float">
            <text:p>5.9231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7.9726" calcext:value-type="float">
            <text:p>87.9726</text:p>
          </table:table-cell>
          <table:table-cell office:value-type="float" office:value="3515.722" calcext:value-type="float">
            <text:p>3515.722</text:p>
          </table:table-cell>
          <table:table-cell table:formula="of:=[.B903]-[.$B$840]" office:value-type="float" office:value="6.0202" calcext:value-type="float">
            <text:p>6.02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0697" calcext:value-type="float">
            <text:p>88.0697</text:p>
          </table:table-cell>
          <table:table-cell office:value-type="float" office:value="4069.469" calcext:value-type="float">
            <text:p>4069.469</text:p>
          </table:table-cell>
          <table:table-cell table:formula="of:=[.B904]-[.$B$840]" office:value-type="float" office:value="6.1173" calcext:value-type="float">
            <text:p>6.117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1668" calcext:value-type="float">
            <text:p>88.1668</text:p>
          </table:table-cell>
          <table:table-cell office:value-type="float" office:value="4022.399" calcext:value-type="float">
            <text:p>4022.399</text:p>
          </table:table-cell>
          <table:table-cell table:formula="of:=[.B905]-[.$B$840]" office:value-type="float" office:value="6.2144" calcext:value-type="float">
            <text:p>6.214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2639" calcext:value-type="float">
            <text:p>88.2639</text:p>
          </table:table-cell>
          <table:table-cell office:value-type="float" office:value="3945.428" calcext:value-type="float">
            <text:p>3945.428</text:p>
          </table:table-cell>
          <table:table-cell table:formula="of:=[.B906]-[.$B$840]" office:value-type="float" office:value="6.31150000000001" calcext:value-type="float">
            <text:p>6.3115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361" calcext:value-type="float">
            <text:p>88.361</text:p>
          </table:table-cell>
          <table:table-cell office:value-type="float" office:value="3729.417" calcext:value-type="float">
            <text:p>3729.417</text:p>
          </table:table-cell>
          <table:table-cell table:formula="of:=[.B907]-[.$B$840]" office:value-type="float" office:value="6.40860000000001" calcext:value-type="float">
            <text:p>6.4086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4581" calcext:value-type="float">
            <text:p>88.4581</text:p>
          </table:table-cell>
          <table:table-cell office:value-type="float" office:value="3645.588" calcext:value-type="float">
            <text:p>3645.588</text:p>
          </table:table-cell>
          <table:table-cell table:formula="of:=[.B908]-[.$B$840]" office:value-type="float" office:value="6.5057" calcext:value-type="float">
            <text:p>6.505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5552" calcext:value-type="float">
            <text:p>88.5552</text:p>
          </table:table-cell>
          <table:table-cell office:value-type="float" office:value="3944.804" calcext:value-type="float">
            <text:p>3944.804</text:p>
          </table:table-cell>
          <table:table-cell table:formula="of:=[.B909]-[.$B$840]" office:value-type="float" office:value="6.6028" calcext:value-type="float">
            <text:p>6.60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6523" calcext:value-type="float">
            <text:p>88.6523</text:p>
          </table:table-cell>
          <table:table-cell office:value-type="float" office:value="4118.204" calcext:value-type="float">
            <text:p>4118.204</text:p>
          </table:table-cell>
          <table:table-cell table:formula="of:=[.B910]-[.$B$840]" office:value-type="float" office:value="6.6999" calcext:value-type="float">
            <text:p>6.699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7494" calcext:value-type="float">
            <text:p>88.7494</text:p>
          </table:table-cell>
          <table:table-cell office:value-type="float" office:value="4152.258" calcext:value-type="float">
            <text:p>4152.258</text:p>
          </table:table-cell>
          <table:table-cell table:formula="of:=[.B911]-[.$B$840]" office:value-type="float" office:value="6.797" calcext:value-type="float">
            <text:p>6.79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8465" calcext:value-type="float">
            <text:p>88.8465</text:p>
          </table:table-cell>
          <table:table-cell office:value-type="float" office:value="4167.597" calcext:value-type="float">
            <text:p>4167.597</text:p>
          </table:table-cell>
          <table:table-cell table:formula="of:=[.B912]-[.$B$840]" office:value-type="float" office:value="6.89410000000001" calcext:value-type="float">
            <text:p>6.8941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8.9436" calcext:value-type="float">
            <text:p>88.9436</text:p>
          </table:table-cell>
          <table:table-cell office:value-type="float" office:value="4283.712" calcext:value-type="float">
            <text:p>4283.712</text:p>
          </table:table-cell>
          <table:table-cell table:formula="of:=[.B913]-[.$B$840]" office:value-type="float" office:value="6.99120000000001" calcext:value-type="float">
            <text:p>6.9912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0407" calcext:value-type="float">
            <text:p>89.0407</text:p>
          </table:table-cell>
          <table:table-cell office:value-type="float" office:value="4138.294" calcext:value-type="float">
            <text:p>4138.294</text:p>
          </table:table-cell>
          <table:table-cell table:formula="of:=[.B914]-[.$B$840]" office:value-type="float" office:value="7.0883" calcext:value-type="float">
            <text:p>7.088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1378" calcext:value-type="float">
            <text:p>89.1378</text:p>
          </table:table-cell>
          <table:table-cell office:value-type="float" office:value="3746.851" calcext:value-type="float">
            <text:p>3746.851</text:p>
          </table:table-cell>
          <table:table-cell table:formula="of:=[.B915]-[.$B$840]" office:value-type="float" office:value="7.1854" calcext:value-type="float">
            <text:p>7.185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2349" calcext:value-type="float">
            <text:p>89.2349</text:p>
          </table:table-cell>
          <table:table-cell office:value-type="float" office:value="3701.535" calcext:value-type="float">
            <text:p>3701.535</text:p>
          </table:table-cell>
          <table:table-cell table:formula="of:=[.B916]-[.$B$840]" office:value-type="float" office:value="7.2825" calcext:value-type="float">
            <text:p>7.282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332" calcext:value-type="float">
            <text:p>89.332</text:p>
          </table:table-cell>
          <table:table-cell office:value-type="float" office:value="3771.407" calcext:value-type="float">
            <text:p>3771.407</text:p>
          </table:table-cell>
          <table:table-cell table:formula="of:=[.B917]-[.$B$840]" office:value-type="float" office:value="7.3796" calcext:value-type="float">
            <text:p>7.379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4291" calcext:value-type="float">
            <text:p>89.4291</text:p>
          </table:table-cell>
          <table:table-cell office:value-type="float" office:value="3833.316" calcext:value-type="float">
            <text:p>3833.316</text:p>
          </table:table-cell>
          <table:table-cell table:formula="of:=[.B918]-[.$B$840]" office:value-type="float" office:value="7.47670000000001" calcext:value-type="float">
            <text:p>7.4767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5262" calcext:value-type="float">
            <text:p>89.5262</text:p>
          </table:table-cell>
          <table:table-cell office:value-type="float" office:value="4254.93" calcext:value-type="float">
            <text:p>4254.93</text:p>
          </table:table-cell>
          <table:table-cell table:formula="of:=[.B919]-[.$B$840]" office:value-type="float" office:value="7.57380000000001" calcext:value-type="float">
            <text:p>7.5738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6233" calcext:value-type="float">
            <text:p>89.6233</text:p>
          </table:table-cell>
          <table:table-cell office:value-type="float" office:value="4558.441" calcext:value-type="float">
            <text:p>4558.441</text:p>
          </table:table-cell>
          <table:table-cell table:formula="of:=[.B920]-[.$B$840]" office:value-type="float" office:value="7.6709" calcext:value-type="float">
            <text:p>7.67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7204" calcext:value-type="float">
            <text:p>89.7204</text:p>
          </table:table-cell>
          <table:table-cell office:value-type="float" office:value="4567.888" calcext:value-type="float">
            <text:p>4567.888</text:p>
          </table:table-cell>
          <table:table-cell table:formula="of:=[.B921]-[.$B$840]" office:value-type="float" office:value="7.768" calcext:value-type="float">
            <text:p>7.76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8175" calcext:value-type="float">
            <text:p>89.8175</text:p>
          </table:table-cell>
          <table:table-cell office:value-type="float" office:value="4364.662" calcext:value-type="float">
            <text:p>4364.662</text:p>
          </table:table-cell>
          <table:table-cell table:formula="of:=[.B922]-[.$B$840]" office:value-type="float" office:value="7.8651" calcext:value-type="float">
            <text:p>7.865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89.9146" calcext:value-type="float">
            <text:p>89.9146</text:p>
          </table:table-cell>
          <table:table-cell office:value-type="float" office:value="4311.889" calcext:value-type="float">
            <text:p>4311.889</text:p>
          </table:table-cell>
          <table:table-cell table:formula="of:=[.B923]-[.$B$840]" office:value-type="float" office:value="7.9622" calcext:value-type="float">
            <text:p>7.962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0117" calcext:value-type="float">
            <text:p>90.0117</text:p>
          </table:table-cell>
          <table:table-cell office:value-type="float" office:value="3834.215" calcext:value-type="float">
            <text:p>3834.215</text:p>
          </table:table-cell>
          <table:table-cell table:formula="of:=[.B924]-[.$B$840]" office:value-type="float" office:value="8.05930000000001" calcext:value-type="float">
            <text:p>8.0593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1088" calcext:value-type="float">
            <text:p>90.1088</text:p>
          </table:table-cell>
          <table:table-cell office:value-type="float" office:value="3818.317" calcext:value-type="float">
            <text:p>3818.317</text:p>
          </table:table-cell>
          <table:table-cell table:formula="of:=[.B925]-[.$B$840]" office:value-type="float" office:value="8.15640000000001" calcext:value-type="float">
            <text:p>8.15640000000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2059" calcext:value-type="float">
            <text:p>90.2059</text:p>
          </table:table-cell>
          <table:table-cell office:value-type="float" office:value="4069.368" calcext:value-type="float">
            <text:p>4069.368</text:p>
          </table:table-cell>
          <table:table-cell table:formula="of:=[.B926]-[.$B$926]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303" calcext:value-type="float">
            <text:p>90.303</text:p>
          </table:table-cell>
          <table:table-cell office:value-type="float" office:value="4094.402" calcext:value-type="float">
            <text:p>4094.402</text:p>
          </table:table-cell>
          <table:table-cell table:formula="of:=[.B927]-[.$B$926]" office:value-type="float" office:value="0.0970999999999975" calcext:value-type="float">
            <text:p>0.09709999999999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4001" calcext:value-type="float">
            <text:p>90.4001</text:p>
          </table:table-cell>
          <table:table-cell office:value-type="float" office:value="4183.917" calcext:value-type="float">
            <text:p>4183.917</text:p>
          </table:table-cell>
          <table:table-cell table:formula="of:=[.B928]-[.$B$926]" office:value-type="float" office:value="0.194199999999995" calcext:value-type="float">
            <text:p>0.19419999999999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4972" calcext:value-type="float">
            <text:p>90.4972</text:p>
          </table:table-cell>
          <table:table-cell office:value-type="float" office:value="4192.906" calcext:value-type="float">
            <text:p>4192.906</text:p>
          </table:table-cell>
          <table:table-cell table:formula="of:=[.B929]-[.$B$926]" office:value-type="float" office:value="0.291300000000007" calcext:value-type="float">
            <text:p>0.29130000000000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5943" calcext:value-type="float">
            <text:p>90.5943</text:p>
          </table:table-cell>
          <table:table-cell office:value-type="float" office:value="3883.939" calcext:value-type="float">
            <text:p>3883.939</text:p>
          </table:table-cell>
          <table:table-cell table:formula="of:=[.B930]-[.$B$926]" office:value-type="float" office:value="0.388400000000004" calcext:value-type="float">
            <text:p>0.3884000000000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6914" calcext:value-type="float">
            <text:p>90.6914</text:p>
          </table:table-cell>
          <table:table-cell office:value-type="float" office:value="4158.752" calcext:value-type="float">
            <text:p>4158.752</text:p>
          </table:table-cell>
          <table:table-cell table:formula="of:=[.B931]-[.$B$926]" office:value-type="float" office:value="0.485500000000002" calcext:value-type="float">
            <text:p>0.485500000000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7885" calcext:value-type="float">
            <text:p>90.7885</text:p>
          </table:table-cell>
          <table:table-cell office:value-type="float" office:value="4109.432" calcext:value-type="float">
            <text:p>4109.432</text:p>
          </table:table-cell>
          <table:table-cell table:formula="of:=[.B932]-[.$B$926]" office:value-type="float" office:value="0.582599999999999" calcext:value-type="float">
            <text:p>0.58259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8856" calcext:value-type="float">
            <text:p>90.8856</text:p>
          </table:table-cell>
          <table:table-cell office:value-type="float" office:value="3958.79" calcext:value-type="float">
            <text:p>3958.79</text:p>
          </table:table-cell>
          <table:table-cell table:formula="of:=[.B933]-[.$B$926]" office:value-type="float" office:value="0.679699999999997" calcext:value-type="float">
            <text:p>0.67969999999999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0.9827" calcext:value-type="float">
            <text:p>90.9827</text:p>
          </table:table-cell>
          <table:table-cell office:value-type="float" office:value="3682.143" calcext:value-type="float">
            <text:p>3682.143</text:p>
          </table:table-cell>
          <table:table-cell table:formula="of:=[.B934]-[.$B$926]" office:value-type="float" office:value="0.776799999999994" calcext:value-type="float">
            <text:p>0.77679999999999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0798" calcext:value-type="float">
            <text:p>91.0798</text:p>
          </table:table-cell>
          <table:table-cell office:value-type="float" office:value="3791.828" calcext:value-type="float">
            <text:p>3791.828</text:p>
          </table:table-cell>
          <table:table-cell table:formula="of:=[.B935]-[.$B$926]" office:value-type="float" office:value="0.873900000000006" calcext:value-type="float">
            <text:p>0.87390000000000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1769" calcext:value-type="float">
            <text:p>91.1769</text:p>
          </table:table-cell>
          <table:table-cell office:value-type="float" office:value="4199.146" calcext:value-type="float">
            <text:p>4199.146</text:p>
          </table:table-cell>
          <table:table-cell table:formula="of:=[.B936]-[.$B$926]" office:value-type="float" office:value="0.971000000000004" calcext:value-type="float">
            <text:p>0.9710000000000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274" calcext:value-type="float">
            <text:p>91.274</text:p>
          </table:table-cell>
          <table:table-cell office:value-type="float" office:value="4356.194" calcext:value-type="float">
            <text:p>4356.194</text:p>
          </table:table-cell>
          <table:table-cell table:formula="of:=[.B937]-[.$B$926]" office:value-type="float" office:value="1.0681" calcext:value-type="float">
            <text:p>1.068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3711" calcext:value-type="float">
            <text:p>91.3711</text:p>
          </table:table-cell>
          <table:table-cell office:value-type="float" office:value="4527.243" calcext:value-type="float">
            <text:p>4527.243</text:p>
          </table:table-cell>
          <table:table-cell table:formula="of:=[.B938]-[.$B$926]" office:value-type="float" office:value="1.1652" calcext:value-type="float">
            <text:p>1.165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4682" calcext:value-type="float">
            <text:p>91.4682</text:p>
          </table:table-cell>
          <table:table-cell office:value-type="float" office:value="4740.473" calcext:value-type="float">
            <text:p>4740.473</text:p>
          </table:table-cell>
          <table:table-cell table:formula="of:=[.B939]-[.$B$926]" office:value-type="float" office:value="1.2623" calcext:value-type="float">
            <text:p>1.262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5653" calcext:value-type="float">
            <text:p>91.5653</text:p>
          </table:table-cell>
          <table:table-cell office:value-type="float" office:value="4626.723" calcext:value-type="float">
            <text:p>4626.723</text:p>
          </table:table-cell>
          <table:table-cell table:formula="of:=[.B940]-[.$B$926]" office:value-type="float" office:value="1.35939999999999" calcext:value-type="float">
            <text:p>1.3593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6624" calcext:value-type="float">
            <text:p>91.6624</text:p>
          </table:table-cell>
          <table:table-cell office:value-type="float" office:value="4357.346" calcext:value-type="float">
            <text:p>4357.346</text:p>
          </table:table-cell>
          <table:table-cell table:formula="of:=[.B941]-[.$B$926]" office:value-type="float" office:value="1.45650000000001" calcext:value-type="float">
            <text:p>1.4565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7595" calcext:value-type="float">
            <text:p>91.7595</text:p>
          </table:table-cell>
          <table:table-cell office:value-type="float" office:value="4166.286" calcext:value-type="float">
            <text:p>4166.286</text:p>
          </table:table-cell>
          <table:table-cell table:formula="of:=[.B942]-[.$B$926]" office:value-type="float" office:value="1.5536" calcext:value-type="float">
            <text:p>1.553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8566" calcext:value-type="float">
            <text:p>91.8566</text:p>
          </table:table-cell>
          <table:table-cell office:value-type="float" office:value="4119.187" calcext:value-type="float">
            <text:p>4119.187</text:p>
          </table:table-cell>
          <table:table-cell table:formula="of:=[.B943]-[.$B$926]" office:value-type="float" office:value="1.6507" calcext:value-type="float">
            <text:p>1.650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1.9537" calcext:value-type="float">
            <text:p>91.9537</text:p>
          </table:table-cell>
          <table:table-cell office:value-type="float" office:value="4188.657" calcext:value-type="float">
            <text:p>4188.657</text:p>
          </table:table-cell>
          <table:table-cell table:formula="of:=[.B944]-[.$B$926]" office:value-type="float" office:value="1.7478" calcext:value-type="float">
            <text:p>1.747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0508" calcext:value-type="float">
            <text:p>92.0508</text:p>
          </table:table-cell>
          <table:table-cell office:value-type="float" office:value="4448.084" calcext:value-type="float">
            <text:p>4448.084</text:p>
          </table:table-cell>
          <table:table-cell table:formula="of:=[.B945]-[.$B$926]" office:value-type="float" office:value="1.8449" calcext:value-type="float">
            <text:p>1.844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1479" calcext:value-type="float">
            <text:p>92.1479</text:p>
          </table:table-cell>
          <table:table-cell office:value-type="float" office:value="3913.967" calcext:value-type="float">
            <text:p>3913.967</text:p>
          </table:table-cell>
          <table:table-cell table:formula="of:=[.B946]-[.$B$926]" office:value-type="float" office:value="1.94200000000001" calcext:value-type="float">
            <text:p>1.9420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245" calcext:value-type="float">
            <text:p>92.245</text:p>
          </table:table-cell>
          <table:table-cell office:value-type="float" office:value="3877.259" calcext:value-type="float">
            <text:p>3877.259</text:p>
          </table:table-cell>
          <table:table-cell table:formula="of:=[.B947]-[.$B$926]" office:value-type="float" office:value="2.0391" calcext:value-type="float">
            <text:p>2.039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3421" calcext:value-type="float">
            <text:p>92.3421</text:p>
          </table:table-cell>
          <table:table-cell office:value-type="float" office:value="3889.532" calcext:value-type="float">
            <text:p>3889.532</text:p>
          </table:table-cell>
          <table:table-cell table:formula="of:=[.B948]-[.$B$926]" office:value-type="float" office:value="2.1362" calcext:value-type="float">
            <text:p>2.136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4392" calcext:value-type="float">
            <text:p>92.4392</text:p>
          </table:table-cell>
          <table:table-cell office:value-type="float" office:value="3701.358" calcext:value-type="float">
            <text:p>3701.358</text:p>
          </table:table-cell>
          <table:table-cell table:formula="of:=[.B949]-[.$B$926]" office:value-type="float" office:value="2.2333" calcext:value-type="float">
            <text:p>2.233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5363" calcext:value-type="float">
            <text:p>92.5363</text:p>
          </table:table-cell>
          <table:table-cell office:value-type="float" office:value="3820.831" calcext:value-type="float">
            <text:p>3820.831</text:p>
          </table:table-cell>
          <table:table-cell table:formula="of:=[.B950]-[.$B$926]" office:value-type="float" office:value="2.3304" calcext:value-type="float">
            <text:p>2.33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6334" calcext:value-type="float">
            <text:p>92.6334</text:p>
          </table:table-cell>
          <table:table-cell office:value-type="float" office:value="3973.835" calcext:value-type="float">
            <text:p>3973.835</text:p>
          </table:table-cell>
          <table:table-cell table:formula="of:=[.B951]-[.$B$926]" office:value-type="float" office:value="2.42749999999999" calcext:value-type="float">
            <text:p>2.4274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7305" calcext:value-type="float">
            <text:p>92.7305</text:p>
          </table:table-cell>
          <table:table-cell office:value-type="float" office:value="3994.409" calcext:value-type="float">
            <text:p>3994.409</text:p>
          </table:table-cell>
          <table:table-cell table:formula="of:=[.B952]-[.$B$926]" office:value-type="float" office:value="2.52460000000001" calcext:value-type="float">
            <text:p>2.5246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8276" calcext:value-type="float">
            <text:p>92.8276</text:p>
          </table:table-cell>
          <table:table-cell office:value-type="float" office:value="3947.052" calcext:value-type="float">
            <text:p>3947.052</text:p>
          </table:table-cell>
          <table:table-cell table:formula="of:=[.B953]-[.$B$926]" office:value-type="float" office:value="2.6217" calcext:value-type="float">
            <text:p>2.621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2.9247" calcext:value-type="float">
            <text:p>92.9247</text:p>
          </table:table-cell>
          <table:table-cell office:value-type="float" office:value="4076.623" calcext:value-type="float">
            <text:p>4076.623</text:p>
          </table:table-cell>
          <table:table-cell table:formula="of:=[.B954]-[.$B$926]" office:value-type="float" office:value="2.7188" calcext:value-type="float">
            <text:p>2.71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0218" calcext:value-type="float">
            <text:p>93.0218</text:p>
          </table:table-cell>
          <table:table-cell office:value-type="float" office:value="3869.167" calcext:value-type="float">
            <text:p>3869.167</text:p>
          </table:table-cell>
          <table:table-cell table:formula="of:=[.B955]-[.$B$926]" office:value-type="float" office:value="2.8159" calcext:value-type="float">
            <text:p>2.815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1189" calcext:value-type="float">
            <text:p>93.1189</text:p>
          </table:table-cell>
          <table:table-cell office:value-type="float" office:value="3557.081" calcext:value-type="float">
            <text:p>3557.081</text:p>
          </table:table-cell>
          <table:table-cell table:formula="of:=[.B956]-[.$B$926]" office:value-type="float" office:value="2.913" calcext:value-type="float">
            <text:p>2.9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216" calcext:value-type="float">
            <text:p>93.216</text:p>
          </table:table-cell>
          <table:table-cell office:value-type="float" office:value="3835.861" calcext:value-type="float">
            <text:p>3835.861</text:p>
          </table:table-cell>
          <table:table-cell table:formula="of:=[.B957]-[.$B$926]" office:value-type="float" office:value="3.01009999999999" calcext:value-type="float">
            <text:p>3.0100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3131" calcext:value-type="float">
            <text:p>93.3131</text:p>
          </table:table-cell>
          <table:table-cell office:value-type="float" office:value="3795.449" calcext:value-type="float">
            <text:p>3795.449</text:p>
          </table:table-cell>
          <table:table-cell table:formula="of:=[.B958]-[.$B$926]" office:value-type="float" office:value="3.10720000000001" calcext:value-type="float">
            <text:p>3.1072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4102" calcext:value-type="float">
            <text:p>93.4102</text:p>
          </table:table-cell>
          <table:table-cell office:value-type="float" office:value="3805.163" calcext:value-type="float">
            <text:p>3805.163</text:p>
          </table:table-cell>
          <table:table-cell table:formula="of:=[.B959]-[.$B$926]" office:value-type="float" office:value="3.2043" calcext:value-type="float">
            <text:p>3.204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3803.074" calcext:value-type="float">
            <text:p>3803.074</text:p>
          </table:table-cell>
          <table:table-cell table:formula="of:=[.B960]-[.$B$926]" office:value-type="float" office:value="3.3014" calcext:value-type="float">
            <text:p>3.30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6044" calcext:value-type="float">
            <text:p>93.6044</text:p>
          </table:table-cell>
          <table:table-cell office:value-type="float" office:value="3720.972" calcext:value-type="float">
            <text:p>3720.972</text:p>
          </table:table-cell>
          <table:table-cell table:formula="of:=[.B961]-[.$B$926]" office:value-type="float" office:value="3.3985" calcext:value-type="float">
            <text:p>3.398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7015" calcext:value-type="float">
            <text:p>93.7015</text:p>
          </table:table-cell>
          <table:table-cell office:value-type="float" office:value="3766.602" calcext:value-type="float">
            <text:p>3766.602</text:p>
          </table:table-cell>
          <table:table-cell table:formula="of:=[.B962]-[.$B$926]" office:value-type="float" office:value="3.4956" calcext:value-type="float">
            <text:p>3.495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7986" calcext:value-type="float">
            <text:p>93.7986</text:p>
          </table:table-cell>
          <table:table-cell office:value-type="float" office:value="3851.143" calcext:value-type="float">
            <text:p>3851.143</text:p>
          </table:table-cell>
          <table:table-cell table:formula="of:=[.B963]-[.$B$926]" office:value-type="float" office:value="3.59269999999999" calcext:value-type="float">
            <text:p>3.5926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8957" calcext:value-type="float">
            <text:p>93.8957</text:p>
          </table:table-cell>
          <table:table-cell office:value-type="float" office:value="3783.961" calcext:value-type="float">
            <text:p>3783.961</text:p>
          </table:table-cell>
          <table:table-cell table:formula="of:=[.B964]-[.$B$926]" office:value-type="float" office:value="3.68980000000001" calcext:value-type="float">
            <text:p>3.6898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3.9928" calcext:value-type="float">
            <text:p>93.9928</text:p>
          </table:table-cell>
          <table:table-cell office:value-type="float" office:value="4135.265" calcext:value-type="float">
            <text:p>4135.265</text:p>
          </table:table-cell>
          <table:table-cell table:formula="of:=[.B965]-[.$B$926]" office:value-type="float" office:value="3.7869" calcext:value-type="float">
            <text:p>3.786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0899" calcext:value-type="float">
            <text:p>94.0899</text:p>
          </table:table-cell>
          <table:table-cell office:value-type="float" office:value="4185.165" calcext:value-type="float">
            <text:p>4185.165</text:p>
          </table:table-cell>
          <table:table-cell table:formula="of:=[.B966]-[.$B$926]" office:value-type="float" office:value="3.884" calcext:value-type="float">
            <text:p>3.88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187" calcext:value-type="float">
            <text:p>94.187</text:p>
          </table:table-cell>
          <table:table-cell office:value-type="float" office:value="3892.068" calcext:value-type="float">
            <text:p>3892.068</text:p>
          </table:table-cell>
          <table:table-cell table:formula="of:=[.B967]-[.$B$926]" office:value-type="float" office:value="3.9811" calcext:value-type="float">
            <text:p>3.98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2841" calcext:value-type="float">
            <text:p>94.2841</text:p>
          </table:table-cell>
          <table:table-cell office:value-type="float" office:value="3740.047" calcext:value-type="float">
            <text:p>3740.047</text:p>
          </table:table-cell>
          <table:table-cell table:formula="of:=[.B968]-[.$B$926]" office:value-type="float" office:value="4.0782" calcext:value-type="float">
            <text:p>4.078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3812" calcext:value-type="float">
            <text:p>94.3812</text:p>
          </table:table-cell>
          <table:table-cell office:value-type="float" office:value="3901.998" calcext:value-type="float">
            <text:p>3901.998</text:p>
          </table:table-cell>
          <table:table-cell table:formula="of:=[.B969]-[.$B$926]" office:value-type="float" office:value="4.17530000000001" calcext:value-type="float">
            <text:p>4.1753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4783" calcext:value-type="float">
            <text:p>94.4783</text:p>
          </table:table-cell>
          <table:table-cell office:value-type="float" office:value="3914.644" calcext:value-type="float">
            <text:p>3914.644</text:p>
          </table:table-cell>
          <table:table-cell table:formula="of:=[.B970]-[.$B$926]" office:value-type="float" office:value="4.2724" calcext:value-type="float">
            <text:p>4.272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5754" calcext:value-type="float">
            <text:p>94.5754</text:p>
          </table:table-cell>
          <table:table-cell office:value-type="float" office:value="4135.992" calcext:value-type="float">
            <text:p>4135.992</text:p>
          </table:table-cell>
          <table:table-cell table:formula="of:=[.B971]-[.$B$926]" office:value-type="float" office:value="4.3695" calcext:value-type="float">
            <text:p>4.369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6725" calcext:value-type="float">
            <text:p>94.6725</text:p>
          </table:table-cell>
          <table:table-cell office:value-type="float" office:value="4286.997" calcext:value-type="float">
            <text:p>4286.997</text:p>
          </table:table-cell>
          <table:table-cell table:formula="of:=[.B972]-[.$B$926]" office:value-type="float" office:value="4.4666" calcext:value-type="float">
            <text:p>4.466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7696" calcext:value-type="float">
            <text:p>94.7696</text:p>
          </table:table-cell>
          <table:table-cell office:value-type="float" office:value="4348.806" calcext:value-type="float">
            <text:p>4348.806</text:p>
          </table:table-cell>
          <table:table-cell table:formula="of:=[.B973]-[.$B$926]" office:value-type="float" office:value="4.5637" calcext:value-type="float">
            <text:p>4.563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8667" calcext:value-type="float">
            <text:p>94.8667</text:p>
          </table:table-cell>
          <table:table-cell office:value-type="float" office:value="4262.791" calcext:value-type="float">
            <text:p>4262.791</text:p>
          </table:table-cell>
          <table:table-cell table:formula="of:=[.B974]-[.$B$926]" office:value-type="float" office:value="4.6608" calcext:value-type="float">
            <text:p>4.660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4.9638" calcext:value-type="float">
            <text:p>94.9638</text:p>
          </table:table-cell>
          <table:table-cell office:value-type="float" office:value="4247.651" calcext:value-type="float">
            <text:p>4247.651</text:p>
          </table:table-cell>
          <table:table-cell table:formula="of:=[.B975]-[.$B$926]" office:value-type="float" office:value="4.75790000000001" calcext:value-type="float">
            <text:p>4.7579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0609" calcext:value-type="float">
            <text:p>95.0609</text:p>
          </table:table-cell>
          <table:table-cell office:value-type="float" office:value="4355.238" calcext:value-type="float">
            <text:p>4355.238</text:p>
          </table:table-cell>
          <table:table-cell table:formula="of:=[.B976]-[.$B$926]" office:value-type="float" office:value="4.855" calcext:value-type="float">
            <text:p>4.8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158" calcext:value-type="float">
            <text:p>95.158</text:p>
          </table:table-cell>
          <table:table-cell office:value-type="float" office:value="4239.039" calcext:value-type="float">
            <text:p>4239.039</text:p>
          </table:table-cell>
          <table:table-cell table:formula="of:=[.B977]-[.$B$926]" office:value-type="float" office:value="4.9521" calcext:value-type="float">
            <text:p>4.952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2551" calcext:value-type="float">
            <text:p>95.2551</text:p>
          </table:table-cell>
          <table:table-cell office:value-type="float" office:value="4095.077" calcext:value-type="float">
            <text:p>4095.077</text:p>
          </table:table-cell>
          <table:table-cell table:formula="of:=[.B978]-[.$B$926]" office:value-type="float" office:value="5.0492" calcext:value-type="float">
            <text:p>5.049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3522" calcext:value-type="float">
            <text:p>95.3522</text:p>
          </table:table-cell>
          <table:table-cell office:value-type="float" office:value="4291.284" calcext:value-type="float">
            <text:p>4291.284</text:p>
          </table:table-cell>
          <table:table-cell table:formula="of:=[.B979]-[.$B$926]" office:value-type="float" office:value="5.1463" calcext:value-type="float">
            <text:p>5.146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4493" calcext:value-type="float">
            <text:p>95.4493</text:p>
          </table:table-cell>
          <table:table-cell office:value-type="float" office:value="4191.098" calcext:value-type="float">
            <text:p>4191.098</text:p>
          </table:table-cell>
          <table:table-cell table:formula="of:=[.B980]-[.$B$926]" office:value-type="float" office:value="5.24339999999999" calcext:value-type="float">
            <text:p>5.2433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5464" calcext:value-type="float">
            <text:p>95.5464</text:p>
          </table:table-cell>
          <table:table-cell office:value-type="float" office:value="4115.41" calcext:value-type="float">
            <text:p>4115.41</text:p>
          </table:table-cell>
          <table:table-cell table:formula="of:=[.B981]-[.$B$926]" office:value-type="float" office:value="5.34050000000001" calcext:value-type="float">
            <text:p>5.3405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6435" calcext:value-type="float">
            <text:p>95.6435</text:p>
          </table:table-cell>
          <table:table-cell office:value-type="float" office:value="4098.166" calcext:value-type="float">
            <text:p>4098.166</text:p>
          </table:table-cell>
          <table:table-cell table:formula="of:=[.B982]-[.$B$926]" office:value-type="float" office:value="5.4376" calcext:value-type="float">
            <text:p>5.437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7406" calcext:value-type="float">
            <text:p>95.7406</text:p>
          </table:table-cell>
          <table:table-cell office:value-type="float" office:value="4129.48" calcext:value-type="float">
            <text:p>4129.48</text:p>
          </table:table-cell>
          <table:table-cell table:formula="of:=[.B983]-[.$B$926]" office:value-type="float" office:value="5.5347" calcext:value-type="float">
            <text:p>5.534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8377" calcext:value-type="float">
            <text:p>95.8377</text:p>
          </table:table-cell>
          <table:table-cell office:value-type="float" office:value="4178.683" calcext:value-type="float">
            <text:p>4178.683</text:p>
          </table:table-cell>
          <table:table-cell table:formula="of:=[.B984]-[.$B$926]" office:value-type="float" office:value="5.6318" calcext:value-type="float">
            <text:p>5.63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5.9348" calcext:value-type="float">
            <text:p>95.9348</text:p>
          </table:table-cell>
          <table:table-cell office:value-type="float" office:value="4183.421" calcext:value-type="float">
            <text:p>4183.421</text:p>
          </table:table-cell>
          <table:table-cell table:formula="of:=[.B985]-[.$B$926]" office:value-type="float" office:value="5.7289" calcext:value-type="float">
            <text:p>5.728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0319" calcext:value-type="float">
            <text:p>96.0319</text:p>
          </table:table-cell>
          <table:table-cell office:value-type="float" office:value="4184.991" calcext:value-type="float">
            <text:p>4184.991</text:p>
          </table:table-cell>
          <table:table-cell table:formula="of:=[.B986]-[.$B$926]" office:value-type="float" office:value="5.82599999999999" calcext:value-type="float">
            <text:p>5.8259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129" calcext:value-type="float">
            <text:p>96.129</text:p>
          </table:table-cell>
          <table:table-cell office:value-type="float" office:value="4033.596" calcext:value-type="float">
            <text:p>4033.596</text:p>
          </table:table-cell>
          <table:table-cell table:formula="of:=[.B987]-[.$B$926]" office:value-type="float" office:value="5.92310000000001" calcext:value-type="float">
            <text:p>5.9231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2261" calcext:value-type="float">
            <text:p>96.2261</text:p>
          </table:table-cell>
          <table:table-cell office:value-type="float" office:value="3967.159" calcext:value-type="float">
            <text:p>3967.159</text:p>
          </table:table-cell>
          <table:table-cell table:formula="of:=[.B988]-[.$B$926]" office:value-type="float" office:value="6.0202" calcext:value-type="float">
            <text:p>6.02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3232" calcext:value-type="float">
            <text:p>96.3232</text:p>
          </table:table-cell>
          <table:table-cell office:value-type="float" office:value="4048.856" calcext:value-type="float">
            <text:p>4048.856</text:p>
          </table:table-cell>
          <table:table-cell table:formula="of:=[.B989]-[.$B$926]" office:value-type="float" office:value="6.1173" calcext:value-type="float">
            <text:p>6.117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4203" calcext:value-type="float">
            <text:p>96.4203</text:p>
          </table:table-cell>
          <table:table-cell office:value-type="float" office:value="4141.427" calcext:value-type="float">
            <text:p>4141.427</text:p>
          </table:table-cell>
          <table:table-cell table:formula="of:=[.B990]-[.$B$926]" office:value-type="float" office:value="6.2144" calcext:value-type="float">
            <text:p>6.21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5174" calcext:value-type="float">
            <text:p>96.5174</text:p>
          </table:table-cell>
          <table:table-cell office:value-type="float" office:value="4056.978" calcext:value-type="float">
            <text:p>4056.978</text:p>
          </table:table-cell>
          <table:table-cell table:formula="of:=[.B991]-[.$B$926]" office:value-type="float" office:value="6.3115" calcext:value-type="float">
            <text:p>6.31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6145" calcext:value-type="float">
            <text:p>96.6145</text:p>
          </table:table-cell>
          <table:table-cell office:value-type="float" office:value="3961.809" calcext:value-type="float">
            <text:p>3961.809</text:p>
          </table:table-cell>
          <table:table-cell table:formula="of:=[.B992]-[.$B$926]" office:value-type="float" office:value="6.40860000000001" calcext:value-type="float">
            <text:p>6.4086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7116" calcext:value-type="float">
            <text:p>96.7116</text:p>
          </table:table-cell>
          <table:table-cell office:value-type="float" office:value="4190.566" calcext:value-type="float">
            <text:p>4190.566</text:p>
          </table:table-cell>
          <table:table-cell table:formula="of:=[.B993]-[.$B$926]" office:value-type="float" office:value="6.5057" calcext:value-type="float">
            <text:p>6.505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8087" calcext:value-type="float">
            <text:p>96.8087</text:p>
          </table:table-cell>
          <table:table-cell office:value-type="float" office:value="4373.959" calcext:value-type="float">
            <text:p>4373.959</text:p>
          </table:table-cell>
          <table:table-cell table:formula="of:=[.B994]-[.$B$926]" office:value-type="float" office:value="6.6028" calcext:value-type="float">
            <text:p>6.602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6.9058" calcext:value-type="float">
            <text:p>96.9058</text:p>
          </table:table-cell>
          <table:table-cell office:value-type="float" office:value="4205.4" calcext:value-type="float">
            <text:p>4205.4</text:p>
          </table:table-cell>
          <table:table-cell table:formula="of:=[.B995]-[.$B$926]" office:value-type="float" office:value="6.6999" calcext:value-type="float">
            <text:p>6.6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0029" calcext:value-type="float">
            <text:p>97.0029</text:p>
          </table:table-cell>
          <table:table-cell office:value-type="float" office:value="4239.188" calcext:value-type="float">
            <text:p>4239.188</text:p>
          </table:table-cell>
          <table:table-cell table:formula="of:=[.B996]-[.$B$926]" office:value-type="float" office:value="6.797" calcext:value-type="float">
            <text:p>6.79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1" calcext:value-type="float">
            <text:p>97.1</text:p>
          </table:table-cell>
          <table:table-cell office:value-type="float" office:value="4016.094" calcext:value-type="float">
            <text:p>4016.094</text:p>
          </table:table-cell>
          <table:table-cell table:formula="of:=[.B997]-[.$B$926]" office:value-type="float" office:value="6.89409999999999" calcext:value-type="float">
            <text:p>6.8940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1971" calcext:value-type="float">
            <text:p>97.1971</text:p>
          </table:table-cell>
          <table:table-cell office:value-type="float" office:value="4047.676" calcext:value-type="float">
            <text:p>4047.676</text:p>
          </table:table-cell>
          <table:table-cell table:formula="of:=[.B998]-[.$B$926]" office:value-type="float" office:value="6.99120000000001" calcext:value-type="float">
            <text:p>6.9912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2942" calcext:value-type="float">
            <text:p>97.2942</text:p>
          </table:table-cell>
          <table:table-cell office:value-type="float" office:value="3778.109" calcext:value-type="float">
            <text:p>3778.109</text:p>
          </table:table-cell>
          <table:table-cell table:formula="of:=[.B999]-[.$B$926]" office:value-type="float" office:value="7.0883" calcext:value-type="float">
            <text:p>7.088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3913" calcext:value-type="float">
            <text:p>97.3913</text:p>
          </table:table-cell>
          <table:table-cell office:value-type="float" office:value="3941.195" calcext:value-type="float">
            <text:p>3941.195</text:p>
          </table:table-cell>
          <table:table-cell table:formula="of:=[.B1000]-[.$B$926]" office:value-type="float" office:value="7.1854" calcext:value-type="float">
            <text:p>7.18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4884" calcext:value-type="float">
            <text:p>97.4884</text:p>
          </table:table-cell>
          <table:table-cell office:value-type="float" office:value="4013.646" calcext:value-type="float">
            <text:p>4013.646</text:p>
          </table:table-cell>
          <table:table-cell table:formula="of:=[.B1001]-[.$B$926]" office:value-type="float" office:value="7.2825" calcext:value-type="float">
            <text:p>7.28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5855" calcext:value-type="float">
            <text:p>97.5855</text:p>
          </table:table-cell>
          <table:table-cell office:value-type="float" office:value="3950.505" calcext:value-type="float">
            <text:p>3950.505</text:p>
          </table:table-cell>
          <table:table-cell table:formula="of:=[.B1002]-[.$B$926]" office:value-type="float" office:value="7.3796" calcext:value-type="float">
            <text:p>7.379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6826" calcext:value-type="float">
            <text:p>97.6826</text:p>
          </table:table-cell>
          <table:table-cell office:value-type="float" office:value="4200.355" calcext:value-type="float">
            <text:p>4200.355</text:p>
          </table:table-cell>
          <table:table-cell table:formula="of:=[.B1003]-[.$B$926]" office:value-type="float" office:value="7.47669999999999" calcext:value-type="float">
            <text:p>7.4766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7797" calcext:value-type="float">
            <text:p>97.7797</text:p>
          </table:table-cell>
          <table:table-cell office:value-type="float" office:value="4176.588" calcext:value-type="float">
            <text:p>4176.588</text:p>
          </table:table-cell>
          <table:table-cell table:formula="of:=[.B1004]-[.$B$926]" office:value-type="float" office:value="7.57380000000001" calcext:value-type="float">
            <text:p>7.5738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8768" calcext:value-type="float">
            <text:p>97.8768</text:p>
          </table:table-cell>
          <table:table-cell office:value-type="float" office:value="4239.044" calcext:value-type="float">
            <text:p>4239.044</text:p>
          </table:table-cell>
          <table:table-cell table:formula="of:=[.B1005]-[.$B$926]" office:value-type="float" office:value="7.6709" calcext:value-type="float">
            <text:p>7.67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7.9739" calcext:value-type="float">
            <text:p>97.9739</text:p>
          </table:table-cell>
          <table:table-cell office:value-type="float" office:value="4648.438" calcext:value-type="float">
            <text:p>4648.438</text:p>
          </table:table-cell>
          <table:table-cell table:formula="of:=[.B1006]-[.$B$926]" office:value-type="float" office:value="7.768" calcext:value-type="float">
            <text:p>7.76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071" calcext:value-type="float">
            <text:p>98.071</text:p>
          </table:table-cell>
          <table:table-cell office:value-type="float" office:value="4590.843" calcext:value-type="float">
            <text:p>4590.843</text:p>
          </table:table-cell>
          <table:table-cell table:formula="of:=[.B1007]-[.$B$926]" office:value-type="float" office:value="7.8651" calcext:value-type="float">
            <text:p>7.865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1681" calcext:value-type="float">
            <text:p>98.1681</text:p>
          </table:table-cell>
          <table:table-cell office:value-type="float" office:value="4695.694" calcext:value-type="float">
            <text:p>4695.694</text:p>
          </table:table-cell>
          <table:table-cell table:formula="of:=[.B1008]-[.$B$926]" office:value-type="float" office:value="7.9622" calcext:value-type="float">
            <text:p>7.962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2652" calcext:value-type="float">
            <text:p>98.2652</text:p>
          </table:table-cell>
          <table:table-cell office:value-type="float" office:value="4545.654" calcext:value-type="float">
            <text:p>4545.654</text:p>
          </table:table-cell>
          <table:table-cell table:formula="of:=[.B1009]-[.$B$926]" office:value-type="float" office:value="8.05929999999999" calcext:value-type="float">
            <text:p>8.059299999999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3623" calcext:value-type="float">
            <text:p>98.3623</text:p>
          </table:table-cell>
          <table:table-cell office:value-type="float" office:value="4774.345" calcext:value-type="float">
            <text:p>4774.345</text:p>
          </table:table-cell>
          <table:table-cell table:formula="of:=[.B1010]-[.$B$926]" office:value-type="float" office:value="8.15640000000001" calcext:value-type="float">
            <text:p>8.15640000000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4594" calcext:value-type="float">
            <text:p>98.4594</text:p>
          </table:table-cell>
          <table:table-cell office:value-type="float" office:value="4961.383" calcext:value-type="float">
            <text:p>4961.383</text:p>
          </table:table-cell>
          <table:table-cell table:formula="of:=[.B1011]-[.$B$926]" office:value-type="float" office:value="8.2535" calcext:value-type="float">
            <text:p>8.253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5565" calcext:value-type="float">
            <text:p>98.5565</text:p>
          </table:table-cell>
          <table:table-cell office:value-type="float" office:value="4658.688" calcext:value-type="float">
            <text:p>4658.688</text:p>
          </table:table-cell>
          <table:table-cell table:formula="of:=[.B1012]-[.$B$926]" office:value-type="float" office:value="8.3506" calcext:value-type="float">
            <text:p>8.350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6536" calcext:value-type="float">
            <text:p>98.6536</text:p>
          </table:table-cell>
          <table:table-cell office:value-type="float" office:value="4544.07" calcext:value-type="float">
            <text:p>4544.07</text:p>
          </table:table-cell>
          <table:table-cell table:formula="of:=[.B1013]-[.$B$1013]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7507" calcext:value-type="float">
            <text:p>98.7507</text:p>
          </table:table-cell>
          <table:table-cell office:value-type="float" office:value="4626.144" calcext:value-type="float">
            <text:p>4626.144</text:p>
          </table:table-cell>
          <table:table-cell table:formula="of:=[.B1014]-[.$B$1013]" office:value-type="float" office:value="0.0970999999999975" calcext:value-type="float">
            <text:p>0.09709999999999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8478" calcext:value-type="float">
            <text:p>98.8478</text:p>
          </table:table-cell>
          <table:table-cell office:value-type="float" office:value="4685.377" calcext:value-type="float">
            <text:p>4685.377</text:p>
          </table:table-cell>
          <table:table-cell table:formula="of:=[.B1015]-[.$B$1013]" office:value-type="float" office:value="0.194200000000009" calcext:value-type="float">
            <text:p>0.19420000000000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8.9449" calcext:value-type="float">
            <text:p>98.9449</text:p>
          </table:table-cell>
          <table:table-cell office:value-type="float" office:value="4640.472" calcext:value-type="float">
            <text:p>4640.472</text:p>
          </table:table-cell>
          <table:table-cell table:formula="of:=[.B1016]-[.$B$1013]" office:value-type="float" office:value="0.291300000000007" calcext:value-type="float">
            <text:p>0.2913000000000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042" calcext:value-type="float">
            <text:p>99.042</text:p>
          </table:table-cell>
          <table:table-cell office:value-type="float" office:value="4611.868" calcext:value-type="float">
            <text:p>4611.868</text:p>
          </table:table-cell>
          <table:table-cell table:formula="of:=[.B1017]-[.$B$1013]" office:value-type="float" office:value="0.388400000000004" calcext:value-type="float">
            <text:p>0.38840000000000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1391" calcext:value-type="float">
            <text:p>99.1391</text:p>
          </table:table-cell>
          <table:table-cell office:value-type="float" office:value="4823.995" calcext:value-type="float">
            <text:p>4823.995</text:p>
          </table:table-cell>
          <table:table-cell table:formula="of:=[.B1018]-[.$B$1013]" office:value-type="float" office:value="0.485500000000002" calcext:value-type="float">
            <text:p>0.485500000000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2362" calcext:value-type="float">
            <text:p>99.2362</text:p>
          </table:table-cell>
          <table:table-cell office:value-type="float" office:value="5113.034" calcext:value-type="float">
            <text:p>5113.034</text:p>
          </table:table-cell>
          <table:table-cell table:formula="of:=[.B1019]-[.$B$1013]" office:value-type="float" office:value="0.582599999999999" calcext:value-type="float">
            <text:p>0.58259999999999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222.532" calcext:value-type="float">
            <text:p>5222.532</text:p>
          </table:table-cell>
          <table:table-cell table:formula="of:=[.B1020]-[.$B$1013]" office:value-type="float" office:value="0.679699999999997" calcext:value-type="float">
            <text:p>0.67969999999999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4304" calcext:value-type="float">
            <text:p>99.4304</text:p>
          </table:table-cell>
          <table:table-cell office:value-type="float" office:value="5214.517" calcext:value-type="float">
            <text:p>5214.517</text:p>
          </table:table-cell>
          <table:table-cell table:formula="of:=[.B1021]-[.$B$1013]" office:value-type="float" office:value="0.776800000000009" calcext:value-type="float">
            <text:p>0.77680000000000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5275" calcext:value-type="float">
            <text:p>99.5275</text:p>
          </table:table-cell>
          <table:table-cell office:value-type="float" office:value="5009.888" calcext:value-type="float">
            <text:p>5009.888</text:p>
          </table:table-cell>
          <table:table-cell table:formula="of:=[.B1022]-[.$B$1013]" office:value-type="float" office:value="0.873900000000006" calcext:value-type="float">
            <text:p>0.87390000000000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6246" calcext:value-type="float">
            <text:p>99.6246</text:p>
          </table:table-cell>
          <table:table-cell office:value-type="float" office:value="4964.615" calcext:value-type="float">
            <text:p>4964.615</text:p>
          </table:table-cell>
          <table:table-cell table:formula="of:=[.B1023]-[.$B$1013]" office:value-type="float" office:value="0.971000000000004" calcext:value-type="float">
            <text:p>0.97100000000000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7217" calcext:value-type="float">
            <text:p>99.7217</text:p>
          </table:table-cell>
          <table:table-cell office:value-type="float" office:value="4514.341" calcext:value-type="float">
            <text:p>4514.341</text:p>
          </table:table-cell>
          <table:table-cell table:formula="of:=[.B1024]-[.$B$1013]" office:value-type="float" office:value="1.0681" calcext:value-type="float">
            <text:p>1.068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8188" calcext:value-type="float">
            <text:p>99.8188</text:p>
          </table:table-cell>
          <table:table-cell office:value-type="float" office:value="4155.725" calcext:value-type="float">
            <text:p>4155.725</text:p>
          </table:table-cell>
          <table:table-cell table:formula="of:=[.B1025]-[.$B$1013]" office:value-type="float" office:value="1.1652" calcext:value-type="float">
            <text:p>1.165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99.9159" calcext:value-type="float">
            <text:p>99.9159</text:p>
          </table:table-cell>
          <table:table-cell office:value-type="float" office:value="4210.917" calcext:value-type="float">
            <text:p>4210.917</text:p>
          </table:table-cell>
          <table:table-cell table:formula="of:=[.B1026]-[.$B$1013]" office:value-type="float" office:value="1.2623" calcext:value-type="float">
            <text:p>1.262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013" calcext:value-type="float">
            <text:p>100.013</text:p>
          </table:table-cell>
          <table:table-cell office:value-type="float" office:value="4214.394" calcext:value-type="float">
            <text:p>4214.394</text:p>
          </table:table-cell>
          <table:table-cell table:formula="of:=[.B1027]-[.$B$1013]" office:value-type="float" office:value="1.35940000000001" calcext:value-type="float">
            <text:p>1.3594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1101" calcext:value-type="float">
            <text:p>100.1101</text:p>
          </table:table-cell>
          <table:table-cell office:value-type="float" office:value="4295.773" calcext:value-type="float">
            <text:p>4295.773</text:p>
          </table:table-cell>
          <table:table-cell table:formula="of:=[.B1028]-[.$B$1013]" office:value-type="float" office:value="1.45650000000001" calcext:value-type="float">
            <text:p>1.4565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2072" calcext:value-type="float">
            <text:p>100.2072</text:p>
          </table:table-cell>
          <table:table-cell office:value-type="float" office:value="4634.36" calcext:value-type="float">
            <text:p>4634.36</text:p>
          </table:table-cell>
          <table:table-cell table:formula="of:=[.B1029]-[.$B$1013]" office:value-type="float" office:value="1.5536" calcext:value-type="float">
            <text:p>1.553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3043" calcext:value-type="float">
            <text:p>100.3043</text:p>
          </table:table-cell>
          <table:table-cell office:value-type="float" office:value="4733.953" calcext:value-type="float">
            <text:p>4733.953</text:p>
          </table:table-cell>
          <table:table-cell table:formula="of:=[.B1030]-[.$B$1013]" office:value-type="float" office:value="1.6507" calcext:value-type="float">
            <text:p>1.65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4014" calcext:value-type="float">
            <text:p>100.4014</text:p>
          </table:table-cell>
          <table:table-cell office:value-type="float" office:value="4550.424" calcext:value-type="float">
            <text:p>4550.424</text:p>
          </table:table-cell>
          <table:table-cell table:formula="of:=[.B1031]-[.$B$1013]" office:value-type="float" office:value="1.7478" calcext:value-type="float">
            <text:p>1.747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4985" calcext:value-type="float">
            <text:p>100.4985</text:p>
          </table:table-cell>
          <table:table-cell office:value-type="float" office:value="4525.597" calcext:value-type="float">
            <text:p>4525.597</text:p>
          </table:table-cell>
          <table:table-cell table:formula="of:=[.B1032]-[.$B$1013]" office:value-type="float" office:value="1.84490000000001" calcext:value-type="float">
            <text:p>1.8449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5956" calcext:value-type="float">
            <text:p>100.5956</text:p>
          </table:table-cell>
          <table:table-cell office:value-type="float" office:value="4226.539" calcext:value-type="float">
            <text:p>4226.539</text:p>
          </table:table-cell>
          <table:table-cell table:formula="of:=[.B1033]-[.$B$1013]" office:value-type="float" office:value="1.94200000000001" calcext:value-type="float">
            <text:p>1.9420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6927" calcext:value-type="float">
            <text:p>100.6927</text:p>
          </table:table-cell>
          <table:table-cell office:value-type="float" office:value="4140.32" calcext:value-type="float">
            <text:p>4140.32</text:p>
          </table:table-cell>
          <table:table-cell table:formula="of:=[.B1034]-[.$B$1013]" office:value-type="float" office:value="2.0391" calcext:value-type="float">
            <text:p>2.039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7898" calcext:value-type="float">
            <text:p>100.7898</text:p>
          </table:table-cell>
          <table:table-cell office:value-type="float" office:value="4205.66" calcext:value-type="float">
            <text:p>4205.66</text:p>
          </table:table-cell>
          <table:table-cell table:formula="of:=[.B1035]-[.$B$1013]" office:value-type="float" office:value="2.1362" calcext:value-type="float">
            <text:p>2.136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8869" calcext:value-type="float">
            <text:p>100.8869</text:p>
          </table:table-cell>
          <table:table-cell office:value-type="float" office:value="4210.658" calcext:value-type="float">
            <text:p>4210.658</text:p>
          </table:table-cell>
          <table:table-cell table:formula="of:=[.B1036]-[.$B$1013]" office:value-type="float" office:value="2.2333" calcext:value-type="float">
            <text:p>2.233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0.984" calcext:value-type="float">
            <text:p>100.984</text:p>
          </table:table-cell>
          <table:table-cell office:value-type="float" office:value="4314.821" calcext:value-type="float">
            <text:p>4314.821</text:p>
          </table:table-cell>
          <table:table-cell table:formula="of:=[.B1037]-[.$B$1013]" office:value-type="float" office:value="2.3304" calcext:value-type="float">
            <text:p>2.330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0811" calcext:value-type="float">
            <text:p>101.0811</text:p>
          </table:table-cell>
          <table:table-cell office:value-type="float" office:value="4305.113" calcext:value-type="float">
            <text:p>4305.113</text:p>
          </table:table-cell>
          <table:table-cell table:formula="of:=[.B1038]-[.$B$1013]" office:value-type="float" office:value="2.42750000000001" calcext:value-type="float">
            <text:p>2.4275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1782" calcext:value-type="float">
            <text:p>101.1782</text:p>
          </table:table-cell>
          <table:table-cell office:value-type="float" office:value="4501.331" calcext:value-type="float">
            <text:p>4501.331</text:p>
          </table:table-cell>
          <table:table-cell table:formula="of:=[.B1039]-[.$B$1013]" office:value-type="float" office:value="2.52460000000001" calcext:value-type="float">
            <text:p>2.5246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2753" calcext:value-type="float">
            <text:p>101.2753</text:p>
          </table:table-cell>
          <table:table-cell office:value-type="float" office:value="4396.02" calcext:value-type="float">
            <text:p>4396.02</text:p>
          </table:table-cell>
          <table:table-cell table:formula="of:=[.B1040]-[.$B$1013]" office:value-type="float" office:value="2.6217" calcext:value-type="float">
            <text:p>2.621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3724" calcext:value-type="float">
            <text:p>101.3724</text:p>
          </table:table-cell>
          <table:table-cell office:value-type="float" office:value="4339.216" calcext:value-type="float">
            <text:p>4339.216</text:p>
          </table:table-cell>
          <table:table-cell table:formula="of:=[.B1041]-[.$B$1013]" office:value-type="float" office:value="2.7188" calcext:value-type="float">
            <text:p>2.718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4695" calcext:value-type="float">
            <text:p>101.4695</text:p>
          </table:table-cell>
          <table:table-cell office:value-type="float" office:value="4065.819" calcext:value-type="float">
            <text:p>4065.819</text:p>
          </table:table-cell>
          <table:table-cell table:formula="of:=[.B1042]-[.$B$1013]" office:value-type="float" office:value="2.8159" calcext:value-type="float">
            <text:p>2.815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5666" calcext:value-type="float">
            <text:p>101.5666</text:p>
          </table:table-cell>
          <table:table-cell office:value-type="float" office:value="4121.023" calcext:value-type="float">
            <text:p>4121.023</text:p>
          </table:table-cell>
          <table:table-cell table:formula="of:=[.B1043]-[.$B$1013]" office:value-type="float" office:value="2.913" calcext:value-type="float">
            <text:p>2.9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6637" calcext:value-type="float">
            <text:p>101.6637</text:p>
          </table:table-cell>
          <table:table-cell office:value-type="float" office:value="4310.336" calcext:value-type="float">
            <text:p>4310.336</text:p>
          </table:table-cell>
          <table:table-cell table:formula="of:=[.B1044]-[.$B$1013]" office:value-type="float" office:value="3.01010000000001" calcext:value-type="float">
            <text:p>3.0101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7608" calcext:value-type="float">
            <text:p>101.7608</text:p>
          </table:table-cell>
          <table:table-cell office:value-type="float" office:value="4265.725" calcext:value-type="float">
            <text:p>4265.725</text:p>
          </table:table-cell>
          <table:table-cell table:formula="of:=[.B1045]-[.$B$1013]" office:value-type="float" office:value="3.10720000000001" calcext:value-type="float">
            <text:p>3.1072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8579" calcext:value-type="float">
            <text:p>101.8579</text:p>
          </table:table-cell>
          <table:table-cell office:value-type="float" office:value="4456.295" calcext:value-type="float">
            <text:p>4456.295</text:p>
          </table:table-cell>
          <table:table-cell table:formula="of:=[.B1046]-[.$B$1013]" office:value-type="float" office:value="3.2043" calcext:value-type="float">
            <text:p>3.204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1.955" calcext:value-type="float">
            <text:p>101.955</text:p>
          </table:table-cell>
          <table:table-cell office:value-type="float" office:value="4367.19" calcext:value-type="float">
            <text:p>4367.19</text:p>
          </table:table-cell>
          <table:table-cell table:formula="of:=[.B1047]-[.$B$1013]" office:value-type="float" office:value="3.3014" calcext:value-type="float">
            <text:p>3.301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0521" calcext:value-type="float">
            <text:p>102.0521</text:p>
          </table:table-cell>
          <table:table-cell office:value-type="float" office:value="4330.876" calcext:value-type="float">
            <text:p>4330.876</text:p>
          </table:table-cell>
          <table:table-cell table:formula="of:=[.B1048]-[.$B$1013]" office:value-type="float" office:value="3.3985" calcext:value-type="float">
            <text:p>3.398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1492" calcext:value-type="float">
            <text:p>102.1492</text:p>
          </table:table-cell>
          <table:table-cell office:value-type="float" office:value="4455.28" calcext:value-type="float">
            <text:p>4455.28</text:p>
          </table:table-cell>
          <table:table-cell table:formula="of:=[.B1049]-[.$B$1013]" office:value-type="float" office:value="3.4956" calcext:value-type="float">
            <text:p>3.495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2463" calcext:value-type="float">
            <text:p>102.2463</text:p>
          </table:table-cell>
          <table:table-cell office:value-type="float" office:value="4568.224" calcext:value-type="float">
            <text:p>4568.224</text:p>
          </table:table-cell>
          <table:table-cell table:formula="of:=[.B1050]-[.$B$1013]" office:value-type="float" office:value="3.59270000000001" calcext:value-type="float">
            <text:p>3.5927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3434" calcext:value-type="float">
            <text:p>102.3434</text:p>
          </table:table-cell>
          <table:table-cell office:value-type="float" office:value="4433.463" calcext:value-type="float">
            <text:p>4433.463</text:p>
          </table:table-cell>
          <table:table-cell table:formula="of:=[.B1051]-[.$B$1013]" office:value-type="float" office:value="3.68980000000001" calcext:value-type="float">
            <text:p>3.6898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4405" calcext:value-type="float">
            <text:p>102.4405</text:p>
          </table:table-cell>
          <table:table-cell office:value-type="float" office:value="4349.985" calcext:value-type="float">
            <text:p>4349.985</text:p>
          </table:table-cell>
          <table:table-cell table:formula="of:=[.B1052]-[.$B$1013]" office:value-type="float" office:value="3.7869" calcext:value-type="float">
            <text:p>3.786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5376" calcext:value-type="float">
            <text:p>102.5376</text:p>
          </table:table-cell>
          <table:table-cell office:value-type="float" office:value="4486.669" calcext:value-type="float">
            <text:p>4486.669</text:p>
          </table:table-cell>
          <table:table-cell table:formula="of:=[.B1053]-[.$B$1013]" office:value-type="float" office:value="3.884" calcext:value-type="float">
            <text:p>3.88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6347" calcext:value-type="float">
            <text:p>102.6347</text:p>
          </table:table-cell>
          <table:table-cell office:value-type="float" office:value="4393.045" calcext:value-type="float">
            <text:p>4393.045</text:p>
          </table:table-cell>
          <table:table-cell table:formula="of:=[.B1054]-[.$B$1013]" office:value-type="float" office:value="3.9811" calcext:value-type="float">
            <text:p>3.981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7318" calcext:value-type="float">
            <text:p>102.7318</text:p>
          </table:table-cell>
          <table:table-cell office:value-type="float" office:value="4514.445" calcext:value-type="float">
            <text:p>4514.445</text:p>
          </table:table-cell>
          <table:table-cell table:formula="of:=[.B1055]-[.$B$1013]" office:value-type="float" office:value="4.07820000000001" calcext:value-type="float">
            <text:p>4.0782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8289" calcext:value-type="float">
            <text:p>102.8289</text:p>
          </table:table-cell>
          <table:table-cell office:value-type="float" office:value="4441.543" calcext:value-type="float">
            <text:p>4441.543</text:p>
          </table:table-cell>
          <table:table-cell table:formula="of:=[.B1056]-[.$B$1013]" office:value-type="float" office:value="4.17530000000001" calcext:value-type="float">
            <text:p>4.1753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2.926" calcext:value-type="float">
            <text:p>102.926</text:p>
          </table:table-cell>
          <table:table-cell office:value-type="float" office:value="4096.852" calcext:value-type="float">
            <text:p>4096.852</text:p>
          </table:table-cell>
          <table:table-cell table:formula="of:=[.B1057]-[.$B$1013]" office:value-type="float" office:value="4.2724" calcext:value-type="float">
            <text:p>4.272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0231" calcext:value-type="float">
            <text:p>103.0231</text:p>
          </table:table-cell>
          <table:table-cell office:value-type="float" office:value="4255.399" calcext:value-type="float">
            <text:p>4255.399</text:p>
          </table:table-cell>
          <table:table-cell table:formula="of:=[.B1058]-[.$B$1013]" office:value-type="float" office:value="4.3695" calcext:value-type="float">
            <text:p>4.369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1202" calcext:value-type="float">
            <text:p>103.1202</text:p>
          </table:table-cell>
          <table:table-cell office:value-type="float" office:value="4244.178" calcext:value-type="float">
            <text:p>4244.178</text:p>
          </table:table-cell>
          <table:table-cell table:formula="of:=[.B1059]-[.$B$1013]" office:value-type="float" office:value="4.4666" calcext:value-type="float">
            <text:p>4.466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2173" calcext:value-type="float">
            <text:p>103.2173</text:p>
          </table:table-cell>
          <table:table-cell office:value-type="float" office:value="4266.706" calcext:value-type="float">
            <text:p>4266.706</text:p>
          </table:table-cell>
          <table:table-cell table:formula="of:=[.B1060]-[.$B$1013]" office:value-type="float" office:value="4.5637" calcext:value-type="float">
            <text:p>4.563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3144" calcext:value-type="float">
            <text:p>103.3144</text:p>
          </table:table-cell>
          <table:table-cell office:value-type="float" office:value="4277.784" calcext:value-type="float">
            <text:p>4277.784</text:p>
          </table:table-cell>
          <table:table-cell table:formula="of:=[.B1061]-[.$B$1013]" office:value-type="float" office:value="4.66080000000001" calcext:value-type="float">
            <text:p>4.6608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4115" calcext:value-type="float">
            <text:p>103.4115</text:p>
          </table:table-cell>
          <table:table-cell office:value-type="float" office:value="3992.912" calcext:value-type="float">
            <text:p>3992.912</text:p>
          </table:table-cell>
          <table:table-cell table:formula="of:=[.B1062]-[.$B$1013]" office:value-type="float" office:value="4.75790000000001" calcext:value-type="float">
            <text:p>4.7579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5086" calcext:value-type="float">
            <text:p>103.5086</text:p>
          </table:table-cell>
          <table:table-cell office:value-type="float" office:value="4032.737" calcext:value-type="float">
            <text:p>4032.737</text:p>
          </table:table-cell>
          <table:table-cell table:formula="of:=[.B1063]-[.$B$1013]" office:value-type="float" office:value="4.855" calcext:value-type="float">
            <text:p>4.85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6057" calcext:value-type="float">
            <text:p>103.6057</text:p>
          </table:table-cell>
          <table:table-cell office:value-type="float" office:value="4107.059" calcext:value-type="float">
            <text:p>4107.059</text:p>
          </table:table-cell>
          <table:table-cell table:formula="of:=[.B1064]-[.$B$1013]" office:value-type="float" office:value="4.9521" calcext:value-type="float">
            <text:p>4.952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7028" calcext:value-type="float">
            <text:p>103.7028</text:p>
          </table:table-cell>
          <table:table-cell office:value-type="float" office:value="4253.607" calcext:value-type="float">
            <text:p>4253.607</text:p>
          </table:table-cell>
          <table:table-cell table:formula="of:=[.B1065]-[.$B$1013]" office:value-type="float" office:value="5.0492" calcext:value-type="float">
            <text:p>5.049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7999" calcext:value-type="float">
            <text:p>103.7999</text:p>
          </table:table-cell>
          <table:table-cell office:value-type="float" office:value="4261.974" calcext:value-type="float">
            <text:p>4261.974</text:p>
          </table:table-cell>
          <table:table-cell table:formula="of:=[.B1066]-[.$B$1013]" office:value-type="float" office:value="5.1463" calcext:value-type="float">
            <text:p>5.146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897" calcext:value-type="float">
            <text:p>103.897</text:p>
          </table:table-cell>
          <table:table-cell office:value-type="float" office:value="4300.218" calcext:value-type="float">
            <text:p>4300.218</text:p>
          </table:table-cell>
          <table:table-cell table:formula="of:=[.B1067]-[.$B$1013]" office:value-type="float" office:value="5.24340000000001" calcext:value-type="float">
            <text:p>5.2434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3.9941" calcext:value-type="float">
            <text:p>103.9941</text:p>
          </table:table-cell>
          <table:table-cell office:value-type="float" office:value="4461.012" calcext:value-type="float">
            <text:p>4461.012</text:p>
          </table:table-cell>
          <table:table-cell table:formula="of:=[.B1068]-[.$B$1013]" office:value-type="float" office:value="5.34050000000001" calcext:value-type="float">
            <text:p>5.3405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0912" calcext:value-type="float">
            <text:p>104.0912</text:p>
          </table:table-cell>
          <table:table-cell office:value-type="float" office:value="4177.072" calcext:value-type="float">
            <text:p>4177.072</text:p>
          </table:table-cell>
          <table:table-cell table:formula="of:=[.B1069]-[.$B$1013]" office:value-type="float" office:value="5.4376" calcext:value-type="float">
            <text:p>5.437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1883" calcext:value-type="float">
            <text:p>104.1883</text:p>
          </table:table-cell>
          <table:table-cell office:value-type="float" office:value="4076.32" calcext:value-type="float">
            <text:p>4076.32</text:p>
          </table:table-cell>
          <table:table-cell table:formula="of:=[.B1070]-[.$B$1013]" office:value-type="float" office:value="5.5347" calcext:value-type="float">
            <text:p>5.534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2854" calcext:value-type="float">
            <text:p>104.2854</text:p>
          </table:table-cell>
          <table:table-cell office:value-type="float" office:value="4159.52" calcext:value-type="float">
            <text:p>4159.52</text:p>
          </table:table-cell>
          <table:table-cell table:formula="of:=[.B1071]-[.$B$1013]" office:value-type="float" office:value="5.6318" calcext:value-type="float">
            <text:p>5.631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3825" calcext:value-type="float">
            <text:p>104.3825</text:p>
          </table:table-cell>
          <table:table-cell office:value-type="float" office:value="4110.109" calcext:value-type="float">
            <text:p>4110.109</text:p>
          </table:table-cell>
          <table:table-cell table:formula="of:=[.B1072]-[.$B$1013]" office:value-type="float" office:value="5.7289" calcext:value-type="float">
            <text:p>5.728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4796" calcext:value-type="float">
            <text:p>104.4796</text:p>
          </table:table-cell>
          <table:table-cell office:value-type="float" office:value="4068.03" calcext:value-type="float">
            <text:p>4068.03</text:p>
          </table:table-cell>
          <table:table-cell table:formula="of:=[.B1073]-[.$B$1013]" office:value-type="float" office:value="5.82600000000001" calcext:value-type="float">
            <text:p>5.8260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5767" calcext:value-type="float">
            <text:p>104.5767</text:p>
          </table:table-cell>
          <table:table-cell office:value-type="float" office:value="4021.341" calcext:value-type="float">
            <text:p>4021.341</text:p>
          </table:table-cell>
          <table:table-cell table:formula="of:=[.B1074]-[.$B$1013]" office:value-type="float" office:value="5.92310000000001" calcext:value-type="float">
            <text:p>5.9231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6738" calcext:value-type="float">
            <text:p>104.6738</text:p>
          </table:table-cell>
          <table:table-cell office:value-type="float" office:value="4067.014" calcext:value-type="float">
            <text:p>4067.014</text:p>
          </table:table-cell>
          <table:table-cell table:formula="of:=[.B1075]-[.$B$1013]" office:value-type="float" office:value="6.0202" calcext:value-type="float">
            <text:p>6.02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7709" calcext:value-type="float">
            <text:p>104.7709</text:p>
          </table:table-cell>
          <table:table-cell office:value-type="float" office:value="4075.402" calcext:value-type="float">
            <text:p>4075.402</text:p>
          </table:table-cell>
          <table:table-cell table:formula="of:=[.B1076]-[.$B$1013]" office:value-type="float" office:value="6.1173" calcext:value-type="float">
            <text:p>6.117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868" calcext:value-type="float">
            <text:p>104.868</text:p>
          </table:table-cell>
          <table:table-cell office:value-type="float" office:value="3907.666" calcext:value-type="float">
            <text:p>3907.666</text:p>
          </table:table-cell>
          <table:table-cell table:formula="of:=[.B1077]-[.$B$1013]" office:value-type="float" office:value="6.2144" calcext:value-type="float">
            <text:p>6.214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4.9651" calcext:value-type="float">
            <text:p>104.9651</text:p>
          </table:table-cell>
          <table:table-cell office:value-type="float" office:value="4187.841" calcext:value-type="float">
            <text:p>4187.841</text:p>
          </table:table-cell>
          <table:table-cell table:formula="of:=[.B1078]-[.$B$1013]" office:value-type="float" office:value="6.31150000000001" calcext:value-type="float">
            <text:p>6.3115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0622" calcext:value-type="float">
            <text:p>105.0622</text:p>
          </table:table-cell>
          <table:table-cell office:value-type="float" office:value="4370.448" calcext:value-type="float">
            <text:p>4370.448</text:p>
          </table:table-cell>
          <table:table-cell table:formula="of:=[.B1079]-[.$B$1013]" office:value-type="float" office:value="6.40860000000001" calcext:value-type="float">
            <text:p>6.4086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1593" calcext:value-type="float">
            <text:p>105.1593</text:p>
          </table:table-cell>
          <table:table-cell office:value-type="float" office:value="4510.629" calcext:value-type="float">
            <text:p>4510.629</text:p>
          </table:table-cell>
          <table:table-cell table:formula="of:=[.B1080]-[.$B$1013]" office:value-type="float" office:value="6.5057" calcext:value-type="float">
            <text:p>6.505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2564" calcext:value-type="float">
            <text:p>105.2564</text:p>
          </table:table-cell>
          <table:table-cell office:value-type="float" office:value="4545.337" calcext:value-type="float">
            <text:p>4545.337</text:p>
          </table:table-cell>
          <table:table-cell table:formula="of:=[.B1081]-[.$B$1013]" office:value-type="float" office:value="6.6028" calcext:value-type="float">
            <text:p>6.602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3535" calcext:value-type="float">
            <text:p>105.3535</text:p>
          </table:table-cell>
          <table:table-cell office:value-type="float" office:value="4620.823" calcext:value-type="float">
            <text:p>4620.823</text:p>
          </table:table-cell>
          <table:table-cell table:formula="of:=[.B1082]-[.$B$1013]" office:value-type="float" office:value="6.6999" calcext:value-type="float">
            <text:p>6.699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4506" calcext:value-type="float">
            <text:p>105.4506</text:p>
          </table:table-cell>
          <table:table-cell office:value-type="float" office:value="4719.61" calcext:value-type="float">
            <text:p>4719.61</text:p>
          </table:table-cell>
          <table:table-cell table:formula="of:=[.B1083]-[.$B$1013]" office:value-type="float" office:value="6.797" calcext:value-type="float">
            <text:p>6.79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5477" calcext:value-type="float">
            <text:p>105.5477</text:p>
          </table:table-cell>
          <table:table-cell office:value-type="float" office:value="4703.638" calcext:value-type="float">
            <text:p>4703.638</text:p>
          </table:table-cell>
          <table:table-cell table:formula="of:=[.B1084]-[.$B$1013]" office:value-type="float" office:value="6.89410000000001" calcext:value-type="float">
            <text:p>6.8941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6448" calcext:value-type="float">
            <text:p>105.6448</text:p>
          </table:table-cell>
          <table:table-cell office:value-type="float" office:value="4597.322" calcext:value-type="float">
            <text:p>4597.322</text:p>
          </table:table-cell>
          <table:table-cell table:formula="of:=[.B1085]-[.$B$1013]" office:value-type="float" office:value="6.99120000000001" calcext:value-type="float">
            <text:p>6.99120000000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7419" calcext:value-type="float">
            <text:p>105.7419</text:p>
          </table:table-cell>
          <table:table-cell office:value-type="float" office:value="4531.479" calcext:value-type="float">
            <text:p>4531.479</text:p>
          </table:table-cell>
          <table:table-cell table:formula="of:=[.B1086]-[.$B$1013]" office:value-type="float" office:value="7.0883" calcext:value-type="float">
            <text:p>7.088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839" calcext:value-type="float">
            <text:p>105.839</text:p>
          </table:table-cell>
          <table:table-cell office:value-type="float" office:value="4346.5" calcext:value-type="float">
            <text:p>4346.5</text:p>
          </table:table-cell>
          <table:table-cell table:formula="of:=[.B1087]-[.$B$1013]" office:value-type="float" office:value="7.1854" calcext:value-type="float">
            <text:p>7.185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5.9361" calcext:value-type="float">
            <text:p>105.9361</text:p>
          </table:table-cell>
          <table:table-cell office:value-type="float" office:value="4506.042" calcext:value-type="float">
            <text:p>4506.042</text:p>
          </table:table-cell>
          <table:table-cell table:formula="of:=[.B1088]-[.$B$1013]" office:value-type="float" office:value="7.2825" calcext:value-type="float">
            <text:p>7.282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0332" calcext:value-type="float">
            <text:p>106.0332</text:p>
          </table:table-cell>
          <table:table-cell office:value-type="float" office:value="4680.233" calcext:value-type="float">
            <text:p>4680.233</text:p>
          </table:table-cell>
          <table:table-cell table:formula="of:=[.B1089]-[.$B$1013]" office:value-type="float" office:value="7.3796" calcext:value-type="float">
            <text:p>7.379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1303" calcext:value-type="float">
            <text:p>106.1303</text:p>
          </table:table-cell>
          <table:table-cell office:value-type="float" office:value="4571.774" calcext:value-type="float">
            <text:p>4571.774</text:p>
          </table:table-cell>
          <table:table-cell table:formula="of:=[.B1090]-[.$B$1090]"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2274" calcext:value-type="float">
            <text:p>106.2274</text:p>
          </table:table-cell>
          <table:table-cell office:value-type="float" office:value="4647.298" calcext:value-type="float">
            <text:p>4647.298</text:p>
          </table:table-cell>
          <table:table-cell table:formula="of:=[.B1091]-[.$B$1090]" office:value-type="float" office:value="0.0970999999999975" calcext:value-type="float">
            <text:p>0.09709999999999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3245" calcext:value-type="float">
            <text:p>106.3245</text:p>
          </table:table-cell>
          <table:table-cell office:value-type="float" office:value="4686.417" calcext:value-type="float">
            <text:p>4686.417</text:p>
          </table:table-cell>
          <table:table-cell table:formula="of:=[.B1092]-[.$B$1090]" office:value-type="float" office:value="0.194199999999995" calcext:value-type="float">
            <text:p>0.19419999999999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4216" calcext:value-type="float">
            <text:p>106.4216</text:p>
          </table:table-cell>
          <table:table-cell office:value-type="float" office:value="4693.646" calcext:value-type="float">
            <text:p>4693.646</text:p>
          </table:table-cell>
          <table:table-cell table:formula="of:=[.B1093]-[.$B$1090]" office:value-type="float" office:value="0.291299999999993" calcext:value-type="float">
            <text:p>0.29129999999999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5187" calcext:value-type="float">
            <text:p>106.5187</text:p>
          </table:table-cell>
          <table:table-cell office:value-type="float" office:value="4272.461" calcext:value-type="float">
            <text:p>4272.461</text:p>
          </table:table-cell>
          <table:table-cell table:formula="of:=[.B1094]-[.$B$1090]" office:value-type="float" office:value="0.38839999999999" calcext:value-type="float">
            <text:p>0.3883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6158" calcext:value-type="float">
            <text:p>106.6158</text:p>
          </table:table-cell>
          <table:table-cell office:value-type="float" office:value="4085.434" calcext:value-type="float">
            <text:p>4085.434</text:p>
          </table:table-cell>
          <table:table-cell table:formula="of:=[.B1095]-[.$B$1090]" office:value-type="float" office:value="0.485499999999988" calcext:value-type="float">
            <text:p>0.48549999999998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7129" calcext:value-type="float">
            <text:p>106.7129</text:p>
          </table:table-cell>
          <table:table-cell office:value-type="float" office:value="4026.357" calcext:value-type="float">
            <text:p>4026.357</text:p>
          </table:table-cell>
          <table:table-cell table:formula="of:=[.B1096]-[.$B$1090]" office:value-type="float" office:value="0.582599999999999" calcext:value-type="float">
            <text:p>0.58259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81" calcext:value-type="float">
            <text:p>106.81</text:p>
          </table:table-cell>
          <table:table-cell office:value-type="float" office:value="3957.769" calcext:value-type="float">
            <text:p>3957.769</text:p>
          </table:table-cell>
          <table:table-cell table:formula="of:=[.B1097]-[.$B$1090]" office:value-type="float" office:value="0.679699999999997" calcext:value-type="float">
            <text:p>0.67969999999999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6.9071" calcext:value-type="float">
            <text:p>106.9071</text:p>
          </table:table-cell>
          <table:table-cell office:value-type="float" office:value="3901.533" calcext:value-type="float">
            <text:p>3901.533</text:p>
          </table:table-cell>
          <table:table-cell table:formula="of:=[.B1098]-[.$B$1090]" office:value-type="float" office:value="0.776799999999994" calcext:value-type="float">
            <text:p>0.77679999999999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0042" calcext:value-type="float">
            <text:p>107.0042</text:p>
          </table:table-cell>
          <table:table-cell office:value-type="float" office:value="3933.518" calcext:value-type="float">
            <text:p>3933.518</text:p>
          </table:table-cell>
          <table:table-cell table:formula="of:=[.B1099]-[.$B$1090]" office:value-type="float" office:value="0.873899999999992" calcext:value-type="float">
            <text:p>0.87389999999999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1013" calcext:value-type="float">
            <text:p>107.1013</text:p>
          </table:table-cell>
          <table:table-cell office:value-type="float" office:value="4080.377" calcext:value-type="float">
            <text:p>4080.377</text:p>
          </table:table-cell>
          <table:table-cell table:formula="of:=[.B1100]-[.$B$1090]" office:value-type="float" office:value="0.970999999999989" calcext:value-type="float">
            <text:p>0.97099999999998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1984" calcext:value-type="float">
            <text:p>107.1984</text:p>
          </table:table-cell>
          <table:table-cell office:value-type="float" office:value="4116.294" calcext:value-type="float">
            <text:p>4116.294</text:p>
          </table:table-cell>
          <table:table-cell table:formula="of:=[.B1101]-[.$B$1090]" office:value-type="float" office:value="1.0681" calcext:value-type="float">
            <text:p>1.068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2955" calcext:value-type="float">
            <text:p>107.2955</text:p>
          </table:table-cell>
          <table:table-cell office:value-type="float" office:value="4064.662" calcext:value-type="float">
            <text:p>4064.662</text:p>
          </table:table-cell>
          <table:table-cell table:formula="of:=[.B1102]-[.$B$1090]" office:value-type="float" office:value="1.1652" calcext:value-type="float">
            <text:p>1.165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3926" calcext:value-type="float">
            <text:p>107.3926</text:p>
          </table:table-cell>
          <table:table-cell office:value-type="float" office:value="3995.305" calcext:value-type="float">
            <text:p>3995.305</text:p>
          </table:table-cell>
          <table:table-cell table:formula="of:=[.B1103]-[.$B$1090]" office:value-type="float" office:value="1.2623" calcext:value-type="float">
            <text:p>1.262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4897" calcext:value-type="float">
            <text:p>107.4897</text:p>
          </table:table-cell>
          <table:table-cell office:value-type="float" office:value="3884.562" calcext:value-type="float">
            <text:p>3884.562</text:p>
          </table:table-cell>
          <table:table-cell table:formula="of:=[.B1104]-[.$B$1090]" office:value-type="float" office:value="1.35939999999999" calcext:value-type="float">
            <text:p>1.3593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5868" calcext:value-type="float">
            <text:p>107.5868</text:p>
          </table:table-cell>
          <table:table-cell office:value-type="float" office:value="3905.243" calcext:value-type="float">
            <text:p>3905.243</text:p>
          </table:table-cell>
          <table:table-cell table:formula="of:=[.B1105]-[.$B$1090]" office:value-type="float" office:value="1.45649999999999" calcext:value-type="float">
            <text:p>1.4564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6839" calcext:value-type="float">
            <text:p>107.6839</text:p>
          </table:table-cell>
          <table:table-cell office:value-type="float" office:value="3607.764" calcext:value-type="float">
            <text:p>3607.764</text:p>
          </table:table-cell>
          <table:table-cell table:formula="of:=[.B1106]-[.$B$1090]" office:value-type="float" office:value="1.55359999999999" calcext:value-type="float">
            <text:p>1.5535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781" calcext:value-type="float">
            <text:p>107.781</text:p>
          </table:table-cell>
          <table:table-cell office:value-type="float" office:value="3882.079" calcext:value-type="float">
            <text:p>3882.079</text:p>
          </table:table-cell>
          <table:table-cell table:formula="of:=[.B1107]-[.$B$1090]" office:value-type="float" office:value="1.6507" calcext:value-type="float">
            <text:p>1.650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8781" calcext:value-type="float">
            <text:p>107.8781</text:p>
          </table:table-cell>
          <table:table-cell office:value-type="float" office:value="3951.915" calcext:value-type="float">
            <text:p>3951.915</text:p>
          </table:table-cell>
          <table:table-cell table:formula="of:=[.B1108]-[.$B$1090]" office:value-type="float" office:value="1.7478" calcext:value-type="float">
            <text:p>1.747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7.9752" calcext:value-type="float">
            <text:p>107.9752</text:p>
          </table:table-cell>
          <table:table-cell office:value-type="float" office:value="4090.796" calcext:value-type="float">
            <text:p>4090.796</text:p>
          </table:table-cell>
          <table:table-cell table:formula="of:=[.B1109]-[.$B$1090]" office:value-type="float" office:value="1.8449" calcext:value-type="float">
            <text:p>1.844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0723" calcext:value-type="float">
            <text:p>108.0723</text:p>
          </table:table-cell>
          <table:table-cell office:value-type="float" office:value="4256.831" calcext:value-type="float">
            <text:p>4256.831</text:p>
          </table:table-cell>
          <table:table-cell table:formula="of:=[.B1110]-[.$B$1090]" office:value-type="float" office:value="1.94199999999999" calcext:value-type="float">
            <text:p>1.9419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1694" calcext:value-type="float">
            <text:p>108.1694</text:p>
          </table:table-cell>
          <table:table-cell office:value-type="float" office:value="4294.116" calcext:value-type="float">
            <text:p>4294.116</text:p>
          </table:table-cell>
          <table:table-cell table:formula="of:=[.B1111]-[.$B$1090]" office:value-type="float" office:value="2.03909999999999" calcext:value-type="float">
            <text:p>2.0390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2665" calcext:value-type="float">
            <text:p>108.2665</text:p>
          </table:table-cell>
          <table:table-cell office:value-type="float" office:value="4431.382" calcext:value-type="float">
            <text:p>4431.382</text:p>
          </table:table-cell>
          <table:table-cell table:formula="of:=[.B1112]-[.$B$1090]" office:value-type="float" office:value="2.13619999999999" calcext:value-type="float">
            <text:p>2.1361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3636" calcext:value-type="float">
            <text:p>108.3636</text:p>
          </table:table-cell>
          <table:table-cell office:value-type="float" office:value="4444.924" calcext:value-type="float">
            <text:p>4444.924</text:p>
          </table:table-cell>
          <table:table-cell table:formula="of:=[.B1113]-[.$B$1090]" office:value-type="float" office:value="2.2333" calcext:value-type="float">
            <text:p>2.233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4607" calcext:value-type="float">
            <text:p>108.4607</text:p>
          </table:table-cell>
          <table:table-cell office:value-type="float" office:value="4464.221" calcext:value-type="float">
            <text:p>4464.221</text:p>
          </table:table-cell>
          <table:table-cell table:formula="of:=[.B1114]-[.$B$1090]" office:value-type="float" office:value="2.3304" calcext:value-type="float">
            <text:p>2.330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5578" calcext:value-type="float">
            <text:p>108.5578</text:p>
          </table:table-cell>
          <table:table-cell office:value-type="float" office:value="4390.191" calcext:value-type="float">
            <text:p>4390.191</text:p>
          </table:table-cell>
          <table:table-cell table:formula="of:=[.B1115]-[.$B$1090]" office:value-type="float" office:value="2.42749999999999" calcext:value-type="float">
            <text:p>2.4274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6549" calcext:value-type="float">
            <text:p>108.6549</text:p>
          </table:table-cell>
          <table:table-cell office:value-type="float" office:value="4262.589" calcext:value-type="float">
            <text:p>4262.589</text:p>
          </table:table-cell>
          <table:table-cell table:formula="of:=[.B1116]-[.$B$1090]" office:value-type="float" office:value="2.52459999999999" calcext:value-type="float">
            <text:p>2.5245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752" calcext:value-type="float">
            <text:p>108.752</text:p>
          </table:table-cell>
          <table:table-cell office:value-type="float" office:value="4267.027" calcext:value-type="float">
            <text:p>4267.027</text:p>
          </table:table-cell>
          <table:table-cell table:formula="of:=[.B1117]-[.$B$1090]" office:value-type="float" office:value="2.62169999999999" calcext:value-type="float">
            <text:p>2.6216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8491" calcext:value-type="float">
            <text:p>108.8491</text:p>
          </table:table-cell>
          <table:table-cell office:value-type="float" office:value="4091.372" calcext:value-type="float">
            <text:p>4091.372</text:p>
          </table:table-cell>
          <table:table-cell table:formula="of:=[.B1118]-[.$B$1090]" office:value-type="float" office:value="2.7188" calcext:value-type="float">
            <text:p>2.718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8.9462" calcext:value-type="float">
            <text:p>108.9462</text:p>
          </table:table-cell>
          <table:table-cell office:value-type="float" office:value="4341.03" calcext:value-type="float">
            <text:p>4341.03</text:p>
          </table:table-cell>
          <table:table-cell table:formula="of:=[.B1119]-[.$B$1090]" office:value-type="float" office:value="2.8159" calcext:value-type="float">
            <text:p>2.815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0433" calcext:value-type="float">
            <text:p>109.0433</text:p>
          </table:table-cell>
          <table:table-cell office:value-type="float" office:value="4338.027" calcext:value-type="float">
            <text:p>4338.027</text:p>
          </table:table-cell>
          <table:table-cell table:formula="of:=[.B1120]-[.$B$1090]" office:value-type="float" office:value="2.913" calcext:value-type="float">
            <text:p>2.9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1404" calcext:value-type="float">
            <text:p>109.1404</text:p>
          </table:table-cell>
          <table:table-cell office:value-type="float" office:value="4243.219" calcext:value-type="float">
            <text:p>4243.219</text:p>
          </table:table-cell>
          <table:table-cell table:formula="of:=[.B1121]-[.$B$1090]" office:value-type="float" office:value="3.01009999999999" calcext:value-type="float">
            <text:p>3.0100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2375" calcext:value-type="float">
            <text:p>109.2375</text:p>
          </table:table-cell>
          <table:table-cell office:value-type="float" office:value="4315.552" calcext:value-type="float">
            <text:p>4315.552</text:p>
          </table:table-cell>
          <table:table-cell table:formula="of:=[.B1122]-[.$B$1090]" office:value-type="float" office:value="3.10719999999999" calcext:value-type="float">
            <text:p>3.1071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3346" calcext:value-type="float">
            <text:p>109.3346</text:p>
          </table:table-cell>
          <table:table-cell office:value-type="float" office:value="4271.76" calcext:value-type="float">
            <text:p>4271.76</text:p>
          </table:table-cell>
          <table:table-cell table:formula="of:=[.B1123]-[.$B$1090]" office:value-type="float" office:value="3.20429999999999" calcext:value-type="float">
            <text:p>3.2042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4317" calcext:value-type="float">
            <text:p>109.4317</text:p>
          </table:table-cell>
          <table:table-cell office:value-type="float" office:value="4357.064" calcext:value-type="float">
            <text:p>4357.064</text:p>
          </table:table-cell>
          <table:table-cell table:formula="of:=[.B1124]-[.$B$1090]" office:value-type="float" office:value="3.3014" calcext:value-type="float">
            <text:p>3.301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5288" calcext:value-type="float">
            <text:p>109.5288</text:p>
          </table:table-cell>
          <table:table-cell office:value-type="float" office:value="4244.59" calcext:value-type="float">
            <text:p>4244.59</text:p>
          </table:table-cell>
          <table:table-cell table:formula="of:=[.B1125]-[.$B$1090]" office:value-type="float" office:value="3.3985" calcext:value-type="float">
            <text:p>3.398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6259" calcext:value-type="float">
            <text:p>109.6259</text:p>
          </table:table-cell>
          <table:table-cell office:value-type="float" office:value="4070.683" calcext:value-type="float">
            <text:p>4070.683</text:p>
          </table:table-cell>
          <table:table-cell table:formula="of:=[.B1126]-[.$B$1090]" office:value-type="float" office:value="3.4956" calcext:value-type="float">
            <text:p>3.495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723" calcext:value-type="float">
            <text:p>109.723</text:p>
          </table:table-cell>
          <table:table-cell office:value-type="float" office:value="4023.686" calcext:value-type="float">
            <text:p>4023.686</text:p>
          </table:table-cell>
          <table:table-cell table:formula="of:=[.B1127]-[.$B$1090]" office:value-type="float" office:value="3.59269999999999" calcext:value-type="float">
            <text:p>3.5926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8201" calcext:value-type="float">
            <text:p>109.8201</text:p>
          </table:table-cell>
          <table:table-cell office:value-type="float" office:value="4081.399" calcext:value-type="float">
            <text:p>4081.399</text:p>
          </table:table-cell>
          <table:table-cell table:formula="of:=[.B1128]-[.$B$1090]" office:value-type="float" office:value="3.68979999999999" calcext:value-type="float">
            <text:p>3.6897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09.9172" calcext:value-type="float">
            <text:p>109.9172</text:p>
          </table:table-cell>
          <table:table-cell office:value-type="float" office:value="4468.332" calcext:value-type="float">
            <text:p>4468.332</text:p>
          </table:table-cell>
          <table:table-cell table:formula="of:=[.B1129]-[.$B$1090]" office:value-type="float" office:value="3.78689999999999" calcext:value-type="float">
            <text:p>3.7868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0143" calcext:value-type="float">
            <text:p>110.0143</text:p>
          </table:table-cell>
          <table:table-cell office:value-type="float" office:value="4483.441" calcext:value-type="float">
            <text:p>4483.441</text:p>
          </table:table-cell>
          <table:table-cell table:formula="of:=[.B1130]-[.$B$1090]" office:value-type="float" office:value="3.884" calcext:value-type="float">
            <text:p>3.88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1114" calcext:value-type="float">
            <text:p>110.1114</text:p>
          </table:table-cell>
          <table:table-cell office:value-type="float" office:value="4406.114" calcext:value-type="float">
            <text:p>4406.114</text:p>
          </table:table-cell>
          <table:table-cell table:formula="of:=[.B1131]-[.$B$1090]" office:value-type="float" office:value="3.9811" calcext:value-type="float">
            <text:p>3.98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2085" calcext:value-type="float">
            <text:p>110.2085</text:p>
          </table:table-cell>
          <table:table-cell office:value-type="float" office:value="4427.384" calcext:value-type="float">
            <text:p>4427.384</text:p>
          </table:table-cell>
          <table:table-cell table:formula="of:=[.B1132]-[.$B$1090]" office:value-type="float" office:value="4.0782" calcext:value-type="float">
            <text:p>4.078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3056" calcext:value-type="float">
            <text:p>110.3056</text:p>
          </table:table-cell>
          <table:table-cell office:value-type="float" office:value="4247.858" calcext:value-type="float">
            <text:p>4247.858</text:p>
          </table:table-cell>
          <table:table-cell table:formula="of:=[.B1133]-[.$B$1090]" office:value-type="float" office:value="4.17529999999999" calcext:value-type="float">
            <text:p>4.1752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4027" calcext:value-type="float">
            <text:p>110.4027</text:p>
          </table:table-cell>
          <table:table-cell office:value-type="float" office:value="4401.875" calcext:value-type="float">
            <text:p>4401.875</text:p>
          </table:table-cell>
          <table:table-cell table:formula="of:=[.B1134]-[.$B$1090]" office:value-type="float" office:value="4.27239999999999" calcext:value-type="float">
            <text:p>4.2723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4998" calcext:value-type="float">
            <text:p>110.4998</text:p>
          </table:table-cell>
          <table:table-cell office:value-type="float" office:value="4506.208" calcext:value-type="float">
            <text:p>4506.208</text:p>
          </table:table-cell>
          <table:table-cell table:formula="of:=[.B1135]-[.$B$1090]" office:value-type="float" office:value="4.36949999999999" calcext:value-type="float">
            <text:p>4.3694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5969" calcext:value-type="float">
            <text:p>110.5969</text:p>
          </table:table-cell>
          <table:table-cell office:value-type="float" office:value="4395.048" calcext:value-type="float">
            <text:p>4395.048</text:p>
          </table:table-cell>
          <table:table-cell table:formula="of:=[.B1136]-[.$B$1090]" office:value-type="float" office:value="4.4666" calcext:value-type="float">
            <text:p>4.466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694" calcext:value-type="float">
            <text:p>110.694</text:p>
          </table:table-cell>
          <table:table-cell office:value-type="float" office:value="4442.734" calcext:value-type="float">
            <text:p>4442.734</text:p>
          </table:table-cell>
          <table:table-cell table:formula="of:=[.B1137]-[.$B$1090]" office:value-type="float" office:value="4.5637" calcext:value-type="float">
            <text:p>4.563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7911" calcext:value-type="float">
            <text:p>110.7911</text:p>
          </table:table-cell>
          <table:table-cell office:value-type="float" office:value="4362.357" calcext:value-type="float">
            <text:p>4362.357</text:p>
          </table:table-cell>
          <table:table-cell table:formula="of:=[.B1138]-[.$B$1090]" office:value-type="float" office:value="4.6608" calcext:value-type="float">
            <text:p>4.660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8882" calcext:value-type="float">
            <text:p>110.8882</text:p>
          </table:table-cell>
          <table:table-cell office:value-type="float" office:value="4312.11" calcext:value-type="float">
            <text:p>4312.11</text:p>
          </table:table-cell>
          <table:table-cell table:formula="of:=[.B1139]-[.$B$1090]" office:value-type="float" office:value="4.75789999999999" calcext:value-type="float">
            <text:p>4.7578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0.9853" calcext:value-type="float">
            <text:p>110.9853</text:p>
          </table:table-cell>
          <table:table-cell office:value-type="float" office:value="4282.771" calcext:value-type="float">
            <text:p>4282.771</text:p>
          </table:table-cell>
          <table:table-cell table:formula="of:=[.B1140]-[.$B$1090]" office:value-type="float" office:value="4.85499999999999" calcext:value-type="float">
            <text:p>4.8549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0824" calcext:value-type="float">
            <text:p>111.0824</text:p>
          </table:table-cell>
          <table:table-cell office:value-type="float" office:value="3992.333" calcext:value-type="float">
            <text:p>3992.333</text:p>
          </table:table-cell>
          <table:table-cell table:formula="of:=[.B1141]-[.$B$1090]" office:value-type="float" office:value="4.9521" calcext:value-type="float">
            <text:p>4.952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1795" calcext:value-type="float">
            <text:p>111.1795</text:p>
          </table:table-cell>
          <table:table-cell office:value-type="float" office:value="3679.847" calcext:value-type="float">
            <text:p>3679.847</text:p>
          </table:table-cell>
          <table:table-cell table:formula="of:=[.B1142]-[.$B$1090]" office:value-type="float" office:value="5.0492" calcext:value-type="float">
            <text:p>5.049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2766" calcext:value-type="float">
            <text:p>111.2766</text:p>
          </table:table-cell>
          <table:table-cell office:value-type="float" office:value="3877.137" calcext:value-type="float">
            <text:p>3877.137</text:p>
          </table:table-cell>
          <table:table-cell table:formula="of:=[.B1143]-[.$B$1090]" office:value-type="float" office:value="5.1463" calcext:value-type="float">
            <text:p>5.146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3737" calcext:value-type="float">
            <text:p>111.3737</text:p>
          </table:table-cell>
          <table:table-cell office:value-type="float" office:value="3694.409" calcext:value-type="float">
            <text:p>3694.409</text:p>
          </table:table-cell>
          <table:table-cell table:formula="of:=[.B1144]-[.$B$1090]" office:value-type="float" office:value="5.24339999999999" calcext:value-type="float">
            <text:p>5.2433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4708" calcext:value-type="float">
            <text:p>111.4708</text:p>
          </table:table-cell>
          <table:table-cell office:value-type="float" office:value="3882.903" calcext:value-type="float">
            <text:p>3882.903</text:p>
          </table:table-cell>
          <table:table-cell table:formula="of:=[.B1145]-[.$B$1090]" office:value-type="float" office:value="5.34049999999999" calcext:value-type="float">
            <text:p>5.3404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5679" calcext:value-type="float">
            <text:p>111.5679</text:p>
          </table:table-cell>
          <table:table-cell office:value-type="float" office:value="4092.564" calcext:value-type="float">
            <text:p>4092.564</text:p>
          </table:table-cell>
          <table:table-cell table:formula="of:=[.B1146]-[.$B$1090]" office:value-type="float" office:value="5.43759999999999" calcext:value-type="float">
            <text:p>5.4375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665" calcext:value-type="float">
            <text:p>111.665</text:p>
          </table:table-cell>
          <table:table-cell office:value-type="float" office:value="4095.935" calcext:value-type="float">
            <text:p>4095.935</text:p>
          </table:table-cell>
          <table:table-cell table:formula="of:=[.B1147]-[.$B$1090]" office:value-type="float" office:value="5.5347" calcext:value-type="float">
            <text:p>5.534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7621" calcext:value-type="float">
            <text:p>111.7621</text:p>
          </table:table-cell>
          <table:table-cell office:value-type="float" office:value="4387.603" calcext:value-type="float">
            <text:p>4387.603</text:p>
          </table:table-cell>
          <table:table-cell table:formula="of:=[.B1148]-[.$B$1090]" office:value-type="float" office:value="5.6318" calcext:value-type="float">
            <text:p>5.631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8592" calcext:value-type="float">
            <text:p>111.8592</text:p>
          </table:table-cell>
          <table:table-cell office:value-type="float" office:value="4426.611" calcext:value-type="float">
            <text:p>4426.611</text:p>
          </table:table-cell>
          <table:table-cell table:formula="of:=[.B1149]-[.$B$1090]" office:value-type="float" office:value="5.7289" calcext:value-type="float">
            <text:p>5.728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1.9563" calcext:value-type="float">
            <text:p>111.9563</text:p>
          </table:table-cell>
          <table:table-cell office:value-type="float" office:value="4250.178" calcext:value-type="float">
            <text:p>4250.178</text:p>
          </table:table-cell>
          <table:table-cell table:formula="of:=[.B1150]-[.$B$1090]" office:value-type="float" office:value="5.82599999999999" calcext:value-type="float">
            <text:p>5.8259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0534" calcext:value-type="float">
            <text:p>112.0534</text:p>
          </table:table-cell>
          <table:table-cell office:value-type="float" office:value="4273.602" calcext:value-type="float">
            <text:p>4273.602</text:p>
          </table:table-cell>
          <table:table-cell table:formula="of:=[.B1151]-[.$B$1090]" office:value-type="float" office:value="5.92309999999999" calcext:value-type="float">
            <text:p>5.9230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1505" calcext:value-type="float">
            <text:p>112.1505</text:p>
          </table:table-cell>
          <table:table-cell office:value-type="float" office:value="4125.267" calcext:value-type="float">
            <text:p>4125.267</text:p>
          </table:table-cell>
          <table:table-cell table:formula="of:=[.B1152]-[.$B$1090]" office:value-type="float" office:value="6.02019999999999" calcext:value-type="float">
            <text:p>6.0201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2476" calcext:value-type="float">
            <text:p>112.2476</text:p>
          </table:table-cell>
          <table:table-cell office:value-type="float" office:value="4073.567" calcext:value-type="float">
            <text:p>4073.567</text:p>
          </table:table-cell>
          <table:table-cell table:formula="of:=[.B1153]-[.$B$1090]" office:value-type="float" office:value="6.1173" calcext:value-type="float">
            <text:p>6.117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3447" calcext:value-type="float">
            <text:p>112.3447</text:p>
          </table:table-cell>
          <table:table-cell office:value-type="float" office:value="4124.057" calcext:value-type="float">
            <text:p>4124.057</text:p>
          </table:table-cell>
          <table:table-cell table:formula="of:=[.B1154]-[.$B$1090]" office:value-type="float" office:value="6.2144" calcext:value-type="float">
            <text:p>6.214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4418" calcext:value-type="float">
            <text:p>112.4418</text:p>
          </table:table-cell>
          <table:table-cell office:value-type="float" office:value="4336.19" calcext:value-type="float">
            <text:p>4336.19</text:p>
          </table:table-cell>
          <table:table-cell table:formula="of:=[.B1155]-[.$B$1090]" office:value-type="float" office:value="6.3115" calcext:value-type="float">
            <text:p>6.31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5389" calcext:value-type="float">
            <text:p>112.5389</text:p>
          </table:table-cell>
          <table:table-cell office:value-type="float" office:value="4471.34" calcext:value-type="float">
            <text:p>4471.34</text:p>
          </table:table-cell>
          <table:table-cell table:formula="of:=[.B1156]-[.$B$1090]" office:value-type="float" office:value="6.40859999999999" calcext:value-type="float">
            <text:p>6.4085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636" calcext:value-type="float">
            <text:p>112.636</text:p>
          </table:table-cell>
          <table:table-cell office:value-type="float" office:value="4826.832" calcext:value-type="float">
            <text:p>4826.832</text:p>
          </table:table-cell>
          <table:table-cell table:formula="of:=[.B1157]-[.$B$1090]" office:value-type="float" office:value="6.50569999999999" calcext:value-type="float">
            <text:p>6.5056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7331" calcext:value-type="float">
            <text:p>112.7331</text:p>
          </table:table-cell>
          <table:table-cell office:value-type="float" office:value="4560.667" calcext:value-type="float">
            <text:p>4560.667</text:p>
          </table:table-cell>
          <table:table-cell table:formula="of:=[.B1158]-[.$B$1090]" office:value-type="float" office:value="6.60279999999999" calcext:value-type="float">
            <text:p>6.6027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8302" calcext:value-type="float">
            <text:p>112.8302</text:p>
          </table:table-cell>
          <table:table-cell office:value-type="float" office:value="4406.75" calcext:value-type="float">
            <text:p>4406.75</text:p>
          </table:table-cell>
          <table:table-cell table:formula="of:=[.B1159]-[.$B$1090]" office:value-type="float" office:value="6.6999" calcext:value-type="float">
            <text:p>6.6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2.9273" calcext:value-type="float">
            <text:p>112.9273</text:p>
          </table:table-cell>
          <table:table-cell office:value-type="float" office:value="4324.691" calcext:value-type="float">
            <text:p>4324.691</text:p>
          </table:table-cell>
          <table:table-cell table:formula="of:=[.B1160]-[.$B$1090]" office:value-type="float" office:value="6.797" calcext:value-type="float">
            <text:p>6.79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0244" calcext:value-type="float">
            <text:p>113.0244</text:p>
          </table:table-cell>
          <table:table-cell office:value-type="float" office:value="4203.273" calcext:value-type="float">
            <text:p>4203.273</text:p>
          </table:table-cell>
          <table:table-cell table:formula="of:=[.B1161]-[.$B$1090]" office:value-type="float" office:value="6.89409999999999" calcext:value-type="float">
            <text:p>6.8940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1215" calcext:value-type="float">
            <text:p>113.1215</text:p>
          </table:table-cell>
          <table:table-cell office:value-type="float" office:value="4222.511" calcext:value-type="float">
            <text:p>4222.511</text:p>
          </table:table-cell>
          <table:table-cell table:formula="of:=[.B1162]-[.$B$1090]" office:value-type="float" office:value="6.99119999999999" calcext:value-type="float">
            <text:p>6.9911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2186" calcext:value-type="float">
            <text:p>113.2186</text:p>
          </table:table-cell>
          <table:table-cell office:value-type="float" office:value="4461.84" calcext:value-type="float">
            <text:p>4461.84</text:p>
          </table:table-cell>
          <table:table-cell table:formula="of:=[.B1163]-[.$B$1090]" office:value-type="float" office:value="7.08829999999999" calcext:value-type="float">
            <text:p>7.08829999999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3157" calcext:value-type="float">
            <text:p>113.3157</text:p>
          </table:table-cell>
          <table:table-cell office:value-type="float" office:value="4432.058" calcext:value-type="float">
            <text:p>4432.058</text:p>
          </table:table-cell>
          <table:table-cell table:formula="of:=[.B1164]-[.$B$1090]" office:value-type="float" office:value="7.1854" calcext:value-type="float">
            <text:p>7.185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4128" calcext:value-type="float">
            <text:p>113.4128</text:p>
          </table:table-cell>
          <table:table-cell office:value-type="float" office:value="4568.104" calcext:value-type="float">
            <text:p>4568.104</text:p>
          </table:table-cell>
          <table:table-cell table:formula="of:=[.B1165]-[.$B$1090]" office:value-type="float" office:value="7.2825" calcext:value-type="float">
            <text:p>7.282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5099" calcext:value-type="float">
            <text:p>113.5099</text:p>
          </table:table-cell>
          <table:table-cell office:value-type="float" office:value="4809.626" calcext:value-type="float">
            <text:p>4809.626</text:p>
          </table:table-cell>
          <table:table-cell table:formula="of:=[.B1166]-[.$B$1090]" office:value-type="float" office:value="7.3796" calcext:value-type="float">
            <text:p>7.379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607" calcext:value-type="float">
            <text:p>113.607</text:p>
          </table:table-cell>
          <table:table-cell office:value-type="float" office:value="4789.468" calcext:value-type="float">
            <text:p>4789.468</text:p>
          </table:table-cell>
          <table:table-cell table:formula="of:=[.B1167]-[.$B$1167]"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7041" calcext:value-type="float">
            <text:p>113.7041</text:p>
          </table:table-cell>
          <table:table-cell office:value-type="float" office:value="4922.51" calcext:value-type="float">
            <text:p>4922.51</text:p>
          </table:table-cell>
          <table:table-cell table:formula="of:=[.B1168]-[.$B$1167]" office:value-type="float" office:value="0.0970999999999975" calcext:value-type="float">
            <text:p>0.097099999999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8012" calcext:value-type="float">
            <text:p>113.8012</text:p>
          </table:table-cell>
          <table:table-cell office:value-type="float" office:value="4855.409" calcext:value-type="float">
            <text:p>4855.409</text:p>
          </table:table-cell>
          <table:table-cell table:formula="of:=[.B1169]-[.$B$1167]" office:value-type="float" office:value="0.194199999999995" calcext:value-type="float">
            <text:p>0.19419999999999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8983" calcext:value-type="float">
            <text:p>113.8983</text:p>
          </table:table-cell>
          <table:table-cell office:value-type="float" office:value="4908.572" calcext:value-type="float">
            <text:p>4908.572</text:p>
          </table:table-cell>
          <table:table-cell table:formula="of:=[.B1170]-[.$B$1167]" office:value-type="float" office:value="0.291300000000007" calcext:value-type="float">
            <text:p>0.29130000000000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3.9954" calcext:value-type="float">
            <text:p>113.9954</text:p>
          </table:table-cell>
          <table:table-cell office:value-type="float" office:value="4708.273" calcext:value-type="float">
            <text:p>4708.273</text:p>
          </table:table-cell>
          <table:table-cell table:formula="of:=[.B1171]-[.$B$1167]" office:value-type="float" office:value="0.388400000000004" calcext:value-type="float">
            <text:p>0.388400000000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0925" calcext:value-type="float">
            <text:p>114.0925</text:p>
          </table:table-cell>
          <table:table-cell office:value-type="float" office:value="4357.405" calcext:value-type="float">
            <text:p>4357.405</text:p>
          </table:table-cell>
          <table:table-cell table:formula="of:=[.B1172]-[.$B$1167]" office:value-type="float" office:value="0.485500000000002" calcext:value-type="float">
            <text:p>0.485500000000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1896" calcext:value-type="float">
            <text:p>114.1896</text:p>
          </table:table-cell>
          <table:table-cell office:value-type="float" office:value="4117.736" calcext:value-type="float">
            <text:p>4117.736</text:p>
          </table:table-cell>
          <table:table-cell table:formula="of:=[.B1173]-[.$B$1167]" office:value-type="float" office:value="0.582599999999999" calcext:value-type="float">
            <text:p>0.582599999999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2867" calcext:value-type="float">
            <text:p>114.2867</text:p>
          </table:table-cell>
          <table:table-cell office:value-type="float" office:value="4208.192" calcext:value-type="float">
            <text:p>4208.192</text:p>
          </table:table-cell>
          <table:table-cell table:formula="of:=[.B1174]-[.$B$1167]" office:value-type="float" office:value="0.679699999999997" calcext:value-type="float">
            <text:p>0.6796999999999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3838" calcext:value-type="float">
            <text:p>114.3838</text:p>
          </table:table-cell>
          <table:table-cell office:value-type="float" office:value="3901.044" calcext:value-type="float">
            <text:p>3901.044</text:p>
          </table:table-cell>
          <table:table-cell table:formula="of:=[.B1175]-[.$B$1167]" office:value-type="float" office:value="0.776799999999994" calcext:value-type="float">
            <text:p>0.77679999999999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4809" calcext:value-type="float">
            <text:p>114.4809</text:p>
          </table:table-cell>
          <table:table-cell office:value-type="float" office:value="3774.085" calcext:value-type="float">
            <text:p>3774.085</text:p>
          </table:table-cell>
          <table:table-cell table:formula="of:=[.B1176]-[.$B$1167]" office:value-type="float" office:value="0.873900000000006" calcext:value-type="float">
            <text:p>0.8739000000000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578" calcext:value-type="float">
            <text:p>114.578</text:p>
          </table:table-cell>
          <table:table-cell office:value-type="float" office:value="3959.974" calcext:value-type="float">
            <text:p>3959.974</text:p>
          </table:table-cell>
          <table:table-cell table:formula="of:=[.B1177]-[.$B$1167]" office:value-type="float" office:value="0.971000000000004" calcext:value-type="float">
            <text:p>0.971000000000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6751" calcext:value-type="float">
            <text:p>114.6751</text:p>
          </table:table-cell>
          <table:table-cell office:value-type="float" office:value="3699.516" calcext:value-type="float">
            <text:p>3699.516</text:p>
          </table:table-cell>
          <table:table-cell table:formula="of:=[.B1178]-[.$B$1167]" office:value-type="float" office:value="1.0681" calcext:value-type="float">
            <text:p>1.068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7722" calcext:value-type="float">
            <text:p>114.7722</text:p>
          </table:table-cell>
          <table:table-cell office:value-type="float" office:value="3379.127" calcext:value-type="float">
            <text:p>3379.127</text:p>
          </table:table-cell>
          <table:table-cell table:formula="of:=[.B1179]-[.$B$1167]" office:value-type="float" office:value="1.1652" calcext:value-type="float">
            <text:p>1.165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8693" calcext:value-type="float">
            <text:p>114.8693</text:p>
          </table:table-cell>
          <table:table-cell office:value-type="float" office:value="3519.185" calcext:value-type="float">
            <text:p>3519.185</text:p>
          </table:table-cell>
          <table:table-cell table:formula="of:=[.B1180]-[.$B$1167]" office:value-type="float" office:value="1.2623" calcext:value-type="float">
            <text:p>1.262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4.9664" calcext:value-type="float">
            <text:p>114.9664</text:p>
          </table:table-cell>
          <table:table-cell office:value-type="float" office:value="3480.978" calcext:value-type="float">
            <text:p>3480.978</text:p>
          </table:table-cell>
          <table:table-cell table:formula="of:=[.B1181]-[.$B$1167]" office:value-type="float" office:value="1.35939999999999" calcext:value-type="float">
            <text:p>1.35939999999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0635" calcext:value-type="float">
            <text:p>115.0635</text:p>
          </table:table-cell>
          <table:table-cell office:value-type="float" office:value="3556.444" calcext:value-type="float">
            <text:p>3556.444</text:p>
          </table:table-cell>
          <table:table-cell table:formula="of:=[.B1182]-[.$B$1167]" office:value-type="float" office:value="1.45650000000001" calcext:value-type="float">
            <text:p>1.4565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1606" calcext:value-type="float">
            <text:p>115.1606</text:p>
          </table:table-cell>
          <table:table-cell office:value-type="float" office:value="3874.246" calcext:value-type="float">
            <text:p>3874.246</text:p>
          </table:table-cell>
          <table:table-cell table:formula="of:=[.B1183]-[.$B$1167]" office:value-type="float" office:value="1.5536" calcext:value-type="float">
            <text:p>1.553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2577" calcext:value-type="float">
            <text:p>115.2577</text:p>
          </table:table-cell>
          <table:table-cell office:value-type="float" office:value="4083.54" calcext:value-type="float">
            <text:p>4083.54</text:p>
          </table:table-cell>
          <table:table-cell table:formula="of:=[.B1184]-[.$B$1167]" office:value-type="float" office:value="1.6507" calcext:value-type="float">
            <text:p>1.650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3548" calcext:value-type="float">
            <text:p>115.3548</text:p>
          </table:table-cell>
          <table:table-cell office:value-type="float" office:value="3931.517" calcext:value-type="float">
            <text:p>3931.517</text:p>
          </table:table-cell>
          <table:table-cell table:formula="of:=[.B1185]-[.$B$1167]" office:value-type="float" office:value="1.7478" calcext:value-type="float">
            <text:p>1.747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4519" calcext:value-type="float">
            <text:p>115.4519</text:p>
          </table:table-cell>
          <table:table-cell office:value-type="float" office:value="3809.64" calcext:value-type="float">
            <text:p>3809.64</text:p>
          </table:table-cell>
          <table:table-cell table:formula="of:=[.B1186]-[.$B$1167]" office:value-type="float" office:value="1.8449" calcext:value-type="float">
            <text:p>1.844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549" calcext:value-type="float">
            <text:p>115.549</text:p>
          </table:table-cell>
          <table:table-cell office:value-type="float" office:value="3690.22" calcext:value-type="float">
            <text:p>3690.22</text:p>
          </table:table-cell>
          <table:table-cell table:formula="of:=[.B1187]-[.$B$1167]" office:value-type="float" office:value="1.94200000000001" calcext:value-type="float">
            <text:p>1.9420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6461" calcext:value-type="float">
            <text:p>115.6461</text:p>
          </table:table-cell>
          <table:table-cell office:value-type="float" office:value="3778.17" calcext:value-type="float">
            <text:p>3778.17</text:p>
          </table:table-cell>
          <table:table-cell table:formula="of:=[.B1188]-[.$B$1167]" office:value-type="float" office:value="2.0391" calcext:value-type="float">
            <text:p>2.039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7432" calcext:value-type="float">
            <text:p>115.7432</text:p>
          </table:table-cell>
          <table:table-cell office:value-type="float" office:value="3702.537" calcext:value-type="float">
            <text:p>3702.537</text:p>
          </table:table-cell>
          <table:table-cell table:formula="of:=[.B1189]-[.$B$1167]" office:value-type="float" office:value="2.1362" calcext:value-type="float">
            <text:p>2.136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8403" calcext:value-type="float">
            <text:p>115.8403</text:p>
          </table:table-cell>
          <table:table-cell office:value-type="float" office:value="3713.751" calcext:value-type="float">
            <text:p>3713.751</text:p>
          </table:table-cell>
          <table:table-cell table:formula="of:=[.B1190]-[.$B$1167]" office:value-type="float" office:value="2.2333" calcext:value-type="float">
            <text:p>2.233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5.9374" calcext:value-type="float">
            <text:p>115.9374</text:p>
          </table:table-cell>
          <table:table-cell office:value-type="float" office:value="3817.604" calcext:value-type="float">
            <text:p>3817.604</text:p>
          </table:table-cell>
          <table:table-cell table:formula="of:=[.B1191]-[.$B$1167]" office:value-type="float" office:value="2.3304" calcext:value-type="float">
            <text:p>2.33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0345" calcext:value-type="float">
            <text:p>116.0345</text:p>
          </table:table-cell>
          <table:table-cell office:value-type="float" office:value="3797.439" calcext:value-type="float">
            <text:p>3797.439</text:p>
          </table:table-cell>
          <table:table-cell table:formula="of:=[.B1192]-[.$B$1167]" office:value-type="float" office:value="2.42749999999999" calcext:value-type="float">
            <text:p>2.42749999999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1316" calcext:value-type="float">
            <text:p>116.1316</text:p>
          </table:table-cell>
          <table:table-cell office:value-type="float" office:value="3797.959" calcext:value-type="float">
            <text:p>3797.959</text:p>
          </table:table-cell>
          <table:table-cell table:formula="of:=[.B1193]-[.$B$1167]" office:value-type="float" office:value="2.52460000000001" calcext:value-type="float">
            <text:p>2.5246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2287" calcext:value-type="float">
            <text:p>116.2287</text:p>
          </table:table-cell>
          <table:table-cell office:value-type="float" office:value="3922.912" calcext:value-type="float">
            <text:p>3922.912</text:p>
          </table:table-cell>
          <table:table-cell table:formula="of:=[.B1194]-[.$B$1167]" office:value-type="float" office:value="2.6217" calcext:value-type="float">
            <text:p>2.621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3258" calcext:value-type="float">
            <text:p>116.3258</text:p>
          </table:table-cell>
          <table:table-cell office:value-type="float" office:value="3788.05" calcext:value-type="float">
            <text:p>3788.05</text:p>
          </table:table-cell>
          <table:table-cell table:formula="of:=[.B1195]-[.$B$1167]" office:value-type="float" office:value="2.7188" calcext:value-type="float">
            <text:p>2.71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4229" calcext:value-type="float">
            <text:p>116.4229</text:p>
          </table:table-cell>
          <table:table-cell office:value-type="float" office:value="3584.087" calcext:value-type="float">
            <text:p>3584.087</text:p>
          </table:table-cell>
          <table:table-cell table:formula="of:=[.B1196]-[.$B$1167]" office:value-type="float" office:value="2.8159" calcext:value-type="float">
            <text:p>2.815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52" calcext:value-type="float">
            <text:p>116.52</text:p>
          </table:table-cell>
          <table:table-cell office:value-type="float" office:value="3641.842" calcext:value-type="float">
            <text:p>3641.842</text:p>
          </table:table-cell>
          <table:table-cell table:formula="of:=[.B1197]-[.$B$1167]" office:value-type="float" office:value="2.913" calcext:value-type="float">
            <text:p>2.9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6171" calcext:value-type="float">
            <text:p>116.6171</text:p>
          </table:table-cell>
          <table:table-cell office:value-type="float" office:value="3753.09" calcext:value-type="float">
            <text:p>3753.09</text:p>
          </table:table-cell>
          <table:table-cell table:formula="of:=[.B1198]-[.$B$1167]" office:value-type="float" office:value="3.01009999999999" calcext:value-type="float">
            <text:p>3.01009999999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7142" calcext:value-type="float">
            <text:p>116.7142</text:p>
          </table:table-cell>
          <table:table-cell office:value-type="float" office:value="3633.883" calcext:value-type="float">
            <text:p>3633.883</text:p>
          </table:table-cell>
          <table:table-cell table:formula="of:=[.B1199]-[.$B$1167]" office:value-type="float" office:value="3.10720000000001" calcext:value-type="float">
            <text:p>3.1072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8113" calcext:value-type="float">
            <text:p>116.8113</text:p>
          </table:table-cell>
          <table:table-cell office:value-type="float" office:value="3555.862" calcext:value-type="float">
            <text:p>3555.862</text:p>
          </table:table-cell>
          <table:table-cell table:formula="of:=[.B1200]-[.$B$1167]" office:value-type="float" office:value="3.2043" calcext:value-type="float">
            <text:p>3.204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6.9084" calcext:value-type="float">
            <text:p>116.9084</text:p>
          </table:table-cell>
          <table:table-cell office:value-type="float" office:value="3643.288" calcext:value-type="float">
            <text:p>3643.288</text:p>
          </table:table-cell>
          <table:table-cell table:formula="of:=[.B1201]-[.$B$1167]" office:value-type="float" office:value="3.3014" calcext:value-type="float">
            <text:p>3.30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0055" calcext:value-type="float">
            <text:p>117.0055</text:p>
          </table:table-cell>
          <table:table-cell office:value-type="float" office:value="3775.327" calcext:value-type="float">
            <text:p>3775.327</text:p>
          </table:table-cell>
          <table:table-cell table:formula="of:=[.B1202]-[.$B$1167]" office:value-type="float" office:value="3.3985" calcext:value-type="float">
            <text:p>3.398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1026" calcext:value-type="float">
            <text:p>117.1026</text:p>
          </table:table-cell>
          <table:table-cell office:value-type="float" office:value="3629.001" calcext:value-type="float">
            <text:p>3629.001</text:p>
          </table:table-cell>
          <table:table-cell table:formula="of:=[.B1203]-[.$B$1167]" office:value-type="float" office:value="3.4956" calcext:value-type="float">
            <text:p>3.495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1997" calcext:value-type="float">
            <text:p>117.1997</text:p>
          </table:table-cell>
          <table:table-cell office:value-type="float" office:value="3716.364" calcext:value-type="float">
            <text:p>3716.364</text:p>
          </table:table-cell>
          <table:table-cell table:formula="of:=[.B1204]-[.$B$1167]" office:value-type="float" office:value="3.59270000000001" calcext:value-type="float">
            <text:p>3.5927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2968" calcext:value-type="float">
            <text:p>117.2968</text:p>
          </table:table-cell>
          <table:table-cell office:value-type="float" office:value="3800.715" calcext:value-type="float">
            <text:p>3800.715</text:p>
          </table:table-cell>
          <table:table-cell table:formula="of:=[.B1205]-[.$B$1167]" office:value-type="float" office:value="3.68980000000001" calcext:value-type="float">
            <text:p>3.6898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3939" calcext:value-type="float">
            <text:p>117.3939</text:p>
          </table:table-cell>
          <table:table-cell office:value-type="float" office:value="3996.182" calcext:value-type="float">
            <text:p>3996.182</text:p>
          </table:table-cell>
          <table:table-cell table:formula="of:=[.B1206]-[.$B$1167]" office:value-type="float" office:value="3.7869" calcext:value-type="float">
            <text:p>3.786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491" calcext:value-type="float">
            <text:p>117.491</text:p>
          </table:table-cell>
          <table:table-cell office:value-type="float" office:value="3828.981" calcext:value-type="float">
            <text:p>3828.981</text:p>
          </table:table-cell>
          <table:table-cell table:formula="of:=[.B1207]-[.$B$1167]" office:value-type="float" office:value="3.884" calcext:value-type="float">
            <text:p>3.88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5881" calcext:value-type="float">
            <text:p>117.5881</text:p>
          </table:table-cell>
          <table:table-cell office:value-type="float" office:value="3871.089" calcext:value-type="float">
            <text:p>3871.089</text:p>
          </table:table-cell>
          <table:table-cell table:formula="of:=[.B1208]-[.$B$1167]" office:value-type="float" office:value="3.9811" calcext:value-type="float">
            <text:p>3.981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6852" calcext:value-type="float">
            <text:p>117.6852</text:p>
          </table:table-cell>
          <table:table-cell office:value-type="float" office:value="3911.944" calcext:value-type="float">
            <text:p>3911.944</text:p>
          </table:table-cell>
          <table:table-cell table:formula="of:=[.B1209]-[.$B$1167]" office:value-type="float" office:value="4.0782" calcext:value-type="float">
            <text:p>4.078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7823" calcext:value-type="float">
            <text:p>117.7823</text:p>
          </table:table-cell>
          <table:table-cell office:value-type="float" office:value="3910.38" calcext:value-type="float">
            <text:p>3910.38</text:p>
          </table:table-cell>
          <table:table-cell table:formula="of:=[.B1210]-[.$B$1167]" office:value-type="float" office:value="4.17530000000001" calcext:value-type="float">
            <text:p>4.1753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8794" calcext:value-type="float">
            <text:p>117.8794</text:p>
          </table:table-cell>
          <table:table-cell office:value-type="float" office:value="3993.833" calcext:value-type="float">
            <text:p>3993.833</text:p>
          </table:table-cell>
          <table:table-cell table:formula="of:=[.B1211]-[.$B$1167]" office:value-type="float" office:value="4.2724" calcext:value-type="float">
            <text:p>4.272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7.9765" calcext:value-type="float">
            <text:p>117.9765</text:p>
          </table:table-cell>
          <table:table-cell office:value-type="float" office:value="3981.787" calcext:value-type="float">
            <text:p>3981.787</text:p>
          </table:table-cell>
          <table:table-cell table:formula="of:=[.B1212]-[.$B$1167]" office:value-type="float" office:value="4.3695" calcext:value-type="float">
            <text:p>4.369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0736" calcext:value-type="float">
            <text:p>118.0736</text:p>
          </table:table-cell>
          <table:table-cell office:value-type="float" office:value="4116.756" calcext:value-type="float">
            <text:p>4116.756</text:p>
          </table:table-cell>
          <table:table-cell table:formula="of:=[.B1213]-[.$B$1167]" office:value-type="float" office:value="4.4666" calcext:value-type="float">
            <text:p>4.466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1707" calcext:value-type="float">
            <text:p>118.1707</text:p>
          </table:table-cell>
          <table:table-cell office:value-type="float" office:value="4298.31" calcext:value-type="float">
            <text:p>4298.31</text:p>
          </table:table-cell>
          <table:table-cell table:formula="of:=[.B1214]-[.$B$1167]" office:value-type="float" office:value="4.5637" calcext:value-type="float">
            <text:p>4.563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2678" calcext:value-type="float">
            <text:p>118.2678</text:p>
          </table:table-cell>
          <table:table-cell office:value-type="float" office:value="3991.709" calcext:value-type="float">
            <text:p>3991.709</text:p>
          </table:table-cell>
          <table:table-cell table:formula="of:=[.B1215]-[.$B$1167]" office:value-type="float" office:value="4.6608" calcext:value-type="float">
            <text:p>4.66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3649" calcext:value-type="float">
            <text:p>118.3649</text:p>
          </table:table-cell>
          <table:table-cell office:value-type="float" office:value="3867.465" calcext:value-type="float">
            <text:p>3867.465</text:p>
          </table:table-cell>
          <table:table-cell table:formula="of:=[.B1216]-[.$B$1167]" office:value-type="float" office:value="4.75790000000001" calcext:value-type="float">
            <text:p>4.7579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462" calcext:value-type="float">
            <text:p>118.462</text:p>
          </table:table-cell>
          <table:table-cell office:value-type="float" office:value="3621.064" calcext:value-type="float">
            <text:p>3621.064</text:p>
          </table:table-cell>
          <table:table-cell table:formula="of:=[.B1217]-[.$B$1167]" office:value-type="float" office:value="4.855" calcext:value-type="float">
            <text:p>4.85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5591" calcext:value-type="float">
            <text:p>118.5591</text:p>
          </table:table-cell>
          <table:table-cell office:value-type="float" office:value="3408.54" calcext:value-type="float">
            <text:p>3408.54</text:p>
          </table:table-cell>
          <table:table-cell table:formula="of:=[.B1218]-[.$B$1167]" office:value-type="float" office:value="4.9521" calcext:value-type="float">
            <text:p>4.952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6562" calcext:value-type="float">
            <text:p>118.6562</text:p>
          </table:table-cell>
          <table:table-cell office:value-type="float" office:value="3441.443" calcext:value-type="float">
            <text:p>3441.443</text:p>
          </table:table-cell>
          <table:table-cell table:formula="of:=[.B1219]-[.$B$1167]" office:value-type="float" office:value="5.0492" calcext:value-type="float">
            <text:p>5.049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7533" calcext:value-type="float">
            <text:p>118.7533</text:p>
          </table:table-cell>
          <table:table-cell office:value-type="float" office:value="3435.591" calcext:value-type="float">
            <text:p>3435.591</text:p>
          </table:table-cell>
          <table:table-cell table:formula="of:=[.B1220]-[.$B$1167]" office:value-type="float" office:value="5.1463" calcext:value-type="float">
            <text:p>5.146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8504" calcext:value-type="float">
            <text:p>118.8504</text:p>
          </table:table-cell>
          <table:table-cell office:value-type="float" office:value="3635.505" calcext:value-type="float">
            <text:p>3635.505</text:p>
          </table:table-cell>
          <table:table-cell table:formula="of:=[.B1221]-[.$B$1167]" office:value-type="float" office:value="5.24339999999999" calcext:value-type="float">
            <text:p>5.24339999999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8.9475" calcext:value-type="float">
            <text:p>118.9475</text:p>
          </table:table-cell>
          <table:table-cell office:value-type="float" office:value="3629.892" calcext:value-type="float">
            <text:p>3629.892</text:p>
          </table:table-cell>
          <table:table-cell table:formula="of:=[.B1222]-[.$B$1167]" office:value-type="float" office:value="5.34050000000001" calcext:value-type="float">
            <text:p>5.3405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0446" calcext:value-type="float">
            <text:p>119.0446</text:p>
          </table:table-cell>
          <table:table-cell office:value-type="float" office:value="3264.729" calcext:value-type="float">
            <text:p>3264.729</text:p>
          </table:table-cell>
          <table:table-cell table:formula="of:=[.B1223]-[.$B$1167]" office:value-type="float" office:value="5.4376" calcext:value-type="float">
            <text:p>5.437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1417" calcext:value-type="float">
            <text:p>119.1417</text:p>
          </table:table-cell>
          <table:table-cell office:value-type="float" office:value="3473.134" calcext:value-type="float">
            <text:p>3473.134</text:p>
          </table:table-cell>
          <table:table-cell table:formula="of:=[.B1224]-[.$B$1167]" office:value-type="float" office:value="5.5347" calcext:value-type="float">
            <text:p>5.534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2388" calcext:value-type="float">
            <text:p>119.2388</text:p>
          </table:table-cell>
          <table:table-cell office:value-type="float" office:value="3495.747" calcext:value-type="float">
            <text:p>3495.747</text:p>
          </table:table-cell>
          <table:table-cell table:formula="of:=[.B1225]-[.$B$1167]" office:value-type="float" office:value="5.6318" calcext:value-type="float">
            <text:p>5.631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3359" calcext:value-type="float">
            <text:p>119.3359</text:p>
          </table:table-cell>
          <table:table-cell office:value-type="float" office:value="3321.528" calcext:value-type="float">
            <text:p>3321.528</text:p>
          </table:table-cell>
          <table:table-cell table:formula="of:=[.B1226]-[.$B$1167]" office:value-type="float" office:value="5.7289" calcext:value-type="float">
            <text:p>5.72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433" calcext:value-type="float">
            <text:p>119.433</text:p>
          </table:table-cell>
          <table:table-cell office:value-type="float" office:value="3473.671" calcext:value-type="float">
            <text:p>3473.671</text:p>
          </table:table-cell>
          <table:table-cell table:formula="of:=[.B1227]-[.$B$1167]" office:value-type="float" office:value="5.82600000000001" calcext:value-type="float">
            <text:p>5.8260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5301" calcext:value-type="float">
            <text:p>119.5301</text:p>
          </table:table-cell>
          <table:table-cell office:value-type="float" office:value="3351.995" calcext:value-type="float">
            <text:p>3351.995</text:p>
          </table:table-cell>
          <table:table-cell table:formula="of:=[.B1228]-[.$B$1167]" office:value-type="float" office:value="5.92310000000001" calcext:value-type="float">
            <text:p>5.9231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6272" calcext:value-type="float">
            <text:p>119.6272</text:p>
          </table:table-cell>
          <table:table-cell office:value-type="float" office:value="3467.791" calcext:value-type="float">
            <text:p>3467.791</text:p>
          </table:table-cell>
          <table:table-cell table:formula="of:=[.B1229]-[.$B$1167]" office:value-type="float" office:value="6.0202" calcext:value-type="float">
            <text:p>6.02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7243" calcext:value-type="float">
            <text:p>119.7243</text:p>
          </table:table-cell>
          <table:table-cell office:value-type="float" office:value="3773.941" calcext:value-type="float">
            <text:p>3773.941</text:p>
          </table:table-cell>
          <table:table-cell table:formula="of:=[.B1230]-[.$B$1167]" office:value-type="float" office:value="6.1173" calcext:value-type="float">
            <text:p>6.117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8214" calcext:value-type="float">
            <text:p>119.8214</text:p>
          </table:table-cell>
          <table:table-cell office:value-type="float" office:value="3651.318" calcext:value-type="float">
            <text:p>3651.318</text:p>
          </table:table-cell>
          <table:table-cell table:formula="of:=[.B1231]-[.$B$1167]" office:value-type="float" office:value="6.2144" calcext:value-type="float">
            <text:p>6.214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19.9185" calcext:value-type="float">
            <text:p>119.9185</text:p>
          </table:table-cell>
          <table:table-cell office:value-type="float" office:value="3585.16" calcext:value-type="float">
            <text:p>3585.16</text:p>
          </table:table-cell>
          <table:table-cell table:formula="of:=[.B1232]-[.$B$1167]" office:value-type="float" office:value="6.3115" calcext:value-type="float">
            <text:p>6.311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0156" calcext:value-type="float">
            <text:p>120.0156</text:p>
          </table:table-cell>
          <table:table-cell office:value-type="float" office:value="3581.126" calcext:value-type="float">
            <text:p>3581.126</text:p>
          </table:table-cell>
          <table:table-cell table:formula="of:=[.B1233]-[.$B$1167]" office:value-type="float" office:value="6.40860000000001" calcext:value-type="float">
            <text:p>6.4086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1127" calcext:value-type="float">
            <text:p>120.1127</text:p>
          </table:table-cell>
          <table:table-cell office:value-type="float" office:value="3554.122" calcext:value-type="float">
            <text:p>3554.122</text:p>
          </table:table-cell>
          <table:table-cell table:formula="of:=[.B1234]-[.$B$1167]" office:value-type="float" office:value="6.5057" calcext:value-type="float">
            <text:p>6.505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2098" calcext:value-type="float">
            <text:p>120.2098</text:p>
          </table:table-cell>
          <table:table-cell office:value-type="float" office:value="3628.715" calcext:value-type="float">
            <text:p>3628.715</text:p>
          </table:table-cell>
          <table:table-cell table:formula="of:=[.B1235]-[.$B$1167]" office:value-type="float" office:value="6.6028" calcext:value-type="float">
            <text:p>6.602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3069" calcext:value-type="float">
            <text:p>120.3069</text:p>
          </table:table-cell>
          <table:table-cell office:value-type="float" office:value="3588.831" calcext:value-type="float">
            <text:p>3588.831</text:p>
          </table:table-cell>
          <table:table-cell table:formula="of:=[.B1236]-[.$B$1167]" office:value-type="float" office:value="6.6999" calcext:value-type="float">
            <text:p>6.6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404" calcext:value-type="float">
            <text:p>120.404</text:p>
          </table:table-cell>
          <table:table-cell office:value-type="float" office:value="3505.281" calcext:value-type="float">
            <text:p>3505.281</text:p>
          </table:table-cell>
          <table:table-cell table:formula="of:=[.B1237]-[.$B$1167]" office:value-type="float" office:value="6.797" calcext:value-type="float">
            <text:p>6.7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5011" calcext:value-type="float">
            <text:p>120.5011</text:p>
          </table:table-cell>
          <table:table-cell office:value-type="float" office:value="3870.736" calcext:value-type="float">
            <text:p>3870.736</text:p>
          </table:table-cell>
          <table:table-cell table:formula="of:=[.B1238]-[.$B$1167]" office:value-type="float" office:value="6.89409999999999" calcext:value-type="float">
            <text:p>6.89409999999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5982" calcext:value-type="float">
            <text:p>120.5982</text:p>
          </table:table-cell>
          <table:table-cell office:value-type="float" office:value="4032.121" calcext:value-type="float">
            <text:p>4032.121</text:p>
          </table:table-cell>
          <table:table-cell table:formula="of:=[.B1239]-[.$B$1167]" office:value-type="float" office:value="6.99120000000001" calcext:value-type="float">
            <text:p>6.9912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6953" calcext:value-type="float">
            <text:p>120.6953</text:p>
          </table:table-cell>
          <table:table-cell office:value-type="float" office:value="3934.764" calcext:value-type="float">
            <text:p>3934.764</text:p>
          </table:table-cell>
          <table:table-cell table:formula="of:=[.B1240]-[.$B$1167]" office:value-type="float" office:value="7.0883" calcext:value-type="float">
            <text:p>7.08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7924" calcext:value-type="float">
            <text:p>120.7924</text:p>
          </table:table-cell>
          <table:table-cell office:value-type="float" office:value="4027.247" calcext:value-type="float">
            <text:p>4027.247</text:p>
          </table:table-cell>
          <table:table-cell table:formula="of:=[.B1241]-[.$B$1167]" office:value-type="float" office:value="7.1854" calcext:value-type="float">
            <text:p>7.185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8895" calcext:value-type="float">
            <text:p>120.8895</text:p>
          </table:table-cell>
          <table:table-cell office:value-type="float" office:value="4075.466" calcext:value-type="float">
            <text:p>4075.466</text:p>
          </table:table-cell>
          <table:table-cell table:formula="of:=[.B1242]-[.$B$1167]" office:value-type="float" office:value="7.2825" calcext:value-type="float">
            <text:p>7.282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0.9866" calcext:value-type="float">
            <text:p>120.9866</text:p>
          </table:table-cell>
          <table:table-cell office:value-type="float" office:value="4026.202" calcext:value-type="float">
            <text:p>4026.202</text:p>
          </table:table-cell>
          <table:table-cell table:formula="of:=[.B1243]-[.$B$1167]" office:value-type="float" office:value="7.3796" calcext:value-type="float">
            <text:p>7.37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0837" calcext:value-type="float">
            <text:p>121.0837</text:p>
          </table:table-cell>
          <table:table-cell office:value-type="float" office:value="3890.304" calcext:value-type="float">
            <text:p>3890.304</text:p>
          </table:table-cell>
          <table:table-cell table:formula="of:=[.B1244]-[.$B$1167]" office:value-type="float" office:value="7.47669999999999" calcext:value-type="float">
            <text:p>7.47669999999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1808" calcext:value-type="float">
            <text:p>121.1808</text:p>
          </table:table-cell>
          <table:table-cell office:value-type="float" office:value="3656.754" calcext:value-type="float">
            <text:p>3656.754</text:p>
          </table:table-cell>
          <table:table-cell table:formula="of:=[.B1245]-[.$B$1167]" office:value-type="float" office:value="7.57380000000001" calcext:value-type="float">
            <text:p>7.5738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2779" calcext:value-type="float">
            <text:p>121.2779</text:p>
          </table:table-cell>
          <table:table-cell office:value-type="float" office:value="3608.011" calcext:value-type="float">
            <text:p>3608.011</text:p>
          </table:table-cell>
          <table:table-cell table:formula="of:=[.B1246]-[.$B$1167]" office:value-type="float" office:value="7.6709" calcext:value-type="float">
            <text:p>7.67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375" calcext:value-type="float">
            <text:p>121.375</text:p>
          </table:table-cell>
          <table:table-cell office:value-type="float" office:value="3915.041" calcext:value-type="float">
            <text:p>3915.041</text:p>
          </table:table-cell>
          <table:table-cell table:formula="of:=[.B1247]-[.$B$1167]" office:value-type="float" office:value="7.768" calcext:value-type="float">
            <text:p>7.76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4721" calcext:value-type="float">
            <text:p>121.4721</text:p>
          </table:table-cell>
          <table:table-cell office:value-type="float" office:value="4090.46" calcext:value-type="float">
            <text:p>4090.46</text:p>
          </table:table-cell>
          <table:table-cell table:formula="of:=[.B1248]-[.$B$1167]" office:value-type="float" office:value="7.8651" calcext:value-type="float">
            <text:p>7.865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5692" calcext:value-type="float">
            <text:p>121.5692</text:p>
          </table:table-cell>
          <table:table-cell office:value-type="float" office:value="4221.16" calcext:value-type="float">
            <text:p>4221.16</text:p>
          </table:table-cell>
          <table:table-cell table:formula="of:=[.B1249]-[.$B$1167]" office:value-type="float" office:value="7.9622" calcext:value-type="float">
            <text:p>7.962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6663" calcext:value-type="float">
            <text:p>121.6663</text:p>
          </table:table-cell>
          <table:table-cell office:value-type="float" office:value="4286.884" calcext:value-type="float">
            <text:p>4286.884</text:p>
          </table:table-cell>
          <table:table-cell table:formula="of:=[.B1250]-[.$B$1167]" office:value-type="float" office:value="8.05930000000001" calcext:value-type="float">
            <text:p>8.0593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7634" calcext:value-type="float">
            <text:p>121.7634</text:p>
          </table:table-cell>
          <table:table-cell office:value-type="float" office:value="4175.532" calcext:value-type="float">
            <text:p>4175.532</text:p>
          </table:table-cell>
          <table:table-cell table:formula="of:=[.B1251]-[.$B$1167]" office:value-type="float" office:value="8.15640000000001" calcext:value-type="float">
            <text:p>8.1564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8605" calcext:value-type="float">
            <text:p>121.8605</text:p>
          </table:table-cell>
          <table:table-cell office:value-type="float" office:value="4373.151" calcext:value-type="float">
            <text:p>4373.151</text:p>
          </table:table-cell>
          <table:table-cell table:formula="of:=[.B1252]-[.$B$1167]" office:value-type="float" office:value="8.2535" calcext:value-type="float">
            <text:p>8.253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1.9576" calcext:value-type="float">
            <text:p>121.9576</text:p>
          </table:table-cell>
          <table:table-cell office:value-type="float" office:value="4565.049" calcext:value-type="float">
            <text:p>4565.049</text:p>
          </table:table-cell>
          <table:table-cell table:formula="of:=[.B1253]-[.$B$1167]" office:value-type="float" office:value="8.3506" calcext:value-type="float">
            <text:p>8.35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0547" calcext:value-type="float">
            <text:p>122.0547</text:p>
          </table:table-cell>
          <table:table-cell office:value-type="float" office:value="4451.864" calcext:value-type="float">
            <text:p>4451.864</text:p>
          </table:table-cell>
          <table:table-cell table:formula="of:=[.B1254]-[.$B$1167]" office:value-type="float" office:value="8.4477" calcext:value-type="float">
            <text:p>8.447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1518" calcext:value-type="float">
            <text:p>122.1518</text:p>
          </table:table-cell>
          <table:table-cell office:value-type="float" office:value="4381.146" calcext:value-type="float">
            <text:p>4381.146</text:p>
          </table:table-cell>
          <table:table-cell table:formula="of:=[.B1255]-[.$B$1167]" office:value-type="float" office:value="8.5448" calcext:value-type="float">
            <text:p>8.544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2489" calcext:value-type="float">
            <text:p>122.2489</text:p>
          </table:table-cell>
          <table:table-cell office:value-type="float" office:value="4506.425" calcext:value-type="float">
            <text:p>4506.425</text:p>
          </table:table-cell>
          <table:table-cell table:formula="of:=[.B1256]-[.$B$1167]" office:value-type="float" office:value="8.64190000000001" calcext:value-type="float">
            <text:p>8.64190000000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346" calcext:value-type="float">
            <text:p>122.346</text:p>
          </table:table-cell>
          <table:table-cell office:value-type="float" office:value="4350.959" calcext:value-type="float">
            <text:p>4350.959</text:p>
          </table:table-cell>
          <table:table-cell table:formula="of:=[.B1257]-[.$B$1257]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4431" calcext:value-type="float">
            <text:p>122.4431</text:p>
          </table:table-cell>
          <table:table-cell office:value-type="float" office:value="4452.706" calcext:value-type="float">
            <text:p>4452.706</text:p>
          </table:table-cell>
          <table:table-cell table:formula="of:=[.B1258]-[.$B$1257]" office:value-type="float" office:value="0.0970999999999975" calcext:value-type="float">
            <text:p>0.09709999999999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5402" calcext:value-type="float">
            <text:p>122.5402</text:p>
          </table:table-cell>
          <table:table-cell office:value-type="float" office:value="4561.094" calcext:value-type="float">
            <text:p>4561.094</text:p>
          </table:table-cell>
          <table:table-cell table:formula="of:=[.B1259]-[.$B$1257]" office:value-type="float" office:value="0.194199999999995" calcext:value-type="float">
            <text:p>0.19419999999999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6373" calcext:value-type="float">
            <text:p>122.6373</text:p>
          </table:table-cell>
          <table:table-cell office:value-type="float" office:value="4704.028" calcext:value-type="float">
            <text:p>4704.028</text:p>
          </table:table-cell>
          <table:table-cell table:formula="of:=[.B1260]-[.$B$1257]" office:value-type="float" office:value="0.291299999999993" calcext:value-type="float">
            <text:p>0.29129999999999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7344" calcext:value-type="float">
            <text:p>122.7344</text:p>
          </table:table-cell>
          <table:table-cell office:value-type="float" office:value="4372.293" calcext:value-type="float">
            <text:p>4372.293</text:p>
          </table:table-cell>
          <table:table-cell table:formula="of:=[.B1261]-[.$B$1257]" office:value-type="float" office:value="0.38839999999999" calcext:value-type="float">
            <text:p>0.3883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8315" calcext:value-type="float">
            <text:p>122.8315</text:p>
          </table:table-cell>
          <table:table-cell office:value-type="float" office:value="4355.298" calcext:value-type="float">
            <text:p>4355.298</text:p>
          </table:table-cell>
          <table:table-cell table:formula="of:=[.B1262]-[.$B$1257]" office:value-type="float" office:value="0.485500000000002" calcext:value-type="float">
            <text:p>0.485500000000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2.9286" calcext:value-type="float">
            <text:p>122.9286</text:p>
          </table:table-cell>
          <table:table-cell office:value-type="float" office:value="4527.162" calcext:value-type="float">
            <text:p>4527.162</text:p>
          </table:table-cell>
          <table:table-cell table:formula="of:=[.B1263]-[.$B$1257]" office:value-type="float" office:value="0.582599999999999" calcext:value-type="float">
            <text:p>0.58259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0257" calcext:value-type="float">
            <text:p>123.0257</text:p>
          </table:table-cell>
          <table:table-cell office:value-type="float" office:value="4209.369" calcext:value-type="float">
            <text:p>4209.369</text:p>
          </table:table-cell>
          <table:table-cell table:formula="of:=[.B1264]-[.$B$1257]" office:value-type="float" office:value="0.679699999999997" calcext:value-type="float">
            <text:p>0.67969999999999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1228" calcext:value-type="float">
            <text:p>123.1228</text:p>
          </table:table-cell>
          <table:table-cell office:value-type="float" office:value="4084.924" calcext:value-type="float">
            <text:p>4084.924</text:p>
          </table:table-cell>
          <table:table-cell table:formula="of:=[.B1265]-[.$B$1257]" office:value-type="float" office:value="0.776799999999994" calcext:value-type="float">
            <text:p>0.77679999999999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2199" calcext:value-type="float">
            <text:p>123.2199</text:p>
          </table:table-cell>
          <table:table-cell office:value-type="float" office:value="3802.1" calcext:value-type="float">
            <text:p>3802.1</text:p>
          </table:table-cell>
          <table:table-cell table:formula="of:=[.B1266]-[.$B$1257]" office:value-type="float" office:value="0.873899999999992" calcext:value-type="float">
            <text:p>0.87389999999999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317" calcext:value-type="float">
            <text:p>123.317</text:p>
          </table:table-cell>
          <table:table-cell office:value-type="float" office:value="3473.984" calcext:value-type="float">
            <text:p>3473.984</text:p>
          </table:table-cell>
          <table:table-cell table:formula="of:=[.B1267]-[.$B$1257]" office:value-type="float" office:value="0.970999999999989" calcext:value-type="float">
            <text:p>0.97099999999998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4141" calcext:value-type="float">
            <text:p>123.4141</text:p>
          </table:table-cell>
          <table:table-cell office:value-type="float" office:value="3488.364" calcext:value-type="float">
            <text:p>3488.364</text:p>
          </table:table-cell>
          <table:table-cell table:formula="of:=[.B1268]-[.$B$1257]" office:value-type="float" office:value="1.0681" calcext:value-type="float">
            <text:p>1.068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5112" calcext:value-type="float">
            <text:p>123.5112</text:p>
          </table:table-cell>
          <table:table-cell office:value-type="float" office:value="3477.611" calcext:value-type="float">
            <text:p>3477.611</text:p>
          </table:table-cell>
          <table:table-cell table:formula="of:=[.B1269]-[.$B$1257]" office:value-type="float" office:value="1.1652" calcext:value-type="float">
            <text:p>1.165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6083" calcext:value-type="float">
            <text:p>123.6083</text:p>
          </table:table-cell>
          <table:table-cell office:value-type="float" office:value="3558.99" calcext:value-type="float">
            <text:p>3558.99</text:p>
          </table:table-cell>
          <table:table-cell table:formula="of:=[.B1270]-[.$B$1257]" office:value-type="float" office:value="1.2623" calcext:value-type="float">
            <text:p>1.262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7054" calcext:value-type="float">
            <text:p>123.7054</text:p>
          </table:table-cell>
          <table:table-cell office:value-type="float" office:value="3446.301" calcext:value-type="float">
            <text:p>3446.301</text:p>
          </table:table-cell>
          <table:table-cell table:formula="of:=[.B1271]-[.$B$1257]" office:value-type="float" office:value="1.35939999999999" calcext:value-type="float">
            <text:p>1.3593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8025" calcext:value-type="float">
            <text:p>123.8025</text:p>
          </table:table-cell>
          <table:table-cell office:value-type="float" office:value="3235.031" calcext:value-type="float">
            <text:p>3235.031</text:p>
          </table:table-cell>
          <table:table-cell table:formula="of:=[.B1272]-[.$B$1257]" office:value-type="float" office:value="1.45649999999999" calcext:value-type="float">
            <text:p>1.4564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8996" calcext:value-type="float">
            <text:p>123.8996</text:p>
          </table:table-cell>
          <table:table-cell office:value-type="float" office:value="3286.585" calcext:value-type="float">
            <text:p>3286.585</text:p>
          </table:table-cell>
          <table:table-cell table:formula="of:=[.B1273]-[.$B$1257]" office:value-type="float" office:value="1.5536" calcext:value-type="float">
            <text:p>1.553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3.9967" calcext:value-type="float">
            <text:p>123.9967</text:p>
          </table:table-cell>
          <table:table-cell office:value-type="float" office:value="3484.168" calcext:value-type="float">
            <text:p>3484.168</text:p>
          </table:table-cell>
          <table:table-cell table:formula="of:=[.B1274]-[.$B$1257]" office:value-type="float" office:value="1.6507" calcext:value-type="float">
            <text:p>1.650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0938" calcext:value-type="float">
            <text:p>124.0938</text:p>
          </table:table-cell>
          <table:table-cell office:value-type="float" office:value="3584.01" calcext:value-type="float">
            <text:p>3584.01</text:p>
          </table:table-cell>
          <table:table-cell table:formula="of:=[.B1275]-[.$B$1257]" office:value-type="float" office:value="1.7478" calcext:value-type="float">
            <text:p>1.747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1909" calcext:value-type="float">
            <text:p>124.1909</text:p>
          </table:table-cell>
          <table:table-cell office:value-type="float" office:value="3562.143" calcext:value-type="float">
            <text:p>3562.143</text:p>
          </table:table-cell>
          <table:table-cell table:formula="of:=[.B1276]-[.$B$1257]" office:value-type="float" office:value="1.8449" calcext:value-type="float">
            <text:p>1.844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288" calcext:value-type="float">
            <text:p>124.288</text:p>
          </table:table-cell>
          <table:table-cell office:value-type="float" office:value="3682.689" calcext:value-type="float">
            <text:p>3682.689</text:p>
          </table:table-cell>
          <table:table-cell table:formula="of:=[.B1277]-[.$B$1257]" office:value-type="float" office:value="1.94199999999999" calcext:value-type="float">
            <text:p>1.9419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3851" calcext:value-type="float">
            <text:p>124.3851</text:p>
          </table:table-cell>
          <table:table-cell office:value-type="float" office:value="3973.302" calcext:value-type="float">
            <text:p>3973.302</text:p>
          </table:table-cell>
          <table:table-cell table:formula="of:=[.B1278]-[.$B$1257]" office:value-type="float" office:value="2.03909999999999" calcext:value-type="float">
            <text:p>2.0390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4822" calcext:value-type="float">
            <text:p>124.4822</text:p>
          </table:table-cell>
          <table:table-cell office:value-type="float" office:value="3869.867" calcext:value-type="float">
            <text:p>3869.867</text:p>
          </table:table-cell>
          <table:table-cell table:formula="of:=[.B1279]-[.$B$1257]" office:value-type="float" office:value="2.1362" calcext:value-type="float">
            <text:p>2.136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5793" calcext:value-type="float">
            <text:p>124.5793</text:p>
          </table:table-cell>
          <table:table-cell office:value-type="float" office:value="3847.348" calcext:value-type="float">
            <text:p>3847.348</text:p>
          </table:table-cell>
          <table:table-cell table:formula="of:=[.B1280]-[.$B$1257]" office:value-type="float" office:value="2.2333" calcext:value-type="float">
            <text:p>2.233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6764" calcext:value-type="float">
            <text:p>124.6764</text:p>
          </table:table-cell>
          <table:table-cell office:value-type="float" office:value="4070.797" calcext:value-type="float">
            <text:p>4070.797</text:p>
          </table:table-cell>
          <table:table-cell table:formula="of:=[.B1281]-[.$B$1257]" office:value-type="float" office:value="2.3304" calcext:value-type="float">
            <text:p>2.330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7735" calcext:value-type="float">
            <text:p>124.7735</text:p>
          </table:table-cell>
          <table:table-cell office:value-type="float" office:value="4293.525" calcext:value-type="float">
            <text:p>4293.525</text:p>
          </table:table-cell>
          <table:table-cell table:formula="of:=[.B1282]-[.$B$1257]" office:value-type="float" office:value="2.42749999999999" calcext:value-type="float">
            <text:p>2.4274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8706" calcext:value-type="float">
            <text:p>124.8706</text:p>
          </table:table-cell>
          <table:table-cell office:value-type="float" office:value="4403.626" calcext:value-type="float">
            <text:p>4403.626</text:p>
          </table:table-cell>
          <table:table-cell table:formula="of:=[.B1283]-[.$B$1257]" office:value-type="float" office:value="2.52459999999999" calcext:value-type="float">
            <text:p>2.5245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4.9677" calcext:value-type="float">
            <text:p>124.9677</text:p>
          </table:table-cell>
          <table:table-cell office:value-type="float" office:value="4415.435" calcext:value-type="float">
            <text:p>4415.435</text:p>
          </table:table-cell>
          <table:table-cell table:formula="of:=[.B1284]-[.$B$1257]" office:value-type="float" office:value="2.62169999999999" calcext:value-type="float">
            <text:p>2.6216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0648" calcext:value-type="float">
            <text:p>125.0648</text:p>
          </table:table-cell>
          <table:table-cell office:value-type="float" office:value="4330.193" calcext:value-type="float">
            <text:p>4330.193</text:p>
          </table:table-cell>
          <table:table-cell table:formula="of:=[.B1285]-[.$B$1257]" office:value-type="float" office:value="2.7188" calcext:value-type="float">
            <text:p>2.718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1619" calcext:value-type="float">
            <text:p>125.1619</text:p>
          </table:table-cell>
          <table:table-cell office:value-type="float" office:value="4322.082" calcext:value-type="float">
            <text:p>4322.082</text:p>
          </table:table-cell>
          <table:table-cell table:formula="of:=[.B1286]-[.$B$1257]" office:value-type="float" office:value="2.8159" calcext:value-type="float">
            <text:p>2.815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259" calcext:value-type="float">
            <text:p>125.259</text:p>
          </table:table-cell>
          <table:table-cell office:value-type="float" office:value="4356.11" calcext:value-type="float">
            <text:p>4356.11</text:p>
          </table:table-cell>
          <table:table-cell table:formula="of:=[.B1287]-[.$B$1257]" office:value-type="float" office:value="2.913" calcext:value-type="float">
            <text:p>2.91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3561" calcext:value-type="float">
            <text:p>125.3561</text:p>
          </table:table-cell>
          <table:table-cell office:value-type="float" office:value="4290.099" calcext:value-type="float">
            <text:p>4290.099</text:p>
          </table:table-cell>
          <table:table-cell table:formula="of:=[.B1288]-[.$B$1257]" office:value-type="float" office:value="3.01009999999999" calcext:value-type="float">
            <text:p>3.0100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4532" calcext:value-type="float">
            <text:p>125.4532</text:p>
          </table:table-cell>
          <table:table-cell office:value-type="float" office:value="4179.597" calcext:value-type="float">
            <text:p>4179.597</text:p>
          </table:table-cell>
          <table:table-cell table:formula="of:=[.B1289]-[.$B$1257]" office:value-type="float" office:value="3.10719999999999" calcext:value-type="float">
            <text:p>3.1071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5503" calcext:value-type="float">
            <text:p>125.5503</text:p>
          </table:table-cell>
          <table:table-cell office:value-type="float" office:value="4087.383" calcext:value-type="float">
            <text:p>4087.383</text:p>
          </table:table-cell>
          <table:table-cell table:formula="of:=[.B1290]-[.$B$1257]" office:value-type="float" office:value="3.20429999999999" calcext:value-type="float">
            <text:p>3.2042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6474" calcext:value-type="float">
            <text:p>125.6474</text:p>
          </table:table-cell>
          <table:table-cell office:value-type="float" office:value="4065.625" calcext:value-type="float">
            <text:p>4065.625</text:p>
          </table:table-cell>
          <table:table-cell table:formula="of:=[.B1291]-[.$B$1257]" office:value-type="float" office:value="3.3014" calcext:value-type="float">
            <text:p>3.301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7445" calcext:value-type="float">
            <text:p>125.7445</text:p>
          </table:table-cell>
          <table:table-cell office:value-type="float" office:value="3900.932" calcext:value-type="float">
            <text:p>3900.932</text:p>
          </table:table-cell>
          <table:table-cell table:formula="of:=[.B1292]-[.$B$1257]" office:value-type="float" office:value="3.3985" calcext:value-type="float">
            <text:p>3.398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8416" calcext:value-type="float">
            <text:p>125.8416</text:p>
          </table:table-cell>
          <table:table-cell office:value-type="float" office:value="3890.206" calcext:value-type="float">
            <text:p>3890.206</text:p>
          </table:table-cell>
          <table:table-cell table:formula="of:=[.B1293]-[.$B$1257]" office:value-type="float" office:value="3.4956" calcext:value-type="float">
            <text:p>3.495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5.9387" calcext:value-type="float">
            <text:p>125.9387</text:p>
          </table:table-cell>
          <table:table-cell office:value-type="float" office:value="3914.065" calcext:value-type="float">
            <text:p>3914.065</text:p>
          </table:table-cell>
          <table:table-cell table:formula="of:=[.B1294]-[.$B$1257]" office:value-type="float" office:value="3.59269999999999" calcext:value-type="float">
            <text:p>3.5926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0358" calcext:value-type="float">
            <text:p>126.0358</text:p>
          </table:table-cell>
          <table:table-cell office:value-type="float" office:value="3740.155" calcext:value-type="float">
            <text:p>3740.155</text:p>
          </table:table-cell>
          <table:table-cell table:formula="of:=[.B1295]-[.$B$1257]" office:value-type="float" office:value="3.68979999999999" calcext:value-type="float">
            <text:p>3.6897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1329" calcext:value-type="float">
            <text:p>126.1329</text:p>
          </table:table-cell>
          <table:table-cell office:value-type="float" office:value="3947.994" calcext:value-type="float">
            <text:p>3947.994</text:p>
          </table:table-cell>
          <table:table-cell table:formula="of:=[.B1296]-[.$B$1257]" office:value-type="float" office:value="3.7869" calcext:value-type="float">
            <text:p>3.786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23" calcext:value-type="float">
            <text:p>126.23</text:p>
          </table:table-cell>
          <table:table-cell office:value-type="float" office:value="4269.272" calcext:value-type="float">
            <text:p>4269.272</text:p>
          </table:table-cell>
          <table:table-cell table:formula="of:=[.B1297]-[.$B$1257]" office:value-type="float" office:value="3.884" calcext:value-type="float">
            <text:p>3.88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3271" calcext:value-type="float">
            <text:p>126.3271</text:p>
          </table:table-cell>
          <table:table-cell office:value-type="float" office:value="4254.818" calcext:value-type="float">
            <text:p>4254.818</text:p>
          </table:table-cell>
          <table:table-cell table:formula="of:=[.B1298]-[.$B$1257]" office:value-type="float" office:value="3.9811" calcext:value-type="float">
            <text:p>3.981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4242" calcext:value-type="float">
            <text:p>126.4242</text:p>
          </table:table-cell>
          <table:table-cell office:value-type="float" office:value="4025.322" calcext:value-type="float">
            <text:p>4025.322</text:p>
          </table:table-cell>
          <table:table-cell table:formula="of:=[.B1299]-[.$B$1257]" office:value-type="float" office:value="4.0782" calcext:value-type="float">
            <text:p>4.078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5213" calcext:value-type="float">
            <text:p>126.5213</text:p>
          </table:table-cell>
          <table:table-cell office:value-type="float" office:value="4015.586" calcext:value-type="float">
            <text:p>4015.586</text:p>
          </table:table-cell>
          <table:table-cell table:formula="of:=[.B1300]-[.$B$1257]" office:value-type="float" office:value="4.17529999999999" calcext:value-type="float">
            <text:p>4.1752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6184" calcext:value-type="float">
            <text:p>126.6184</text:p>
          </table:table-cell>
          <table:table-cell office:value-type="float" office:value="4042.636" calcext:value-type="float">
            <text:p>4042.636</text:p>
          </table:table-cell>
          <table:table-cell table:formula="of:=[.B1301]-[.$B$1257]" office:value-type="float" office:value="4.27239999999999" calcext:value-type="float">
            <text:p>4.2723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7155" calcext:value-type="float">
            <text:p>126.7155</text:p>
          </table:table-cell>
          <table:table-cell office:value-type="float" office:value="4140.106" calcext:value-type="float">
            <text:p>4140.106</text:p>
          </table:table-cell>
          <table:table-cell table:formula="of:=[.B1302]-[.$B$1257]" office:value-type="float" office:value="4.3695" calcext:value-type="float">
            <text:p>4.369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8126" calcext:value-type="float">
            <text:p>126.8126</text:p>
          </table:table-cell>
          <table:table-cell office:value-type="float" office:value="3989.775" calcext:value-type="float">
            <text:p>3989.775</text:p>
          </table:table-cell>
          <table:table-cell table:formula="of:=[.B1303]-[.$B$1257]" office:value-type="float" office:value="4.4666" calcext:value-type="float">
            <text:p>4.466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6.9097" calcext:value-type="float">
            <text:p>126.9097</text:p>
          </table:table-cell>
          <table:table-cell office:value-type="float" office:value="3992.933" calcext:value-type="float">
            <text:p>3992.933</text:p>
          </table:table-cell>
          <table:table-cell table:formula="of:=[.B1304]-[.$B$1257]" office:value-type="float" office:value="4.5637" calcext:value-type="float">
            <text:p>4.563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0068" calcext:value-type="float">
            <text:p>127.0068</text:p>
          </table:table-cell>
          <table:table-cell office:value-type="float" office:value="4067.694" calcext:value-type="float">
            <text:p>4067.694</text:p>
          </table:table-cell>
          <table:table-cell table:formula="of:=[.B1305]-[.$B$1257]" office:value-type="float" office:value="4.6608" calcext:value-type="float">
            <text:p>4.660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1039" calcext:value-type="float">
            <text:p>127.1039</text:p>
          </table:table-cell>
          <table:table-cell office:value-type="float" office:value="3978.177" calcext:value-type="float">
            <text:p>3978.177</text:p>
          </table:table-cell>
          <table:table-cell table:formula="of:=[.B1306]-[.$B$1257]" office:value-type="float" office:value="4.75789999999999" calcext:value-type="float">
            <text:p>4.7578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201" calcext:value-type="float">
            <text:p>127.201</text:p>
          </table:table-cell>
          <table:table-cell office:value-type="float" office:value="3759.259" calcext:value-type="float">
            <text:p>3759.259</text:p>
          </table:table-cell>
          <table:table-cell table:formula="of:=[.B1307]-[.$B$1257]" office:value-type="float" office:value="4.85499999999999" calcext:value-type="float">
            <text:p>4.8549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2981" calcext:value-type="float">
            <text:p>127.2981</text:p>
          </table:table-cell>
          <table:table-cell office:value-type="float" office:value="3813.621" calcext:value-type="float">
            <text:p>3813.621</text:p>
          </table:table-cell>
          <table:table-cell table:formula="of:=[.B1308]-[.$B$1257]" office:value-type="float" office:value="4.9521" calcext:value-type="float">
            <text:p>4.952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3952" calcext:value-type="float">
            <text:p>127.3952</text:p>
          </table:table-cell>
          <table:table-cell office:value-type="float" office:value="4122.441" calcext:value-type="float">
            <text:p>4122.441</text:p>
          </table:table-cell>
          <table:table-cell table:formula="of:=[.B1309]-[.$B$1257]" office:value-type="float" office:value="5.0492" calcext:value-type="float">
            <text:p>5.049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4923" calcext:value-type="float">
            <text:p>127.4923</text:p>
          </table:table-cell>
          <table:table-cell office:value-type="float" office:value="3940.832" calcext:value-type="float">
            <text:p>3940.832</text:p>
          </table:table-cell>
          <table:table-cell table:formula="of:=[.B1310]-[.$B$1257]" office:value-type="float" office:value="5.1463" calcext:value-type="float">
            <text:p>5.146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5894" calcext:value-type="float">
            <text:p>127.5894</text:p>
          </table:table-cell>
          <table:table-cell office:value-type="float" office:value="4150.1" calcext:value-type="float">
            <text:p>4150.1</text:p>
          </table:table-cell>
          <table:table-cell table:formula="of:=[.B1311]-[.$B$1257]" office:value-type="float" office:value="5.24339999999999" calcext:value-type="float">
            <text:p>5.2433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6865" calcext:value-type="float">
            <text:p>127.6865</text:p>
          </table:table-cell>
          <table:table-cell office:value-type="float" office:value="4245.626" calcext:value-type="float">
            <text:p>4245.626</text:p>
          </table:table-cell>
          <table:table-cell table:formula="of:=[.B1312]-[.$B$1257]" office:value-type="float" office:value="5.34049999999999" calcext:value-type="float">
            <text:p>5.3404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7836" calcext:value-type="float">
            <text:p>127.7836</text:p>
          </table:table-cell>
          <table:table-cell office:value-type="float" office:value="4245.14" calcext:value-type="float">
            <text:p>4245.14</text:p>
          </table:table-cell>
          <table:table-cell table:formula="of:=[.B1313]-[.$B$1257]" office:value-type="float" office:value="5.4376" calcext:value-type="float">
            <text:p>5.437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8807" calcext:value-type="float">
            <text:p>127.8807</text:p>
          </table:table-cell>
          <table:table-cell office:value-type="float" office:value="4169.715" calcext:value-type="float">
            <text:p>4169.715</text:p>
          </table:table-cell>
          <table:table-cell table:formula="of:=[.B1314]-[.$B$1257]" office:value-type="float" office:value="5.5347" calcext:value-type="float">
            <text:p>5.534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7.9778" calcext:value-type="float">
            <text:p>127.9778</text:p>
          </table:table-cell>
          <table:table-cell office:value-type="float" office:value="4211.9" calcext:value-type="float">
            <text:p>4211.9</text:p>
          </table:table-cell>
          <table:table-cell table:formula="of:=[.B1315]-[.$B$1257]" office:value-type="float" office:value="5.6318" calcext:value-type="float">
            <text:p>5.631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0749" calcext:value-type="float">
            <text:p>128.0749</text:p>
          </table:table-cell>
          <table:table-cell office:value-type="float" office:value="4329.35" calcext:value-type="float">
            <text:p>4329.35</text:p>
          </table:table-cell>
          <table:table-cell table:formula="of:=[.B1316]-[.$B$1257]" office:value-type="float" office:value="5.72890000000001" calcext:value-type="float">
            <text:p>5.72890000000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172" calcext:value-type="float">
            <text:p>128.172</text:p>
          </table:table-cell>
          <table:table-cell office:value-type="float" office:value="4226.705" calcext:value-type="float">
            <text:p>4226.705</text:p>
          </table:table-cell>
          <table:table-cell table:formula="of:=[.B1317]-[.$B$1257]" office:value-type="float" office:value="5.82599999999999" calcext:value-type="float">
            <text:p>5.8259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2691" calcext:value-type="float">
            <text:p>128.2691</text:p>
          </table:table-cell>
          <table:table-cell office:value-type="float" office:value="4078.405" calcext:value-type="float">
            <text:p>4078.405</text:p>
          </table:table-cell>
          <table:table-cell table:formula="of:=[.B1318]-[.$B$1257]" office:value-type="float" office:value="5.92310000000001" calcext:value-type="float">
            <text:p>5.92310000000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3662" calcext:value-type="float">
            <text:p>128.3662</text:p>
          </table:table-cell>
          <table:table-cell office:value-type="float" office:value="3868.441" calcext:value-type="float">
            <text:p>3868.441</text:p>
          </table:table-cell>
          <table:table-cell table:formula="of:=[.B1319]-[.$B$1257]" office:value-type="float" office:value="6.02019999999999" calcext:value-type="float">
            <text:p>6.0201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4633" calcext:value-type="float">
            <text:p>128.4633</text:p>
          </table:table-cell>
          <table:table-cell office:value-type="float" office:value="4032.31" calcext:value-type="float">
            <text:p>4032.31</text:p>
          </table:table-cell>
          <table:table-cell table:formula="of:=[.B1320]-[.$B$1257]" office:value-type="float" office:value="6.1173" calcext:value-type="float">
            <text:p>6.117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5604" calcext:value-type="float">
            <text:p>128.5604</text:p>
          </table:table-cell>
          <table:table-cell office:value-type="float" office:value="4258.979" calcext:value-type="float">
            <text:p>4258.979</text:p>
          </table:table-cell>
          <table:table-cell table:formula="of:=[.B1321]-[.$B$1257]" office:value-type="float" office:value="6.21439999999998" calcext:value-type="float">
            <text:p>6.2143999999999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6575" calcext:value-type="float">
            <text:p>128.6575</text:p>
          </table:table-cell>
          <table:table-cell office:value-type="float" office:value="4050.233" calcext:value-type="float">
            <text:p>4050.233</text:p>
          </table:table-cell>
          <table:table-cell table:formula="of:=[.B1322]-[.$B$1257]" office:value-type="float" office:value="6.3115" calcext:value-type="float">
            <text:p>6.311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7546" calcext:value-type="float">
            <text:p>128.7546</text:p>
          </table:table-cell>
          <table:table-cell office:value-type="float" office:value="3933.501" calcext:value-type="float">
            <text:p>3933.501</text:p>
          </table:table-cell>
          <table:table-cell table:formula="of:=[.B1323]-[.$B$1257]" office:value-type="float" office:value="6.40860000000001" calcext:value-type="float">
            <text:p>6.40860000000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8517" calcext:value-type="float">
            <text:p>128.8517</text:p>
          </table:table-cell>
          <table:table-cell office:value-type="float" office:value="4205.319" calcext:value-type="float">
            <text:p>4205.319</text:p>
          </table:table-cell>
          <table:table-cell table:formula="of:=[.B1324]-[.$B$1257]" office:value-type="float" office:value="6.50569999999999" calcext:value-type="float">
            <text:p>6.5056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8.9488" calcext:value-type="float">
            <text:p>128.9488</text:p>
          </table:table-cell>
          <table:table-cell office:value-type="float" office:value="4169.456" calcext:value-type="float">
            <text:p>4169.456</text:p>
          </table:table-cell>
          <table:table-cell table:formula="of:=[.B1325]-[.$B$1257]" office:value-type="float" office:value="6.6028" calcext:value-type="float">
            <text:p>6.602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0459" calcext:value-type="float">
            <text:p>129.0459</text:p>
          </table:table-cell>
          <table:table-cell office:value-type="float" office:value="4046.234" calcext:value-type="float">
            <text:p>4046.234</text:p>
          </table:table-cell>
          <table:table-cell table:formula="of:=[.B1326]-[.$B$1257]" office:value-type="float" office:value="6.69989999999999" calcext:value-type="float">
            <text:p>6.6998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143" calcext:value-type="float">
            <text:p>129.143</text:p>
          </table:table-cell>
          <table:table-cell office:value-type="float" office:value="4093.756" calcext:value-type="float">
            <text:p>4093.756</text:p>
          </table:table-cell>
          <table:table-cell table:formula="of:=[.B1327]-[.$B$1257]" office:value-type="float" office:value="6.797" calcext:value-type="float">
            <text:p>6.79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2401" calcext:value-type="float">
            <text:p>129.2401</text:p>
          </table:table-cell>
          <table:table-cell office:value-type="float" office:value="3924.027" calcext:value-type="float">
            <text:p>3924.027</text:p>
          </table:table-cell>
          <table:table-cell table:formula="of:=[.B1328]-[.$B$1257]" office:value-type="float" office:value="6.89410000000001" calcext:value-type="float">
            <text:p>6.89410000000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3372" calcext:value-type="float">
            <text:p>129.3372</text:p>
          </table:table-cell>
          <table:table-cell office:value-type="float" office:value="4082.981" calcext:value-type="float">
            <text:p>4082.981</text:p>
          </table:table-cell>
          <table:table-cell table:formula="of:=[.B1329]-[.$B$1257]" office:value-type="float" office:value="6.99119999999999" calcext:value-type="float">
            <text:p>6.9911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4343" calcext:value-type="float">
            <text:p>129.4343</text:p>
          </table:table-cell>
          <table:table-cell office:value-type="float" office:value="4130.256" calcext:value-type="float">
            <text:p>4130.256</text:p>
          </table:table-cell>
          <table:table-cell table:formula="of:=[.B1330]-[.$B$1257]" office:value-type="float" office:value="7.0883" calcext:value-type="float">
            <text:p>7.088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5314" calcext:value-type="float">
            <text:p>129.5314</text:p>
          </table:table-cell>
          <table:table-cell office:value-type="float" office:value="4193.075" calcext:value-type="float">
            <text:p>4193.075</text:p>
          </table:table-cell>
          <table:table-cell table:formula="of:=[.B1331]-[.$B$1257]" office:value-type="float" office:value="7.18539999999999" calcext:value-type="float">
            <text:p>7.1853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6285" calcext:value-type="float">
            <text:p>129.6285</text:p>
          </table:table-cell>
          <table:table-cell office:value-type="float" office:value="4203.428" calcext:value-type="float">
            <text:p>4203.428</text:p>
          </table:table-cell>
          <table:table-cell table:formula="of:=[.B1332]-[.$B$1257]" office:value-type="float" office:value="7.2825" calcext:value-type="float">
            <text:p>7.282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7256" calcext:value-type="float">
            <text:p>129.7256</text:p>
          </table:table-cell>
          <table:table-cell office:value-type="float" office:value="4067.885" calcext:value-type="float">
            <text:p>4067.885</text:p>
          </table:table-cell>
          <table:table-cell table:formula="of:=[.B1333]-[.$B$1257]" office:value-type="float" office:value="7.37959999999998" calcext:value-type="float">
            <text:p>7.3795999999999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8227" calcext:value-type="float">
            <text:p>129.8227</text:p>
          </table:table-cell>
          <table:table-cell office:value-type="float" office:value="3985.896" calcext:value-type="float">
            <text:p>3985.896</text:p>
          </table:table-cell>
          <table:table-cell table:formula="of:=[.B1334]-[.$B$1257]" office:value-type="float" office:value="7.47669999999999" calcext:value-type="float">
            <text:p>7.4766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29.9198" calcext:value-type="float">
            <text:p>129.9198</text:p>
          </table:table-cell>
          <table:table-cell office:value-type="float" office:value="3899.8" calcext:value-type="float">
            <text:p>3899.8</text:p>
          </table:table-cell>
          <table:table-cell table:formula="of:=[.B1335]-[.$B$1257]" office:value-type="float" office:value="7.57380000000001" calcext:value-type="float">
            <text:p>7.57380000000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0169" calcext:value-type="float">
            <text:p>130.0169</text:p>
          </table:table-cell>
          <table:table-cell office:value-type="float" office:value="3840.166" calcext:value-type="float">
            <text:p>3840.166</text:p>
          </table:table-cell>
          <table:table-cell table:formula="of:=[.B1336]-[.$B$1257]" office:value-type="float" office:value="7.67089999999999" calcext:value-type="float">
            <text:p>7.6708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114" calcext:value-type="float">
            <text:p>130.114</text:p>
          </table:table-cell>
          <table:table-cell office:value-type="float" office:value="4128.753" calcext:value-type="float">
            <text:p>4128.753</text:p>
          </table:table-cell>
          <table:table-cell table:formula="of:=[.B1337]-[.$B$1257]" office:value-type="float" office:value="7.768" calcext:value-type="float">
            <text:p>7.76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2111" calcext:value-type="float">
            <text:p>130.2111</text:p>
          </table:table-cell>
          <table:table-cell office:value-type="float" office:value="4168.839" calcext:value-type="float">
            <text:p>4168.839</text:p>
          </table:table-cell>
          <table:table-cell table:formula="of:=[.B1338]-[.$B$1257]" office:value-type="float" office:value="7.86509999999998" calcext:value-type="float">
            <text:p>7.8650999999999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3082" calcext:value-type="float">
            <text:p>130.3082</text:p>
          </table:table-cell>
          <table:table-cell office:value-type="float" office:value="3935.331" calcext:value-type="float">
            <text:p>3935.331</text:p>
          </table:table-cell>
          <table:table-cell table:formula="of:=[.B1339]-[.$B$1257]" office:value-type="float" office:value="7.9622" calcext:value-type="float">
            <text:p>7.962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4053" calcext:value-type="float">
            <text:p>130.4053</text:p>
          </table:table-cell>
          <table:table-cell office:value-type="float" office:value="3834.537" calcext:value-type="float">
            <text:p>3834.537</text:p>
          </table:table-cell>
          <table:table-cell table:formula="of:=[.B1340]-[.$B$1257]" office:value-type="float" office:value="8.05930000000001" calcext:value-type="float">
            <text:p>8.05930000000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5024" calcext:value-type="float">
            <text:p>130.5024</text:p>
          </table:table-cell>
          <table:table-cell office:value-type="float" office:value="3881.144" calcext:value-type="float">
            <text:p>3881.144</text:p>
          </table:table-cell>
          <table:table-cell table:formula="of:=[.B1341]-[.$B$1257]" office:value-type="float" office:value="8.15639999999999" calcext:value-type="float">
            <text:p>8.1563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5995" calcext:value-type="float">
            <text:p>130.5995</text:p>
          </table:table-cell>
          <table:table-cell office:value-type="float" office:value="3882.583" calcext:value-type="float">
            <text:p>3882.583</text:p>
          </table:table-cell>
          <table:table-cell table:formula="of:=[.B1342]-[.$B$1257]" office:value-type="float" office:value="8.2535" calcext:value-type="float">
            <text:p>8.253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6966" calcext:value-type="float">
            <text:p>130.6966</text:p>
          </table:table-cell>
          <table:table-cell office:value-type="float" office:value="3890.924" calcext:value-type="float">
            <text:p>3890.924</text:p>
          </table:table-cell>
          <table:table-cell table:formula="of:=[.B1343]-[.$B$1257]" office:value-type="float" office:value="8.35059999999999" calcext:value-type="float">
            <text:p>8.350599999999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7937" calcext:value-type="float">
            <text:p>130.7937</text:p>
          </table:table-cell>
          <table:table-cell office:value-type="float" office:value="3797.204" calcext:value-type="float">
            <text:p>3797.204</text:p>
          </table:table-cell>
          <table:table-cell table:formula="of:=[.B1344]-[.$B$1257]" office:value-type="float" office:value="8.4477" calcext:value-type="float">
            <text:p>8.447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8908" calcext:value-type="float">
            <text:p>130.8908</text:p>
          </table:table-cell>
          <table:table-cell office:value-type="float" office:value="3874.045" calcext:value-type="float">
            <text:p>3874.045</text:p>
          </table:table-cell>
          <table:table-cell table:formula="of:=[.B1345]-[.$B$1345]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0.9879" calcext:value-type="float">
            <text:p>130.9879</text:p>
          </table:table-cell>
          <table:table-cell office:value-type="float" office:value="4146.118" calcext:value-type="float">
            <text:p>4146.118</text:p>
          </table:table-cell>
          <table:table-cell table:formula="of:=[.B1346]-[.$B$1345]" office:value-type="float" office:value="0.0970999999999833" calcext:value-type="float">
            <text:p>0.09709999999998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085" calcext:value-type="float">
            <text:p>131.085</text:p>
          </table:table-cell>
          <table:table-cell office:value-type="float" office:value="4225.255" calcext:value-type="float">
            <text:p>4225.255</text:p>
          </table:table-cell>
          <table:table-cell table:formula="of:=[.B1347]-[.$B$1345]" office:value-type="float" office:value="0.194199999999995" calcext:value-type="float">
            <text:p>0.19419999999999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1821" calcext:value-type="float">
            <text:p>131.1821</text:p>
          </table:table-cell>
          <table:table-cell office:value-type="float" office:value="4616.73" calcext:value-type="float">
            <text:p>4616.73</text:p>
          </table:table-cell>
          <table:table-cell table:formula="of:=[.B1348]-[.$B$1345]" office:value-type="float" office:value="0.291299999999978" calcext:value-type="float">
            <text:p>0.29129999999997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2792" calcext:value-type="float">
            <text:p>131.2792</text:p>
          </table:table-cell>
          <table:table-cell office:value-type="float" office:value="4659.734" calcext:value-type="float">
            <text:p>4659.734</text:p>
          </table:table-cell>
          <table:table-cell table:formula="of:=[.B1349]-[.$B$1345]" office:value-type="float" office:value="0.38839999999999" calcext:value-type="float">
            <text:p>0.3883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3763" calcext:value-type="float">
            <text:p>131.3763</text:p>
          </table:table-cell>
          <table:table-cell office:value-type="float" office:value="4598.61" calcext:value-type="float">
            <text:p>4598.61</text:p>
          </table:table-cell>
          <table:table-cell table:formula="of:=[.B1350]-[.$B$1345]" office:value-type="float" office:value="0.485499999999973" calcext:value-type="float">
            <text:p>0.48549999999997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4734" calcext:value-type="float">
            <text:p>131.4734</text:p>
          </table:table-cell>
          <table:table-cell office:value-type="float" office:value="4517.736" calcext:value-type="float">
            <text:p>4517.736</text:p>
          </table:table-cell>
          <table:table-cell table:formula="of:=[.B1351]-[.$B$1345]" office:value-type="float" office:value="0.582599999999985" calcext:value-type="float">
            <text:p>0.58259999999998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5705" calcext:value-type="float">
            <text:p>131.5705</text:p>
          </table:table-cell>
          <table:table-cell office:value-type="float" office:value="4325.792" calcext:value-type="float">
            <text:p>4325.792</text:p>
          </table:table-cell>
          <table:table-cell table:formula="of:=[.B1352]-[.$B$1345]" office:value-type="float" office:value="0.679699999999997" calcext:value-type="float">
            <text:p>0.6796999999999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6676" calcext:value-type="float">
            <text:p>131.6676</text:p>
          </table:table-cell>
          <table:table-cell office:value-type="float" office:value="4066.38" calcext:value-type="float">
            <text:p>4066.38</text:p>
          </table:table-cell>
          <table:table-cell table:formula="of:=[.B1353]-[.$B$1345]" office:value-type="float" office:value="0.77679999999998" calcext:value-type="float">
            <text:p>0.7767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7647" calcext:value-type="float">
            <text:p>131.7647</text:p>
          </table:table-cell>
          <table:table-cell office:value-type="float" office:value="4057.866" calcext:value-type="float">
            <text:p>4057.866</text:p>
          </table:table-cell>
          <table:table-cell table:formula="of:=[.B1354]-[.$B$1345]" office:value-type="float" office:value="0.873899999999992" calcext:value-type="float">
            <text:p>0.87389999999999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8618" calcext:value-type="float">
            <text:p>131.8618</text:p>
          </table:table-cell>
          <table:table-cell office:value-type="float" office:value="4055.191" calcext:value-type="float">
            <text:p>4055.191</text:p>
          </table:table-cell>
          <table:table-cell table:formula="of:=[.B1355]-[.$B$1345]" office:value-type="float" office:value="0.970999999999975" calcext:value-type="float">
            <text:p>0.97099999999997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1.9589" calcext:value-type="float">
            <text:p>131.9589</text:p>
          </table:table-cell>
          <table:table-cell office:value-type="float" office:value="4144.446" calcext:value-type="float">
            <text:p>4144.446</text:p>
          </table:table-cell>
          <table:table-cell table:formula="of:=[.B1356]-[.$B$1345]" office:value-type="float" office:value="1.06809999999999" calcext:value-type="float">
            <text:p>1.0680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056" calcext:value-type="float">
            <text:p>132.056</text:p>
          </table:table-cell>
          <table:table-cell office:value-type="float" office:value="4095.777" calcext:value-type="float">
            <text:p>4095.777</text:p>
          </table:table-cell>
          <table:table-cell table:formula="of:=[.B1357]-[.$B$1345]" office:value-type="float" office:value="1.1652" calcext:value-type="float">
            <text:p>1.165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1531" calcext:value-type="float">
            <text:p>132.1531</text:p>
          </table:table-cell>
          <table:table-cell office:value-type="float" office:value="3983.61" calcext:value-type="float">
            <text:p>3983.61</text:p>
          </table:table-cell>
          <table:table-cell table:formula="of:=[.B1358]-[.$B$1345]" office:value-type="float" office:value="1.26229999999998" calcext:value-type="float">
            <text:p>1.2622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2502" calcext:value-type="float">
            <text:p>132.2502</text:p>
          </table:table-cell>
          <table:table-cell office:value-type="float" office:value="4044.062" calcext:value-type="float">
            <text:p>4044.062</text:p>
          </table:table-cell>
          <table:table-cell table:formula="of:=[.B1359]-[.$B$1345]" office:value-type="float" office:value="1.35939999999999" calcext:value-type="float">
            <text:p>1.3593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3473" calcext:value-type="float">
            <text:p>132.3473</text:p>
          </table:table-cell>
          <table:table-cell office:value-type="float" office:value="3879.35" calcext:value-type="float">
            <text:p>3879.35</text:p>
          </table:table-cell>
          <table:table-cell table:formula="of:=[.B1360]-[.$B$1345]" office:value-type="float" office:value="1.45649999999998" calcext:value-type="float">
            <text:p>1.4564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4444" calcext:value-type="float">
            <text:p>132.4444</text:p>
          </table:table-cell>
          <table:table-cell office:value-type="float" office:value="3738.368" calcext:value-type="float">
            <text:p>3738.368</text:p>
          </table:table-cell>
          <table:table-cell table:formula="of:=[.B1361]-[.$B$1345]" office:value-type="float" office:value="1.55359999999999" calcext:value-type="float">
            <text:p>1.5535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5415" calcext:value-type="float">
            <text:p>132.5415</text:p>
          </table:table-cell>
          <table:table-cell office:value-type="float" office:value="3753.127" calcext:value-type="float">
            <text:p>3753.127</text:p>
          </table:table-cell>
          <table:table-cell table:formula="of:=[.B1362]-[.$B$1345]" office:value-type="float" office:value="1.6507" calcext:value-type="float">
            <text:p>1.650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6386" calcext:value-type="float">
            <text:p>132.6386</text:p>
          </table:table-cell>
          <table:table-cell office:value-type="float" office:value="3663.054" calcext:value-type="float">
            <text:p>3663.054</text:p>
          </table:table-cell>
          <table:table-cell table:formula="of:=[.B1363]-[.$B$1345]" office:value-type="float" office:value="1.74779999999998" calcext:value-type="float">
            <text:p>1.7477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7357" calcext:value-type="float">
            <text:p>132.7357</text:p>
          </table:table-cell>
          <table:table-cell office:value-type="float" office:value="3755.055" calcext:value-type="float">
            <text:p>3755.055</text:p>
          </table:table-cell>
          <table:table-cell table:formula="of:=[.B1364]-[.$B$1345]" office:value-type="float" office:value="1.8449" calcext:value-type="float">
            <text:p>1.844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8328" calcext:value-type="float">
            <text:p>132.8328</text:p>
          </table:table-cell>
          <table:table-cell office:value-type="float" office:value="3623.137" calcext:value-type="float">
            <text:p>3623.137</text:p>
          </table:table-cell>
          <table:table-cell table:formula="of:=[.B1365]-[.$B$1345]" office:value-type="float" office:value="1.94199999999998" calcext:value-type="float">
            <text:p>1.9419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2.9299" calcext:value-type="float">
            <text:p>132.9299</text:p>
          </table:table-cell>
          <table:table-cell office:value-type="float" office:value="3520.646" calcext:value-type="float">
            <text:p>3520.646</text:p>
          </table:table-cell>
          <table:table-cell table:formula="of:=[.B1366]-[.$B$1345]" office:value-type="float" office:value="2.03909999999999" calcext:value-type="float">
            <text:p>2.0390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027" calcext:value-type="float">
            <text:p>133.027</text:p>
          </table:table-cell>
          <table:table-cell office:value-type="float" office:value="3656.833" calcext:value-type="float">
            <text:p>3656.833</text:p>
          </table:table-cell>
          <table:table-cell table:formula="of:=[.B1367]-[.$B$1345]" office:value-type="float" office:value="2.13619999999997" calcext:value-type="float">
            <text:p>2.136199999999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1241" calcext:value-type="float">
            <text:p>133.1241</text:p>
          </table:table-cell>
          <table:table-cell office:value-type="float" office:value="3465.742" calcext:value-type="float">
            <text:p>3465.742</text:p>
          </table:table-cell>
          <table:table-cell table:formula="of:=[.B1368]-[.$B$1345]" office:value-type="float" office:value="2.23329999999999" calcext:value-type="float">
            <text:p>2.2332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2212" calcext:value-type="float">
            <text:p>133.2212</text:p>
          </table:table-cell>
          <table:table-cell office:value-type="float" office:value="3836.844" calcext:value-type="float">
            <text:p>3836.844</text:p>
          </table:table-cell>
          <table:table-cell table:formula="of:=[.B1369]-[.$B$1345]" office:value-type="float" office:value="2.3304" calcext:value-type="float">
            <text:p>2.330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3183" calcext:value-type="float">
            <text:p>133.3183</text:p>
          </table:table-cell>
          <table:table-cell office:value-type="float" office:value="4016.621" calcext:value-type="float">
            <text:p>4016.621</text:p>
          </table:table-cell>
          <table:table-cell table:formula="of:=[.B1370]-[.$B$1345]" office:value-type="float" office:value="2.42749999999998" calcext:value-type="float">
            <text:p>2.4274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4154" calcext:value-type="float">
            <text:p>133.4154</text:p>
          </table:table-cell>
          <table:table-cell office:value-type="float" office:value="3615.179" calcext:value-type="float">
            <text:p>3615.179</text:p>
          </table:table-cell>
          <table:table-cell table:formula="of:=[.B1371]-[.$B$1345]" office:value-type="float" office:value="2.52459999999999" calcext:value-type="float">
            <text:p>2.5245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5125" calcext:value-type="float">
            <text:p>133.5125</text:p>
          </table:table-cell>
          <table:table-cell office:value-type="float" office:value="3842.363" calcext:value-type="float">
            <text:p>3842.363</text:p>
          </table:table-cell>
          <table:table-cell table:formula="of:=[.B1372]-[.$B$1345]" office:value-type="float" office:value="2.62169999999998" calcext:value-type="float">
            <text:p>2.6216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6096" calcext:value-type="float">
            <text:p>133.6096</text:p>
          </table:table-cell>
          <table:table-cell office:value-type="float" office:value="3855.349" calcext:value-type="float">
            <text:p>3855.349</text:p>
          </table:table-cell>
          <table:table-cell table:formula="of:=[.B1373]-[.$B$1345]" office:value-type="float" office:value="2.71879999999999" calcext:value-type="float">
            <text:p>2.7187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7067" calcext:value-type="float">
            <text:p>133.7067</text:p>
          </table:table-cell>
          <table:table-cell office:value-type="float" office:value="3919.201" calcext:value-type="float">
            <text:p>3919.201</text:p>
          </table:table-cell>
          <table:table-cell table:formula="of:=[.B1374]-[.$B$1345]" office:value-type="float" office:value="2.8159" calcext:value-type="float">
            <text:p>2.815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8038" calcext:value-type="float">
            <text:p>133.8038</text:p>
          </table:table-cell>
          <table:table-cell office:value-type="float" office:value="3894.175" calcext:value-type="float">
            <text:p>3894.175</text:p>
          </table:table-cell>
          <table:table-cell table:formula="of:=[.B1375]-[.$B$1345]" office:value-type="float" office:value="2.91299999999998" calcext:value-type="float">
            <text:p>2.9129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9009" calcext:value-type="float">
            <text:p>133.9009</text:p>
          </table:table-cell>
          <table:table-cell office:value-type="float" office:value="3958.381" calcext:value-type="float">
            <text:p>3958.381</text:p>
          </table:table-cell>
          <table:table-cell table:formula="of:=[.B1376]-[.$B$1345]" office:value-type="float" office:value="3.01009999999999" calcext:value-type="float">
            <text:p>3.0100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3.998" calcext:value-type="float">
            <text:p>133.998</text:p>
          </table:table-cell>
          <table:table-cell office:value-type="float" office:value="4136.965" calcext:value-type="float">
            <text:p>4136.965</text:p>
          </table:table-cell>
          <table:table-cell table:formula="of:=[.B1377]-[.$B$1345]" office:value-type="float" office:value="3.10719999999998" calcext:value-type="float">
            <text:p>3.1071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0951" calcext:value-type="float">
            <text:p>134.0951</text:p>
          </table:table-cell>
          <table:table-cell office:value-type="float" office:value="4003.53" calcext:value-type="float">
            <text:p>4003.53</text:p>
          </table:table-cell>
          <table:table-cell table:formula="of:=[.B1378]-[.$B$1345]" office:value-type="float" office:value="3.20429999999999" calcext:value-type="float">
            <text:p>3.2042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1922" calcext:value-type="float">
            <text:p>134.1922</text:p>
          </table:table-cell>
          <table:table-cell office:value-type="float" office:value="3985.54" calcext:value-type="float">
            <text:p>3985.54</text:p>
          </table:table-cell>
          <table:table-cell table:formula="of:=[.B1379]-[.$B$1345]" office:value-type="float" office:value="3.3014" calcext:value-type="float">
            <text:p>3.301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2893" calcext:value-type="float">
            <text:p>134.2893</text:p>
          </table:table-cell>
          <table:table-cell office:value-type="float" office:value="4219.254" calcext:value-type="float">
            <text:p>4219.254</text:p>
          </table:table-cell>
          <table:table-cell table:formula="of:=[.B1380]-[.$B$1345]" office:value-type="float" office:value="3.39849999999998" calcext:value-type="float">
            <text:p>3.3984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3864" calcext:value-type="float">
            <text:p>134.3864</text:p>
          </table:table-cell>
          <table:table-cell office:value-type="float" office:value="4320.446" calcext:value-type="float">
            <text:p>4320.446</text:p>
          </table:table-cell>
          <table:table-cell table:formula="of:=[.B1381]-[.$B$1345]" office:value-type="float" office:value="3.4956" calcext:value-type="float">
            <text:p>3.495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4835" calcext:value-type="float">
            <text:p>134.4835</text:p>
          </table:table-cell>
          <table:table-cell office:value-type="float" office:value="4176.958" calcext:value-type="float">
            <text:p>4176.958</text:p>
          </table:table-cell>
          <table:table-cell table:formula="of:=[.B1382]-[.$B$1345]" office:value-type="float" office:value="3.59269999999998" calcext:value-type="float">
            <text:p>3.5926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5806" calcext:value-type="float">
            <text:p>134.5806</text:p>
          </table:table-cell>
          <table:table-cell office:value-type="float" office:value="4139.811" calcext:value-type="float">
            <text:p>4139.811</text:p>
          </table:table-cell>
          <table:table-cell table:formula="of:=[.B1383]-[.$B$1345]" office:value-type="float" office:value="3.68979999999999" calcext:value-type="float">
            <text:p>3.6897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6777" calcext:value-type="float">
            <text:p>134.6777</text:p>
          </table:table-cell>
          <table:table-cell office:value-type="float" office:value="4260.051" calcext:value-type="float">
            <text:p>4260.051</text:p>
          </table:table-cell>
          <table:table-cell table:formula="of:=[.B1384]-[.$B$1345]" office:value-type="float" office:value="3.78689999999997" calcext:value-type="float">
            <text:p>3.786899999999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7748" calcext:value-type="float">
            <text:p>134.7748</text:p>
          </table:table-cell>
          <table:table-cell office:value-type="float" office:value="4127.284" calcext:value-type="float">
            <text:p>4127.284</text:p>
          </table:table-cell>
          <table:table-cell table:formula="of:=[.B1385]-[.$B$1345]" office:value-type="float" office:value="3.88399999999999" calcext:value-type="float">
            <text:p>3.8839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8719" calcext:value-type="float">
            <text:p>134.8719</text:p>
          </table:table-cell>
          <table:table-cell office:value-type="float" office:value="3831.953" calcext:value-type="float">
            <text:p>3831.953</text:p>
          </table:table-cell>
          <table:table-cell table:formula="of:=[.B1386]-[.$B$1345]" office:value-type="float" office:value="3.9811" calcext:value-type="float">
            <text:p>3.981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4.969" calcext:value-type="float">
            <text:p>134.969</text:p>
          </table:table-cell>
          <table:table-cell office:value-type="float" office:value="4083.018" calcext:value-type="float">
            <text:p>4083.018</text:p>
          </table:table-cell>
          <table:table-cell table:formula="of:=[.B1387]-[.$B$1345]" office:value-type="float" office:value="4.07819999999998" calcext:value-type="float">
            <text:p>4.0781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0661" calcext:value-type="float">
            <text:p>135.0661</text:p>
          </table:table-cell>
          <table:table-cell office:value-type="float" office:value="4209.058" calcext:value-type="float">
            <text:p>4209.058</text:p>
          </table:table-cell>
          <table:table-cell table:formula="of:=[.B1388]-[.$B$1345]" office:value-type="float" office:value="4.17529999999999" calcext:value-type="float">
            <text:p>4.1752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1632" calcext:value-type="float">
            <text:p>135.1632</text:p>
          </table:table-cell>
          <table:table-cell office:value-type="float" office:value="3721.328" calcext:value-type="float">
            <text:p>3721.328</text:p>
          </table:table-cell>
          <table:table-cell table:formula="of:=[.B1389]-[.$B$1345]" office:value-type="float" office:value="4.27239999999998" calcext:value-type="float">
            <text:p>4.2723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2603" calcext:value-type="float">
            <text:p>135.2603</text:p>
          </table:table-cell>
          <table:table-cell office:value-type="float" office:value="3786.694" calcext:value-type="float">
            <text:p>3786.694</text:p>
          </table:table-cell>
          <table:table-cell table:formula="of:=[.B1390]-[.$B$1345]" office:value-type="float" office:value="4.36949999999999" calcext:value-type="float">
            <text:p>4.3694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3574" calcext:value-type="float">
            <text:p>135.3574</text:p>
          </table:table-cell>
          <table:table-cell office:value-type="float" office:value="3644.203" calcext:value-type="float">
            <text:p>3644.203</text:p>
          </table:table-cell>
          <table:table-cell table:formula="of:=[.B1391]-[.$B$1345]" office:value-type="float" office:value="4.4666" calcext:value-type="float">
            <text:p>4.466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4545" calcext:value-type="float">
            <text:p>135.4545</text:p>
          </table:table-cell>
          <table:table-cell office:value-type="float" office:value="3595.718" calcext:value-type="float">
            <text:p>3595.718</text:p>
          </table:table-cell>
          <table:table-cell table:formula="of:=[.B1392]-[.$B$1345]" office:value-type="float" office:value="4.56369999999998" calcext:value-type="float">
            <text:p>4.5636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5516" calcext:value-type="float">
            <text:p>135.5516</text:p>
          </table:table-cell>
          <table:table-cell office:value-type="float" office:value="3669.368" calcext:value-type="float">
            <text:p>3669.368</text:p>
          </table:table-cell>
          <table:table-cell table:formula="of:=[.B1393]-[.$B$1345]" office:value-type="float" office:value="4.6608" calcext:value-type="float">
            <text:p>4.660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6487" calcext:value-type="float">
            <text:p>135.6487</text:p>
          </table:table-cell>
          <table:table-cell office:value-type="float" office:value="3620.178" calcext:value-type="float">
            <text:p>3620.178</text:p>
          </table:table-cell>
          <table:table-cell table:formula="of:=[.B1394]-[.$B$1345]" office:value-type="float" office:value="4.75789999999998" calcext:value-type="float">
            <text:p>4.7578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7458" calcext:value-type="float">
            <text:p>135.7458</text:p>
          </table:table-cell>
          <table:table-cell office:value-type="float" office:value="3612.423" calcext:value-type="float">
            <text:p>3612.423</text:p>
          </table:table-cell>
          <table:table-cell table:formula="of:=[.B1395]-[.$B$1345]" office:value-type="float" office:value="4.85499999999999" calcext:value-type="float">
            <text:p>4.8549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8429" calcext:value-type="float">
            <text:p>135.8429</text:p>
          </table:table-cell>
          <table:table-cell office:value-type="float" office:value="3512.269" calcext:value-type="float">
            <text:p>3512.269</text:p>
          </table:table-cell>
          <table:table-cell table:formula="of:=[.B1396]-[.$B$1345]" office:value-type="float" office:value="4.95209999999997" calcext:value-type="float">
            <text:p>4.952099999999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5.94" calcext:value-type="float">
            <text:p>135.94</text:p>
          </table:table-cell>
          <table:table-cell office:value-type="float" office:value="3579.637" calcext:value-type="float">
            <text:p>3579.637</text:p>
          </table:table-cell>
          <table:table-cell table:formula="of:=[.B1397]-[.$B$1345]" office:value-type="float" office:value="5.04919999999999" calcext:value-type="float">
            <text:p>5.0491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0371" calcext:value-type="float">
            <text:p>136.0371</text:p>
          </table:table-cell>
          <table:table-cell office:value-type="float" office:value="3967.638" calcext:value-type="float">
            <text:p>3967.638</text:p>
          </table:table-cell>
          <table:table-cell table:formula="of:=[.B1398]-[.$B$1345]" office:value-type="float" office:value="5.1463" calcext:value-type="float">
            <text:p>5.146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1342" calcext:value-type="float">
            <text:p>136.1342</text:p>
          </table:table-cell>
          <table:table-cell office:value-type="float" office:value="3950.396" calcext:value-type="float">
            <text:p>3950.396</text:p>
          </table:table-cell>
          <table:table-cell table:formula="of:=[.B1399]-[.$B$1345]" office:value-type="float" office:value="5.24339999999998" calcext:value-type="float">
            <text:p>5.2433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2313" calcext:value-type="float">
            <text:p>136.2313</text:p>
          </table:table-cell>
          <table:table-cell office:value-type="float" office:value="3849.099" calcext:value-type="float">
            <text:p>3849.099</text:p>
          </table:table-cell>
          <table:table-cell table:formula="of:=[.B1400]-[.$B$1345]" office:value-type="float" office:value="5.34049999999999" calcext:value-type="float">
            <text:p>5.3404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3284" calcext:value-type="float">
            <text:p>136.3284</text:p>
          </table:table-cell>
          <table:table-cell office:value-type="float" office:value="3846.908" calcext:value-type="float">
            <text:p>3846.908</text:p>
          </table:table-cell>
          <table:table-cell table:formula="of:=[.B1401]-[.$B$1345]" office:value-type="float" office:value="5.43759999999998" calcext:value-type="float">
            <text:p>5.4375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4255" calcext:value-type="float">
            <text:p>136.4255</text:p>
          </table:table-cell>
          <table:table-cell office:value-type="float" office:value="3981.88" calcext:value-type="float">
            <text:p>3981.88</text:p>
          </table:table-cell>
          <table:table-cell table:formula="of:=[.B1402]-[.$B$1345]" office:value-type="float" office:value="5.53469999999999" calcext:value-type="float">
            <text:p>5.5346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5226" calcext:value-type="float">
            <text:p>136.5226</text:p>
          </table:table-cell>
          <table:table-cell office:value-type="float" office:value="4019.341" calcext:value-type="float">
            <text:p>4019.341</text:p>
          </table:table-cell>
          <table:table-cell table:formula="of:=[.B1403]-[.$B$1345]" office:value-type="float" office:value="5.6318" calcext:value-type="float">
            <text:p>5.631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6197" calcext:value-type="float">
            <text:p>136.6197</text:p>
          </table:table-cell>
          <table:table-cell office:value-type="float" office:value="4046.15" calcext:value-type="float">
            <text:p>4046.15</text:p>
          </table:table-cell>
          <table:table-cell table:formula="of:=[.B1404]-[.$B$1345]" office:value-type="float" office:value="5.72889999999998" calcext:value-type="float">
            <text:p>5.7288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7168" calcext:value-type="float">
            <text:p>136.7168</text:p>
          </table:table-cell>
          <table:table-cell office:value-type="float" office:value="3997.536" calcext:value-type="float">
            <text:p>3997.536</text:p>
          </table:table-cell>
          <table:table-cell table:formula="of:=[.B1405]-[.$B$1345]" office:value-type="float" office:value="5.82599999999999" calcext:value-type="float">
            <text:p>5.8259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8139" calcext:value-type="float">
            <text:p>136.8139</text:p>
          </table:table-cell>
          <table:table-cell office:value-type="float" office:value="4170.617" calcext:value-type="float">
            <text:p>4170.617</text:p>
          </table:table-cell>
          <table:table-cell table:formula="of:=[.B1406]-[.$B$1345]" office:value-type="float" office:value="5.92309999999998" calcext:value-type="float">
            <text:p>5.9230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6.911" calcext:value-type="float">
            <text:p>136.911</text:p>
          </table:table-cell>
          <table:table-cell office:value-type="float" office:value="4223.054" calcext:value-type="float">
            <text:p>4223.054</text:p>
          </table:table-cell>
          <table:table-cell table:formula="of:=[.B1407]-[.$B$1345]" office:value-type="float" office:value="6.02019999999999" calcext:value-type="float">
            <text:p>6.0201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0081" calcext:value-type="float">
            <text:p>137.0081</text:p>
          </table:table-cell>
          <table:table-cell office:value-type="float" office:value="4155.676" calcext:value-type="float">
            <text:p>4155.676</text:p>
          </table:table-cell>
          <table:table-cell table:formula="of:=[.B1408]-[.$B$1345]" office:value-type="float" office:value="6.1173" calcext:value-type="float">
            <text:p>6.117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1052" calcext:value-type="float">
            <text:p>137.1052</text:p>
          </table:table-cell>
          <table:table-cell office:value-type="float" office:value="3843.522" calcext:value-type="float">
            <text:p>3843.522</text:p>
          </table:table-cell>
          <table:table-cell table:formula="of:=[.B1409]-[.$B$1345]" office:value-type="float" office:value="6.21439999999998" calcext:value-type="float">
            <text:p>6.2143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2023" calcext:value-type="float">
            <text:p>137.2023</text:p>
          </table:table-cell>
          <table:table-cell office:value-type="float" office:value="3917.314" calcext:value-type="float">
            <text:p>3917.314</text:p>
          </table:table-cell>
          <table:table-cell table:formula="of:=[.B1410]-[.$B$1345]" office:value-type="float" office:value="6.3115" calcext:value-type="float">
            <text:p>6.311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2994" calcext:value-type="float">
            <text:p>137.2994</text:p>
          </table:table-cell>
          <table:table-cell office:value-type="float" office:value="3837.056" calcext:value-type="float">
            <text:p>3837.056</text:p>
          </table:table-cell>
          <table:table-cell table:formula="of:=[.B1411]-[.$B$1345]" office:value-type="float" office:value="6.40859999999998" calcext:value-type="float">
            <text:p>6.4085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3965" calcext:value-type="float">
            <text:p>137.3965</text:p>
          </table:table-cell>
          <table:table-cell office:value-type="float" office:value="3621.16" calcext:value-type="float">
            <text:p>3621.16</text:p>
          </table:table-cell>
          <table:table-cell table:formula="of:=[.B1412]-[.$B$1345]" office:value-type="float" office:value="6.50569999999999" calcext:value-type="float">
            <text:p>6.5056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4936" calcext:value-type="float">
            <text:p>137.4936</text:p>
          </table:table-cell>
          <table:table-cell office:value-type="float" office:value="3565.961" calcext:value-type="float">
            <text:p>3565.961</text:p>
          </table:table-cell>
          <table:table-cell table:formula="of:=[.B1413]-[.$B$1345]" office:value-type="float" office:value="6.60279999999997" calcext:value-type="float">
            <text:p>6.602799999999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5907" calcext:value-type="float">
            <text:p>137.5907</text:p>
          </table:table-cell>
          <table:table-cell office:value-type="float" office:value="3615.808" calcext:value-type="float">
            <text:p>3615.808</text:p>
          </table:table-cell>
          <table:table-cell table:formula="of:=[.B1414]-[.$B$1345]" office:value-type="float" office:value="6.69989999999999" calcext:value-type="float">
            <text:p>6.6998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6878" calcext:value-type="float">
            <text:p>137.6878</text:p>
          </table:table-cell>
          <table:table-cell office:value-type="float" office:value="3620.048" calcext:value-type="float">
            <text:p>3620.048</text:p>
          </table:table-cell>
          <table:table-cell table:formula="of:=[.B1415]-[.$B$1345]" office:value-type="float" office:value="6.797" calcext:value-type="float">
            <text:p>6.7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7849" calcext:value-type="float">
            <text:p>137.7849</text:p>
          </table:table-cell>
          <table:table-cell office:value-type="float" office:value="3610.014" calcext:value-type="float">
            <text:p>3610.014</text:p>
          </table:table-cell>
          <table:table-cell table:formula="of:=[.B1416]-[.$B$1345]" office:value-type="float" office:value="6.89409999999998" calcext:value-type="float">
            <text:p>6.8940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882" calcext:value-type="float">
            <text:p>137.882</text:p>
          </table:table-cell>
          <table:table-cell office:value-type="float" office:value="3459.039" calcext:value-type="float">
            <text:p>3459.039</text:p>
          </table:table-cell>
          <table:table-cell table:formula="of:=[.B1417]-[.$B$1345]" office:value-type="float" office:value="6.99119999999999" calcext:value-type="float">
            <text:p>6.9911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7.9791" calcext:value-type="float">
            <text:p>137.9791</text:p>
          </table:table-cell>
          <table:table-cell office:value-type="float" office:value="3505.04" calcext:value-type="float">
            <text:p>3505.04</text:p>
          </table:table-cell>
          <table:table-cell table:formula="of:=[.B1418]-[.$B$1345]" office:value-type="float" office:value="7.08829999999998" calcext:value-type="float">
            <text:p>7.0882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0762" calcext:value-type="float">
            <text:p>138.0762</text:p>
          </table:table-cell>
          <table:table-cell office:value-type="float" office:value="3659.316" calcext:value-type="float">
            <text:p>3659.316</text:p>
          </table:table-cell>
          <table:table-cell table:formula="of:=[.B1419]-[.$B$1345]" office:value-type="float" office:value="7.18539999999999" calcext:value-type="float">
            <text:p>7.1853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1733" calcext:value-type="float">
            <text:p>138.1733</text:p>
          </table:table-cell>
          <table:table-cell office:value-type="float" office:value="3646.59" calcext:value-type="float">
            <text:p>3646.59</text:p>
          </table:table-cell>
          <table:table-cell table:formula="of:=[.B1420]-[.$B$1345]" office:value-type="float" office:value="7.2825" calcext:value-type="float">
            <text:p>7.282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2704" calcext:value-type="float">
            <text:p>138.2704</text:p>
          </table:table-cell>
          <table:table-cell office:value-type="float" office:value="3452.871" calcext:value-type="float">
            <text:p>3452.871</text:p>
          </table:table-cell>
          <table:table-cell table:formula="of:=[.B1421]-[.$B$1345]" office:value-type="float" office:value="7.37959999999998" calcext:value-type="float">
            <text:p>7.3795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3675" calcext:value-type="float">
            <text:p>138.3675</text:p>
          </table:table-cell>
          <table:table-cell office:value-type="float" office:value="3773.151" calcext:value-type="float">
            <text:p>3773.151</text:p>
          </table:table-cell>
          <table:table-cell table:formula="of:=[.B1422]-[.$B$1345]" office:value-type="float" office:value="7.47669999999999" calcext:value-type="float">
            <text:p>7.4766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4646" calcext:value-type="float">
            <text:p>138.4646</text:p>
          </table:table-cell>
          <table:table-cell office:value-type="float" office:value="3717.022" calcext:value-type="float">
            <text:p>3717.022</text:p>
          </table:table-cell>
          <table:table-cell table:formula="of:=[.B1423]-[.$B$1345]" office:value-type="float" office:value="7.57379999999998" calcext:value-type="float">
            <text:p>7.5737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5617" calcext:value-type="float">
            <text:p>138.5617</text:p>
          </table:table-cell>
          <table:table-cell office:value-type="float" office:value="3374.32" calcext:value-type="float">
            <text:p>3374.32</text:p>
          </table:table-cell>
          <table:table-cell table:formula="of:=[.B1424]-[.$B$1345]" office:value-type="float" office:value="7.67089999999999" calcext:value-type="float">
            <text:p>7.6708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6588" calcext:value-type="float">
            <text:p>138.6588</text:p>
          </table:table-cell>
          <table:table-cell office:value-type="float" office:value="3458.453" calcext:value-type="float">
            <text:p>3458.453</text:p>
          </table:table-cell>
          <table:table-cell table:formula="of:=[.B1425]-[.$B$1345]" office:value-type="float" office:value="7.768" calcext:value-type="float">
            <text:p>7.76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7559" calcext:value-type="float">
            <text:p>138.7559</text:p>
          </table:table-cell>
          <table:table-cell office:value-type="float" office:value="3457.322" calcext:value-type="float">
            <text:p>3457.322</text:p>
          </table:table-cell>
          <table:table-cell table:formula="of:=[.B1426]-[.$B$1345]" office:value-type="float" office:value="7.86509999999998" calcext:value-type="float">
            <text:p>7.8650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853" calcext:value-type="float">
            <text:p>138.853</text:p>
          </table:table-cell>
          <table:table-cell office:value-type="float" office:value="3602.249" calcext:value-type="float">
            <text:p>3602.249</text:p>
          </table:table-cell>
          <table:table-cell table:formula="of:=[.B1427]-[.$B$1345]" office:value-type="float" office:value="7.9622" calcext:value-type="float">
            <text:p>7.962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8.9501" calcext:value-type="float">
            <text:p>138.9501</text:p>
          </table:table-cell>
          <table:table-cell office:value-type="float" office:value="3599.309" calcext:value-type="float">
            <text:p>3599.309</text:p>
          </table:table-cell>
          <table:table-cell table:formula="of:=[.B1428]-[.$B$1345]" office:value-type="float" office:value="8.05929999999998" calcext:value-type="float">
            <text:p>8.0592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0472" calcext:value-type="float">
            <text:p>139.0472</text:p>
          </table:table-cell>
          <table:table-cell office:value-type="float" office:value="3690.122" calcext:value-type="float">
            <text:p>3690.122</text:p>
          </table:table-cell>
          <table:table-cell table:formula="of:=[.B1429]-[.$B$1345]" office:value-type="float" office:value="8.15639999999999" calcext:value-type="float">
            <text:p>8.1563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1443" calcext:value-type="float">
            <text:p>139.1443</text:p>
          </table:table-cell>
          <table:table-cell office:value-type="float" office:value="3659.983" calcext:value-type="float">
            <text:p>3659.983</text:p>
          </table:table-cell>
          <table:table-cell table:formula="of:=[.B1430]-[.$B$1345]" office:value-type="float" office:value="8.25349999999997" calcext:value-type="float">
            <text:p>8.253499999999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2414" calcext:value-type="float">
            <text:p>139.2414</text:p>
          </table:table-cell>
          <table:table-cell office:value-type="float" office:value="3543.869" calcext:value-type="float">
            <text:p>3543.869</text:p>
          </table:table-cell>
          <table:table-cell table:formula="of:=[.B1431]-[.$B$1345]" office:value-type="float" office:value="8.35059999999999" calcext:value-type="float">
            <text:p>8.3505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3385" calcext:value-type="float">
            <text:p>139.3385</text:p>
          </table:table-cell>
          <table:table-cell office:value-type="float" office:value="3781.652" calcext:value-type="float">
            <text:p>3781.652</text:p>
          </table:table-cell>
          <table:table-cell table:formula="of:=[.B1432]-[.$B$1345]" office:value-type="float" office:value="8.4477" calcext:value-type="float">
            <text:p>8.447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4356" calcext:value-type="float">
            <text:p>139.4356</text:p>
          </table:table-cell>
          <table:table-cell office:value-type="float" office:value="3685.091" calcext:value-type="float">
            <text:p>3685.091</text:p>
          </table:table-cell>
          <table:table-cell table:formula="of:=[.B1433]-[.$B$1345]" office:value-type="float" office:value="8.54479999999998" calcext:value-type="float">
            <text:p>8.5447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5327" calcext:value-type="float">
            <text:p>139.5327</text:p>
          </table:table-cell>
          <table:table-cell office:value-type="float" office:value="3722.849" calcext:value-type="float">
            <text:p>3722.849</text:p>
          </table:table-cell>
          <table:table-cell table:formula="of:=[.B1434]-[.$B$1345]" office:value-type="float" office:value="8.64189999999999" calcext:value-type="float">
            <text:p>8.6418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6298" calcext:value-type="float">
            <text:p>139.6298</text:p>
          </table:table-cell>
          <table:table-cell office:value-type="float" office:value="3846.946" calcext:value-type="float">
            <text:p>3846.946</text:p>
          </table:table-cell>
          <table:table-cell table:formula="of:=[.B1435]-[.$B$1345]" office:value-type="float" office:value="8.73899999999998" calcext:value-type="float">
            <text:p>8.7389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7269" calcext:value-type="float">
            <text:p>139.7269</text:p>
          </table:table-cell>
          <table:table-cell office:value-type="float" office:value="3576.738" calcext:value-type="float">
            <text:p>3576.738</text:p>
          </table:table-cell>
          <table:table-cell table:formula="of:=[.B1436]-[.$B$1345]" office:value-type="float" office:value="8.83609999999999" calcext:value-type="float">
            <text:p>8.8360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824" calcext:value-type="float">
            <text:p>139.824</text:p>
          </table:table-cell>
          <table:table-cell office:value-type="float" office:value="3614.272" calcext:value-type="float">
            <text:p>3614.272</text:p>
          </table:table-cell>
          <table:table-cell table:formula="of:=[.B1437]-[.$B$1345]" office:value-type="float" office:value="8.9332" calcext:value-type="float">
            <text:p>8.933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39.9211" calcext:value-type="float">
            <text:p>139.9211</text:p>
          </table:table-cell>
          <table:table-cell office:value-type="float" office:value="3768.408" calcext:value-type="float">
            <text:p>3768.408</text:p>
          </table:table-cell>
          <table:table-cell table:formula="of:=[.B1438]-[.$B$1345]" office:value-type="float" office:value="9.03029999999998" calcext:value-type="float">
            <text:p>9.0302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0182" calcext:value-type="float">
            <text:p>140.0182</text:p>
          </table:table-cell>
          <table:table-cell office:value-type="float" office:value="3806.551" calcext:value-type="float">
            <text:p>3806.551</text:p>
          </table:table-cell>
          <table:table-cell table:formula="of:=[.B1439]-[.$B$1345]" office:value-type="float" office:value="9.12739999999999" calcext:value-type="float">
            <text:p>9.1273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1153" calcext:value-type="float">
            <text:p>140.1153</text:p>
          </table:table-cell>
          <table:table-cell office:value-type="float" office:value="3689.97" calcext:value-type="float">
            <text:p>3689.97</text:p>
          </table:table-cell>
          <table:table-cell table:formula="of:=[.B1440]-[.$B$1345]" office:value-type="float" office:value="9.22449999999998" calcext:value-type="float">
            <text:p>9.2244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2124" calcext:value-type="float">
            <text:p>140.2124</text:p>
          </table:table-cell>
          <table:table-cell office:value-type="float" office:value="3879.473" calcext:value-type="float">
            <text:p>3879.473</text:p>
          </table:table-cell>
          <table:table-cell table:formula="of:=[.B1441]-[.$B$1345]" office:value-type="float" office:value="9.32159999999999" calcext:value-type="float">
            <text:p>9.3215999999999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3095" calcext:value-type="float">
            <text:p>140.3095</text:p>
          </table:table-cell>
          <table:table-cell office:value-type="float" office:value="4027.063" calcext:value-type="float">
            <text:p>4027.063</text:p>
          </table:table-cell>
          <table:table-cell table:formula="of:=[.B1442]-[.$B$1345]" office:value-type="float" office:value="9.4187" calcext:value-type="float">
            <text:p>9.418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4066" calcext:value-type="float">
            <text:p>140.4066</text:p>
          </table:table-cell>
          <table:table-cell office:value-type="float" office:value="3895.151" calcext:value-type="float">
            <text:p>3895.151</text:p>
          </table:table-cell>
          <table:table-cell table:formula="of:=[.B1443]-[.$B$1345]" office:value-type="float" office:value="9.51579999999998" calcext:value-type="float">
            <text:p>9.515799999999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5037" calcext:value-type="float">
            <text:p>140.5037</text:p>
          </table:table-cell>
          <table:table-cell office:value-type="float" office:value="4046.468" calcext:value-type="float">
            <text:p>4046.468</text:p>
          </table:table-cell>
          <table:table-cell table:formula="of:=[.B1444]-[.$B$1444]"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6008" calcext:value-type="float">
            <text:p>140.6008</text:p>
          </table:table-cell>
          <table:table-cell office:value-type="float" office:value="4220.658" calcext:value-type="float">
            <text:p>4220.658</text:p>
          </table:table-cell>
          <table:table-cell table:formula="of:=[.B1445]-[.$B$1444]" office:value-type="float" office:value="0.0970999999999833" calcext:value-type="float">
            <text:p>0.09709999999998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6979" calcext:value-type="float">
            <text:p>140.6979</text:p>
          </table:table-cell>
          <table:table-cell office:value-type="float" office:value="3997.093" calcext:value-type="float">
            <text:p>3997.093</text:p>
          </table:table-cell>
          <table:table-cell table:formula="of:=[.B1446]-[.$B$1444]" office:value-type="float" office:value="0.194199999999995" calcext:value-type="float">
            <text:p>0.19419999999999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795" calcext:value-type="float">
            <text:p>140.795</text:p>
          </table:table-cell>
          <table:table-cell office:value-type="float" office:value="4034.876" calcext:value-type="float">
            <text:p>4034.876</text:p>
          </table:table-cell>
          <table:table-cell table:formula="of:=[.B1447]-[.$B$1444]" office:value-type="float" office:value="0.291299999999978" calcext:value-type="float">
            <text:p>0.29129999999997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8921" calcext:value-type="float">
            <text:p>140.8921</text:p>
          </table:table-cell>
          <table:table-cell office:value-type="float" office:value="4118.567" calcext:value-type="float">
            <text:p>4118.567</text:p>
          </table:table-cell>
          <table:table-cell table:formula="of:=[.B1448]-[.$B$1444]" office:value-type="float" office:value="0.38839999999999" calcext:value-type="float">
            <text:p>0.3883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0.9892" calcext:value-type="float">
            <text:p>140.9892</text:p>
          </table:table-cell>
          <table:table-cell office:value-type="float" office:value="4188.619" calcext:value-type="float">
            <text:p>4188.619</text:p>
          </table:table-cell>
          <table:table-cell table:formula="of:=[.B1449]-[.$B$1444]" office:value-type="float" office:value="0.485500000000002" calcext:value-type="float">
            <text:p>0.48550000000000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0863" calcext:value-type="float">
            <text:p>141.0863</text:p>
          </table:table-cell>
          <table:table-cell office:value-type="float" office:value="4238.44" calcext:value-type="float">
            <text:p>4238.44</text:p>
          </table:table-cell>
          <table:table-cell table:formula="of:=[.B1450]-[.$B$1444]" office:value-type="float" office:value="0.582599999999985" calcext:value-type="float">
            <text:p>0.58259999999998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1834" calcext:value-type="float">
            <text:p>141.1834</text:p>
          </table:table-cell>
          <table:table-cell office:value-type="float" office:value="4391.168" calcext:value-type="float">
            <text:p>4391.168</text:p>
          </table:table-cell>
          <table:table-cell table:formula="of:=[.B1451]-[.$B$1444]" office:value-type="float" office:value="0.679699999999997" calcext:value-type="float">
            <text:p>0.67969999999999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2805" calcext:value-type="float">
            <text:p>141.2805</text:p>
          </table:table-cell>
          <table:table-cell office:value-type="float" office:value="4653.05" calcext:value-type="float">
            <text:p>4653.05</text:p>
          </table:table-cell>
          <table:table-cell table:formula="of:=[.B1452]-[.$B$1444]" office:value-type="float" office:value="0.77679999999998" calcext:value-type="float">
            <text:p>0.7767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3776" calcext:value-type="float">
            <text:p>141.3776</text:p>
          </table:table-cell>
          <table:table-cell office:value-type="float" office:value="4563.703" calcext:value-type="float">
            <text:p>4563.703</text:p>
          </table:table-cell>
          <table:table-cell table:formula="of:=[.B1453]-[.$B$1444]" office:value-type="float" office:value="0.873899999999992" calcext:value-type="float">
            <text:p>0.87389999999999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4747" calcext:value-type="float">
            <text:p>141.4747</text:p>
          </table:table-cell>
          <table:table-cell office:value-type="float" office:value="4645.525" calcext:value-type="float">
            <text:p>4645.525</text:p>
          </table:table-cell>
          <table:table-cell table:formula="of:=[.B1454]-[.$B$1444]" office:value-type="float" office:value="0.971000000000004" calcext:value-type="float">
            <text:p>0.97100000000000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5718" calcext:value-type="float">
            <text:p>141.5718</text:p>
          </table:table-cell>
          <table:table-cell office:value-type="float" office:value="4362" calcext:value-type="float">
            <text:p>4362</text:p>
          </table:table-cell>
          <table:table-cell table:formula="of:=[.B1455]-[.$B$1444]" office:value-type="float" office:value="1.06809999999999" calcext:value-type="float">
            <text:p>1.0680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6689" calcext:value-type="float">
            <text:p>141.6689</text:p>
          </table:table-cell>
          <table:table-cell office:value-type="float" office:value="4541.813" calcext:value-type="float">
            <text:p>4541.813</text:p>
          </table:table-cell>
          <table:table-cell table:formula="of:=[.B1456]-[.$B$1444]" office:value-type="float" office:value="1.1652" calcext:value-type="float">
            <text:p>1.165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766" calcext:value-type="float">
            <text:p>141.766</text:p>
          </table:table-cell>
          <table:table-cell office:value-type="float" office:value="4739.382" calcext:value-type="float">
            <text:p>4739.382</text:p>
          </table:table-cell>
          <table:table-cell table:formula="of:=[.B1457]-[.$B$1444]" office:value-type="float" office:value="1.26229999999998" calcext:value-type="float">
            <text:p>1.2622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8631" calcext:value-type="float">
            <text:p>141.8631</text:p>
          </table:table-cell>
          <table:table-cell office:value-type="float" office:value="4864.299" calcext:value-type="float">
            <text:p>4864.299</text:p>
          </table:table-cell>
          <table:table-cell table:formula="of:=[.B1458]-[.$B$1444]" office:value-type="float" office:value="1.35939999999999" calcext:value-type="float">
            <text:p>1.3593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1.9602" calcext:value-type="float">
            <text:p>141.9602</text:p>
          </table:table-cell>
          <table:table-cell office:value-type="float" office:value="4822.138" calcext:value-type="float">
            <text:p>4822.138</text:p>
          </table:table-cell>
          <table:table-cell table:formula="of:=[.B1459]-[.$B$1444]" office:value-type="float" office:value="1.45649999999998" calcext:value-type="float">
            <text:p>1.4564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0573" calcext:value-type="float">
            <text:p>142.0573</text:p>
          </table:table-cell>
          <table:table-cell office:value-type="float" office:value="4799.062" calcext:value-type="float">
            <text:p>4799.062</text:p>
          </table:table-cell>
          <table:table-cell table:formula="of:=[.B1460]-[.$B$1444]" office:value-type="float" office:value="1.55359999999999" calcext:value-type="float">
            <text:p>1.5535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1544" calcext:value-type="float">
            <text:p>142.1544</text:p>
          </table:table-cell>
          <table:table-cell office:value-type="float" office:value="4899.56" calcext:value-type="float">
            <text:p>4899.56</text:p>
          </table:table-cell>
          <table:table-cell table:formula="of:=[.B1461]-[.$B$1444]" office:value-type="float" office:value="1.6507" calcext:value-type="float">
            <text:p>1.650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2515" calcext:value-type="float">
            <text:p>142.2515</text:p>
          </table:table-cell>
          <table:table-cell office:value-type="float" office:value="5041.495" calcext:value-type="float">
            <text:p>5041.495</text:p>
          </table:table-cell>
          <table:table-cell table:formula="of:=[.B1462]-[.$B$1444]" office:value-type="float" office:value="1.74779999999998" calcext:value-type="float">
            <text:p>1.7477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3486" calcext:value-type="float">
            <text:p>142.3486</text:p>
          </table:table-cell>
          <table:table-cell office:value-type="float" office:value="4793.98" calcext:value-type="float">
            <text:p>4793.98</text:p>
          </table:table-cell>
          <table:table-cell table:formula="of:=[.B1463]-[.$B$1444]" office:value-type="float" office:value="1.8449" calcext:value-type="float">
            <text:p>1.844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4457" calcext:value-type="float">
            <text:p>142.4457</text:p>
          </table:table-cell>
          <table:table-cell office:value-type="float" office:value="4553.889" calcext:value-type="float">
            <text:p>4553.889</text:p>
          </table:table-cell>
          <table:table-cell table:formula="of:=[.B1464]-[.$B$1444]" office:value-type="float" office:value="1.94199999999998" calcext:value-type="float">
            <text:p>1.9419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5428" calcext:value-type="float">
            <text:p>142.5428</text:p>
          </table:table-cell>
          <table:table-cell office:value-type="float" office:value="4474.092" calcext:value-type="float">
            <text:p>4474.092</text:p>
          </table:table-cell>
          <table:table-cell table:formula="of:=[.B1465]-[.$B$1444]" office:value-type="float" office:value="2.03909999999999" calcext:value-type="float">
            <text:p>2.0390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6399" calcext:value-type="float">
            <text:p>142.6399</text:p>
          </table:table-cell>
          <table:table-cell office:value-type="float" office:value="4116.381" calcext:value-type="float">
            <text:p>4116.381</text:p>
          </table:table-cell>
          <table:table-cell table:formula="of:=[.B1466]-[.$B$1444]" office:value-type="float" office:value="2.1362" calcext:value-type="float">
            <text:p>2.136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737" calcext:value-type="float">
            <text:p>142.737</text:p>
          </table:table-cell>
          <table:table-cell office:value-type="float" office:value="4073.29" calcext:value-type="float">
            <text:p>4073.29</text:p>
          </table:table-cell>
          <table:table-cell table:formula="of:=[.B1467]-[.$B$1444]" office:value-type="float" office:value="2.23329999999999" calcext:value-type="float">
            <text:p>2.2332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8341" calcext:value-type="float">
            <text:p>142.8341</text:p>
          </table:table-cell>
          <table:table-cell office:value-type="float" office:value="4041.214" calcext:value-type="float">
            <text:p>4041.214</text:p>
          </table:table-cell>
          <table:table-cell table:formula="of:=[.B1468]-[.$B$1444]" office:value-type="float" office:value="2.3304" calcext:value-type="float">
            <text:p>2.330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2.9312" calcext:value-type="float">
            <text:p>142.9312</text:p>
          </table:table-cell>
          <table:table-cell office:value-type="float" office:value="3833.569" calcext:value-type="float">
            <text:p>3833.569</text:p>
          </table:table-cell>
          <table:table-cell table:formula="of:=[.B1469]-[.$B$1444]" office:value-type="float" office:value="2.42749999999998" calcext:value-type="float">
            <text:p>2.4274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0283" calcext:value-type="float">
            <text:p>143.0283</text:p>
          </table:table-cell>
          <table:table-cell office:value-type="float" office:value="4045.957" calcext:value-type="float">
            <text:p>4045.957</text:p>
          </table:table-cell>
          <table:table-cell table:formula="of:=[.B1470]-[.$B$1444]" office:value-type="float" office:value="2.52459999999999" calcext:value-type="float">
            <text:p>2.5245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1254" calcext:value-type="float">
            <text:p>143.1254</text:p>
          </table:table-cell>
          <table:table-cell office:value-type="float" office:value="3771.213" calcext:value-type="float">
            <text:p>3771.213</text:p>
          </table:table-cell>
          <table:table-cell table:formula="of:=[.B1471]-[.$B$1444]" office:value-type="float" office:value="2.6217" calcext:value-type="float">
            <text:p>2.621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2225" calcext:value-type="float">
            <text:p>143.2225</text:p>
          </table:table-cell>
          <table:table-cell office:value-type="float" office:value="3600.57" calcext:value-type="float">
            <text:p>3600.57</text:p>
          </table:table-cell>
          <table:table-cell table:formula="of:=[.B1472]-[.$B$1444]" office:value-type="float" office:value="2.71879999999999" calcext:value-type="float">
            <text:p>2.7187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3196" calcext:value-type="float">
            <text:p>143.3196</text:p>
          </table:table-cell>
          <table:table-cell office:value-type="float" office:value="3499.732" calcext:value-type="float">
            <text:p>3499.732</text:p>
          </table:table-cell>
          <table:table-cell table:formula="of:=[.B1473]-[.$B$1444]" office:value-type="float" office:value="2.8159" calcext:value-type="float">
            <text:p>2.815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4167" calcext:value-type="float">
            <text:p>143.4167</text:p>
          </table:table-cell>
          <table:table-cell office:value-type="float" office:value="3552.178" calcext:value-type="float">
            <text:p>3552.178</text:p>
          </table:table-cell>
          <table:table-cell table:formula="of:=[.B1474]-[.$B$1444]" office:value-type="float" office:value="2.91299999999998" calcext:value-type="float">
            <text:p>2.9129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5138" calcext:value-type="float">
            <text:p>143.5138</text:p>
          </table:table-cell>
          <table:table-cell office:value-type="float" office:value="3761.538" calcext:value-type="float">
            <text:p>3761.538</text:p>
          </table:table-cell>
          <table:table-cell table:formula="of:=[.B1475]-[.$B$1444]" office:value-type="float" office:value="3.01009999999999" calcext:value-type="float">
            <text:p>3.0100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6109" calcext:value-type="float">
            <text:p>143.6109</text:p>
          </table:table-cell>
          <table:table-cell office:value-type="float" office:value="3771.452" calcext:value-type="float">
            <text:p>3771.452</text:p>
          </table:table-cell>
          <table:table-cell table:formula="of:=[.B1476]-[.$B$1444]" office:value-type="float" office:value="3.10719999999998" calcext:value-type="float">
            <text:p>3.1071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708" calcext:value-type="float">
            <text:p>143.708</text:p>
          </table:table-cell>
          <table:table-cell office:value-type="float" office:value="3691.646" calcext:value-type="float">
            <text:p>3691.646</text:p>
          </table:table-cell>
          <table:table-cell table:formula="of:=[.B1477]-[.$B$1444]" office:value-type="float" office:value="3.20429999999999" calcext:value-type="float">
            <text:p>3.2042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8051" calcext:value-type="float">
            <text:p>143.8051</text:p>
          </table:table-cell>
          <table:table-cell office:value-type="float" office:value="3690.745" calcext:value-type="float">
            <text:p>3690.745</text:p>
          </table:table-cell>
          <table:table-cell table:formula="of:=[.B1478]-[.$B$1444]" office:value-type="float" office:value="3.3014" calcext:value-type="float">
            <text:p>3.301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9022" calcext:value-type="float">
            <text:p>143.9022</text:p>
          </table:table-cell>
          <table:table-cell office:value-type="float" office:value="3642.874" calcext:value-type="float">
            <text:p>3642.874</text:p>
          </table:table-cell>
          <table:table-cell table:formula="of:=[.B1479]-[.$B$1444]" office:value-type="float" office:value="3.39849999999998" calcext:value-type="float">
            <text:p>3.3984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3.9993" calcext:value-type="float">
            <text:p>143.9993</text:p>
          </table:table-cell>
          <table:table-cell office:value-type="float" office:value="3982.746" calcext:value-type="float">
            <text:p>3982.746</text:p>
          </table:table-cell>
          <table:table-cell table:formula="of:=[.B1480]-[.$B$1444]" office:value-type="float" office:value="3.4956" calcext:value-type="float">
            <text:p>3.495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0964" calcext:value-type="float">
            <text:p>144.0964</text:p>
          </table:table-cell>
          <table:table-cell office:value-type="float" office:value="3746.714" calcext:value-type="float">
            <text:p>3746.714</text:p>
          </table:table-cell>
          <table:table-cell table:formula="of:=[.B1481]-[.$B$1444]" office:value-type="float" office:value="3.59269999999998" calcext:value-type="float">
            <text:p>3.5926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1935" calcext:value-type="float">
            <text:p>144.1935</text:p>
          </table:table-cell>
          <table:table-cell office:value-type="float" office:value="3872.676" calcext:value-type="float">
            <text:p>3872.676</text:p>
          </table:table-cell>
          <table:table-cell table:formula="of:=[.B1482]-[.$B$1444]" office:value-type="float" office:value="3.68979999999999" calcext:value-type="float">
            <text:p>3.6897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2906" calcext:value-type="float">
            <text:p>144.2906</text:p>
          </table:table-cell>
          <table:table-cell office:value-type="float" office:value="3950.186" calcext:value-type="float">
            <text:p>3950.186</text:p>
          </table:table-cell>
          <table:table-cell table:formula="of:=[.B1483]-[.$B$1444]" office:value-type="float" office:value="3.7869" calcext:value-type="float">
            <text:p>3.786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3877" calcext:value-type="float">
            <text:p>144.3877</text:p>
          </table:table-cell>
          <table:table-cell office:value-type="float" office:value="3873.526" calcext:value-type="float">
            <text:p>3873.526</text:p>
          </table:table-cell>
          <table:table-cell table:formula="of:=[.B1484]-[.$B$1444]" office:value-type="float" office:value="3.88399999999999" calcext:value-type="float">
            <text:p>3.8839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4848" calcext:value-type="float">
            <text:p>144.4848</text:p>
          </table:table-cell>
          <table:table-cell office:value-type="float" office:value="4095.046" calcext:value-type="float">
            <text:p>4095.046</text:p>
          </table:table-cell>
          <table:table-cell table:formula="of:=[.B1485]-[.$B$1444]" office:value-type="float" office:value="3.9811" calcext:value-type="float">
            <text:p>3.981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5819" calcext:value-type="float">
            <text:p>144.5819</text:p>
          </table:table-cell>
          <table:table-cell office:value-type="float" office:value="3982.77" calcext:value-type="float">
            <text:p>3982.77</text:p>
          </table:table-cell>
          <table:table-cell table:formula="of:=[.B1486]-[.$B$1444]" office:value-type="float" office:value="4.07819999999998" calcext:value-type="float">
            <text:p>4.0781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679" calcext:value-type="float">
            <text:p>144.679</text:p>
          </table:table-cell>
          <table:table-cell office:value-type="float" office:value="4061.428" calcext:value-type="float">
            <text:p>4061.428</text:p>
          </table:table-cell>
          <table:table-cell table:formula="of:=[.B1487]-[.$B$1444]" office:value-type="float" office:value="4.17529999999999" calcext:value-type="float">
            <text:p>4.1752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7761" calcext:value-type="float">
            <text:p>144.7761</text:p>
          </table:table-cell>
          <table:table-cell office:value-type="float" office:value="4441.485" calcext:value-type="float">
            <text:p>4441.485</text:p>
          </table:table-cell>
          <table:table-cell table:formula="of:=[.B1488]-[.$B$1444]" office:value-type="float" office:value="4.2724" calcext:value-type="float">
            <text:p>4.272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8732" calcext:value-type="float">
            <text:p>144.8732</text:p>
          </table:table-cell>
          <table:table-cell office:value-type="float" office:value="4358.005" calcext:value-type="float">
            <text:p>4358.005</text:p>
          </table:table-cell>
          <table:table-cell table:formula="of:=[.B1489]-[.$B$1444]" office:value-type="float" office:value="4.36949999999999" calcext:value-type="float">
            <text:p>4.3694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4.9703" calcext:value-type="float">
            <text:p>144.9703</text:p>
          </table:table-cell>
          <table:table-cell office:value-type="float" office:value="4192.221" calcext:value-type="float">
            <text:p>4192.221</text:p>
          </table:table-cell>
          <table:table-cell table:formula="of:=[.B1490]-[.$B$1444]" office:value-type="float" office:value="4.4666" calcext:value-type="float">
            <text:p>4.466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0674" calcext:value-type="float">
            <text:p>145.0674</text:p>
          </table:table-cell>
          <table:table-cell office:value-type="float" office:value="4102.83" calcext:value-type="float">
            <text:p>4102.83</text:p>
          </table:table-cell>
          <table:table-cell table:formula="of:=[.B1491]-[.$B$1444]" office:value-type="float" office:value="4.56369999999998" calcext:value-type="float">
            <text:p>4.5636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1645" calcext:value-type="float">
            <text:p>145.1645</text:p>
          </table:table-cell>
          <table:table-cell office:value-type="float" office:value="3976.062" calcext:value-type="float">
            <text:p>3976.062</text:p>
          </table:table-cell>
          <table:table-cell table:formula="of:=[.B1492]-[.$B$1444]" office:value-type="float" office:value="4.6608" calcext:value-type="float">
            <text:p>4.660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2616" calcext:value-type="float">
            <text:p>145.2616</text:p>
          </table:table-cell>
          <table:table-cell office:value-type="float" office:value="3955.655" calcext:value-type="float">
            <text:p>3955.655</text:p>
          </table:table-cell>
          <table:table-cell table:formula="of:=[.B1493]-[.$B$1444]" office:value-type="float" office:value="4.75789999999998" calcext:value-type="float">
            <text:p>4.7578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3587" calcext:value-type="float">
            <text:p>145.3587</text:p>
          </table:table-cell>
          <table:table-cell office:value-type="float" office:value="4040.768" calcext:value-type="float">
            <text:p>4040.768</text:p>
          </table:table-cell>
          <table:table-cell table:formula="of:=[.B1494]-[.$B$1444]" office:value-type="float" office:value="4.85499999999999" calcext:value-type="float">
            <text:p>4.8549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4558" calcext:value-type="float">
            <text:p>145.4558</text:p>
          </table:table-cell>
          <table:table-cell office:value-type="float" office:value="4191.165" calcext:value-type="float">
            <text:p>4191.165</text:p>
          </table:table-cell>
          <table:table-cell table:formula="of:=[.B1495]-[.$B$1444]" office:value-type="float" office:value="4.9521" calcext:value-type="float">
            <text:p>4.952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5529" calcext:value-type="float">
            <text:p>145.5529</text:p>
          </table:table-cell>
          <table:table-cell office:value-type="float" office:value="4350.554" calcext:value-type="float">
            <text:p>4350.554</text:p>
          </table:table-cell>
          <table:table-cell table:formula="of:=[.B1496]-[.$B$1444]" office:value-type="float" office:value="5.04919999999999" calcext:value-type="float">
            <text:p>5.0491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65" calcext:value-type="float">
            <text:p>145.65</text:p>
          </table:table-cell>
          <table:table-cell office:value-type="float" office:value="4237.622" calcext:value-type="float">
            <text:p>4237.622</text:p>
          </table:table-cell>
          <table:table-cell table:formula="of:=[.B1497]-[.$B$1444]" office:value-type="float" office:value="5.1463" calcext:value-type="float">
            <text:p>5.146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7471" calcext:value-type="float">
            <text:p>145.7471</text:p>
          </table:table-cell>
          <table:table-cell office:value-type="float" office:value="4328.528" calcext:value-type="float">
            <text:p>4328.528</text:p>
          </table:table-cell>
          <table:table-cell table:formula="of:=[.B1498]-[.$B$1444]" office:value-type="float" office:value="5.24339999999998" calcext:value-type="float">
            <text:p>5.2433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8442" calcext:value-type="float">
            <text:p>145.8442</text:p>
          </table:table-cell>
          <table:table-cell office:value-type="float" office:value="4224.769" calcext:value-type="float">
            <text:p>4224.769</text:p>
          </table:table-cell>
          <table:table-cell table:formula="of:=[.B1499]-[.$B$1444]" office:value-type="float" office:value="5.34049999999999" calcext:value-type="float">
            <text:p>5.3404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5.9413" calcext:value-type="float">
            <text:p>145.9413</text:p>
          </table:table-cell>
          <table:table-cell office:value-type="float" office:value="4193.695" calcext:value-type="float">
            <text:p>4193.695</text:p>
          </table:table-cell>
          <table:table-cell table:formula="of:=[.B1500]-[.$B$1444]" office:value-type="float" office:value="5.4376" calcext:value-type="float">
            <text:p>5.437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0384" calcext:value-type="float">
            <text:p>146.0384</text:p>
          </table:table-cell>
          <table:table-cell office:value-type="float" office:value="4198.982" calcext:value-type="float">
            <text:p>4198.982</text:p>
          </table:table-cell>
          <table:table-cell table:formula="of:=[.B1501]-[.$B$1444]" office:value-type="float" office:value="5.53469999999999" calcext:value-type="float">
            <text:p>5.5346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1355" calcext:value-type="float">
            <text:p>146.1355</text:p>
          </table:table-cell>
          <table:table-cell office:value-type="float" office:value="4059.452" calcext:value-type="float">
            <text:p>4059.452</text:p>
          </table:table-cell>
          <table:table-cell table:formula="of:=[.B1502]-[.$B$1444]" office:value-type="float" office:value="5.6318" calcext:value-type="float">
            <text:p>5.631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2326" calcext:value-type="float">
            <text:p>146.2326</text:p>
          </table:table-cell>
          <table:table-cell office:value-type="float" office:value="3970.331" calcext:value-type="float">
            <text:p>3970.331</text:p>
          </table:table-cell>
          <table:table-cell table:formula="of:=[.B1503]-[.$B$1444]" office:value-type="float" office:value="5.72889999999998" calcext:value-type="float">
            <text:p>5.7288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3297" calcext:value-type="float">
            <text:p>146.3297</text:p>
          </table:table-cell>
          <table:table-cell office:value-type="float" office:value="3878.643" calcext:value-type="float">
            <text:p>3878.643</text:p>
          </table:table-cell>
          <table:table-cell table:formula="of:=[.B1504]-[.$B$1444]" office:value-type="float" office:value="5.82599999999999" calcext:value-type="float">
            <text:p>5.8259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4268" calcext:value-type="float">
            <text:p>146.4268</text:p>
          </table:table-cell>
          <table:table-cell office:value-type="float" office:value="3931.39" calcext:value-type="float">
            <text:p>3931.39</text:p>
          </table:table-cell>
          <table:table-cell table:formula="of:=[.B1505]-[.$B$1444]" office:value-type="float" office:value="5.92309999999998" calcext:value-type="float">
            <text:p>5.9230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5239" calcext:value-type="float">
            <text:p>146.5239</text:p>
          </table:table-cell>
          <table:table-cell office:value-type="float" office:value="4037.761" calcext:value-type="float">
            <text:p>4037.761</text:p>
          </table:table-cell>
          <table:table-cell table:formula="of:=[.B1506]-[.$B$1444]" office:value-type="float" office:value="6.02019999999999" calcext:value-type="float">
            <text:p>6.0201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621" calcext:value-type="float">
            <text:p>146.621</text:p>
          </table:table-cell>
          <table:table-cell office:value-type="float" office:value="4215.845" calcext:value-type="float">
            <text:p>4215.845</text:p>
          </table:table-cell>
          <table:table-cell table:formula="of:=[.B1507]-[.$B$1444]" office:value-type="float" office:value="6.1173" calcext:value-type="float">
            <text:p>6.117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7181" calcext:value-type="float">
            <text:p>146.7181</text:p>
          </table:table-cell>
          <table:table-cell office:value-type="float" office:value="3958.805" calcext:value-type="float">
            <text:p>3958.805</text:p>
          </table:table-cell>
          <table:table-cell table:formula="of:=[.B1508]-[.$B$1444]" office:value-type="float" office:value="6.21439999999998" calcext:value-type="float">
            <text:p>6.2143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8152" calcext:value-type="float">
            <text:p>146.8152</text:p>
          </table:table-cell>
          <table:table-cell office:value-type="float" office:value="3789.153" calcext:value-type="float">
            <text:p>3789.153</text:p>
          </table:table-cell>
          <table:table-cell table:formula="of:=[.B1509]-[.$B$1444]" office:value-type="float" office:value="6.3115" calcext:value-type="float">
            <text:p>6.311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6.9123" calcext:value-type="float">
            <text:p>146.9123</text:p>
          </table:table-cell>
          <table:table-cell office:value-type="float" office:value="3759.687" calcext:value-type="float">
            <text:p>3759.687</text:p>
          </table:table-cell>
          <table:table-cell table:formula="of:=[.B1510]-[.$B$1444]" office:value-type="float" office:value="6.40859999999998" calcext:value-type="float">
            <text:p>6.4085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0094" calcext:value-type="float">
            <text:p>147.0094</text:p>
          </table:table-cell>
          <table:table-cell office:value-type="float" office:value="3652.643" calcext:value-type="float">
            <text:p>3652.643</text:p>
          </table:table-cell>
          <table:table-cell table:formula="of:=[.B1511]-[.$B$1444]" office:value-type="float" office:value="6.50569999999999" calcext:value-type="float">
            <text:p>6.5056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1065" calcext:value-type="float">
            <text:p>147.1065</text:p>
          </table:table-cell>
          <table:table-cell office:value-type="float" office:value="3726.035" calcext:value-type="float">
            <text:p>3726.035</text:p>
          </table:table-cell>
          <table:table-cell table:formula="of:=[.B1512]-[.$B$1444]" office:value-type="float" office:value="6.6028" calcext:value-type="float">
            <text:p>6.602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2036" calcext:value-type="float">
            <text:p>147.2036</text:p>
          </table:table-cell>
          <table:table-cell office:value-type="float" office:value="3849.746" calcext:value-type="float">
            <text:p>3849.746</text:p>
          </table:table-cell>
          <table:table-cell table:formula="of:=[.B1513]-[.$B$1444]" office:value-type="float" office:value="6.69989999999999" calcext:value-type="float">
            <text:p>6.6998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3007" calcext:value-type="float">
            <text:p>147.3007</text:p>
          </table:table-cell>
          <table:table-cell office:value-type="float" office:value="3761.506" calcext:value-type="float">
            <text:p>3761.506</text:p>
          </table:table-cell>
          <table:table-cell table:formula="of:=[.B1514]-[.$B$1444]" office:value-type="float" office:value="6.797" calcext:value-type="float">
            <text:p>6.79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3978" calcext:value-type="float">
            <text:p>147.3978</text:p>
          </table:table-cell>
          <table:table-cell office:value-type="float" office:value="3494.377" calcext:value-type="float">
            <text:p>3494.377</text:p>
          </table:table-cell>
          <table:table-cell table:formula="of:=[.B1515]-[.$B$1444]" office:value-type="float" office:value="6.89409999999998" calcext:value-type="float">
            <text:p>6.8940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4949" calcext:value-type="float">
            <text:p>147.4949</text:p>
          </table:table-cell>
          <table:table-cell office:value-type="float" office:value="3669.136" calcext:value-type="float">
            <text:p>3669.136</text:p>
          </table:table-cell>
          <table:table-cell table:formula="of:=[.B1516]-[.$B$1444]" office:value-type="float" office:value="6.99119999999999" calcext:value-type="float">
            <text:p>6.9911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592" calcext:value-type="float">
            <text:p>147.592</text:p>
          </table:table-cell>
          <table:table-cell office:value-type="float" office:value="3858.288" calcext:value-type="float">
            <text:p>3858.288</text:p>
          </table:table-cell>
          <table:table-cell table:formula="of:=[.B1517]-[.$B$1444]" office:value-type="float" office:value="7.0883" calcext:value-type="float">
            <text:p>7.088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6891" calcext:value-type="float">
            <text:p>147.6891</text:p>
          </table:table-cell>
          <table:table-cell office:value-type="float" office:value="3739.642" calcext:value-type="float">
            <text:p>3739.642</text:p>
          </table:table-cell>
          <table:table-cell table:formula="of:=[.B1518]-[.$B$1444]" office:value-type="float" office:value="7.18539999999999" calcext:value-type="float">
            <text:p>7.1853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7862" calcext:value-type="float">
            <text:p>147.7862</text:p>
          </table:table-cell>
          <table:table-cell office:value-type="float" office:value="3685.517" calcext:value-type="float">
            <text:p>3685.517</text:p>
          </table:table-cell>
          <table:table-cell table:formula="of:=[.B1519]-[.$B$1444]" office:value-type="float" office:value="7.2825" calcext:value-type="float">
            <text:p>7.282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8833" calcext:value-type="float">
            <text:p>147.8833</text:p>
          </table:table-cell>
          <table:table-cell office:value-type="float" office:value="3936.194" calcext:value-type="float">
            <text:p>3936.194</text:p>
          </table:table-cell>
          <table:table-cell table:formula="of:=[.B1520]-[.$B$1444]" office:value-type="float" office:value="7.37959999999998" calcext:value-type="float">
            <text:p>7.3795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7.9804" calcext:value-type="float">
            <text:p>147.9804</text:p>
          </table:table-cell>
          <table:table-cell office:value-type="float" office:value="3859.588" calcext:value-type="float">
            <text:p>3859.588</text:p>
          </table:table-cell>
          <table:table-cell table:formula="of:=[.B1521]-[.$B$1444]" office:value-type="float" office:value="7.47669999999999" calcext:value-type="float">
            <text:p>7.4766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0775" calcext:value-type="float">
            <text:p>148.0775</text:p>
          </table:table-cell>
          <table:table-cell office:value-type="float" office:value="3710.366" calcext:value-type="float">
            <text:p>3710.366</text:p>
          </table:table-cell>
          <table:table-cell table:formula="of:=[.B1522]-[.$B$1444]" office:value-type="float" office:value="7.57379999999998" calcext:value-type="float">
            <text:p>7.5737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1746" calcext:value-type="float">
            <text:p>148.1746</text:p>
          </table:table-cell>
          <table:table-cell office:value-type="float" office:value="3804.874" calcext:value-type="float">
            <text:p>3804.874</text:p>
          </table:table-cell>
          <table:table-cell table:formula="of:=[.B1523]-[.$B$1444]" office:value-type="float" office:value="7.67089999999999" calcext:value-type="float">
            <text:p>7.6708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2717" calcext:value-type="float">
            <text:p>148.2717</text:p>
          </table:table-cell>
          <table:table-cell office:value-type="float" office:value="3779.917" calcext:value-type="float">
            <text:p>3779.917</text:p>
          </table:table-cell>
          <table:table-cell table:formula="of:=[.B1524]-[.$B$1444]" office:value-type="float" office:value="7.768" calcext:value-type="float">
            <text:p>7.76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3688" calcext:value-type="float">
            <text:p>148.3688</text:p>
          </table:table-cell>
          <table:table-cell office:value-type="float" office:value="3828.803" calcext:value-type="float">
            <text:p>3828.803</text:p>
          </table:table-cell>
          <table:table-cell table:formula="of:=[.B1525]-[.$B$1444]" office:value-type="float" office:value="7.86509999999998" calcext:value-type="float">
            <text:p>7.8650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4659" calcext:value-type="float">
            <text:p>148.4659</text:p>
          </table:table-cell>
          <table:table-cell office:value-type="float" office:value="3701.058" calcext:value-type="float">
            <text:p>3701.058</text:p>
          </table:table-cell>
          <table:table-cell table:formula="of:=[.B1526]-[.$B$1444]" office:value-type="float" office:value="7.9622" calcext:value-type="float">
            <text:p>7.962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563" calcext:value-type="float">
            <text:p>148.563</text:p>
          </table:table-cell>
          <table:table-cell office:value-type="float" office:value="3799.082" calcext:value-type="float">
            <text:p>3799.082</text:p>
          </table:table-cell>
          <table:table-cell table:formula="of:=[.B1527]-[.$B$1444]" office:value-type="float" office:value="8.05929999999998" calcext:value-type="float">
            <text:p>8.0592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6601" calcext:value-type="float">
            <text:p>148.6601</text:p>
          </table:table-cell>
          <table:table-cell office:value-type="float" office:value="3930.699" calcext:value-type="float">
            <text:p>3930.699</text:p>
          </table:table-cell>
          <table:table-cell table:formula="of:=[.B1528]-[.$B$1444]" office:value-type="float" office:value="8.15639999999999" calcext:value-type="float">
            <text:p>8.1563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7572" calcext:value-type="float">
            <text:p>148.7572</text:p>
          </table:table-cell>
          <table:table-cell office:value-type="float" office:value="3849.867" calcext:value-type="float">
            <text:p>3849.867</text:p>
          </table:table-cell>
          <table:table-cell table:formula="of:=[.B1529]-[.$B$1444]" office:value-type="float" office:value="8.2535" calcext:value-type="float">
            <text:p>8.253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8543" calcext:value-type="float">
            <text:p>148.8543</text:p>
          </table:table-cell>
          <table:table-cell office:value-type="float" office:value="3871.799" calcext:value-type="float">
            <text:p>3871.799</text:p>
          </table:table-cell>
          <table:table-cell table:formula="of:=[.B1530]-[.$B$1444]" office:value-type="float" office:value="8.35059999999999" calcext:value-type="float">
            <text:p>8.3505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8.9514" calcext:value-type="float">
            <text:p>148.9514</text:p>
          </table:table-cell>
          <table:table-cell office:value-type="float" office:value="3817.368" calcext:value-type="float">
            <text:p>3817.368</text:p>
          </table:table-cell>
          <table:table-cell table:formula="of:=[.B1531]-[.$B$1444]" office:value-type="float" office:value="8.4477" calcext:value-type="float">
            <text:p>8.447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0485" calcext:value-type="float">
            <text:p>149.0485</text:p>
          </table:table-cell>
          <table:table-cell office:value-type="float" office:value="3734.761" calcext:value-type="float">
            <text:p>3734.761</text:p>
          </table:table-cell>
          <table:table-cell table:formula="of:=[.B1532]-[.$B$1444]" office:value-type="float" office:value="8.54479999999998" calcext:value-type="float">
            <text:p>8.5447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1456" calcext:value-type="float">
            <text:p>149.1456</text:p>
          </table:table-cell>
          <table:table-cell office:value-type="float" office:value="3862.544" calcext:value-type="float">
            <text:p>3862.544</text:p>
          </table:table-cell>
          <table:table-cell table:formula="of:=[.B1533]-[.$B$1444]" office:value-type="float" office:value="8.64189999999999" calcext:value-type="float">
            <text:p>8.6418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2427" calcext:value-type="float">
            <text:p>149.2427</text:p>
          </table:table-cell>
          <table:table-cell office:value-type="float" office:value="3782.542" calcext:value-type="float">
            <text:p>3782.542</text:p>
          </table:table-cell>
          <table:table-cell table:formula="of:=[.B1534]-[.$B$1444]" office:value-type="float" office:value="8.739" calcext:value-type="float">
            <text:p>8.73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3398" calcext:value-type="float">
            <text:p>149.3398</text:p>
          </table:table-cell>
          <table:table-cell office:value-type="float" office:value="3644.737" calcext:value-type="float">
            <text:p>3644.737</text:p>
          </table:table-cell>
          <table:table-cell table:formula="of:=[.B1535]-[.$B$1444]" office:value-type="float" office:value="8.83609999999999" calcext:value-type="float">
            <text:p>8.8360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4369" calcext:value-type="float">
            <text:p>149.4369</text:p>
          </table:table-cell>
          <table:table-cell office:value-type="float" office:value="3596.16" calcext:value-type="float">
            <text:p>3596.16</text:p>
          </table:table-cell>
          <table:table-cell table:formula="of:=[.B1536]-[.$B$1444]" office:value-type="float" office:value="8.9332" calcext:value-type="float">
            <text:p>8.933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534" calcext:value-type="float">
            <text:p>149.534</text:p>
          </table:table-cell>
          <table:table-cell office:value-type="float" office:value="3366.609" calcext:value-type="float">
            <text:p>3366.609</text:p>
          </table:table-cell>
          <table:table-cell table:formula="of:=[.B1537]-[.$B$1444]" office:value-type="float" office:value="9.03029999999998" calcext:value-type="float">
            <text:p>9.0302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6311" calcext:value-type="float">
            <text:p>149.6311</text:p>
          </table:table-cell>
          <table:table-cell office:value-type="float" office:value="3594.17" calcext:value-type="float">
            <text:p>3594.17</text:p>
          </table:table-cell>
          <table:table-cell table:formula="of:=[.B1538]-[.$B$1444]" office:value-type="float" office:value="9.12739999999999" calcext:value-type="float">
            <text:p>9.1273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7282" calcext:value-type="float">
            <text:p>149.7282</text:p>
          </table:table-cell>
          <table:table-cell office:value-type="float" office:value="3683.667" calcext:value-type="float">
            <text:p>3683.667</text:p>
          </table:table-cell>
          <table:table-cell table:formula="of:=[.B1539]-[.$B$1444]" office:value-type="float" office:value="9.22449999999998" calcext:value-type="float">
            <text:p>9.2244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8253" calcext:value-type="float">
            <text:p>149.8253</text:p>
          </table:table-cell>
          <table:table-cell office:value-type="float" office:value="3640.432" calcext:value-type="float">
            <text:p>3640.432</text:p>
          </table:table-cell>
          <table:table-cell table:formula="of:=[.B1540]-[.$B$1444]" office:value-type="float" office:value="9.32159999999999" calcext:value-type="float">
            <text:p>9.3215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49.9224" calcext:value-type="float">
            <text:p>149.9224</text:p>
          </table:table-cell>
          <table:table-cell office:value-type="float" office:value="3702.962" calcext:value-type="float">
            <text:p>3702.962</text:p>
          </table:table-cell>
          <table:table-cell table:formula="of:=[.B1541]-[.$B$1444]" office:value-type="float" office:value="9.4187" calcext:value-type="float">
            <text:p>9.418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0195" calcext:value-type="float">
            <text:p>150.0195</text:p>
          </table:table-cell>
          <table:table-cell office:value-type="float" office:value="3611.478" calcext:value-type="float">
            <text:p>3611.478</text:p>
          </table:table-cell>
          <table:table-cell table:formula="of:=[.B1542]-[.$B$1444]" office:value-type="float" office:value="9.51579999999998" calcext:value-type="float">
            <text:p>9.5157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1166" calcext:value-type="float">
            <text:p>150.1166</text:p>
          </table:table-cell>
          <table:table-cell office:value-type="float" office:value="3213.492" calcext:value-type="float">
            <text:p>3213.492</text:p>
          </table:table-cell>
          <table:table-cell table:formula="of:=[.B1543]-[.$B$1444]" office:value-type="float" office:value="9.6129" calcext:value-type="float">
            <text:p>9.612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2137" calcext:value-type="float">
            <text:p>150.2137</text:p>
          </table:table-cell>
          <table:table-cell office:value-type="float" office:value="3149.546" calcext:value-type="float">
            <text:p>3149.546</text:p>
          </table:table-cell>
          <table:table-cell table:formula="of:=[.B1544]-[.$B$1444]" office:value-type="float" office:value="9.70999999999998" calcext:value-type="float">
            <text:p>9.709999999999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3108" calcext:value-type="float">
            <text:p>150.3108</text:p>
          </table:table-cell>
          <table:table-cell office:value-type="float" office:value="3247.328" calcext:value-type="float">
            <text:p>3247.328</text:p>
          </table:table-cell>
          <table:table-cell table:formula="of:=[.B1545]-[.$B$1444]" office:value-type="float" office:value="9.80709999999999" calcext:value-type="float">
            <text:p>9.8070999999999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4079" calcext:value-type="float">
            <text:p>150.4079</text:p>
          </table:table-cell>
          <table:table-cell office:value-type="float" office:value="3288.822" calcext:value-type="float">
            <text:p>3288.822</text:p>
          </table:table-cell>
          <table:table-cell table:formula="of:=[.B1546]-[.$B$1444]" office:value-type="float" office:value="9.9042" calcext:value-type="float">
            <text:p>9.904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505" calcext:value-type="float">
            <text:p>150.505</text:p>
          </table:table-cell>
          <table:table-cell office:value-type="float" office:value="3483.259" calcext:value-type="float">
            <text:p>3483.259</text:p>
          </table:table-cell>
          <table:table-cell table:formula="of:=[.B1547]-[.$B$1444]" office:value-type="float" office:value="10.0013" calcext:value-type="float">
            <text:p>10.001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6021" calcext:value-type="float">
            <text:p>150.6021</text:p>
          </table:table-cell>
          <table:table-cell office:value-type="float" office:value="3634.164" calcext:value-type="float">
            <text:p>3634.164</text:p>
          </table:table-cell>
          <table:table-cell table:formula="of:=[.B1548]-[.$B$1444]" office:value-type="float" office:value="10.0984" calcext:value-type="float">
            <text:p>10.098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6992" calcext:value-type="float">
            <text:p>150.6992</text:p>
          </table:table-cell>
          <table:table-cell office:value-type="float" office:value="3561.454" calcext:value-type="float">
            <text:p>3561.454</text:p>
          </table:table-cell>
          <table:table-cell table:formula="of:=[.B1549]-[.$B$1444]" office:value-type="float" office:value="10.1955" calcext:value-type="float">
            <text:p>10.195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7963" calcext:value-type="float">
            <text:p>150.7963</text:p>
          </table:table-cell>
          <table:table-cell office:value-type="float" office:value="3483.266" calcext:value-type="float">
            <text:p>3483.266</text:p>
          </table:table-cell>
          <table:table-cell table:formula="of:=[.B1550]-[.$B$1444]" office:value-type="float" office:value="10.2926" calcext:value-type="float">
            <text:p>10.292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8934" calcext:value-type="float">
            <text:p>150.8934</text:p>
          </table:table-cell>
          <table:table-cell office:value-type="float" office:value="3501.969" calcext:value-type="float">
            <text:p>3501.969</text:p>
          </table:table-cell>
          <table:table-cell table:formula="of:=[.B1551]-[.$B$1444]" office:value-type="float" office:value="10.3897" calcext:value-type="float">
            <text:p>10.389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0.9905" calcext:value-type="float">
            <text:p>150.9905</text:p>
          </table:table-cell>
          <table:table-cell office:value-type="float" office:value="3490.617" calcext:value-type="float">
            <text:p>3490.617</text:p>
          </table:table-cell>
          <table:table-cell table:formula="of:=[.B1552]-[.$B$1444]" office:value-type="float" office:value="10.4868" calcext:value-type="float">
            <text:p>10.486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0876" calcext:value-type="float">
            <text:p>151.0876</text:p>
          </table:table-cell>
          <table:table-cell office:value-type="float" office:value="3701.532" calcext:value-type="float">
            <text:p>3701.532</text:p>
          </table:table-cell>
          <table:table-cell table:formula="of:=[.B1553]-[.$B$1444]" office:value-type="float" office:value="10.5839" calcext:value-type="float">
            <text:p>10.583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1847" calcext:value-type="float">
            <text:p>151.1847</text:p>
          </table:table-cell>
          <table:table-cell office:value-type="float" office:value="3779.671" calcext:value-type="float">
            <text:p>3779.671</text:p>
          </table:table-cell>
          <table:table-cell table:formula="of:=[.B1554]-[.$B$1444]" office:value-type="float" office:value="10.681" calcext:value-type="float">
            <text:p>10.68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2818" calcext:value-type="float">
            <text:p>151.2818</text:p>
          </table:table-cell>
          <table:table-cell office:value-type="float" office:value="3878.621" calcext:value-type="float">
            <text:p>3878.621</text:p>
          </table:table-cell>
          <table:table-cell table:formula="of:=[.B1555]-[.$B$1444]" office:value-type="float" office:value="10.7781" calcext:value-type="float">
            <text:p>10.778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3789" calcext:value-type="float">
            <text:p>151.3789</text:p>
          </table:table-cell>
          <table:table-cell office:value-type="float" office:value="3815.163" calcext:value-type="float">
            <text:p>3815.163</text:p>
          </table:table-cell>
          <table:table-cell table:formula="of:=[.B1556]-[.$B$1444]" office:value-type="float" office:value="10.8752" calcext:value-type="float">
            <text:p>10.875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476" calcext:value-type="float">
            <text:p>151.476</text:p>
          </table:table-cell>
          <table:table-cell office:value-type="float" office:value="3659.115" calcext:value-type="float">
            <text:p>3659.115</text:p>
          </table:table-cell>
          <table:table-cell table:formula="of:=[.B1557]-[.$B$1444]" office:value-type="float" office:value="10.9723" calcext:value-type="float">
            <text:p>10.972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5731" calcext:value-type="float">
            <text:p>151.5731</text:p>
          </table:table-cell>
          <table:table-cell office:value-type="float" office:value="3643.783" calcext:value-type="float">
            <text:p>3643.783</text:p>
          </table:table-cell>
          <table:table-cell table:formula="of:=[.B1558]-[.$B$1444]" office:value-type="float" office:value="11.0694" calcext:value-type="float">
            <text:p>11.069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6702" calcext:value-type="float">
            <text:p>151.6702</text:p>
          </table:table-cell>
          <table:table-cell office:value-type="float" office:value="3711.271" calcext:value-type="float">
            <text:p>3711.271</text:p>
          </table:table-cell>
          <table:table-cell table:formula="of:=[.B1559]-[.$B$1444]" office:value-type="float" office:value="11.1665" calcext:value-type="float">
            <text:p>11.166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7673" calcext:value-type="float">
            <text:p>151.7673</text:p>
          </table:table-cell>
          <table:table-cell office:value-type="float" office:value="3613.464" calcext:value-type="float">
            <text:p>3613.464</text:p>
          </table:table-cell>
          <table:table-cell table:formula="of:=[.B1560]-[.$B$1444]" office:value-type="float" office:value="11.2636" calcext:value-type="float">
            <text:p>11.263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8644" calcext:value-type="float">
            <text:p>151.8644</text:p>
          </table:table-cell>
          <table:table-cell office:value-type="float" office:value="3829.469" calcext:value-type="float">
            <text:p>3829.469</text:p>
          </table:table-cell>
          <table:table-cell table:formula="of:=[.B1561]-[.$B$1444]" office:value-type="float" office:value="11.3607" calcext:value-type="float">
            <text:p>11.360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1.9615" calcext:value-type="float">
            <text:p>151.9615</text:p>
          </table:table-cell>
          <table:table-cell office:value-type="float" office:value="3960.772" calcext:value-type="float">
            <text:p>3960.772</text:p>
          </table:table-cell>
          <table:table-cell table:formula="of:=[.B1562]-[.$B$1444]" office:value-type="float" office:value="11.4578" calcext:value-type="float">
            <text:p>11.457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0586" calcext:value-type="float">
            <text:p>152.0586</text:p>
          </table:table-cell>
          <table:table-cell office:value-type="float" office:value="4145.328" calcext:value-type="float">
            <text:p>4145.328</text:p>
          </table:table-cell>
          <table:table-cell table:formula="of:=[.B1563]-[.$B$1444]" office:value-type="float" office:value="11.5549" calcext:value-type="float">
            <text:p>11.554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1557" calcext:value-type="float">
            <text:p>152.1557</text:p>
          </table:table-cell>
          <table:table-cell office:value-type="float" office:value="4002.53" calcext:value-type="float">
            <text:p>4002.53</text:p>
          </table:table-cell>
          <table:table-cell table:formula="of:=[.B1564]-[.$B$1444]" office:value-type="float" office:value="11.652" calcext:value-type="float">
            <text:p>11.65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2528" calcext:value-type="float">
            <text:p>152.2528</text:p>
          </table:table-cell>
          <table:table-cell office:value-type="float" office:value="4020.115" calcext:value-type="float">
            <text:p>4020.115</text:p>
          </table:table-cell>
          <table:table-cell table:formula="of:=[.B1565]-[.$B$1444]" office:value-type="float" office:value="11.7491" calcext:value-type="float">
            <text:p>11.749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3499" calcext:value-type="float">
            <text:p>152.3499</text:p>
          </table:table-cell>
          <table:table-cell office:value-type="float" office:value="3863.48" calcext:value-type="float">
            <text:p>3863.48</text:p>
          </table:table-cell>
          <table:table-cell table:formula="of:=[.B1566]-[.$B$1444]" office:value-type="float" office:value="11.8462" calcext:value-type="float">
            <text:p>11.846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447" calcext:value-type="float">
            <text:p>152.447</text:p>
          </table:table-cell>
          <table:table-cell office:value-type="float" office:value="4101.85" calcext:value-type="float">
            <text:p>4101.85</text:p>
          </table:table-cell>
          <table:table-cell table:formula="of:=[.B1567]-[.$B$1444]" office:value-type="float" office:value="11.9433" calcext:value-type="float">
            <text:p>11.943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5441" calcext:value-type="float">
            <text:p>152.5441</text:p>
          </table:table-cell>
          <table:table-cell office:value-type="float" office:value="4253.217" calcext:value-type="float">
            <text:p>4253.217</text:p>
          </table:table-cell>
          <table:table-cell table:formula="of:=[.B1568]-[.$B$1444]" office:value-type="float" office:value="12.0404" calcext:value-type="float">
            <text:p>12.040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6412" calcext:value-type="float">
            <text:p>152.6412</text:p>
          </table:table-cell>
          <table:table-cell office:value-type="float" office:value="3946.481" calcext:value-type="float">
            <text:p>3946.481</text:p>
          </table:table-cell>
          <table:table-cell table:formula="of:=[.B1569]-[.$B$1444]" office:value-type="float" office:value="12.1375" calcext:value-type="float">
            <text:p>12.137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7383" calcext:value-type="float">
            <text:p>152.7383</text:p>
          </table:table-cell>
          <table:table-cell office:value-type="float" office:value="4260.97" calcext:value-type="float">
            <text:p>4260.97</text:p>
          </table:table-cell>
          <table:table-cell table:formula="of:=[.B1570]-[.$B$1444]" office:value-type="float" office:value="12.2346" calcext:value-type="float">
            <text:p>12.234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8354" calcext:value-type="float">
            <text:p>152.8354</text:p>
          </table:table-cell>
          <table:table-cell office:value-type="float" office:value="4445.679" calcext:value-type="float">
            <text:p>4445.679</text:p>
          </table:table-cell>
          <table:table-cell table:formula="of:=[.B1571]-[.$B$1571]"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2.9325" calcext:value-type="float">
            <text:p>152.9325</text:p>
          </table:table-cell>
          <table:table-cell office:value-type="float" office:value="4447.06" calcext:value-type="float">
            <text:p>4447.06</text:p>
          </table:table-cell>
          <table:table-cell table:formula="of:=[.B1572]-[.$B$1571]" office:value-type="float" office:value="0.0971000000000117" calcext:value-type="float">
            <text:p>0.09710000000001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0296" calcext:value-type="float">
            <text:p>153.0296</text:p>
          </table:table-cell>
          <table:table-cell office:value-type="float" office:value="4561.774" calcext:value-type="float">
            <text:p>4561.774</text:p>
          </table:table-cell>
          <table:table-cell table:formula="of:=[.B1573]-[.$B$1571]" office:value-type="float" office:value="0.194199999999995" calcext:value-type="float">
            <text:p>0.19419999999999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1267" calcext:value-type="float">
            <text:p>153.1267</text:p>
          </table:table-cell>
          <table:table-cell office:value-type="float" office:value="4055.08" calcext:value-type="float">
            <text:p>4055.08</text:p>
          </table:table-cell>
          <table:table-cell table:formula="of:=[.B1574]-[.$B$1571]" office:value-type="float" office:value="0.291300000000007" calcext:value-type="float">
            <text:p>0.29130000000000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2238" calcext:value-type="float">
            <text:p>153.2238</text:p>
          </table:table-cell>
          <table:table-cell office:value-type="float" office:value="4069.546" calcext:value-type="float">
            <text:p>4069.546</text:p>
          </table:table-cell>
          <table:table-cell table:formula="of:=[.B1575]-[.$B$1571]" office:value-type="float" office:value="0.388400000000019" calcext:value-type="float">
            <text:p>0.38840000000001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3209" calcext:value-type="float">
            <text:p>153.3209</text:p>
          </table:table-cell>
          <table:table-cell office:value-type="float" office:value="4116.917" calcext:value-type="float">
            <text:p>4116.917</text:p>
          </table:table-cell>
          <table:table-cell table:formula="of:=[.B1576]-[.$B$1571]" office:value-type="float" office:value="0.485500000000002" calcext:value-type="float">
            <text:p>0.48550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418" calcext:value-type="float">
            <text:p>153.418</text:p>
          </table:table-cell>
          <table:table-cell office:value-type="float" office:value="4190.074" calcext:value-type="float">
            <text:p>4190.074</text:p>
          </table:table-cell>
          <table:table-cell table:formula="of:=[.B1577]-[.$B$1571]" office:value-type="float" office:value="0.582600000000014" calcext:value-type="float">
            <text:p>0.58260000000001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5151" calcext:value-type="float">
            <text:p>153.5151</text:p>
          </table:table-cell>
          <table:table-cell office:value-type="float" office:value="4230.081" calcext:value-type="float">
            <text:p>4230.081</text:p>
          </table:table-cell>
          <table:table-cell table:formula="of:=[.B1578]-[.$B$1571]" office:value-type="float" office:value="0.679699999999997" calcext:value-type="float">
            <text:p>0.67969999999999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6122" calcext:value-type="float">
            <text:p>153.6122</text:p>
          </table:table-cell>
          <table:table-cell office:value-type="float" office:value="4023.967" calcext:value-type="float">
            <text:p>4023.967</text:p>
          </table:table-cell>
          <table:table-cell table:formula="of:=[.B1579]-[.$B$1571]" office:value-type="float" office:value="0.776800000000009" calcext:value-type="float">
            <text:p>0.77680000000000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7093" calcext:value-type="float">
            <text:p>153.7093</text:p>
          </table:table-cell>
          <table:table-cell office:value-type="float" office:value="4177.638" calcext:value-type="float">
            <text:p>4177.638</text:p>
          </table:table-cell>
          <table:table-cell table:formula="of:=[.B1580]-[.$B$1571]" office:value-type="float" office:value="0.87390000000002" calcext:value-type="float">
            <text:p>0.8739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8064" calcext:value-type="float">
            <text:p>153.8064</text:p>
          </table:table-cell>
          <table:table-cell office:value-type="float" office:value="3850.022" calcext:value-type="float">
            <text:p>3850.022</text:p>
          </table:table-cell>
          <table:table-cell table:formula="of:=[.B1581]-[.$B$1571]" office:value-type="float" office:value="0.971000000000004" calcext:value-type="float">
            <text:p>0.97100000000000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3.9035" calcext:value-type="float">
            <text:p>153.9035</text:p>
          </table:table-cell>
          <table:table-cell office:value-type="float" office:value="3605.309" calcext:value-type="float">
            <text:p>3605.309</text:p>
          </table:table-cell>
          <table:table-cell table:formula="of:=[.B1582]-[.$B$1571]" office:value-type="float" office:value="1.06810000000002" calcext:value-type="float">
            <text:p>1.0681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0006" calcext:value-type="float">
            <text:p>154.0006</text:p>
          </table:table-cell>
          <table:table-cell office:value-type="float" office:value="3684.537" calcext:value-type="float">
            <text:p>3684.537</text:p>
          </table:table-cell>
          <table:table-cell table:formula="of:=[.B1583]-[.$B$1571]" office:value-type="float" office:value="1.1652" calcext:value-type="float">
            <text:p>1.165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0977" calcext:value-type="float">
            <text:p>154.0977</text:p>
          </table:table-cell>
          <table:table-cell office:value-type="float" office:value="3687.154" calcext:value-type="float">
            <text:p>3687.154</text:p>
          </table:table-cell>
          <table:table-cell table:formula="of:=[.B1584]-[.$B$1571]" office:value-type="float" office:value="1.26230000000001" calcext:value-type="float">
            <text:p>1.2623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1948" calcext:value-type="float">
            <text:p>154.1948</text:p>
          </table:table-cell>
          <table:table-cell office:value-type="float" office:value="3775.244" calcext:value-type="float">
            <text:p>3775.244</text:p>
          </table:table-cell>
          <table:table-cell table:formula="of:=[.B1585]-[.$B$1571]" office:value-type="float" office:value="1.35939999999999" calcext:value-type="float">
            <text:p>1.3593999999999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2919" calcext:value-type="float">
            <text:p>154.2919</text:p>
          </table:table-cell>
          <table:table-cell office:value-type="float" office:value="3596.697" calcext:value-type="float">
            <text:p>3596.697</text:p>
          </table:table-cell>
          <table:table-cell table:formula="of:=[.B1586]-[.$B$1571]" office:value-type="float" office:value="1.45650000000001" calcext:value-type="float">
            <text:p>1.4565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389" calcext:value-type="float">
            <text:p>154.389</text:p>
          </table:table-cell>
          <table:table-cell office:value-type="float" office:value="3421.379" calcext:value-type="float">
            <text:p>3421.379</text:p>
          </table:table-cell>
          <table:table-cell table:formula="of:=[.B1587]-[.$B$1571]" office:value-type="float" office:value="1.55360000000002" calcext:value-type="float">
            <text:p>1.5536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4861" calcext:value-type="float">
            <text:p>154.4861</text:p>
          </table:table-cell>
          <table:table-cell office:value-type="float" office:value="3769.449" calcext:value-type="float">
            <text:p>3769.449</text:p>
          </table:table-cell>
          <table:table-cell table:formula="of:=[.B1588]-[.$B$1571]" office:value-type="float" office:value="1.6507" calcext:value-type="float">
            <text:p>1.650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5832" calcext:value-type="float">
            <text:p>154.5832</text:p>
          </table:table-cell>
          <table:table-cell office:value-type="float" office:value="3929.461" calcext:value-type="float">
            <text:p>3929.461</text:p>
          </table:table-cell>
          <table:table-cell table:formula="of:=[.B1589]-[.$B$1571]" office:value-type="float" office:value="1.74780000000001" calcext:value-type="float">
            <text:p>1.7478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6803" calcext:value-type="float">
            <text:p>154.6803</text:p>
          </table:table-cell>
          <table:table-cell office:value-type="float" office:value="3825.441" calcext:value-type="float">
            <text:p>3825.441</text:p>
          </table:table-cell>
          <table:table-cell table:formula="of:=[.B1590]-[.$B$1571]" office:value-type="float" office:value="1.8449" calcext:value-type="float">
            <text:p>1.844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7774" calcext:value-type="float">
            <text:p>154.7774</text:p>
          </table:table-cell>
          <table:table-cell office:value-type="float" office:value="3728.106" calcext:value-type="float">
            <text:p>3728.106</text:p>
          </table:table-cell>
          <table:table-cell table:formula="of:=[.B1591]-[.$B$1571]" office:value-type="float" office:value="1.94200000000001" calcext:value-type="float">
            <text:p>1.9420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8745" calcext:value-type="float">
            <text:p>154.8745</text:p>
          </table:table-cell>
          <table:table-cell office:value-type="float" office:value="3962.268" calcext:value-type="float">
            <text:p>3962.268</text:p>
          </table:table-cell>
          <table:table-cell table:formula="of:=[.B1592]-[.$B$1571]" office:value-type="float" office:value="2.03910000000002" calcext:value-type="float">
            <text:p>2.0391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4.9716" calcext:value-type="float">
            <text:p>154.9716</text:p>
          </table:table-cell>
          <table:table-cell office:value-type="float" office:value="3914.996" calcext:value-type="float">
            <text:p>3914.996</text:p>
          </table:table-cell>
          <table:table-cell table:formula="of:=[.B1593]-[.$B$1571]" office:value-type="float" office:value="2.1362" calcext:value-type="float">
            <text:p>2.136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0687" calcext:value-type="float">
            <text:p>155.0687</text:p>
          </table:table-cell>
          <table:table-cell office:value-type="float" office:value="3759.574" calcext:value-type="float">
            <text:p>3759.574</text:p>
          </table:table-cell>
          <table:table-cell table:formula="of:=[.B1594]-[.$B$1571]" office:value-type="float" office:value="2.23330000000001" calcext:value-type="float">
            <text:p>2.2333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1658" calcext:value-type="float">
            <text:p>155.1658</text:p>
          </table:table-cell>
          <table:table-cell office:value-type="float" office:value="3817.345" calcext:value-type="float">
            <text:p>3817.345</text:p>
          </table:table-cell>
          <table:table-cell table:formula="of:=[.B1595]-[.$B$1571]" office:value-type="float" office:value="2.3304" calcext:value-type="float">
            <text:p>2.330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2629" calcext:value-type="float">
            <text:p>155.2629</text:p>
          </table:table-cell>
          <table:table-cell office:value-type="float" office:value="3963.175" calcext:value-type="float">
            <text:p>3963.175</text:p>
          </table:table-cell>
          <table:table-cell table:formula="of:=[.B1596]-[.$B$1571]" office:value-type="float" office:value="2.42750000000001" calcext:value-type="float">
            <text:p>2.4275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36" calcext:value-type="float">
            <text:p>155.36</text:p>
          </table:table-cell>
          <table:table-cell office:value-type="float" office:value="3942.277" calcext:value-type="float">
            <text:p>3942.277</text:p>
          </table:table-cell>
          <table:table-cell table:formula="of:=[.B1597]-[.$B$1571]" office:value-type="float" office:value="2.52460000000002" calcext:value-type="float">
            <text:p>2.5246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4571" calcext:value-type="float">
            <text:p>155.4571</text:p>
          </table:table-cell>
          <table:table-cell office:value-type="float" office:value="3697.447" calcext:value-type="float">
            <text:p>3697.447</text:p>
          </table:table-cell>
          <table:table-cell table:formula="of:=[.B1598]-[.$B$1571]" office:value-type="float" office:value="2.6217" calcext:value-type="float">
            <text:p>2.621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5542" calcext:value-type="float">
            <text:p>155.5542</text:p>
          </table:table-cell>
          <table:table-cell office:value-type="float" office:value="3973.846" calcext:value-type="float">
            <text:p>3973.846</text:p>
          </table:table-cell>
          <table:table-cell table:formula="of:=[.B1599]-[.$B$1571]" office:value-type="float" office:value="2.71880000000002" calcext:value-type="float">
            <text:p>2.7188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6513" calcext:value-type="float">
            <text:p>155.6513</text:p>
          </table:table-cell>
          <table:table-cell office:value-type="float" office:value="4170.249" calcext:value-type="float">
            <text:p>4170.249</text:p>
          </table:table-cell>
          <table:table-cell table:formula="of:=[.B1600]-[.$B$1571]" office:value-type="float" office:value="2.8159" calcext:value-type="float">
            <text:p>2.815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7484" calcext:value-type="float">
            <text:p>155.7484</text:p>
          </table:table-cell>
          <table:table-cell office:value-type="float" office:value="3944.25" calcext:value-type="float">
            <text:p>3944.25</text:p>
          </table:table-cell>
          <table:table-cell table:formula="of:=[.B1601]-[.$B$1571]" office:value-type="float" office:value="2.91300000000001" calcext:value-type="float">
            <text:p>2.9130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8455" calcext:value-type="float">
            <text:p>155.8455</text:p>
          </table:table-cell>
          <table:table-cell office:value-type="float" office:value="3851.258" calcext:value-type="float">
            <text:p>3851.258</text:p>
          </table:table-cell>
          <table:table-cell table:formula="of:=[.B1602]-[.$B$1571]" office:value-type="float" office:value="3.01009999999999" calcext:value-type="float">
            <text:p>3.0100999999999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5.9426" calcext:value-type="float">
            <text:p>155.9426</text:p>
          </table:table-cell>
          <table:table-cell office:value-type="float" office:value="3783.799" calcext:value-type="float">
            <text:p>3783.799</text:p>
          </table:table-cell>
          <table:table-cell table:formula="of:=[.B1603]-[.$B$1571]" office:value-type="float" office:value="3.10720000000001" calcext:value-type="float">
            <text:p>3.1072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0397" calcext:value-type="float">
            <text:p>156.0397</text:p>
          </table:table-cell>
          <table:table-cell office:value-type="float" office:value="3576.406" calcext:value-type="float">
            <text:p>3576.406</text:p>
          </table:table-cell>
          <table:table-cell table:formula="of:=[.B1604]-[.$B$1571]" office:value-type="float" office:value="3.20430000000002" calcext:value-type="float">
            <text:p>3.2043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1368" calcext:value-type="float">
            <text:p>156.1368</text:p>
          </table:table-cell>
          <table:table-cell office:value-type="float" office:value="3691.992" calcext:value-type="float">
            <text:p>3691.992</text:p>
          </table:table-cell>
          <table:table-cell table:formula="of:=[.B1605]-[.$B$1571]" office:value-type="float" office:value="3.3014" calcext:value-type="float">
            <text:p>3.301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2339" calcext:value-type="float">
            <text:p>156.2339</text:p>
          </table:table-cell>
          <table:table-cell office:value-type="float" office:value="3800.171" calcext:value-type="float">
            <text:p>3800.171</text:p>
          </table:table-cell>
          <table:table-cell table:formula="of:=[.B1606]-[.$B$1571]" office:value-type="float" office:value="3.39850000000001" calcext:value-type="float">
            <text:p>3.3985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331" calcext:value-type="float">
            <text:p>156.331</text:p>
          </table:table-cell>
          <table:table-cell office:value-type="float" office:value="3818.72" calcext:value-type="float">
            <text:p>3818.72</text:p>
          </table:table-cell>
          <table:table-cell table:formula="of:=[.B1607]-[.$B$1571]" office:value-type="float" office:value="3.4956" calcext:value-type="float">
            <text:p>3.495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4281" calcext:value-type="float">
            <text:p>156.4281</text:p>
          </table:table-cell>
          <table:table-cell office:value-type="float" office:value="3968.765" calcext:value-type="float">
            <text:p>3968.765</text:p>
          </table:table-cell>
          <table:table-cell table:formula="of:=[.B1608]-[.$B$1571]" office:value-type="float" office:value="3.59270000000001" calcext:value-type="float">
            <text:p>3.5927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5252" calcext:value-type="float">
            <text:p>156.5252</text:p>
          </table:table-cell>
          <table:table-cell office:value-type="float" office:value="4259.346" calcext:value-type="float">
            <text:p>4259.346</text:p>
          </table:table-cell>
          <table:table-cell table:formula="of:=[.B1609]-[.$B$1571]" office:value-type="float" office:value="3.68980000000002" calcext:value-type="float">
            <text:p>3.6898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6223" calcext:value-type="float">
            <text:p>156.6223</text:p>
          </table:table-cell>
          <table:table-cell office:value-type="float" office:value="3983.784" calcext:value-type="float">
            <text:p>3983.784</text:p>
          </table:table-cell>
          <table:table-cell table:formula="of:=[.B1610]-[.$B$1571]" office:value-type="float" office:value="3.7869" calcext:value-type="float">
            <text:p>3.786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7194" calcext:value-type="float">
            <text:p>156.7194</text:p>
          </table:table-cell>
          <table:table-cell office:value-type="float" office:value="3859.538" calcext:value-type="float">
            <text:p>3859.538</text:p>
          </table:table-cell>
          <table:table-cell table:formula="of:=[.B1611]-[.$B$1571]" office:value-type="float" office:value="3.88400000000001" calcext:value-type="float">
            <text:p>3.8840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8165" calcext:value-type="float">
            <text:p>156.8165</text:p>
          </table:table-cell>
          <table:table-cell office:value-type="float" office:value="4018.382" calcext:value-type="float">
            <text:p>4018.382</text:p>
          </table:table-cell>
          <table:table-cell table:formula="of:=[.B1612]-[.$B$1571]" office:value-type="float" office:value="3.9811" calcext:value-type="float">
            <text:p>3.981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6.9136" calcext:value-type="float">
            <text:p>156.9136</text:p>
          </table:table-cell>
          <table:table-cell office:value-type="float" office:value="3955.514" calcext:value-type="float">
            <text:p>3955.514</text:p>
          </table:table-cell>
          <table:table-cell table:formula="of:=[.B1613]-[.$B$1571]" office:value-type="float" office:value="4.07820000000001" calcext:value-type="float">
            <text:p>4.0782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0107" calcext:value-type="float">
            <text:p>157.0107</text:p>
          </table:table-cell>
          <table:table-cell office:value-type="float" office:value="3929.278" calcext:value-type="float">
            <text:p>3929.278</text:p>
          </table:table-cell>
          <table:table-cell table:formula="of:=[.B1614]-[.$B$1571]" office:value-type="float" office:value="4.17530000000002" calcext:value-type="float">
            <text:p>4.1753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1078" calcext:value-type="float">
            <text:p>157.1078</text:p>
          </table:table-cell>
          <table:table-cell office:value-type="float" office:value="4017.176" calcext:value-type="float">
            <text:p>4017.176</text:p>
          </table:table-cell>
          <table:table-cell table:formula="of:=[.B1615]-[.$B$1571]" office:value-type="float" office:value="4.2724" calcext:value-type="float">
            <text:p>4.272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2049" calcext:value-type="float">
            <text:p>157.2049</text:p>
          </table:table-cell>
          <table:table-cell office:value-type="float" office:value="3884.584" calcext:value-type="float">
            <text:p>3884.584</text:p>
          </table:table-cell>
          <table:table-cell table:formula="of:=[.B1616]-[.$B$1571]" office:value-type="float" office:value="4.36950000000002" calcext:value-type="float">
            <text:p>4.3695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302" calcext:value-type="float">
            <text:p>157.302</text:p>
          </table:table-cell>
          <table:table-cell office:value-type="float" office:value="3876.514" calcext:value-type="float">
            <text:p>3876.514</text:p>
          </table:table-cell>
          <table:table-cell table:formula="of:=[.B1617]-[.$B$1571]" office:value-type="float" office:value="4.4666" calcext:value-type="float">
            <text:p>4.466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3991" calcext:value-type="float">
            <text:p>157.3991</text:p>
          </table:table-cell>
          <table:table-cell office:value-type="float" office:value="3643.982" calcext:value-type="float">
            <text:p>3643.982</text:p>
          </table:table-cell>
          <table:table-cell table:formula="of:=[.B1618]-[.$B$1571]" office:value-type="float" office:value="4.56370000000001" calcext:value-type="float">
            <text:p>4.5637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4962" calcext:value-type="float">
            <text:p>157.4962</text:p>
          </table:table-cell>
          <table:table-cell office:value-type="float" office:value="3389.304" calcext:value-type="float">
            <text:p>3389.304</text:p>
          </table:table-cell>
          <table:table-cell table:formula="of:=[.B1619]-[.$B$1571]" office:value-type="float" office:value="4.6608" calcext:value-type="float">
            <text:p>4.660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5933" calcext:value-type="float">
            <text:p>157.5933</text:p>
          </table:table-cell>
          <table:table-cell office:value-type="float" office:value="3473.845" calcext:value-type="float">
            <text:p>3473.845</text:p>
          </table:table-cell>
          <table:table-cell table:formula="of:=[.B1620]-[.$B$1571]" office:value-type="float" office:value="4.75790000000001" calcext:value-type="float">
            <text:p>4.7579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6904" calcext:value-type="float">
            <text:p>157.6904</text:p>
          </table:table-cell>
          <table:table-cell office:value-type="float" office:value="3601.399" calcext:value-type="float">
            <text:p>3601.399</text:p>
          </table:table-cell>
          <table:table-cell table:formula="of:=[.B1621]-[.$B$1571]" office:value-type="float" office:value="4.85500000000002" calcext:value-type="float">
            <text:p>4.8550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7875" calcext:value-type="float">
            <text:p>157.7875</text:p>
          </table:table-cell>
          <table:table-cell office:value-type="float" office:value="3823.498" calcext:value-type="float">
            <text:p>3823.498</text:p>
          </table:table-cell>
          <table:table-cell table:formula="of:=[.B1622]-[.$B$1571]" office:value-type="float" office:value="4.9521" calcext:value-type="float">
            <text:p>4.952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8846" calcext:value-type="float">
            <text:p>157.8846</text:p>
          </table:table-cell>
          <table:table-cell office:value-type="float" office:value="3662.253" calcext:value-type="float">
            <text:p>3662.253</text:p>
          </table:table-cell>
          <table:table-cell table:formula="of:=[.B1623]-[.$B$1571]" office:value-type="float" office:value="5.04920000000001" calcext:value-type="float">
            <text:p>5.0492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7.9817" calcext:value-type="float">
            <text:p>157.9817</text:p>
          </table:table-cell>
          <table:table-cell office:value-type="float" office:value="3735.676" calcext:value-type="float">
            <text:p>3735.676</text:p>
          </table:table-cell>
          <table:table-cell table:formula="of:=[.B1624]-[.$B$1571]" office:value-type="float" office:value="5.1463" calcext:value-type="float">
            <text:p>5.146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0788" calcext:value-type="float">
            <text:p>158.0788</text:p>
          </table:table-cell>
          <table:table-cell office:value-type="float" office:value="4143.349" calcext:value-type="float">
            <text:p>4143.349</text:p>
          </table:table-cell>
          <table:table-cell table:formula="of:=[.B1625]-[.$B$1571]" office:value-type="float" office:value="5.24340000000001" calcext:value-type="float">
            <text:p>5.2434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1759" calcext:value-type="float">
            <text:p>158.1759</text:p>
          </table:table-cell>
          <table:table-cell office:value-type="float" office:value="4049.364" calcext:value-type="float">
            <text:p>4049.364</text:p>
          </table:table-cell>
          <table:table-cell table:formula="of:=[.B1626]-[.$B$1571]" office:value-type="float" office:value="5.34050000000002" calcext:value-type="float">
            <text:p>5.3405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273" calcext:value-type="float">
            <text:p>158.273</text:p>
          </table:table-cell>
          <table:table-cell office:value-type="float" office:value="3674.696" calcext:value-type="float">
            <text:p>3674.696</text:p>
          </table:table-cell>
          <table:table-cell table:formula="of:=[.B1627]-[.$B$1571]" office:value-type="float" office:value="5.4376" calcext:value-type="float">
            <text:p>5.437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3701" calcext:value-type="float">
            <text:p>158.3701</text:p>
          </table:table-cell>
          <table:table-cell office:value-type="float" office:value="3758.666" calcext:value-type="float">
            <text:p>3758.666</text:p>
          </table:table-cell>
          <table:table-cell table:formula="of:=[.B1628]-[.$B$1571]" office:value-type="float" office:value="5.53470000000002" calcext:value-type="float">
            <text:p>5.5347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4672" calcext:value-type="float">
            <text:p>158.4672</text:p>
          </table:table-cell>
          <table:table-cell office:value-type="float" office:value="4053.976" calcext:value-type="float">
            <text:p>4053.976</text:p>
          </table:table-cell>
          <table:table-cell table:formula="of:=[.B1629]-[.$B$1571]" office:value-type="float" office:value="5.6318" calcext:value-type="float">
            <text:p>5.631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5643" calcext:value-type="float">
            <text:p>158.5643</text:p>
          </table:table-cell>
          <table:table-cell office:value-type="float" office:value="3843.343" calcext:value-type="float">
            <text:p>3843.343</text:p>
          </table:table-cell>
          <table:table-cell table:formula="of:=[.B1630]-[.$B$1571]" office:value-type="float" office:value="5.72890000000001" calcext:value-type="float">
            <text:p>5.7289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6614" calcext:value-type="float">
            <text:p>158.6614</text:p>
          </table:table-cell>
          <table:table-cell office:value-type="float" office:value="3691.422" calcext:value-type="float">
            <text:p>3691.422</text:p>
          </table:table-cell>
          <table:table-cell table:formula="of:=[.B1631]-[.$B$1571]" office:value-type="float" office:value="5.82599999999999" calcext:value-type="float">
            <text:p>5.8259999999999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7585" calcext:value-type="float">
            <text:p>158.7585</text:p>
          </table:table-cell>
          <table:table-cell office:value-type="float" office:value="3723.929" calcext:value-type="float">
            <text:p>3723.929</text:p>
          </table:table-cell>
          <table:table-cell table:formula="of:=[.B1632]-[.$B$1571]" office:value-type="float" office:value="5.92310000000001" calcext:value-type="float">
            <text:p>5.9231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8556" calcext:value-type="float">
            <text:p>158.8556</text:p>
          </table:table-cell>
          <table:table-cell office:value-type="float" office:value="3994.379" calcext:value-type="float">
            <text:p>3994.379</text:p>
          </table:table-cell>
          <table:table-cell table:formula="of:=[.B1633]-[.$B$1571]" office:value-type="float" office:value="6.02020000000002" calcext:value-type="float">
            <text:p>6.0202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8.9527" calcext:value-type="float">
            <text:p>158.9527</text:p>
          </table:table-cell>
          <table:table-cell office:value-type="float" office:value="4119.97" calcext:value-type="float">
            <text:p>4119.97</text:p>
          </table:table-cell>
          <table:table-cell table:formula="of:=[.B1634]-[.$B$1571]" office:value-type="float" office:value="6.1173" calcext:value-type="float">
            <text:p>6.117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9.0498" calcext:value-type="float">
            <text:p>159.0498</text:p>
          </table:table-cell>
          <table:table-cell office:value-type="float" office:value="3914.73" calcext:value-type="float">
            <text:p>3914.73</text:p>
          </table:table-cell>
          <table:table-cell table:formula="of:=[.B1635]-[.$B$1571]" office:value-type="float" office:value="6.21440000000001" calcext:value-type="float">
            <text:p>6.2144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9.1469" calcext:value-type="float">
            <text:p>159.1469</text:p>
          </table:table-cell>
          <table:table-cell office:value-type="float" office:value="3947.833" calcext:value-type="float">
            <text:p>3947.833</text:p>
          </table:table-cell>
          <table:table-cell table:formula="of:=[.B1636]-[.$B$1571]" office:value-type="float" office:value="6.3115" calcext:value-type="float">
            <text:p>6.311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9.244" calcext:value-type="float">
            <text:p>159.244</text:p>
          </table:table-cell>
          <table:table-cell office:value-type="float" office:value="3969.747" calcext:value-type="float">
            <text:p>3969.747</text:p>
          </table:table-cell>
          <table:table-cell table:formula="of:=[.B1637]-[.$B$1571]" office:value-type="float" office:value="6.40860000000001" calcext:value-type="float">
            <text:p>6.4086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9.3411" calcext:value-type="float">
            <text:p>159.3411</text:p>
          </table:table-cell>
          <table:table-cell office:value-type="float" office:value="3764.403" calcext:value-type="float">
            <text:p>3764.403</text:p>
          </table:table-cell>
          <table:table-cell table:formula="of:=[.B1638]-[.$B$1571]" office:value-type="float" office:value="6.50570000000002" calcext:value-type="float">
            <text:p>6.50570000000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9.4382" calcext:value-type="float">
            <text:p>159.4382</text:p>
          </table:table-cell>
          <table:table-cell office:value-type="float" office:value="3726.71" calcext:value-type="float">
            <text:p>3726.71</text:p>
          </table:table-cell>
          <table:table-cell table:formula="of:=[.B1639]-[.$B$1571]" office:value-type="float" office:value="6.6028" calcext:value-type="float">
            <text:p>6.602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9.5353" calcext:value-type="float">
            <text:p>159.5353</text:p>
          </table:table-cell>
          <table:table-cell office:value-type="float" office:value="3477.51" calcext:value-type="float">
            <text:p>3477.51</text:p>
          </table:table-cell>
          <table:table-cell table:formula="of:=[.B1640]-[.$B$1571]" office:value-type="float" office:value="6.69990000000001" calcext:value-type="float">
            <text:p>6.69990000000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9.6324" calcext:value-type="float">
            <text:p>159.6324</text:p>
          </table:table-cell>
          <table:table-cell office:value-type="float" office:value="3210.755" calcext:value-type="float">
            <text:p>3210.755</text:p>
          </table:table-cell>
          <table:table-cell table:formula="of:=[.B1641]-[.$B$1571]" office:value-type="float" office:value="6.797" calcext:value-type="float">
            <text:p>6.79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LOM2_a2_1</text:p>
          </table:table-cell>
          <table:table-cell office:value-type="float" office:value="159.7295" calcext:value-type="float">
            <text:p>159.7295</text:p>
          </table:table-cell>
          <table:table-cell office:value-type="float" office:value="3303.02" calcext:value-type="float">
            <text:p>3303.02</text:p>
          </table:table-cell>
          <table:table-cell table:formula="of:=[.B1642]-[.$B$1571]" office:value-type="float" office:value="6.89410000000001" calcext:value-type="float">
            <text:p>6.89410000000001</text:p>
          </table:table-cell>
          <table:table-cell office:value-type="float" office:value="2003" calcext:value-type="float">
            <text:p>2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5T12:06:02.107000000</dc:date>
    <meta:editing-duration>PT8M21S</meta:editing-duration>
    <meta:editing-cycles>2</meta:editing-cycles>
    <meta:generator>LibreOffice/7.0.4.2$Windows_X86_64 LibreOffice_project/dcf040e67528d9187c66b2379df5ea4407429775</meta:generator>
    <meta:document-statistic meta:table-count="1" meta:cell-count="8210" meta:object-count="0"/>
  </office:meta>
</office:document-meta>
</file>